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1.5689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1.5043in"/>
    </style:style>
    <style:style style:name="co7" style:family="table-column">
      <style:table-column-properties fo:break-before="auto" style:column-width="1.5472in"/>
    </style:style>
    <style:style style:name="co8" style:family="table-column">
      <style:table-column-properties fo:break-before="auto" style:column-width="1.611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3862in"/>
    </style:style>
    <style:style style:name="co11" style:family="table-column">
      <style:table-column-properties fo:break-before="auto" style:column-width="1.5362in"/>
    </style:style>
    <style:style style:name="co12" style:family="table-column">
      <style:table-column-properties fo:break-before="auto" style:column-width="1.5575in"/>
    </style:style>
    <style:style style:name="co13" style:family="table-column">
      <style:table-column-properties fo:break-before="auto" style:column-width="1.472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latDgaitpad1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3" table:default-cell-style-name="Default"/>
        <table:table-column table:style-name="co5" table:number-columns-repeated="10" table:default-cell-style-name="Default"/>
        <table:table-column table:style-name="co9" table:default-cell-style-name="Default"/>
        <table:table-column table:style-name="co5" table:number-columns-repeated="9" table:default-cell-style-name="Default"/>
        <table:table-column table:style-name="co9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number-columns-repeated="12" table:default-cell-style-name="Default"/>
        <table:table-column table:style-name="co9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number-columns-repeated="19" table:default-cell-style-name="Default"/>
        <table:table-column table:style-name="co9" table:default-cell-style-name="Default"/>
        <table:table-column table:style-name="co5" table:number-columns-repeated="14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column table:style-name="co9" table:default-cell-style-name="Default"/>
        <table:table-column table:style-name="co5" table:number-columns-repeated="10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column table:style-name="co2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4" table:number-columns-repeated="64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100073099136353" calcext:value-type="float">
            <text:p>0.100073099136353</text:p>
          </table:table-cell>
          <table:table-cell office:value-type="float" office:value="0.166788339614868" calcext:value-type="float">
            <text:p>0.166788339614868</text:p>
          </table:table-cell>
          <table:table-cell office:value-type="float" office:value="0.266861438751221" calcext:value-type="float">
            <text:p>0.266861438751221</text:p>
          </table:table-cell>
          <table:table-cell office:value-type="float" office:value="0.333576679229736" calcext:value-type="float">
            <text:p>0.333576679229736</text:p>
          </table:table-cell>
          <table:table-cell office:value-type="float" office:value="0.400291919708252" calcext:value-type="float">
            <text:p>0.400291919708252</text:p>
          </table:table-cell>
          <table:table-cell office:value-type="float" office:value="0.467007398605347" calcext:value-type="float">
            <text:p>0.467007398605347</text:p>
          </table:table-cell>
          <table:table-cell office:value-type="float" office:value="0.56708025932312" calcext:value-type="float">
            <text:p>0.56708025932312</text:p>
          </table:table-cell>
          <table:table-cell office:value-type="float" office:value="0.633795976638794" calcext:value-type="float">
            <text:p>0.633795976638794</text:p>
          </table:table-cell>
          <table:table-cell office:value-type="float" office:value="0.733868837356567" calcext:value-type="float">
            <text:p>0.733868837356567</text:p>
          </table:table-cell>
          <table:table-cell office:value-type="float" office:value="0.833940744400024" calcext:value-type="float">
            <text:p>0.833940744400024</text:p>
          </table:table-cell>
          <table:table-cell office:value-type="float" office:value="0.900653123855591" calcext:value-type="float">
            <text:p>0.900653123855591</text:p>
          </table:table-cell>
          <table:table-cell office:value-type="float" office:value="0.967365503311157" calcext:value-type="float">
            <text:p>0.967365503311157</text:p>
          </table:table-cell>
          <table:table-cell office:value-type="float" office:value="1.06743407249451" calcext:value-type="float">
            <text:p>1.06743407249451</text:p>
          </table:table-cell>
          <table:table-cell office:value-type="float" office:value="1.13414621353149" calcext:value-type="float">
            <text:p>1.13414621353149</text:p>
          </table:table-cell>
          <table:table-cell office:value-type="float" office:value="1.23421454429626" calcext:value-type="float">
            <text:p>1.23421454429626</text:p>
          </table:table-cell>
          <table:table-cell office:value-type="float" office:value="1.30092692375183" calcext:value-type="float">
            <text:p>1.30092692375183</text:p>
          </table:table-cell>
          <table:table-cell office:value-type="float" office:value="1.3676393032074" calcext:value-type="float">
            <text:p>1.3676393032074</text:p>
          </table:table-cell>
          <table:table-cell office:value-type="float" office:value="1.43435144424438" calcext:value-type="float">
            <text:p>1.43435144424438</text:p>
          </table:table-cell>
          <table:table-cell office:value-type="float" office:value="1.50106358528137" calcext:value-type="float">
            <text:p>1.50106358528137</text:p>
          </table:table-cell>
          <table:table-cell office:value-type="float" office:value="1.60113167762756" calcext:value-type="float">
            <text:p>1.60113167762756</text:p>
          </table:table-cell>
          <table:table-cell office:value-type="float" office:value="1.70119976997376" calcext:value-type="float">
            <text:p>1.70119976997376</text:p>
          </table:table-cell>
          <table:table-cell office:value-type="float" office:value="1.76791167259216" calcext:value-type="float">
            <text:p>1.76791167259216</text:p>
          </table:table-cell>
          <table:table-cell office:value-type="float" office:value="1.86798024177551" calcext:value-type="float">
            <text:p>1.86798024177551</text:p>
          </table:table-cell>
          <table:table-cell office:value-type="float" office:value="1.9346923828125" calcext:value-type="float">
            <text:p>1.9346923828125</text:p>
          </table:table-cell>
          <table:table-cell office:value-type="float" office:value="2.00140476226807" calcext:value-type="float">
            <text:p>2.00140476226807</text:p>
          </table:table-cell>
          <table:table-cell office:value-type="float" office:value="2.10147309303284" calcext:value-type="float">
            <text:p>2.10147309303284</text:p>
          </table:table-cell>
          <table:table-cell office:value-type="float" office:value="2.16818523406982" calcext:value-type="float">
            <text:p>2.16818523406982</text:p>
          </table:table-cell>
          <table:table-cell office:value-type="float" office:value="2.26825380325317" calcext:value-type="float">
            <text:p>2.26825380325317</text:p>
          </table:table-cell>
          <table:table-cell office:value-type="float" office:value="2.33496594429016" calcext:value-type="float">
            <text:p>2.33496594429016</text:p>
          </table:table-cell>
          <table:table-cell office:value-type="float" office:value="2.43503403663635" calcext:value-type="float">
            <text:p>2.43503403663635</text:p>
          </table:table-cell>
          <table:table-cell office:value-type="float" office:value="2.50174593925476" calcext:value-type="float">
            <text:p>2.50174593925476</text:p>
          </table:table-cell>
          <table:table-cell office:value-type="float" office:value="2.56845784187317" calcext:value-type="float">
            <text:p>2.56845784187317</text:p>
          </table:table-cell>
          <table:table-cell office:value-type="float" office:value="2.66852593421936" calcext:value-type="float">
            <text:p>2.66852593421936</text:p>
          </table:table-cell>
          <table:table-cell office:value-type="float" office:value="2.73523783683777" calcext:value-type="float">
            <text:p>2.73523783683777</text:p>
          </table:table-cell>
          <table:table-cell office:value-type="float" office:value="2.80194973945618" calcext:value-type="float">
            <text:p>2.80194973945618</text:p>
          </table:table-cell>
          <table:table-cell office:value-type="float" office:value="2.86866402626038" calcext:value-type="float">
            <text:p>2.86866402626038</text:p>
          </table:table-cell>
          <table:table-cell office:value-type="float" office:value="2.93537878990173" calcext:value-type="float">
            <text:p>2.93537878990173</text:p>
          </table:table-cell>
          <table:table-cell office:value-type="float" office:value="3.00209307670593" calcext:value-type="float">
            <text:p>3.00209307670593</text:p>
          </table:table-cell>
          <table:table-cell office:value-type="float" office:value="3.10216474533081" calcext:value-type="float">
            <text:p>3.10216474533081</text:p>
          </table:table-cell>
          <table:table-cell office:value-type="float" office:value="3.20223665237427" calcext:value-type="float">
            <text:p>3.20223665237427</text:p>
          </table:table-cell>
          <table:table-cell office:value-type="float" office:value="3.26895093917847" calcext:value-type="float">
            <text:p>3.26895093917847</text:p>
          </table:table-cell>
          <table:table-cell office:value-type="float" office:value="3.33566546440125" calcext:value-type="float">
            <text:p>3.33566546440125</text:p>
          </table:table-cell>
          <table:table-cell office:value-type="float" office:value="3.4023802280426" calcext:value-type="float">
            <text:p>3.4023802280426</text:p>
          </table:table-cell>
          <table:table-cell office:value-type="float" office:value="3.50245189666748" calcext:value-type="float">
            <text:p>3.50245189666748</text:p>
          </table:table-cell>
          <table:table-cell office:value-type="float" office:value="3.56916642189026" calcext:value-type="float">
            <text:p>3.56916642189026</text:p>
          </table:table-cell>
          <table:table-cell office:value-type="float" office:value="3.70259547233582" calcext:value-type="float">
            <text:p>3.70259547233582</text:p>
          </table:table-cell>
          <table:table-cell office:value-type="float" office:value="4.06953382492065" calcext:value-type="float">
            <text:p>4.06953382492065</text:p>
          </table:table-cell>
          <table:table-cell office:value-type="float" office:value="4.13625025749207" calcext:value-type="float">
            <text:p>4.13625025749207</text:p>
          </table:table-cell>
          <table:table-cell office:value-type="float" office:value="4.23632526397705" calcext:value-type="float">
            <text:p>4.23632526397705</text:p>
          </table:table-cell>
          <table:table-cell office:value-type="float" office:value="4.46983432769775" calcext:value-type="float">
            <text:p>4.46983432769775</text:p>
          </table:table-cell>
          <table:table-cell office:value-type="float" office:value="4.5699098110199" calcext:value-type="float">
            <text:p>4.5699098110199</text:p>
          </table:table-cell>
          <table:table-cell office:value-type="float" office:value="4.63662672042847" calcext:value-type="float">
            <text:p>4.63662672042847</text:p>
          </table:table-cell>
          <table:table-cell office:value-type="float" office:value="4.73670220375061" calcext:value-type="float">
            <text:p>4.73670220375061</text:p>
          </table:table-cell>
          <table:table-cell office:value-type="float" office:value="4.80341911315918" calcext:value-type="float">
            <text:p>4.80341911315918</text:p>
          </table:table-cell>
          <table:table-cell office:value-type="float" office:value="5.43719840049744" calcext:value-type="float">
            <text:p>5.43719840049744</text:p>
          </table:table-cell>
          <table:table-cell office:value-type="float" office:value="5.537269115448" calcext:value-type="float">
            <text:p>5.537269115448</text:p>
          </table:table-cell>
          <table:table-cell office:value-type="float" office:value="5.6373393535614" calcext:value-type="float">
            <text:p>5.6373393535614</text:p>
          </table:table-cell>
          <table:table-cell office:value-type="float" office:value="5.70405292510986" calcext:value-type="float">
            <text:p>5.70405292510986</text:p>
          </table:table-cell>
          <table:table-cell office:value-type="float" office:value="5.80412364006043" calcext:value-type="float">
            <text:p>5.80412364006043</text:p>
          </table:table-cell>
          <table:table-cell office:value-type="float" office:value="5.87083792686462" calcext:value-type="float">
            <text:p>5.87083792686462</text:p>
          </table:table-cell>
          <table:table-cell office:value-type="float" office:value="5.9375524520874" calcext:value-type="float">
            <text:p>5.9375524520874</text:p>
          </table:table-cell>
          <table:table-cell office:value-type="float" office:value="6.03762412071228" calcext:value-type="float">
            <text:p>6.03762412071228</text:p>
          </table:table-cell>
          <table:table-cell office:value-type="float" office:value="6.17105293273926" calcext:value-type="float">
            <text:p>6.17105293273926</text:p>
          </table:table-cell>
          <table:table-cell office:value-type="float" office:value="6.27112460136414" calcext:value-type="float">
            <text:p>6.27112460136414</text:p>
          </table:table-cell>
          <table:table-cell office:value-type="float" office:value="6.60469651222229" calcext:value-type="float">
            <text:p>6.60469651222229</text:p>
          </table:table-cell>
          <table:table-cell office:value-type="float" office:value="6.70476818084717" calcext:value-type="float">
            <text:p>6.70476818084717</text:p>
          </table:table-cell>
          <table:table-cell office:value-type="float" office:value="6.80483961105347" calcext:value-type="float">
            <text:p>6.80483961105347</text:p>
          </table:table-cell>
          <table:table-cell office:value-type="float" office:value="6.8715558052063" calcext:value-type="float">
            <text:p>6.8715558052063</text:p>
          </table:table-cell>
          <table:table-cell office:value-type="float" office:value="7.10506176948547" calcext:value-type="float">
            <text:p>7.10506176948547</text:p>
          </table:table-cell>
          <table:table-cell office:value-type="float" office:value="7.17177820205689" calcext:value-type="float">
            <text:p>7.17177820205689</text:p>
          </table:table-cell>
          <table:table-cell office:value-type="float" office:value="7.27185225486755" calcext:value-type="float">
            <text:p>7.27185225486755</text:p>
          </table:table-cell>
          <table:table-cell office:value-type="float" office:value="7.33856868743897" calcext:value-type="float">
            <text:p>7.33856868743897</text:p>
          </table:table-cell>
          <table:table-cell office:value-type="float" office:value="7.93902158737183" calcext:value-type="float">
            <text:p>7.93902158737183</text:p>
          </table:table-cell>
          <table:table-cell office:value-type="float" office:value="8.00574040412903" calcext:value-type="float">
            <text:p>8.00574040412903</text:p>
          </table:table-cell>
          <table:table-cell office:value-type="float" office:value="8.10581922531128" calcext:value-type="float">
            <text:p>8.10581922531128</text:p>
          </table:table-cell>
          <table:table-cell office:value-type="float" office:value="8.20589804649353" calcext:value-type="float">
            <text:p>8.20589804649353</text:p>
          </table:table-cell>
          <table:table-cell office:value-type="float" office:value="8.27261686325073" calcext:value-type="float">
            <text:p>8.27261686325073</text:p>
          </table:table-cell>
          <table:table-cell office:value-type="float" office:value="8.33933639526367" calcext:value-type="float">
            <text:p>8.33933639526367</text:p>
          </table:table-cell>
          <table:table-cell office:value-type="float" office:value="8.40605568885803" calcext:value-type="float">
            <text:p>8.40605568885803</text:p>
          </table:table-cell>
          <table:table-cell office:value-type="float" office:value="8.47277522087097" calcext:value-type="float">
            <text:p>8.47277522087097</text:p>
          </table:table-cell>
          <table:table-cell office:value-type="float" office:value="8.77301287651062" calcext:value-type="float">
            <text:p>8.77301287651062</text:p>
          </table:table-cell>
          <table:table-cell office:value-type="float" office:value="8.83973026275635" calcext:value-type="float">
            <text:p>8.83973026275635</text:p>
          </table:table-cell>
          <table:table-cell office:value-type="float" office:value="9.30673694610596" calcext:value-type="float">
            <text:p>9.30673694610596</text:p>
          </table:table-cell>
          <table:table-cell office:value-type="float" office:value="9.37345218658447" calcext:value-type="float">
            <text:p>9.37345218658447</text:p>
          </table:table-cell>
          <table:table-cell office:value-type="float" office:value="9.87381482124329" calcext:value-type="float">
            <text:p>9.87381482124329</text:p>
          </table:table-cell>
          <table:table-cell office:value-type="float" office:value="10.6743619441986" calcext:value-type="float">
            <text:p>10.6743619441986</text:p>
          </table:table-cell>
          <table:table-cell office:value-type="float" office:value="10.7744300365448" calcext:value-type="float">
            <text:p>10.7744300365448</text:p>
          </table:table-cell>
          <table:table-cell office:value-type="float" office:value="10.8411436080933" calcext:value-type="float">
            <text:p>10.8411436080933</text:p>
          </table:table-cell>
          <table:table-cell office:value-type="float" office:value="10.9078586101532" calcext:value-type="float">
            <text:p>10.9078586101532</text:p>
          </table:table-cell>
          <table:table-cell office:value-type="float" office:value="10.9745740890503" calcext:value-type="float">
            <text:p>10.9745740890503</text:p>
          </table:table-cell>
          <table:table-cell office:value-type="float" office:value="11.0412890911102" calcext:value-type="float">
            <text:p>11.0412890911102</text:p>
          </table:table-cell>
          <table:table-cell office:value-type="float" office:value="11.1080043315887" calcext:value-type="float">
            <text:p>11.1080043315887</text:p>
          </table:table-cell>
          <table:table-cell office:value-type="float" office:value="11.8752262592316" calcext:value-type="float">
            <text:p>11.8752262592316</text:p>
          </table:table-cell>
          <table:table-cell office:value-type="float" office:value="13.1761763095856" calcext:value-type="float">
            <text:p>13.1761763095856</text:p>
          </table:table-cell>
          <table:table-cell office:value-type="float" office:value="13.2762644290924" calcext:value-type="float">
            <text:p>13.2762644290924</text:p>
          </table:table-cell>
          <table:table-cell office:value-type="float" office:value="13.3429901599884" calcext:value-type="float">
            <text:p>13.3429901599884</text:p>
          </table:table-cell>
          <table:table-cell office:value-type="float" office:value="13.4764420986176" calcext:value-type="float">
            <text:p>13.4764420986176</text:p>
          </table:table-cell>
          <table:table-cell office:value-type="float" office:value="13.5431683063507" calcext:value-type="float">
            <text:p>13.5431683063507</text:p>
          </table:table-cell>
          <table:table-cell office:value-type="float" office:value="13.6098945140839" calcext:value-type="float">
            <text:p>13.6098945140839</text:p>
          </table:table-cell>
          <table:table-cell office:value-type="float" office:value="13.9434988498688" calcext:value-type="float">
            <text:p>13.9434988498688</text:p>
          </table:table-cell>
          <table:table-cell office:value-type="float" office:value="14.3771283626556" calcext:value-type="float">
            <text:p>14.3771283626556</text:p>
          </table:table-cell>
          <table:table-cell office:value-type="float" office:value="14.4771966934204" calcext:value-type="float">
            <text:p>14.4771966934204</text:p>
          </table:table-cell>
          <table:table-cell office:value-type="float" office:value="14.5439088344574" calcext:value-type="float">
            <text:p>14.5439088344574</text:p>
          </table:table-cell>
          <table:table-cell office:value-type="float" office:value="15.0108940601349" calcext:value-type="float">
            <text:p>15.0108940601349</text:p>
          </table:table-cell>
          <table:table-cell office:value-type="float" office:value="15.8114399909973" calcext:value-type="float">
            <text:p>15.8114399909973</text:p>
          </table:table-cell>
          <table:table-cell office:value-type="float" office:value="15.8781530857086" calcext:value-type="float">
            <text:p>15.8781530857086</text:p>
          </table:table-cell>
          <table:table-cell office:value-type="float" office:value="15.9448661804199" calcext:value-type="float">
            <text:p>15.9448661804199</text:p>
          </table:table-cell>
          <table:table-cell office:value-type="float" office:value="16.0115790367126" calcext:value-type="float">
            <text:p>16.0115790367126</text:p>
          </table:table-cell>
          <table:table-cell office:value-type="float" office:value="16.1116487979889" calcext:value-type="float">
            <text:p>16.1116487979889</text:p>
          </table:table-cell>
          <table:table-cell office:value-type="float" office:value="16.1783618927002" calcext:value-type="float">
            <text:p>16.1783618927002</text:p>
          </table:table-cell>
          <table:table-cell office:value-type="float" office:value="16.2784314155579" calcext:value-type="float">
            <text:p>16.2784314155579</text:p>
          </table:table-cell>
          <table:table-cell office:value-type="float" office:value="16.3451442718506" calcext:value-type="float">
            <text:p>16.3451442718506</text:p>
          </table:table-cell>
          <table:table-cell office:value-type="float" office:value="16.4118573665619" calcext:value-type="float">
            <text:p>16.4118573665619</text:p>
          </table:table-cell>
          <table:table-cell office:value-type="float" office:value="16.5786399841309" calcext:value-type="float">
            <text:p>16.5786399841309</text:p>
          </table:table-cell>
          <table:table-cell office:value-type="float" office:value="16.9789147377014" calcext:value-type="float">
            <text:p>16.9789147377014</text:p>
          </table:table-cell>
          <table:table-cell office:value-type="float" office:value="17.0456264019012" calcext:value-type="float">
            <text:p>17.0456264019012</text:p>
          </table:table-cell>
          <table:table-cell office:value-type="float" office:value="17.1123380661011" calcext:value-type="float">
            <text:p>17.1123380661011</text:p>
          </table:table-cell>
          <table:table-cell office:value-type="float" office:value="17.5793192386627" calcext:value-type="float">
            <text:p>17.5793192386627</text:p>
          </table:table-cell>
          <table:table-cell office:value-type="float" office:value="17.646030664444" calcext:value-type="float">
            <text:p>17.646030664444</text:p>
          </table:table-cell>
          <table:table-cell office:value-type="float" office:value="18.34650349617" calcext:value-type="float">
            <text:p>18.34650349617</text:p>
          </table:table-cell>
          <table:table-cell office:value-type="float" office:value="18.4465708732605" calcext:value-type="float">
            <text:p>18.4465708732605</text:p>
          </table:table-cell>
          <table:table-cell office:value-type="float" office:value="18.6800611019135" calcext:value-type="float">
            <text:p>18.6800611019135</text:p>
          </table:table-cell>
          <table:table-cell office:value-type="float" office:value="18.7801280021667" calcext:value-type="float">
            <text:p>18.7801280021667</text:p>
          </table:table-cell>
          <table:table-cell office:value-type="float" office:value="18.8468410968781" calcext:value-type="float">
            <text:p>18.8468410968781</text:p>
          </table:table-cell>
          <table:table-cell office:value-type="float" office:value="18.980269908905" calcext:value-type="float">
            <text:p>18.980269908905</text:p>
          </table:table-cell>
          <table:table-cell office:value-type="float" office:value="19.0803413391113" calcext:value-type="float">
            <text:p>19.0803413391113</text:p>
          </table:table-cell>
          <table:table-cell office:value-type="float" office:value="19.5473415851593" calcext:value-type="float">
            <text:p>19.5473415851593</text:p>
          </table:table-cell>
          <table:table-cell office:value-type="float" office:value="19.6140558719635" calcext:value-type="float">
            <text:p>19.6140558719635</text:p>
          </table:table-cell>
          <table:table-cell office:value-type="float" office:value="20.1144080162048" calcext:value-type="float">
            <text:p>20.1144080162048</text:p>
          </table:table-cell>
          <table:table-cell office:value-type="float" office:value="20.2144775390625" calcext:value-type="float">
            <text:p>20.2144775390625</text:p>
          </table:table-cell>
          <table:table-cell office:value-type="float" office:value="20.3145473003387" calcext:value-type="float">
            <text:p>20.3145473003387</text:p>
          </table:table-cell>
          <table:table-cell office:value-type="float" office:value="20.38126039505" calcext:value-type="float">
            <text:p>20.38126039505</text:p>
          </table:table-cell>
          <table:table-cell office:value-type="float" office:value="20.4479734897613" calcext:value-type="float">
            <text:p>20.4479734897613</text:p>
          </table:table-cell>
          <table:table-cell office:value-type="float" office:value="20.5146863460541" calcext:value-type="float">
            <text:p>20.5146863460541</text:p>
          </table:table-cell>
          <table:table-cell office:value-type="float" office:value="20.5813994407654" calcext:value-type="float">
            <text:p>20.5813994407654</text:p>
          </table:table-cell>
          <table:table-cell office:value-type="float" office:value="20.6481125354767" calcext:value-type="float">
            <text:p>20.6481125354767</text:p>
          </table:table-cell>
          <table:table-cell office:value-type="float" office:value="20.7148253917694" calcext:value-type="float">
            <text:p>20.7148253917694</text:p>
          </table:table-cell>
          <table:table-cell office:value-type="float" office:value="20.8148951530457" calcext:value-type="float">
            <text:p>20.8148951530457</text:p>
          </table:table-cell>
          <table:table-cell office:value-type="float" office:value="20.8816063404083" calcext:value-type="float">
            <text:p>20.8816063404083</text:p>
          </table:table-cell>
          <table:table-cell office:value-type="float" office:value="20.981673002243" calcext:value-type="float">
            <text:p>20.981673002243</text:p>
          </table:table-cell>
          <table:table-cell office:value-type="float" office:value="21.0483839511871" calcext:value-type="float">
            <text:p>21.0483839511871</text:p>
          </table:table-cell>
          <table:table-cell office:value-type="float" office:value="21.0817394256592" calcext:value-type="float">
            <text:p>21.0817394256592</text:p>
          </table:table-cell>
          <table:table-cell office:value-type="float" office:value="21.1818058490753" calcext:value-type="float">
            <text:p>21.1818058490753</text:p>
          </table:table-cell>
          <table:table-cell office:value-type="float" office:value="21.2818722724915" calcext:value-type="float">
            <text:p>21.2818722724915</text:p>
          </table:table-cell>
          <table:table-cell office:value-type="float" office:value="21.348582983017" calcext:value-type="float">
            <text:p>21.348582983017</text:p>
          </table:table-cell>
          <table:table-cell office:value-type="float" office:value="21.4152939319611" calcext:value-type="float">
            <text:p>21.4152939319611</text:p>
          </table:table-cell>
          <table:table-cell office:value-type="float" office:value="21.4486491680145" calcext:value-type="float">
            <text:p>21.4486491680145</text:p>
          </table:table-cell>
          <table:table-cell office:value-type="float" office:value="21.5487153530121" calcext:value-type="float">
            <text:p>21.5487153530121</text:p>
          </table:table-cell>
          <table:table-cell office:value-type="float" office:value="21.615425825119" calcext:value-type="float">
            <text:p>21.615425825119</text:p>
          </table:table-cell>
          <table:table-cell office:value-type="float" office:value="21.6821365356445" calcext:value-type="float">
            <text:p>21.6821365356445</text:p>
          </table:table-cell>
          <table:table-cell office:value-type="float" office:value="21.7488470077515" calcext:value-type="float">
            <text:p>21.7488470077515</text:p>
          </table:table-cell>
          <table:table-cell office:value-type="float" office:value="21.8155574798584" calcext:value-type="float">
            <text:p>21.8155574798584</text:p>
          </table:table-cell>
          <table:table-cell office:value-type="float" office:value="21.9156365394592" calcext:value-type="float">
            <text:p>21.9156365394592</text:p>
          </table:table-cell>
          <table:table-cell office:value-type="float" office:value="21.9823560714722" calcext:value-type="float">
            <text:p>21.9823560714722</text:p>
          </table:table-cell>
          <table:table-cell office:value-type="float" office:value="22.0490756034851" calcext:value-type="float">
            <text:p>22.0490756034851</text:p>
          </table:table-cell>
          <table:table-cell office:value-type="float" office:value="22.1491553783417" calcext:value-type="float">
            <text:p>22.1491553783417</text:p>
          </table:table-cell>
          <table:table-cell office:value-type="float" office:value="22.2158751487732" calcext:value-type="float">
            <text:p>22.2158751487732</text:p>
          </table:table-cell>
          <table:table-cell office:value-type="float" office:value="22.3159549236298" calcext:value-type="float">
            <text:p>22.3159549236298</text:p>
          </table:table-cell>
          <table:table-cell office:value-type="float" office:value="22.3826749324799" calcext:value-type="float">
            <text:p>22.3826749324799</text:p>
          </table:table-cell>
          <table:table-cell office:value-type="float" office:value="22.4493947029114" calcext:value-type="float">
            <text:p>22.4493947029114</text:p>
          </table:table-cell>
          <table:table-cell office:value-type="float" office:value="22.5161147117615" calcext:value-type="float">
            <text:p>22.5161147117615</text:p>
          </table:table-cell>
          <table:table-cell office:value-type="float" office:value="22.6161952018738" calcext:value-type="float">
            <text:p>22.6161952018738</text:p>
          </table:table-cell>
          <table:table-cell office:value-type="float" office:value="22.6829152107239" calcext:value-type="float">
            <text:p>22.6829152107239</text:p>
          </table:table-cell>
          <table:table-cell office:value-type="float" office:value="22.7496354579926" calcext:value-type="float">
            <text:p>22.7496354579926</text:p>
          </table:table-cell>
          <table:table-cell office:value-type="float" office:value="22.8163557052612" calcext:value-type="float">
            <text:p>22.8163557052612</text:p>
          </table:table-cell>
          <table:table-cell office:value-type="float" office:value="22.8830673694611" calcext:value-type="float">
            <text:p>22.8830673694611</text:p>
          </table:table-cell>
          <table:table-cell office:value-type="float" office:value="22.9497790336609" calcext:value-type="float">
            <text:p>22.9497790336609</text:p>
          </table:table-cell>
          <table:table-cell office:value-type="float" office:value="23.0164906978607" calcext:value-type="float">
            <text:p>23.0164906978607</text:p>
          </table:table-cell>
          <table:table-cell office:value-type="float" office:value="23.083202123642" calcext:value-type="float">
            <text:p>23.083202123642</text:p>
          </table:table-cell>
          <table:table-cell office:value-type="float" office:value="23.1499135494232" calcext:value-type="float">
            <text:p>23.1499135494232</text:p>
          </table:table-cell>
          <table:table-cell office:value-type="float" office:value="23.2499806880951" calcext:value-type="float">
            <text:p>23.2499806880951</text:p>
          </table:table-cell>
          <table:table-cell office:value-type="float" office:value="23.3166921138763" calcext:value-type="float">
            <text:p>23.3166921138763</text:p>
          </table:table-cell>
          <table:table-cell office:value-type="float" office:value="23.383403301239" calcext:value-type="float">
            <text:p>23.383403301239</text:p>
          </table:table-cell>
          <table:table-cell office:value-type="float" office:value="23.4834704399109" calcext:value-type="float">
            <text:p>23.4834704399109</text:p>
          </table:table-cell>
          <table:table-cell office:value-type="float" office:value="23.5501816272736" calcext:value-type="float">
            <text:p>23.5501816272736</text:p>
          </table:table-cell>
          <table:table-cell office:value-type="float" office:value="23.7169594764709" calcext:value-type="float">
            <text:p>23.7169594764709</text:p>
          </table:table-cell>
          <table:table-cell office:value-type="float" office:value="23.8170261383057" calcext:value-type="float">
            <text:p>23.8170261383057</text:p>
          </table:table-cell>
          <table:table-cell office:value-type="float" office:value="23.8837399482727" calcext:value-type="float">
            <text:p>23.8837399482727</text:p>
          </table:table-cell>
          <table:table-cell office:value-type="float" office:value="23.9504539966583" calcext:value-type="float">
            <text:p>23.9504539966583</text:p>
          </table:table-cell>
          <table:table-cell office:value-type="float" office:value="24.0171680450439" calcext:value-type="float">
            <text:p>24.0171680450439</text:p>
          </table:table-cell>
          <table:table-cell office:value-type="float" office:value="24.083881855011" calcext:value-type="float">
            <text:p>24.083881855011</text:p>
          </table:table-cell>
          <table:table-cell office:value-type="float" office:value="24.1839528083801" calcext:value-type="float">
            <text:p>24.1839528083801</text:p>
          </table:table-cell>
          <table:table-cell office:value-type="float" office:value="24.2840240001678" calcext:value-type="float">
            <text:p>24.2840240001678</text:p>
          </table:table-cell>
          <table:table-cell office:value-type="float" office:value="24.3507380485535" calcext:value-type="float">
            <text:p>24.3507380485535</text:p>
          </table:table-cell>
          <table:table-cell office:value-type="float" office:value="24.4174520969391" calcext:value-type="float">
            <text:p>24.4174520969391</text:p>
          </table:table-cell>
          <table:table-cell office:value-type="float" office:value="24.4841663837433" calcext:value-type="float">
            <text:p>24.4841663837433</text:p>
          </table:table-cell>
          <table:table-cell office:value-type="float" office:value="24.5508804321289" calcext:value-type="float">
            <text:p>24.5508804321289</text:p>
          </table:table-cell>
          <table:table-cell office:value-type="float" office:value="24.6175947189331" calcext:value-type="float">
            <text:p>24.6175947189331</text:p>
          </table:table-cell>
          <table:table-cell office:value-type="float" office:value="24.6843087673187" calcext:value-type="float">
            <text:p>24.6843087673187</text:p>
          </table:table-cell>
          <table:table-cell office:value-type="float" office:value="24.784380197525" calcext:value-type="float">
            <text:p>24.784380197525</text:p>
          </table:table-cell>
          <table:table-cell office:value-type="float" office:value="24.8511006832123" calcext:value-type="float">
            <text:p>24.8511006832123</text:p>
          </table:table-cell>
          <table:table-cell office:value-type="float" office:value="24.917827129364" calcext:value-type="float">
            <text:p>24.917827129364</text:p>
          </table:table-cell>
          <table:table-cell office:value-type="float" office:value="24.9845538139343" calcext:value-type="float">
            <text:p>24.9845538139343</text:p>
          </table:table-cell>
          <table:table-cell office:value-type="float" office:value="25.0512807369232" calcext:value-type="float">
            <text:p>25.0512807369232</text:p>
          </table:table-cell>
          <table:table-cell office:value-type="float" office:value="25.1513714790344" calcext:value-type="float">
            <text:p>25.1513714790344</text:p>
          </table:table-cell>
          <table:table-cell office:value-type="float" office:value="25.2514624595642" calcext:value-type="float">
            <text:p>25.2514624595642</text:p>
          </table:table-cell>
          <table:table-cell office:value-type="float" office:value="25.3181896209717" calcext:value-type="float">
            <text:p>25.3181896209717</text:p>
          </table:table-cell>
          <table:table-cell table:number-columns-repeated="645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1771445654125" calcext:value-type="float">
            <text:p>0.11771445654125</text:p>
          </table:table-cell>
          <table:table-cell office:value-type="float" office:value="0.117550832167774" calcext:value-type="float">
            <text:p>0.117550832167774</text:p>
          </table:table-cell>
          <table:table-cell office:value-type="float" office:value="0.117568285805532" calcext:value-type="float">
            <text:p>0.117568285805532</text:p>
          </table:table-cell>
          <table:table-cell office:value-type="float" office:value="0.11759100359349" calcext:value-type="float">
            <text:p>0.11759100359349</text:p>
          </table:table-cell>
          <table:table-cell office:value-type="float" office:value="0.117830754210239" calcext:value-type="float">
            <text:p>0.117830754210239</text:p>
          </table:table-cell>
          <table:table-cell office:value-type="float" office:value="0.117728287910427" calcext:value-type="float">
            <text:p>0.117728287910427</text:p>
          </table:table-cell>
          <table:table-cell office:value-type="float" office:value="0.117603309001374" calcext:value-type="float">
            <text:p>0.117603309001374</text:p>
          </table:table-cell>
          <table:table-cell office:value-type="float" office:value="0.117945431307977" calcext:value-type="float">
            <text:p>0.117945431307977</text:p>
          </table:table-cell>
          <table:table-cell office:value-type="float" office:value="0.117699251413873" calcext:value-type="float">
            <text:p>0.117699251413873</text:p>
          </table:table-cell>
          <table:table-cell office:value-type="float" office:value="0.117714744602262" calcext:value-type="float">
            <text:p>0.117714744602262</text:p>
          </table:table-cell>
          <table:table-cell office:value-type="float" office:value="0.117757904616441" calcext:value-type="float">
            <text:p>0.117757904616441</text:p>
          </table:table-cell>
          <table:table-cell office:value-type="float" office:value="0.117944062396477" calcext:value-type="float">
            <text:p>0.117944062396477</text:p>
          </table:table-cell>
          <table:table-cell office:value-type="float" office:value="0.117791714106425" calcext:value-type="float">
            <text:p>0.117791714106425</text:p>
          </table:table-cell>
          <table:table-cell office:value-type="float" office:value="0.117736454426854" calcext:value-type="float">
            <text:p>0.117736454426854</text:p>
          </table:table-cell>
          <table:table-cell office:value-type="float" office:value="0.117726208388838" calcext:value-type="float">
            <text:p>0.117726208388838</text:p>
          </table:table-cell>
          <table:table-cell office:value-type="float" office:value="0.117942045400578" calcext:value-type="float">
            <text:p>0.117942045400578</text:p>
          </table:table-cell>
          <table:table-cell office:value-type="float" office:value="0.117899598267008" calcext:value-type="float">
            <text:p>0.117899598267008</text:p>
          </table:table-cell>
          <table:table-cell office:value-type="float" office:value="0.117707587856769" calcext:value-type="float">
            <text:p>0.117707587856769</text:p>
          </table:table-cell>
          <table:table-cell office:value-type="float" office:value="0.117825528399929" calcext:value-type="float">
            <text:p>0.117825528399929</text:p>
          </table:table-cell>
          <table:table-cell office:value-type="float" office:value="0.117780284099969" calcext:value-type="float">
            <text:p>0.117780284099969</text:p>
          </table:table-cell>
          <table:table-cell office:value-type="float" office:value="0.117777255973346" calcext:value-type="float">
            <text:p>0.117777255973346</text:p>
          </table:table-cell>
          <table:table-cell office:value-type="float" office:value="0.117890752022843" calcext:value-type="float">
            <text:p>0.117890752022843</text:p>
          </table:table-cell>
          <table:table-cell office:value-type="float" office:value="0.117795278222532" calcext:value-type="float">
            <text:p>0.117795278222532</text:p>
          </table:table-cell>
          <table:table-cell office:value-type="float" office:value="0.117799447784163" calcext:value-type="float">
            <text:p>0.117799447784163</text:p>
          </table:table-cell>
          <table:table-cell office:value-type="float" office:value="0.117734690640647" calcext:value-type="float">
            <text:p>0.117734690640647</text:p>
          </table:table-cell>
          <table:table-cell office:value-type="float" office:value="0.117870532276288" calcext:value-type="float">
            <text:p>0.117870532276288</text:p>
          </table:table-cell>
          <table:table-cell office:value-type="float" office:value="0.117882150439375" calcext:value-type="float">
            <text:p>0.117882150439375</text:p>
          </table:table-cell>
          <table:table-cell office:value-type="float" office:value="0.117846356978284" calcext:value-type="float">
            <text:p>0.117846356978284</text:p>
          </table:table-cell>
          <table:table-cell office:value-type="float" office:value="0.117875539366848" calcext:value-type="float">
            <text:p>0.117875539366848</text:p>
          </table:table-cell>
          <table:table-cell office:value-type="float" office:value="0.117899282522658" calcext:value-type="float">
            <text:p>0.117899282522658</text:p>
          </table:table-cell>
          <table:table-cell office:value-type="float" office:value="0.117977069012008" calcext:value-type="float">
            <text:p>0.117977069012008</text:p>
          </table:table-cell>
          <table:table-cell office:value-type="float" office:value="0.117831973758412" calcext:value-type="float">
            <text:p>0.117831973758412</text:p>
          </table:table-cell>
          <table:table-cell office:value-type="float" office:value="0.117851819492132" calcext:value-type="float">
            <text:p>0.117851819492132</text:p>
          </table:table-cell>
          <table:table-cell office:value-type="float" office:value="0.117772122096438" calcext:value-type="float">
            <text:p>0.117772122096438</text:p>
          </table:table-cell>
          <table:table-cell office:value-type="float" office:value="0.117906543339784" calcext:value-type="float">
            <text:p>0.117906543339784</text:p>
          </table:table-cell>
          <table:table-cell office:value-type="float" office:value="0.117821000094204" calcext:value-type="float">
            <text:p>0.117821000094204</text:p>
          </table:table-cell>
          <table:table-cell office:value-type="float" office:value="0.117806434712098" calcext:value-type="float">
            <text:p>0.117806434712098</text:p>
          </table:table-cell>
          <table:table-cell office:value-type="float" office:value="0.117927845433136" calcext:value-type="float">
            <text:p>0.117927845433136</text:p>
          </table:table-cell>
          <table:table-cell office:value-type="float" office:value="0.117806245027425" calcext:value-type="float">
            <text:p>0.117806245027425</text:p>
          </table:table-cell>
          <table:table-cell office:value-type="float" office:value="0.117728936375785" calcext:value-type="float">
            <text:p>0.117728936375785</text:p>
          </table:table-cell>
          <table:table-cell office:value-type="float" office:value="0.117686590852365" calcext:value-type="float">
            <text:p>0.117686590852365</text:p>
          </table:table-cell>
          <table:table-cell office:value-type="float" office:value="0.117657636377682" calcext:value-type="float">
            <text:p>0.117657636377682</text:p>
          </table:table-cell>
          <table:table-cell office:value-type="float" office:value="0.117975495941425" calcext:value-type="float">
            <text:p>0.117975495941425</text:p>
          </table:table-cell>
          <table:table-cell office:value-type="float" office:value="0.117837155327049" calcext:value-type="float">
            <text:p>0.117837155327049</text:p>
          </table:table-cell>
          <table:table-cell office:value-type="float" office:value="0.112894627789764" calcext:value-type="float">
            <text:p>0.112894627789764</text:p>
          </table:table-cell>
          <table:table-cell office:value-type="float" office:value="0.101760090816685" calcext:value-type="float">
            <text:p>0.101760090816685</text:p>
          </table:table-cell>
          <table:table-cell office:value-type="float" office:value="0.080897502767475" calcext:value-type="float">
            <text:p>0.080897502767475</text:p>
          </table:table-cell>
          <table:table-cell office:value-type="float" office:value="0.18743366703181" calcext:value-type="float">
            <text:p>0.18743366703181</text:p>
          </table:table-cell>
          <table:table-cell office:value-type="float" office:value="0.195682841634883" calcext:value-type="float">
            <text:p>0.195682841634883</text:p>
          </table:table-cell>
          <table:table-cell office:value-type="float" office:value="0.188856593205934" calcext:value-type="float">
            <text:p>0.188856593205934</text:p>
          </table:table-cell>
          <table:table-cell office:value-type="float" office:value="0.208388351428485" calcext:value-type="float">
            <text:p>0.208388351428485</text:p>
          </table:table-cell>
          <table:table-cell office:value-type="float" office:value="0.195010307833064" calcext:value-type="float">
            <text:p>0.195010307833064</text:p>
          </table:table-cell>
          <table:table-cell office:value-type="float" office:value="0.194429447130653" calcext:value-type="float">
            <text:p>0.194429447130653</text:p>
          </table:table-cell>
          <table:table-cell office:value-type="float" office:value="0.195400549782123" calcext:value-type="float">
            <text:p>0.195400549782123</text:p>
          </table:table-cell>
          <table:table-cell office:value-type="float" office:value="0.202604260419281" calcext:value-type="float">
            <text:p>0.202604260419281</text:p>
          </table:table-cell>
          <table:table-cell office:value-type="float" office:value="0.112007035384785" calcext:value-type="float">
            <text:p>0.112007035384785</text:p>
          </table:table-cell>
          <table:table-cell office:value-type="float" office:value="0.100686611131971" calcext:value-type="float">
            <text:p>0.100686611131971</text:p>
          </table:table-cell>
          <table:table-cell office:value-type="float" office:value="0.104079917984659" calcext:value-type="float">
            <text:p>0.104079917984659</text:p>
          </table:table-cell>
          <table:table-cell office:value-type="float" office:value="0.111078345161173" calcext:value-type="float">
            <text:p>0.111078345161173</text:p>
          </table:table-cell>
          <table:table-cell office:value-type="float" office:value="0.125459742217366" calcext:value-type="float">
            <text:p>0.125459742217366</text:p>
          </table:table-cell>
          <table:table-cell office:value-type="float" office:value="0.130750481858199" calcext:value-type="float">
            <text:p>0.130750481858199</text:p>
          </table:table-cell>
          <table:table-cell office:value-type="float" office:value="0.133866768533222" calcext:value-type="float">
            <text:p>0.133866768533222</text:p>
          </table:table-cell>
          <table:table-cell office:value-type="float" office:value="0.120714378856719" calcext:value-type="float">
            <text:p>0.120714378856719</text:p>
          </table:table-cell>
          <table:table-cell office:value-type="float" office:value="0.0882872066002435" calcext:value-type="float">
            <text:p>0.088287206600244</text:p>
          </table:table-cell>
          <table:table-cell office:value-type="float" office:value="0.0882221038504585" calcext:value-type="float">
            <text:p>0.088222103850459</text:p>
          </table:table-cell>
          <table:table-cell office:value-type="float" office:value="0.183196194347036" calcext:value-type="float">
            <text:p>0.183196194347036</text:p>
          </table:table-cell>
          <table:table-cell office:value-type="float" office:value="0.203412239171751" calcext:value-type="float">
            <text:p>0.203412239171751</text:p>
          </table:table-cell>
          <table:table-cell office:value-type="float" office:value="0.201525479986212" calcext:value-type="float">
            <text:p>0.201525479986212</text:p>
          </table:table-cell>
          <table:table-cell office:value-type="float" office:value="0.205393557874921" calcext:value-type="float">
            <text:p>0.205393557874921</text:p>
          </table:table-cell>
          <table:table-cell office:value-type="float" office:value="0.209481243374508" calcext:value-type="float">
            <text:p>0.209481243374508</text:p>
          </table:table-cell>
          <table:table-cell office:value-type="float" office:value="0.203266222534786" calcext:value-type="float">
            <text:p>0.203266222534786</text:p>
          </table:table-cell>
          <table:table-cell office:value-type="float" office:value="0.203490789419214" calcext:value-type="float">
            <text:p>0.203490789419214</text:p>
          </table:table-cell>
          <table:table-cell office:value-type="float" office:value="0.208225607125232" calcext:value-type="float">
            <text:p>0.208225607125232</text:p>
          </table:table-cell>
          <table:table-cell office:value-type="float" office:value="0.127322262344707" calcext:value-type="float">
            <text:p>0.127322262344707</text:p>
          </table:table-cell>
          <table:table-cell office:value-type="float" office:value="0.118012690605093" calcext:value-type="float">
            <text:p>0.118012690605093</text:p>
          </table:table-cell>
          <table:table-cell office:value-type="float" office:value="0.114993693965108" calcext:value-type="float">
            <text:p>0.114993693965108</text:p>
          </table:table-cell>
          <table:table-cell office:value-type="float" office:value="0.116496832563579" calcext:value-type="float">
            <text:p>0.116496832563579</text:p>
          </table:table-cell>
          <table:table-cell office:value-type="float" office:value="0.12079734208267" calcext:value-type="float">
            <text:p>0.12079734208267</text:p>
          </table:table-cell>
          <table:table-cell office:value-type="float" office:value="0.12434432606855" calcext:value-type="float">
            <text:p>0.12434432606855</text:p>
          </table:table-cell>
          <table:table-cell office:value-type="float" office:value="0.131900957700716" calcext:value-type="float">
            <text:p>0.131900957700716</text:p>
          </table:table-cell>
          <table:table-cell office:value-type="float" office:value="0.137833747162167" calcext:value-type="float">
            <text:p>0.137833747162167</text:p>
          </table:table-cell>
          <table:table-cell office:value-type="float" office:value="0.0858006873725859" calcext:value-type="float">
            <text:p>0.085800687372586</text:p>
          </table:table-cell>
          <table:table-cell office:value-type="float" office:value="0.0816791078737208" calcext:value-type="float">
            <text:p>0.081679107873721</text:p>
          </table:table-cell>
          <table:table-cell office:value-type="float" office:value="0.20745189471514" calcext:value-type="float">
            <text:p>0.20745189471514</text:p>
          </table:table-cell>
          <table:table-cell office:value-type="float" office:value="0.208693208035611" calcext:value-type="float">
            <text:p>0.208693208035611</text:p>
          </table:table-cell>
          <table:table-cell office:value-type="float" office:value="0.199109806265293" calcext:value-type="float">
            <text:p>0.199109806265293</text:p>
          </table:table-cell>
          <table:table-cell office:value-type="float" office:value="0.124173861553475" calcext:value-type="float">
            <text:p>0.124173861553475</text:p>
          </table:table-cell>
          <table:table-cell office:value-type="float" office:value="0.114762203697308" calcext:value-type="float">
            <text:p>0.114762203697308</text:p>
          </table:table-cell>
          <table:table-cell office:value-type="float" office:value="0.119955269732501" calcext:value-type="float">
            <text:p>0.119955269732501</text:p>
          </table:table-cell>
          <table:table-cell office:value-type="float" office:value="0.124284688341866" calcext:value-type="float">
            <text:p>0.124284688341866</text:p>
          </table:table-cell>
          <table:table-cell office:value-type="float" office:value="0.13223385849388" calcext:value-type="float">
            <text:p>0.13223385849388</text:p>
          </table:table-cell>
          <table:table-cell office:value-type="float" office:value="0.135681531170194" calcext:value-type="float">
            <text:p>0.135681531170194</text:p>
          </table:table-cell>
          <table:table-cell office:value-type="float" office:value="0.138394215284236" calcext:value-type="float">
            <text:p>0.138394215284236</text:p>
          </table:table-cell>
          <table:table-cell office:value-type="float" office:value="0.216630758853951" calcext:value-type="float">
            <text:p>0.216630758853951</text:p>
          </table:table-cell>
          <table:table-cell office:value-type="float" office:value="0.12851702036831" calcext:value-type="float">
            <text:p>0.12851702036831</text:p>
          </table:table-cell>
          <table:table-cell office:value-type="float" office:value="0.114356253929882" calcext:value-type="float">
            <text:p>0.114356253929882</text:p>
          </table:table-cell>
          <table:table-cell office:value-type="float" office:value="0.108555318892222" calcext:value-type="float">
            <text:p>0.108555318892222</text:p>
          </table:table-cell>
          <table:table-cell office:value-type="float" office:value="0.122191832322723" calcext:value-type="float">
            <text:p>0.122191832322723</text:p>
          </table:table-cell>
          <table:table-cell office:value-type="float" office:value="0.126725680285287" calcext:value-type="float">
            <text:p>0.126725680285287</text:p>
          </table:table-cell>
          <table:table-cell office:value-type="float" office:value="0.130932735152989" calcext:value-type="float">
            <text:p>0.130932735152989</text:p>
          </table:table-cell>
          <table:table-cell office:value-type="float" office:value="0.0802982622304563" calcext:value-type="float">
            <text:p>0.080298262230456</text:p>
          </table:table-cell>
          <table:table-cell office:value-type="float" office:value="0.201926714330718" calcext:value-type="float">
            <text:p>0.201926714330718</text:p>
          </table:table-cell>
          <table:table-cell office:value-type="float" office:value="0.203663730145924" calcext:value-type="float">
            <text:p>0.203663730145924</text:p>
          </table:table-cell>
          <table:table-cell office:value-type="float" office:value="0.203865862783892" calcext:value-type="float">
            <text:p>0.203865862783892</text:p>
          </table:table-cell>
          <table:table-cell office:value-type="float" office:value="0.184944275845904" calcext:value-type="float">
            <text:p>0.184944275845904</text:p>
          </table:table-cell>
          <table:table-cell office:value-type="float" office:value="0.116841809258442" calcext:value-type="float">
            <text:p>0.116841809258442</text:p>
          </table:table-cell>
          <table:table-cell office:value-type="float" office:value="0.10805894185621" calcext:value-type="float">
            <text:p>0.10805894185621</text:p>
          </table:table-cell>
          <table:table-cell office:value-type="float" office:value="0.106052987717274" calcext:value-type="float">
            <text:p>0.106052987717274</text:p>
          </table:table-cell>
          <table:table-cell office:value-type="float" office:value="0.111543232823916" calcext:value-type="float">
            <text:p>0.111543232823916</text:p>
          </table:table-cell>
          <table:table-cell office:value-type="float" office:value="0.123286031898309" calcext:value-type="float">
            <text:p>0.123286031898309</text:p>
          </table:table-cell>
          <table:table-cell office:value-type="float" office:value="0.127610621636336" calcext:value-type="float">
            <text:p>0.127610621636336</text:p>
          </table:table-cell>
          <table:table-cell office:value-type="float" office:value="0.127964762893979" calcext:value-type="float">
            <text:p>0.127964762893979</text:p>
          </table:table-cell>
          <table:table-cell office:value-type="float" office:value="0.119111190171862" calcext:value-type="float">
            <text:p>0.119111190171862</text:p>
          </table:table-cell>
          <table:table-cell office:value-type="float" office:value="0.107602270707314" calcext:value-type="float">
            <text:p>0.107602270707314</text:p>
          </table:table-cell>
          <table:table-cell office:value-type="float" office:value="0.0772565177822912" calcext:value-type="float">
            <text:p>0.077256517782291</text:p>
          </table:table-cell>
          <table:table-cell office:value-type="float" office:value="0.203543269808488" calcext:value-type="float">
            <text:p>0.203543269808488</text:p>
          </table:table-cell>
          <table:table-cell office:value-type="float" office:value="0.205740766948176" calcext:value-type="float">
            <text:p>0.205740766948176</text:p>
          </table:table-cell>
          <table:table-cell office:value-type="float" office:value="0.210606240557558" calcext:value-type="float">
            <text:p>0.210606240557558</text:p>
          </table:table-cell>
          <table:table-cell office:value-type="float" office:value="0.177365046838364" calcext:value-type="float">
            <text:p>0.177365046838364</text:p>
          </table:table-cell>
          <table:table-cell office:value-type="float" office:value="0.179599244072054" calcext:value-type="float">
            <text:p>0.179599244072054</text:p>
          </table:table-cell>
          <table:table-cell office:value-type="float" office:value="0.101586502666821" calcext:value-type="float">
            <text:p>0.101586502666821</text:p>
          </table:table-cell>
          <table:table-cell office:value-type="float" office:value="0.103253905331157" calcext:value-type="float">
            <text:p>0.103253905331157</text:p>
          </table:table-cell>
          <table:table-cell office:value-type="float" office:value="0.119366913704242" calcext:value-type="float">
            <text:p>0.119366913704242</text:p>
          </table:table-cell>
          <table:table-cell office:value-type="float" office:value="0.121059695151531" calcext:value-type="float">
            <text:p>0.121059695151531</text:p>
          </table:table-cell>
          <table:table-cell office:value-type="float" office:value="0.119019127640783" calcext:value-type="float">
            <text:p>0.119019127640783</text:p>
          </table:table-cell>
          <table:table-cell office:value-type="float" office:value="0.0938699768644143" calcext:value-type="float">
            <text:p>0.093869976864414</text:p>
          </table:table-cell>
          <table:table-cell office:value-type="float" office:value="0.0873287708942277" calcext:value-type="float">
            <text:p>0.087328770894228</text:p>
          </table:table-cell>
          <table:table-cell office:value-type="float" office:value="0.195649116603956" calcext:value-type="float">
            <text:p>0.195649116603956</text:p>
          </table:table-cell>
          <table:table-cell office:value-type="float" office:value="0.203310012814781" calcext:value-type="float">
            <text:p>0.203310012814781</text:p>
          </table:table-cell>
          <table:table-cell office:value-type="float" office:value="0.168573756695834" calcext:value-type="float">
            <text:p>0.168573756695834</text:p>
          </table:table-cell>
          <table:table-cell office:value-type="float" office:value="0.171910834560702" calcext:value-type="float">
            <text:p>0.171910834560702</text:p>
          </table:table-cell>
          <table:table-cell office:value-type="float" office:value="0.175972931384562" calcext:value-type="float">
            <text:p>0.175972931384562</text:p>
          </table:table-cell>
          <table:table-cell office:value-type="float" office:value="0.174111042850562" calcext:value-type="float">
            <text:p>0.174111042850562</text:p>
          </table:table-cell>
          <table:table-cell office:value-type="float" office:value="0.171268160659934" calcext:value-type="float">
            <text:p>0.171268160659934</text:p>
          </table:table-cell>
          <table:table-cell office:value-type="float" office:value="0.170538634103167" calcext:value-type="float">
            <text:p>0.170538634103167</text:p>
          </table:table-cell>
          <table:table-cell office:value-type="float" office:value="0.171196113614904" calcext:value-type="float">
            <text:p>0.171196113614904</text:p>
          </table:table-cell>
          <table:table-cell office:value-type="float" office:value="0.170889855957012" calcext:value-type="float">
            <text:p>0.170889855957012</text:p>
          </table:table-cell>
          <table:table-cell office:value-type="float" office:value="0.170618805196456" calcext:value-type="float">
            <text:p>0.170618805196456</text:p>
          </table:table-cell>
          <table:table-cell office:value-type="float" office:value="0.170135257951105" calcext:value-type="float">
            <text:p>0.170135257951105</text:p>
          </table:table-cell>
          <table:table-cell office:value-type="float" office:value="0.169391645737114" calcext:value-type="float">
            <text:p>0.169391645737114</text:p>
          </table:table-cell>
          <table:table-cell office:value-type="float" office:value="0.168335142450335" calcext:value-type="float">
            <text:p>0.168335142450335</text:p>
          </table:table-cell>
          <table:table-cell office:value-type="float" office:value="0.16881807844566" calcext:value-type="float">
            <text:p>0.16881807844566</text:p>
          </table:table-cell>
          <table:table-cell office:value-type="float" office:value="0.168997164921799" calcext:value-type="float">
            <text:p>0.168997164921799</text:p>
          </table:table-cell>
          <table:table-cell office:value-type="float" office:value="0.168772643820271" calcext:value-type="float">
            <text:p>0.168772643820271</text:p>
          </table:table-cell>
          <table:table-cell office:value-type="float" office:value="0.169297887138448" calcext:value-type="float">
            <text:p>0.169297887138448</text:p>
          </table:table-cell>
          <table:table-cell office:value-type="float" office:value="0.169380402703083" calcext:value-type="float">
            <text:p>0.169380402703083</text:p>
          </table:table-cell>
          <table:table-cell office:value-type="float" office:value="0.170367541590999" calcext:value-type="float">
            <text:p>0.170367541590999</text:p>
          </table:table-cell>
          <table:table-cell office:value-type="float" office:value="0.169767695208477" calcext:value-type="float">
            <text:p>0.169767695208477</text:p>
          </table:table-cell>
          <table:table-cell office:value-type="float" office:value="0.169939848361143" calcext:value-type="float">
            <text:p>0.169939848361143</text:p>
          </table:table-cell>
          <table:table-cell office:value-type="float" office:value="0.170459429035264" calcext:value-type="float">
            <text:p>0.170459429035264</text:p>
          </table:table-cell>
          <table:table-cell office:value-type="float" office:value="0.170670501191258" calcext:value-type="float">
            <text:p>0.170670501191258</text:p>
          </table:table-cell>
          <table:table-cell office:value-type="float" office:value="0.170425797629273" calcext:value-type="float">
            <text:p>0.170425797629273</text:p>
          </table:table-cell>
          <table:table-cell office:value-type="float" office:value="0.170621763420595" calcext:value-type="float">
            <text:p>0.170621763420595</text:p>
          </table:table-cell>
          <table:table-cell office:value-type="float" office:value="0.170445384858595" calcext:value-type="float">
            <text:p>0.170445384858595</text:p>
          </table:table-cell>
          <table:table-cell office:value-type="float" office:value="0.170230541888429" calcext:value-type="float">
            <text:p>0.170230541888429</text:p>
          </table:table-cell>
          <table:table-cell office:value-type="float" office:value="0.170533369737135" calcext:value-type="float">
            <text:p>0.170533369737135</text:p>
          </table:table-cell>
          <table:table-cell office:value-type="float" office:value="0.170576741593272" calcext:value-type="float">
            <text:p>0.170576741593272</text:p>
          </table:table-cell>
          <table:table-cell office:value-type="float" office:value="0.170377207146099" calcext:value-type="float">
            <text:p>0.170377207146099</text:p>
          </table:table-cell>
          <table:table-cell office:value-type="float" office:value="0.170353322056455" calcext:value-type="float">
            <text:p>0.170353322056455</text:p>
          </table:table-cell>
          <table:table-cell office:value-type="float" office:value="0.170510049749961" calcext:value-type="float">
            <text:p>0.170510049749961</text:p>
          </table:table-cell>
          <table:table-cell office:value-type="float" office:value="0.170372037874051" calcext:value-type="float">
            <text:p>0.170372037874051</text:p>
          </table:table-cell>
          <table:table-cell office:value-type="float" office:value="0.170560343517426" calcext:value-type="float">
            <text:p>0.170560343517426</text:p>
          </table:table-cell>
          <table:table-cell office:value-type="float" office:value="0.170390701604783" calcext:value-type="float">
            <text:p>0.170390701604783</text:p>
          </table:table-cell>
          <table:table-cell office:value-type="float" office:value="0.170272607022599" calcext:value-type="float">
            <text:p>0.170272607022599</text:p>
          </table:table-cell>
          <table:table-cell office:value-type="float" office:value="0.170735674162616" calcext:value-type="float">
            <text:p>0.170735674162616</text:p>
          </table:table-cell>
          <table:table-cell office:value-type="float" office:value="0.170301660260701" calcext:value-type="float">
            <text:p>0.170301660260701</text:p>
          </table:table-cell>
          <table:table-cell office:value-type="float" office:value="0.170518475464536" calcext:value-type="float">
            <text:p>0.170518475464536</text:p>
          </table:table-cell>
          <table:table-cell office:value-type="float" office:value="0.17035893311608" calcext:value-type="float">
            <text:p>0.17035893311608</text:p>
          </table:table-cell>
          <table:table-cell office:value-type="float" office:value="0.170415966314776" calcext:value-type="float">
            <text:p>0.170415966314776</text:p>
          </table:table-cell>
          <table:table-cell office:value-type="float" office:value="0.170469469805434" calcext:value-type="float">
            <text:p>0.170469469805434</text:p>
          </table:table-cell>
          <table:table-cell office:value-type="float" office:value="0.170041846214857" calcext:value-type="float">
            <text:p>0.170041846214857</text:p>
          </table:table-cell>
          <table:table-cell office:value-type="float" office:value="0.170493491227895" calcext:value-type="float">
            <text:p>0.170493491227895</text:p>
          </table:table-cell>
          <table:table-cell office:value-type="float" office:value="0.170410705742435" calcext:value-type="float">
            <text:p>0.170410705742435</text:p>
          </table:table-cell>
          <table:table-cell office:value-type="float" office:value="0.17050215561542" calcext:value-type="float">
            <text:p>0.17050215561542</text:p>
          </table:table-cell>
          <table:table-cell office:value-type="float" office:value="0.170397551366841" calcext:value-type="float">
            <text:p>0.170397551366841</text:p>
          </table:table-cell>
          <table:table-cell office:value-type="float" office:value="0.170068846856307" calcext:value-type="float">
            <text:p>0.170068846856307</text:p>
          </table:table-cell>
          <table:table-cell office:value-type="float" office:value="0.170352399423147" calcext:value-type="float">
            <text:p>0.170352399423147</text:p>
          </table:table-cell>
          <table:table-cell office:value-type="float" office:value="0.1703934168745" calcext:value-type="float">
            <text:p>0.1703934168745</text:p>
          </table:table-cell>
          <table:table-cell office:value-type="float" office:value="0.170680793349461" calcext:value-type="float">
            <text:p>0.170680793349461</text:p>
          </table:table-cell>
          <table:table-cell office:value-type="float" office:value="0.170685341251027" calcext:value-type="float">
            <text:p>0.170685341251027</text:p>
          </table:table-cell>
          <table:table-cell office:value-type="float" office:value="0.170465095366956" calcext:value-type="float">
            <text:p>0.170465095366956</text:p>
          </table:table-cell>
          <table:table-cell office:value-type="float" office:value="0.170390912523357" calcext:value-type="float">
            <text:p>0.170390912523357</text:p>
          </table:table-cell>
          <table:table-cell office:value-type="float" office:value="0.170382502383303" calcext:value-type="float">
            <text:p>0.170382502383303</text:p>
          </table:table-cell>
          <table:table-cell office:value-type="float" office:value="0.170470197783197" calcext:value-type="float">
            <text:p>0.170470197783197</text:p>
          </table:table-cell>
          <table:table-cell office:value-type="float" office:value="0.170335888831492" calcext:value-type="float">
            <text:p>0.170335888831492</text:p>
          </table:table-cell>
          <table:table-cell office:value-type="float" office:value="0.170569565261692" calcext:value-type="float">
            <text:p>0.170569565261692</text:p>
          </table:table-cell>
          <table:table-cell office:value-type="float" office:value="0.170549858203731" calcext:value-type="float">
            <text:p>0.170549858203731</text:p>
          </table:table-cell>
          <table:table-cell office:value-type="float" office:value="0.170341314168691" calcext:value-type="float">
            <text:p>0.170341314168691</text:p>
          </table:table-cell>
          <table:table-cell office:value-type="float" office:value="0.170500512443615" calcext:value-type="float">
            <text:p>0.170500512443615</text:p>
          </table:table-cell>
          <table:table-cell office:value-type="float" office:value="0.170433576540915" calcext:value-type="float">
            <text:p>0.170433576540915</text:p>
          </table:table-cell>
          <table:table-cell office:value-type="float" office:value="0.170268235625794" calcext:value-type="float">
            <text:p>0.170268235625794</text:p>
          </table:table-cell>
          <table:table-cell office:value-type="float" office:value="0.170480264248897" calcext:value-type="float">
            <text:p>0.170480264248897</text:p>
          </table:table-cell>
          <table:table-cell office:value-type="float" office:value="0.170249943503528" calcext:value-type="float">
            <text:p>0.170249943503528</text:p>
          </table:table-cell>
          <table:table-cell office:value-type="float" office:value="0.170372506515756" calcext:value-type="float">
            <text:p>0.170372506515756</text:p>
          </table:table-cell>
          <table:table-cell office:value-type="float" office:value="0.170381893907268" calcext:value-type="float">
            <text:p>0.170381893907268</text:p>
          </table:table-cell>
          <table:table-cell office:value-type="float" office:value="0.170143339769581" calcext:value-type="float">
            <text:p>0.170143339769581</text:p>
          </table:table-cell>
          <table:table-cell office:value-type="float" office:value="0.170243003545705" calcext:value-type="float">
            <text:p>0.170243003545705</text:p>
          </table:table-cell>
          <table:table-cell office:value-type="float" office:value="0.170472262253098" calcext:value-type="float">
            <text:p>0.170472262253098</text:p>
          </table:table-cell>
          <table:table-cell table:number-columns-repeated="645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20152563933701" calcext:value-type="float">
            <text:p>-0.020152563933701</text:p>
          </table:table-cell>
          <table:table-cell office:value-type="float" office:value="-0.02013017750942" calcext:value-type="float">
            <text:p>-0.02013017750942</text:p>
          </table:table-cell>
          <table:table-cell office:value-type="float" office:value="-0.020130824582548" calcext:value-type="float">
            <text:p>-0.020130824582548</text:p>
          </table:table-cell>
          <table:table-cell office:value-type="float" office:value="-0.0201269936808168" calcext:value-type="float">
            <text:p>-0.020126993680817</text:p>
          </table:table-cell>
          <table:table-cell office:value-type="float" office:value="-0.0201842951970222" calcext:value-type="float">
            <text:p>-0.020184295197022</text:p>
          </table:table-cell>
          <table:table-cell office:value-type="float" office:value="-0.0201521375759645" calcext:value-type="float">
            <text:p>-0.020152137575965</text:p>
          </table:table-cell>
          <table:table-cell office:value-type="float" office:value="-0.020138787808166" calcext:value-type="float">
            <text:p>-0.020138787808166</text:p>
          </table:table-cell>
          <table:table-cell office:value-type="float" office:value="-0.0201854761790297" calcext:value-type="float">
            <text:p>-0.02018547617903</text:p>
          </table:table-cell>
          <table:table-cell office:value-type="float" office:value="-0.0201483203542698" calcext:value-type="float">
            <text:p>-0.02014832035427</text:p>
          </table:table-cell>
          <table:table-cell office:value-type="float" office:value="-0.0201516346346224" calcext:value-type="float">
            <text:p>-0.020151634634622</text:p>
          </table:table-cell>
          <table:table-cell office:value-type="float" office:value="-0.0201558596272842" calcext:value-type="float">
            <text:p>-0.020155859627284</text:p>
          </table:table-cell>
          <table:table-cell office:value-type="float" office:value="-0.0201927174986606" calcext:value-type="float">
            <text:p>-0.020192717498661</text:p>
          </table:table-cell>
          <table:table-cell office:value-type="float" office:value="-0.0201613726992483" calcext:value-type="float">
            <text:p>-0.020161372699248</text:p>
          </table:table-cell>
          <table:table-cell office:value-type="float" office:value="-0.0201555684026198" calcext:value-type="float">
            <text:p>-0.02015556840262</text:p>
          </table:table-cell>
          <table:table-cell office:value-type="float" office:value="-0.0201566720380438" calcext:value-type="float">
            <text:p>-0.020156672038044</text:p>
          </table:table-cell>
          <table:table-cell office:value-type="float" office:value="-0.0202110183781345" calcext:value-type="float">
            <text:p>-0.020211018378135</text:p>
          </table:table-cell>
          <table:table-cell office:value-type="float" office:value="-0.0201791122226676" calcext:value-type="float">
            <text:p>-0.020179112222668</text:p>
          </table:table-cell>
          <table:table-cell office:value-type="float" office:value="-0.0201582669943517" calcext:value-type="float">
            <text:p>-0.020158266994352</text:p>
          </table:table-cell>
          <table:table-cell office:value-type="float" office:value="-0.0201627922887067" calcext:value-type="float">
            <text:p>-0.020162792288707</text:p>
          </table:table-cell>
          <table:table-cell office:value-type="float" office:value="-0.020174446375916" calcext:value-type="float">
            <text:p>-0.020174446375916</text:p>
          </table:table-cell>
          <table:table-cell office:value-type="float" office:value="-0.0201559195169797" calcext:value-type="float">
            <text:p>-0.02015591951698</text:p>
          </table:table-cell>
          <table:table-cell office:value-type="float" office:value="-0.0201817064577132" calcext:value-type="float">
            <text:p>-0.020181706457713</text:p>
          </table:table-cell>
          <table:table-cell office:value-type="float" office:value="-0.0201650689933693" calcext:value-type="float">
            <text:p>-0.020165068993369</text:p>
          </table:table-cell>
          <table:table-cell office:value-type="float" office:value="-0.0201619193818372" calcext:value-type="float">
            <text:p>-0.020161919381837</text:p>
          </table:table-cell>
          <table:table-cell office:value-type="float" office:value="-0.0201687618313887" calcext:value-type="float">
            <text:p>-0.020168761831389</text:p>
          </table:table-cell>
          <table:table-cell office:value-type="float" office:value="-0.0201754708648178" calcext:value-type="float">
            <text:p>-0.020175470864818</text:p>
          </table:table-cell>
          <table:table-cell office:value-type="float" office:value="-0.0201850374547336" calcext:value-type="float">
            <text:p>-0.020185037454734</text:p>
          </table:table-cell>
          <table:table-cell office:value-type="float" office:value="-0.0201715308133535" calcext:value-type="float">
            <text:p>-0.020171530813354</text:p>
          </table:table-cell>
          <table:table-cell office:value-type="float" office:value="-0.0201831849295646" calcext:value-type="float">
            <text:p>-0.020183184929565</text:p>
          </table:table-cell>
          <table:table-cell office:value-type="float" office:value="-0.0201602028560498" calcext:value-type="float">
            <text:p>-0.02016020285605</text:p>
          </table:table-cell>
          <table:table-cell office:value-type="float" office:value="-0.0201850533907051" calcext:value-type="float">
            <text:p>-0.020185053390705</text:p>
          </table:table-cell>
          <table:table-cell office:value-type="float" office:value="-0.0201749153720538" calcext:value-type="float">
            <text:p>-0.020174915372054</text:p>
          </table:table-cell>
          <table:table-cell office:value-type="float" office:value="-0.020167637907453" calcext:value-type="float">
            <text:p>-0.020167637907453</text:p>
          </table:table-cell>
          <table:table-cell office:value-type="float" office:value="-0.0201557877382826" calcext:value-type="float">
            <text:p>-0.020155787738283</text:p>
          </table:table-cell>
          <table:table-cell office:value-type="float" office:value="-0.0201796636423449" calcext:value-type="float">
            <text:p>-0.020179663642345</text:p>
          </table:table-cell>
          <table:table-cell office:value-type="float" office:value="-0.020170359068862" calcext:value-type="float">
            <text:p>-0.020170359068862</text:p>
          </table:table-cell>
          <table:table-cell office:value-type="float" office:value="-0.0201583359507246" calcext:value-type="float">
            <text:p>-0.020158335950725</text:p>
          </table:table-cell>
          <table:table-cell office:value-type="float" office:value="-0.0201721351062143" calcext:value-type="float">
            <text:p>-0.020172135106214</text:p>
          </table:table-cell>
          <table:table-cell office:value-type="float" office:value="-0.0198061425912518" calcext:value-type="float">
            <text:p>-0.019806142591252</text:p>
          </table:table-cell>
          <table:table-cell office:value-type="float" office:value="-0.0196187693780668" calcext:value-type="float">
            <text:p>-0.019618769378067</text:p>
          </table:table-cell>
          <table:table-cell office:value-type="float" office:value="-0.0194689121834475" calcext:value-type="float">
            <text:p>-0.019468912183448</text:p>
          </table:table-cell>
          <table:table-cell office:value-type="float" office:value="-0.0194031159802069" calcext:value-type="float">
            <text:p>-0.019403115980207</text:p>
          </table:table-cell>
          <table:table-cell office:value-type="float" office:value="-0.0193893787545724" calcext:value-type="float">
            <text:p>-0.019389378754572</text:p>
          </table:table-cell>
          <table:table-cell office:value-type="float" office:value="-0.01996041815291" calcext:value-type="float">
            <text:p>-0.01996041815291</text:p>
          </table:table-cell>
          <table:table-cell office:value-type="float" office:value="-0.0270689620305933" calcext:value-type="float">
            <text:p>-0.027068962030593</text:p>
          </table:table-cell>
          <table:table-cell office:value-type="float" office:value="-0.036003098830732" calcext:value-type="float">
            <text:p>-0.036003098830732</text:p>
          </table:table-cell>
          <table:table-cell office:value-type="float" office:value="-0.0458676975550356" calcext:value-type="float">
            <text:p>-0.045867697555036</text:p>
          </table:table-cell>
          <table:table-cell office:value-type="float" office:value="-0.0536299143224502" calcext:value-type="float">
            <text:p>-0.05362991432245</text:p>
          </table:table-cell>
          <table:table-cell office:value-type="float" office:value="-0.0524321541896279" calcext:value-type="float">
            <text:p>-0.052432154189628</text:p>
          </table:table-cell>
          <table:table-cell office:value-type="float" office:value="-0.0547308189392773" calcext:value-type="float">
            <text:p>-0.054730818939277</text:p>
          </table:table-cell>
          <table:table-cell office:value-type="float" office:value="-0.0323623671376934" calcext:value-type="float">
            <text:p>-0.032362367137693</text:p>
          </table:table-cell>
          <table:table-cell office:value-type="float" office:value="-0.0225995133537087" calcext:value-type="float">
            <text:p>-0.022599513353709</text:p>
          </table:table-cell>
          <table:table-cell office:value-type="float" office:value="-0.0191860758648886" calcext:value-type="float">
            <text:p>-0.019186075864889</text:p>
          </table:table-cell>
          <table:table-cell office:value-type="float" office:value="-0.0176792376122111" calcext:value-type="float">
            <text:p>-0.017679237612211</text:p>
          </table:table-cell>
          <table:table-cell office:value-type="float" office:value="-0.017263303207471" calcext:value-type="float">
            <text:p>-0.017263303207471</text:p>
          </table:table-cell>
          <table:table-cell office:value-type="float" office:value="-0.029615376032459" calcext:value-type="float">
            <text:p>-0.029615376032459</text:p>
          </table:table-cell>
          <table:table-cell office:value-type="float" office:value="-0.0179125369808366" calcext:value-type="float">
            <text:p>-0.017912536980837</text:p>
          </table:table-cell>
          <table:table-cell office:value-type="float" office:value="-0.0109539023241564" calcext:value-type="float">
            <text:p>-0.010953902324157</text:p>
          </table:table-cell>
          <table:table-cell office:value-type="float" office:value="-0.0153994128954615" calcext:value-type="float">
            <text:p>-0.015399412895462</text:p>
          </table:table-cell>
          <table:table-cell office:value-type="float" office:value="-0.0193029684324462" calcext:value-type="float">
            <text:p>-0.019302968432446</text:p>
          </table:table-cell>
          <table:table-cell office:value-type="float" office:value="-0.0191245413223873" calcext:value-type="float">
            <text:p>-0.019124541322387</text:p>
          </table:table-cell>
          <table:table-cell office:value-type="float" office:value="-0.0189019950252721" calcext:value-type="float">
            <text:p>-0.018901995025272</text:p>
          </table:table-cell>
          <table:table-cell office:value-type="float" office:value="-0.0202837730997528" calcext:value-type="float">
            <text:p>-0.020283773099753</text:p>
          </table:table-cell>
          <table:table-cell office:value-type="float" office:value="-0.0303330619738108" calcext:value-type="float">
            <text:p>-0.030333061973811</text:p>
          </table:table-cell>
          <table:table-cell office:value-type="float" office:value="-0.0415608442664847" calcext:value-type="float">
            <text:p>-0.041560844266485</text:p>
          </table:table-cell>
          <table:table-cell office:value-type="float" office:value="-0.053113081262906" calcext:value-type="float">
            <text:p>-0.053113081262906</text:p>
          </table:table-cell>
          <table:table-cell office:value-type="float" office:value="-0.0494587750891047" calcext:value-type="float">
            <text:p>-0.049458775089105</text:p>
          </table:table-cell>
          <table:table-cell office:value-type="float" office:value="-0.0480641350982836" calcext:value-type="float">
            <text:p>-0.048064135098284</text:p>
          </table:table-cell>
          <table:table-cell office:value-type="float" office:value="-0.0459776167799278" calcext:value-type="float">
            <text:p>-0.045977616779928</text:p>
          </table:table-cell>
          <table:table-cell office:value-type="float" office:value="-0.0233487004447421" calcext:value-type="float">
            <text:p>-0.023348700444742</text:p>
          </table:table-cell>
          <table:table-cell office:value-type="float" office:value="-0.0204012644435198" calcext:value-type="float">
            <text:p>-0.02040126444352</text:p>
          </table:table-cell>
          <table:table-cell office:value-type="float" office:value="-0.0188395721308076" calcext:value-type="float">
            <text:p>-0.018839572130808</text:p>
          </table:table-cell>
          <table:table-cell office:value-type="float" office:value="-0.0180802810147847" calcext:value-type="float">
            <text:p>-0.018080281014785</text:p>
          </table:table-cell>
          <table:table-cell office:value-type="float" office:value="-0.0465009732908692" calcext:value-type="float">
            <text:p>-0.046500973290869</text:p>
          </table:table-cell>
          <table:table-cell office:value-type="float" office:value="-0.0370893173440241" calcext:value-type="float">
            <text:p>-0.037089317344024</text:p>
          </table:table-cell>
          <table:table-cell office:value-type="float" office:value="-0.0229675242326422" calcext:value-type="float">
            <text:p>-0.022967524232642</text:p>
          </table:table-cell>
          <table:table-cell office:value-type="float" office:value="-0.010386130166767" calcext:value-type="float">
            <text:p>-0.010386130166767</text:p>
          </table:table-cell>
          <table:table-cell office:value-type="float" office:value="-0.0159200446920682" calcext:value-type="float">
            <text:p>-0.015920044692068</text:p>
          </table:table-cell>
          <table:table-cell office:value-type="float" office:value="-0.0213496681791135" calcext:value-type="float">
            <text:p>-0.021349668179114</text:p>
          </table:table-cell>
          <table:table-cell office:value-type="float" office:value="-0.0218785782782458" calcext:value-type="float">
            <text:p>-0.021878578278246</text:p>
          </table:table-cell>
          <table:table-cell office:value-type="float" office:value="-0.0219056648176068" calcext:value-type="float">
            <text:p>-0.021905664817607</text:p>
          </table:table-cell>
          <table:table-cell office:value-type="float" office:value="-0.0374279368385913" calcext:value-type="float">
            <text:p>-0.037427936838591</text:p>
          </table:table-cell>
          <table:table-cell office:value-type="float" office:value="-0.04108649182263" calcext:value-type="float">
            <text:p>-0.04108649182263</text:p>
          </table:table-cell>
          <table:table-cell office:value-type="float" office:value="-0.0446057187466785" calcext:value-type="float">
            <text:p>-0.044605718746679</text:p>
          </table:table-cell>
          <table:table-cell office:value-type="float" office:value="-0.0437321009208172" calcext:value-type="float">
            <text:p>-0.043732100920817</text:p>
          </table:table-cell>
          <table:table-cell office:value-type="float" office:value="-0.0264008172735967" calcext:value-type="float">
            <text:p>-0.026400817273597</text:p>
          </table:table-cell>
          <table:table-cell office:value-type="float" office:value="-0.0269343406309677" calcext:value-type="float">
            <text:p>-0.026934340630968</text:p>
          </table:table-cell>
          <table:table-cell office:value-type="float" office:value="-0.0214212612156803" calcext:value-type="float">
            <text:p>-0.02142126121568</text:p>
          </table:table-cell>
          <table:table-cell office:value-type="float" office:value="-0.0205965958480214" calcext:value-type="float">
            <text:p>-0.020596595848022</text:p>
          </table:table-cell>
          <table:table-cell office:value-type="float" office:value="-0.0223179442673347" calcext:value-type="float">
            <text:p>-0.022317944267335</text:p>
          </table:table-cell>
          <table:table-cell office:value-type="float" office:value="-0.0218797316917039" calcext:value-type="float">
            <text:p>-0.021879731691704</text:p>
          </table:table-cell>
          <table:table-cell office:value-type="float" office:value="-0.021035681738791" calcext:value-type="float">
            <text:p>-0.021035681738791</text:p>
          </table:table-cell>
          <table:table-cell office:value-type="float" office:value="-0.0214595435694359" calcext:value-type="float">
            <text:p>-0.021459543569436</text:p>
          </table:table-cell>
          <table:table-cell office:value-type="float" office:value="-0.0522186663051658" calcext:value-type="float">
            <text:p>-0.052218666305166</text:p>
          </table:table-cell>
          <table:table-cell office:value-type="float" office:value="-0.0478034387215648" calcext:value-type="float">
            <text:p>-0.047803438721565</text:p>
          </table:table-cell>
          <table:table-cell office:value-type="float" office:value="-0.0427210657513681" calcext:value-type="float">
            <text:p>-0.042721065751368</text:p>
          </table:table-cell>
          <table:table-cell office:value-type="float" office:value="-0.0343835263126232" calcext:value-type="float">
            <text:p>-0.034383526312623</text:p>
          </table:table-cell>
          <table:table-cell office:value-type="float" office:value="-0.0205048049554535" calcext:value-type="float">
            <text:p>-0.020504804955454</text:p>
          </table:table-cell>
          <table:table-cell office:value-type="float" office:value="-0.0198008320160953" calcext:value-type="float">
            <text:p>-0.019800832016095</text:p>
          </table:table-cell>
          <table:table-cell office:value-type="float" office:value="-0.0179022008586794" calcext:value-type="float">
            <text:p>-0.017902200858679</text:p>
          </table:table-cell>
          <table:table-cell office:value-type="float" office:value="-0.0311831552154927" calcext:value-type="float">
            <text:p>-0.031183155215493</text:p>
          </table:table-cell>
          <table:table-cell office:value-type="float" office:value="-0.0496779372870471" calcext:value-type="float">
            <text:p>-0.049677937287047</text:p>
          </table:table-cell>
          <table:table-cell office:value-type="float" office:value="-0.0442987435086739" calcext:value-type="float">
            <text:p>-0.044298743508674</text:p>
          </table:table-cell>
          <table:table-cell office:value-type="float" office:value="-0.0455419736539199" calcext:value-type="float">
            <text:p>-0.04554197365392</text:p>
          </table:table-cell>
          <table:table-cell office:value-type="float" office:value="-0.0260612997454064" calcext:value-type="float">
            <text:p>-0.026061299745406</text:p>
          </table:table-cell>
          <table:table-cell office:value-type="float" office:value="-0.0264902018378002" calcext:value-type="float">
            <text:p>-0.0264902018378</text:p>
          </table:table-cell>
          <table:table-cell office:value-type="float" office:value="-0.0174519981364577" calcext:value-type="float">
            <text:p>-0.017451998136458</text:p>
          </table:table-cell>
          <table:table-cell office:value-type="float" office:value="-0.00933302389487698" calcext:value-type="float">
            <text:p>-0.009333023894877</text:p>
          </table:table-cell>
          <table:table-cell office:value-type="float" office:value="-0.0163501699480071" calcext:value-type="float">
            <text:p>-0.016350169948007</text:p>
          </table:table-cell>
          <table:table-cell office:value-type="float" office:value="-0.0195546206422826" calcext:value-type="float">
            <text:p>-0.019554620642283</text:p>
          </table:table-cell>
          <table:table-cell office:value-type="float" office:value="-0.0193959561746919" calcext:value-type="float">
            <text:p>-0.019395956174692</text:p>
          </table:table-cell>
          <table:table-cell office:value-type="float" office:value="-0.0197486098027832" calcext:value-type="float">
            <text:p>-0.019748609802783</text:p>
          </table:table-cell>
          <table:table-cell office:value-type="float" office:value="-0.0220050993374715" calcext:value-type="float">
            <text:p>-0.022005099337472</text:p>
          </table:table-cell>
          <table:table-cell office:value-type="float" office:value="-0.0293905369174946" calcext:value-type="float">
            <text:p>-0.029390536917495</text:p>
          </table:table-cell>
          <table:table-cell office:value-type="float" office:value="-0.0432862439344783" calcext:value-type="float">
            <text:p>-0.043286243934478</text:p>
          </table:table-cell>
          <table:table-cell office:value-type="float" office:value="-0.0432919930474365" calcext:value-type="float">
            <text:p>-0.043291993047437</text:p>
          </table:table-cell>
          <table:table-cell office:value-type="float" office:value="-0.0413410425710927" calcext:value-type="float">
            <text:p>-0.041341042571093</text:p>
          </table:table-cell>
          <table:table-cell office:value-type="float" office:value="-0.039990776950902" calcext:value-type="float">
            <text:p>-0.039990776950902</text:p>
          </table:table-cell>
          <table:table-cell office:value-type="float" office:value="-0.0249216356957963" calcext:value-type="float">
            <text:p>-0.024921635695796</text:p>
          </table:table-cell>
          <table:table-cell office:value-type="float" office:value="-0.0264001338569496" calcext:value-type="float">
            <text:p>-0.02640013385695</text:p>
          </table:table-cell>
          <table:table-cell office:value-type="float" office:value="-0.0389120298446383" calcext:value-type="float">
            <text:p>-0.038912029844638</text:p>
          </table:table-cell>
          <table:table-cell office:value-type="float" office:value="-0.0337562962909603" calcext:value-type="float">
            <text:p>-0.03375629629096</text:p>
          </table:table-cell>
          <table:table-cell office:value-type="float" office:value="-0.0185892502612147" calcext:value-type="float">
            <text:p>-0.018589250261215</text:p>
          </table:table-cell>
          <table:table-cell office:value-type="float" office:value="-0.0163783107021047" calcext:value-type="float">
            <text:p>-0.016378310702105</text:p>
          </table:table-cell>
          <table:table-cell office:value-type="float" office:value="-0.0166680348049791" calcext:value-type="float">
            <text:p>-0.016668034804979</text:p>
          </table:table-cell>
          <table:table-cell office:value-type="float" office:value="-0.0200392843541454" calcext:value-type="float">
            <text:p>-0.020039284354145</text:p>
          </table:table-cell>
          <table:table-cell office:value-type="float" office:value="-0.0256569664943482" calcext:value-type="float">
            <text:p>-0.025656966494348</text:p>
          </table:table-cell>
          <table:table-cell office:value-type="float" office:value="-0.0342341679318098" calcext:value-type="float">
            <text:p>-0.03423416793181</text:p>
          </table:table-cell>
          <table:table-cell office:value-type="float" office:value="-0.0278420703255715" calcext:value-type="float">
            <text:p>-0.027842070325572</text:p>
          </table:table-cell>
          <table:table-cell office:value-type="float" office:value="-0.0247078599200536" calcext:value-type="float">
            <text:p>-0.024707859920054</text:p>
          </table:table-cell>
          <table:table-cell office:value-type="float" office:value="-0.0245870112631132" calcext:value-type="float">
            <text:p>-0.024587011263113</text:p>
          </table:table-cell>
          <table:table-cell office:value-type="float" office:value="-0.0230059679137175" calcext:value-type="float">
            <text:p>-0.023005967913718</text:p>
          </table:table-cell>
          <table:table-cell office:value-type="float" office:value="-0.023421820234022" calcext:value-type="float">
            <text:p>-0.023421820234022</text:p>
          </table:table-cell>
          <table:table-cell office:value-type="float" office:value="-0.0235616422466899" calcext:value-type="float">
            <text:p>-0.02356164224669</text:p>
          </table:table-cell>
          <table:table-cell office:value-type="float" office:value="-0.0236831341575568" calcext:value-type="float">
            <text:p>-0.023683134157557</text:p>
          </table:table-cell>
          <table:table-cell office:value-type="float" office:value="-0.0234189692474938" calcext:value-type="float">
            <text:p>-0.023418969247494</text:p>
          </table:table-cell>
          <table:table-cell office:value-type="float" office:value="-0.0234309328652411" calcext:value-type="float">
            <text:p>-0.023430932865241</text:p>
          </table:table-cell>
          <table:table-cell office:value-type="float" office:value="-0.0234154422699961" calcext:value-type="float">
            <text:p>-0.023415442269996</text:p>
          </table:table-cell>
          <table:table-cell office:value-type="float" office:value="-0.0232969161228148" calcext:value-type="float">
            <text:p>-0.023296916122815</text:p>
          </table:table-cell>
          <table:table-cell office:value-type="float" office:value="-0.023467722264202" calcext:value-type="float">
            <text:p>-0.023467722264202</text:p>
          </table:table-cell>
          <table:table-cell office:value-type="float" office:value="-0.0233922352122723" calcext:value-type="float">
            <text:p>-0.023392235212272</text:p>
          </table:table-cell>
          <table:table-cell office:value-type="float" office:value="-0.0232937456015465" calcext:value-type="float">
            <text:p>-0.023293745601547</text:p>
          </table:table-cell>
          <table:table-cell office:value-type="float" office:value="-0.0233239229924569" calcext:value-type="float">
            <text:p>-0.023323922992457</text:p>
          </table:table-cell>
          <table:table-cell office:value-type="float" office:value="-0.0233504072630714" calcext:value-type="float">
            <text:p>-0.023350407263072</text:p>
          </table:table-cell>
          <table:table-cell office:value-type="float" office:value="-0.0232495773474701" calcext:value-type="float">
            <text:p>-0.02324957734747</text:p>
          </table:table-cell>
          <table:table-cell office:value-type="float" office:value="-0.0233519313464549" calcext:value-type="float">
            <text:p>-0.023351931346455</text:p>
          </table:table-cell>
          <table:table-cell office:value-type="float" office:value="-0.0234551659985359" calcext:value-type="float">
            <text:p>-0.023455165998536</text:p>
          </table:table-cell>
          <table:table-cell office:value-type="float" office:value="-0.0232529772462977" calcext:value-type="float">
            <text:p>-0.023252977246298</text:p>
          </table:table-cell>
          <table:table-cell office:value-type="float" office:value="-0.0234902879647145" calcext:value-type="float">
            <text:p>-0.023490287964715</text:p>
          </table:table-cell>
          <table:table-cell office:value-type="float" office:value="-0.0234933238855226" calcext:value-type="float">
            <text:p>-0.023493323885523</text:p>
          </table:table-cell>
          <table:table-cell office:value-type="float" office:value="-0.0235658917056825" calcext:value-type="float">
            <text:p>-0.023565891705683</text:p>
          </table:table-cell>
          <table:table-cell office:value-type="float" office:value="-0.0235410116735063" calcext:value-type="float">
            <text:p>-0.023541011673506</text:p>
          </table:table-cell>
          <table:table-cell office:value-type="float" office:value="-0.0235062553941474" calcext:value-type="float">
            <text:p>-0.023506255394147</text:p>
          </table:table-cell>
          <table:table-cell office:value-type="float" office:value="-0.0235209969803199" calcext:value-type="float">
            <text:p>-0.02352099698032</text:p>
          </table:table-cell>
          <table:table-cell office:value-type="float" office:value="-0.0234418816914438" calcext:value-type="float">
            <text:p>-0.023441881691444</text:p>
          </table:table-cell>
          <table:table-cell office:value-type="float" office:value="-0.0235299447076583" calcext:value-type="float">
            <text:p>-0.023529944707658</text:p>
          </table:table-cell>
          <table:table-cell office:value-type="float" office:value="-0.0235084084846206" calcext:value-type="float">
            <text:p>-0.023508408484621</text:p>
          </table:table-cell>
          <table:table-cell office:value-type="float" office:value="-0.0234674769787797" calcext:value-type="float">
            <text:p>-0.02346747697878</text:p>
          </table:table-cell>
          <table:table-cell office:value-type="float" office:value="-0.0234632406760719" calcext:value-type="float">
            <text:p>-0.023463240676072</text:p>
          </table:table-cell>
          <table:table-cell office:value-type="float" office:value="-0.0234819978717232" calcext:value-type="float">
            <text:p>-0.023481997871723</text:p>
          </table:table-cell>
          <table:table-cell office:value-type="float" office:value="-0.0234642347959638" calcext:value-type="float">
            <text:p>-0.023464234795964</text:p>
          </table:table-cell>
          <table:table-cell office:value-type="float" office:value="-0.0234990570995311" calcext:value-type="float">
            <text:p>-0.023499057099531</text:p>
          </table:table-cell>
          <table:table-cell office:value-type="float" office:value="-0.0234755079184105" calcext:value-type="float">
            <text:p>-0.023475507918411</text:p>
          </table:table-cell>
          <table:table-cell office:value-type="float" office:value="-0.0234561710618253" calcext:value-type="float">
            <text:p>-0.023456171061825</text:p>
          </table:table-cell>
          <table:table-cell office:value-type="float" office:value="-0.0235141874140505" calcext:value-type="float">
            <text:p>-0.023514187414051</text:p>
          </table:table-cell>
          <table:table-cell office:value-type="float" office:value="-0.0234483587624114" calcext:value-type="float">
            <text:p>-0.023448358762411</text:p>
          </table:table-cell>
          <table:table-cell office:value-type="float" office:value="-0.023474522590427" calcext:value-type="float">
            <text:p>-0.023474522590427</text:p>
          </table:table-cell>
          <table:table-cell office:value-type="float" office:value="-0.023451952401963" calcext:value-type="float">
            <text:p>-0.023451952401963</text:p>
          </table:table-cell>
          <table:table-cell office:value-type="float" office:value="-0.02346018578827" calcext:value-type="float">
            <text:p>-0.02346018578827</text:p>
          </table:table-cell>
          <table:table-cell office:value-type="float" office:value="-0.0234675774824672" calcext:value-type="float">
            <text:p>-0.023467577482467</text:p>
          </table:table-cell>
          <table:table-cell office:value-type="float" office:value="-0.0234111843479743" calcext:value-type="float">
            <text:p>-0.023411184347974</text:p>
          </table:table-cell>
          <table:table-cell office:value-type="float" office:value="-0.0234832942101704" calcext:value-type="float">
            <text:p>-0.02348329421017</text:p>
          </table:table-cell>
          <table:table-cell office:value-type="float" office:value="-0.0234740379674706" calcext:value-type="float">
            <text:p>-0.023474037967471</text:p>
          </table:table-cell>
          <table:table-cell office:value-type="float" office:value="-0.0234814628950782" calcext:value-type="float">
            <text:p>-0.023481462895078</text:p>
          </table:table-cell>
          <table:table-cell office:value-type="float" office:value="-0.0234729966573264" calcext:value-type="float">
            <text:p>-0.023472996657327</text:p>
          </table:table-cell>
          <table:table-cell office:value-type="float" office:value="-0.0234220795573654" calcext:value-type="float">
            <text:p>-0.023422079557366</text:p>
          </table:table-cell>
          <table:table-cell office:value-type="float" office:value="-0.0234541563090297" calcext:value-type="float">
            <text:p>-0.02345415630903</text:p>
          </table:table-cell>
          <table:table-cell office:value-type="float" office:value="-0.0234625690134374" calcext:value-type="float">
            <text:p>-0.023462569013438</text:p>
          </table:table-cell>
          <table:table-cell office:value-type="float" office:value="-0.0234919882888958" calcext:value-type="float">
            <text:p>-0.023491988288896</text:p>
          </table:table-cell>
          <table:table-cell office:value-type="float" office:value="-0.0235163025707347" calcext:value-type="float">
            <text:p>-0.023516302570735</text:p>
          </table:table-cell>
          <table:table-cell office:value-type="float" office:value="-0.0234816662914022" calcext:value-type="float">
            <text:p>-0.023481666291402</text:p>
          </table:table-cell>
          <table:table-cell office:value-type="float" office:value="-0.0234577330889645" calcext:value-type="float">
            <text:p>-0.023457733088965</text:p>
          </table:table-cell>
          <table:table-cell office:value-type="float" office:value="-0.0234650410338548" calcext:value-type="float">
            <text:p>-0.023465041033855</text:p>
          </table:table-cell>
          <table:table-cell office:value-type="float" office:value="-0.023479267671986" calcext:value-type="float">
            <text:p>-0.023479267671986</text:p>
          </table:table-cell>
          <table:table-cell office:value-type="float" office:value="-0.0234526013066939" calcext:value-type="float">
            <text:p>-0.023452601306694</text:p>
          </table:table-cell>
          <table:table-cell office:value-type="float" office:value="-0.0234909439142974" calcext:value-type="float">
            <text:p>-0.023490943914298</text:p>
          </table:table-cell>
          <table:table-cell office:value-type="float" office:value="-0.0234777881556458" calcext:value-type="float">
            <text:p>-0.023477788155646</text:p>
          </table:table-cell>
          <table:table-cell office:value-type="float" office:value="-0.0234605630916614" calcext:value-type="float">
            <text:p>-0.023460563091661</text:p>
          </table:table-cell>
          <table:table-cell office:value-type="float" office:value="-0.0234804602931444" calcext:value-type="float">
            <text:p>-0.023480460293144</text:p>
          </table:table-cell>
          <table:table-cell office:value-type="float" office:value="-0.0234629252196292" calcext:value-type="float">
            <text:p>-0.023462925219629</text:p>
          </table:table-cell>
          <table:table-cell office:value-type="float" office:value="-0.0234419651285317" calcext:value-type="float">
            <text:p>-0.023441965128532</text:p>
          </table:table-cell>
          <table:table-cell office:value-type="float" office:value="-0.0234735282060968" calcext:value-type="float">
            <text:p>-0.023473528206097</text:p>
          </table:table-cell>
          <table:table-cell office:value-type="float" office:value="-0.0234557510464138" calcext:value-type="float">
            <text:p>-0.023455751046414</text:p>
          </table:table-cell>
          <table:table-cell office:value-type="float" office:value="-0.0234518563979531" calcext:value-type="float">
            <text:p>-0.023451856397953</text:p>
          </table:table-cell>
          <table:table-cell office:value-type="float" office:value="-0.0234585638895849" calcext:value-type="float">
            <text:p>-0.023458563889585</text:p>
          </table:table-cell>
          <table:table-cell office:value-type="float" office:value="-0.0234391987113146" calcext:value-type="float">
            <text:p>-0.023439198711315</text:p>
          </table:table-cell>
          <table:table-cell office:value-type="float" office:value="-0.0234419956315572" calcext:value-type="float">
            <text:p>-0.023441995631557</text:p>
          </table:table-cell>
          <table:table-cell office:value-type="float" office:value="-0.0234742221666066" calcext:value-type="float">
            <text:p>-0.023474222166607</text:p>
          </table:table-cell>
          <table:table-cell table:number-columns-repeated="645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8714288966983" calcext:value-type="float">
            <text:p>0.58714288966983</text:p>
          </table:table-cell>
          <table:table-cell office:value-type="float" office:value="0.586253909546968" calcext:value-type="float">
            <text:p>0.586253909546968</text:p>
          </table:table-cell>
          <table:table-cell office:value-type="float" office:value="0.586316035078059" calcext:value-type="float">
            <text:p>0.586316035078059</text:p>
          </table:table-cell>
          <table:table-cell office:value-type="float" office:value="0.586439769887903" calcext:value-type="float">
            <text:p>0.586439769887903</text:p>
          </table:table-cell>
          <table:table-cell office:value-type="float" office:value="0.587733192315234" calcext:value-type="float">
            <text:p>0.587733192315234</text:p>
          </table:table-cell>
          <table:table-cell office:value-type="float" office:value="0.587126386951699" calcext:value-type="float">
            <text:p>0.587126386951699</text:p>
          </table:table-cell>
          <table:table-cell office:value-type="float" office:value="0.586597156938392" calcext:value-type="float">
            <text:p>0.586597156938392</text:p>
          </table:table-cell>
          <table:table-cell office:value-type="float" office:value="0.588384295913911" calcext:value-type="float">
            <text:p>0.588384295913911</text:p>
          </table:table-cell>
          <table:table-cell office:value-type="float" office:value="0.587065196956455" calcext:value-type="float">
            <text:p>0.587065196956455</text:p>
          </table:table-cell>
          <table:table-cell office:value-type="float" office:value="0.587212349148135" calcext:value-type="float">
            <text:p>0.587212349148135</text:p>
          </table:table-cell>
          <table:table-cell office:value-type="float" office:value="0.587371489945656" calcext:value-type="float">
            <text:p>0.587371489945656</text:p>
          </table:table-cell>
          <table:table-cell office:value-type="float" office:value="0.588376006289138" calcext:value-type="float">
            <text:p>0.588376006289138</text:p>
          </table:table-cell>
          <table:table-cell office:value-type="float" office:value="0.587571864293563" calcext:value-type="float">
            <text:p>0.587571864293563</text:p>
          </table:table-cell>
          <table:table-cell office:value-type="float" office:value="0.587240783001933" calcext:value-type="float">
            <text:p>0.587240783001933</text:p>
          </table:table-cell>
          <table:table-cell office:value-type="float" office:value="0.587248014506877" calcext:value-type="float">
            <text:p>0.587248014506877</text:p>
          </table:table-cell>
          <table:table-cell office:value-type="float" office:value="0.588412088948233" calcext:value-type="float">
            <text:p>0.588412088948233</text:p>
          </table:table-cell>
          <table:table-cell office:value-type="float" office:value="0.588091226603456" calcext:value-type="float">
            <text:p>0.588091226603456</text:p>
          </table:table-cell>
          <table:table-cell office:value-type="float" office:value="0.587189789523906" calcext:value-type="float">
            <text:p>0.587189789523906</text:p>
          </table:table-cell>
          <table:table-cell office:value-type="float" office:value="0.587672564559338" calcext:value-type="float">
            <text:p>0.587672564559338</text:p>
          </table:table-cell>
          <table:table-cell office:value-type="float" office:value="0.587463891993956" calcext:value-type="float">
            <text:p>0.587463891993956</text:p>
          </table:table-cell>
          <table:table-cell office:value-type="float" office:value="0.587425425958455" calcext:value-type="float">
            <text:p>0.587425425958455</text:p>
          </table:table-cell>
          <table:table-cell office:value-type="float" office:value="0.588057311744767" calcext:value-type="float">
            <text:p>0.588057311744767</text:p>
          </table:table-cell>
          <table:table-cell office:value-type="float" office:value="0.587626132791764" calcext:value-type="float">
            <text:p>0.587626132791764</text:p>
          </table:table-cell>
          <table:table-cell office:value-type="float" office:value="0.587566799709881" calcext:value-type="float">
            <text:p>0.587566799709881</text:p>
          </table:table-cell>
          <table:table-cell office:value-type="float" office:value="0.58726290971825" calcext:value-type="float">
            <text:p>0.58726290971825</text:p>
          </table:table-cell>
          <table:table-cell office:value-type="float" office:value="0.58800627039704" calcext:value-type="float">
            <text:p>0.58800627039704</text:p>
          </table:table-cell>
          <table:table-cell office:value-type="float" office:value="0.58801553808687" calcext:value-type="float">
            <text:p>0.58801553808687</text:p>
          </table:table-cell>
          <table:table-cell office:value-type="float" office:value="0.587839772368856" calcext:value-type="float">
            <text:p>0.587839772368856</text:p>
          </table:table-cell>
          <table:table-cell office:value-type="float" office:value="0.587935428984407" calcext:value-type="float">
            <text:p>0.587935428984407</text:p>
          </table:table-cell>
          <table:table-cell office:value-type="float" office:value="0.588100043221143" calcext:value-type="float">
            <text:p>0.588100043221143</text:p>
          </table:table-cell>
          <table:table-cell office:value-type="float" office:value="0.588466985248597" calcext:value-type="float">
            <text:p>0.588466985248597</text:p>
          </table:table-cell>
          <table:table-cell office:value-type="float" office:value="0.587781662951171" calcext:value-type="float">
            <text:p>0.587781662951171</text:p>
          </table:table-cell>
          <table:table-cell office:value-type="float" office:value="0.587901624856128" calcext:value-type="float">
            <text:p>0.587901624856128</text:p>
          </table:table-cell>
          <table:table-cell office:value-type="float" office:value="0.587391850519352" calcext:value-type="float">
            <text:p>0.587391850519352</text:p>
          </table:table-cell>
          <table:table-cell office:value-type="float" office:value="0.588073991145022" calcext:value-type="float">
            <text:p>0.588073991145022</text:p>
          </table:table-cell>
          <table:table-cell office:value-type="float" office:value="0.587683291531168" calcext:value-type="float">
            <text:p>0.587683291531168</text:p>
          </table:table-cell>
          <table:table-cell office:value-type="float" office:value="0.587600084699422" calcext:value-type="float">
            <text:p>0.587600084699422</text:p>
          </table:table-cell>
          <table:table-cell office:value-type="float" office:value="0.588254342766857" calcext:value-type="float">
            <text:p>0.588254342766857</text:p>
          </table:table-cell>
          <table:table-cell office:value-type="float" office:value="0.587687991945823" calcext:value-type="float">
            <text:p>0.587687991945823</text:p>
          </table:table-cell>
          <table:table-cell office:value-type="float" office:value="0.586900686513747" calcext:value-type="float">
            <text:p>0.586900686513747</text:p>
          </table:table-cell>
          <table:table-cell office:value-type="float" office:value="0.586868755185523" calcext:value-type="float">
            <text:p>0.586868755185523</text:p>
          </table:table-cell>
          <table:table-cell office:value-type="float" office:value="0.587244344380824" calcext:value-type="float">
            <text:p>0.587244344380824</text:p>
          </table:table-cell>
          <table:table-cell office:value-type="float" office:value="0.58883357817493" calcext:value-type="float">
            <text:p>0.58883357817493</text:p>
          </table:table-cell>
          <table:table-cell office:value-type="float" office:value="0.588673972599862" calcext:value-type="float">
            <text:p>0.588673972599862</text:p>
          </table:table-cell>
          <table:table-cell office:value-type="float" office:value="0.605936091217318" calcext:value-type="float">
            <text:p>0.605936091217318</text:p>
          </table:table-cell>
          <table:table-cell office:value-type="float" office:value="0.606011231129964" calcext:value-type="float">
            <text:p>0.606011231129964</text:p>
          </table:table-cell>
          <table:table-cell office:value-type="float" office:value="0.569061963993632" calcext:value-type="float">
            <text:p>0.569061963993632</text:p>
          </table:table-cell>
          <table:table-cell office:value-type="float" office:value="0.631446422684375" calcext:value-type="float">
            <text:p>0.631446422684375</text:p>
          </table:table-cell>
          <table:table-cell office:value-type="float" office:value="0.659048230215713" calcext:value-type="float">
            <text:p>0.659048230215713</text:p>
          </table:table-cell>
          <table:table-cell office:value-type="float" office:value="0.660486976727074" calcext:value-type="float">
            <text:p>0.660486976727074</text:p>
          </table:table-cell>
          <table:table-cell office:value-type="float" office:value="0.609643073024109" calcext:value-type="float">
            <text:p>0.609643073024109</text:p>
          </table:table-cell>
          <table:table-cell office:value-type="float" office:value="0.569671110195428" calcext:value-type="float">
            <text:p>0.569671110195428</text:p>
          </table:table-cell>
          <table:table-cell office:value-type="float" office:value="0.553163577335485" calcext:value-type="float">
            <text:p>0.553163577335485</text:p>
          </table:table-cell>
          <table:table-cell office:value-type="float" office:value="0.547455609694363" calcext:value-type="float">
            <text:p>0.547455609694363</text:p>
          </table:table-cell>
          <table:table-cell office:value-type="float" office:value="0.547344133947541" calcext:value-type="float">
            <text:p>0.547344133947541</text:p>
          </table:table-cell>
          <table:table-cell office:value-type="float" office:value="0.572421118037072" calcext:value-type="float">
            <text:p>0.572421118037072</text:p>
          </table:table-cell>
          <table:table-cell office:value-type="float" office:value="0.515404345874015" calcext:value-type="float">
            <text:p>0.515404345874015</text:p>
          </table:table-cell>
          <table:table-cell office:value-type="float" office:value="0.512543640147736" calcext:value-type="float">
            <text:p>0.512543640147736</text:p>
          </table:table-cell>
          <table:table-cell office:value-type="float" office:value="0.521565789195947" calcext:value-type="float">
            <text:p>0.521565789195947</text:p>
          </table:table-cell>
          <table:table-cell office:value-type="float" office:value="0.547195100176057" calcext:value-type="float">
            <text:p>0.547195100176057</text:p>
          </table:table-cell>
          <table:table-cell office:value-type="float" office:value="0.548465652783954" calcext:value-type="float">
            <text:p>0.548465652783954</text:p>
          </table:table-cell>
          <table:table-cell office:value-type="float" office:value="0.566584546175912" calcext:value-type="float">
            <text:p>0.566584546175912</text:p>
          </table:table-cell>
          <table:table-cell office:value-type="float" office:value="0.572631674720536" calcext:value-type="float">
            <text:p>0.572631674720536</text:p>
          </table:table-cell>
          <table:table-cell office:value-type="float" office:value="0.568427111174099" calcext:value-type="float">
            <text:p>0.568427111174099</text:p>
          </table:table-cell>
          <table:table-cell office:value-type="float" office:value="0.564525940296626" calcext:value-type="float">
            <text:p>0.564525940296626</text:p>
          </table:table-cell>
          <table:table-cell office:value-type="float" office:value="0.575816264693295" calcext:value-type="float">
            <text:p>0.575816264693295</text:p>
          </table:table-cell>
          <table:table-cell office:value-type="float" office:value="0.616014928869304" calcext:value-type="float">
            <text:p>0.616014928869304</text:p>
          </table:table-cell>
          <table:table-cell office:value-type="float" office:value="0.625582822812428" calcext:value-type="float">
            <text:p>0.625582822812428</text:p>
          </table:table-cell>
          <table:table-cell office:value-type="float" office:value="0.628280848848445" calcext:value-type="float">
            <text:p>0.628280848848445</text:p>
          </table:table-cell>
          <table:table-cell office:value-type="float" office:value="0.561724282200686" calcext:value-type="float">
            <text:p>0.561724282200686</text:p>
          </table:table-cell>
          <table:table-cell office:value-type="float" office:value="0.549653896940816" calcext:value-type="float">
            <text:p>0.549653896940816</text:p>
          </table:table-cell>
          <table:table-cell office:value-type="float" office:value="0.550974347133537" calcext:value-type="float">
            <text:p>0.550974347133537</text:p>
          </table:table-cell>
          <table:table-cell office:value-type="float" office:value="0.553832711251422" calcext:value-type="float">
            <text:p>0.553832711251422</text:p>
          </table:table-cell>
          <table:table-cell office:value-type="float" office:value="0.594000330360788" calcext:value-type="float">
            <text:p>0.594000330360788</text:p>
          </table:table-cell>
          <table:table-cell office:value-type="float" office:value="0.584573811626443" calcext:value-type="float">
            <text:p>0.584573811626443</text:p>
          </table:table-cell>
          <table:table-cell office:value-type="float" office:value="0.547435384654439" calcext:value-type="float">
            <text:p>0.547435384654439</text:p>
          </table:table-cell>
          <table:table-cell office:value-type="float" office:value="0.503835524063135" calcext:value-type="float">
            <text:p>0.503835524063135</text:p>
          </table:table-cell>
          <table:table-cell office:value-type="float" office:value="0.512579440186098" calcext:value-type="float">
            <text:p>0.512579440186098</text:p>
          </table:table-cell>
          <table:table-cell office:value-type="float" office:value="0.518359762882007" calcext:value-type="float">
            <text:p>0.518359762882007</text:p>
          </table:table-cell>
          <table:table-cell office:value-type="float" office:value="0.533601993222919" calcext:value-type="float">
            <text:p>0.533601993222919</text:p>
          </table:table-cell>
          <table:table-cell office:value-type="float" office:value="0.551946295393319" calcext:value-type="float">
            <text:p>0.551946295393319</text:p>
          </table:table-cell>
          <table:table-cell office:value-type="float" office:value="0.582601062122348" calcext:value-type="float">
            <text:p>0.582601062122348</text:p>
          </table:table-cell>
          <table:table-cell office:value-type="float" office:value="0.57072836977934" calcext:value-type="float">
            <text:p>0.57072836977934</text:p>
          </table:table-cell>
          <table:table-cell office:value-type="float" office:value="0.60680791614356" calcext:value-type="float">
            <text:p>0.60680791614356</text:p>
          </table:table-cell>
          <table:table-cell office:value-type="float" office:value="0.606818319615822" calcext:value-type="float">
            <text:p>0.606818319615822</text:p>
          </table:table-cell>
          <table:table-cell office:value-type="float" office:value="0.588558418945995" calcext:value-type="float">
            <text:p>0.588558418945995</text:p>
          </table:table-cell>
          <table:table-cell office:value-type="float" office:value="0.512311274607902" calcext:value-type="float">
            <text:p>0.512311274607902</text:p>
          </table:table-cell>
          <table:table-cell office:value-type="float" office:value="0.480800944313874" calcext:value-type="float">
            <text:p>0.480800944313874</text:p>
          </table:table-cell>
          <table:table-cell office:value-type="float" office:value="0.479666367596817" calcext:value-type="float">
            <text:p>0.479666367596817</text:p>
          </table:table-cell>
          <table:table-cell office:value-type="float" office:value="0.477742079987123" calcext:value-type="float">
            <text:p>0.477742079987123</text:p>
          </table:table-cell>
          <table:table-cell office:value-type="float" office:value="0.493767889368382" calcext:value-type="float">
            <text:p>0.493767889368382</text:p>
          </table:table-cell>
          <table:table-cell office:value-type="float" office:value="0.504251607590731" calcext:value-type="float">
            <text:p>0.504251607590731</text:p>
          </table:table-cell>
          <table:table-cell office:value-type="float" office:value="0.522981018431505" calcext:value-type="float">
            <text:p>0.522981018431505</text:p>
          </table:table-cell>
          <table:table-cell office:value-type="float" office:value="0.619445777930265" calcext:value-type="float">
            <text:p>0.619445777930265</text:p>
          </table:table-cell>
          <table:table-cell office:value-type="float" office:value="0.594225752148246" calcext:value-type="float">
            <text:p>0.594225752148246</text:p>
          </table:table-cell>
          <table:table-cell office:value-type="float" office:value="0.549955600192867" calcext:value-type="float">
            <text:p>0.549955600192867</text:p>
          </table:table-cell>
          <table:table-cell office:value-type="float" office:value="0.513878444214519" calcext:value-type="float">
            <text:p>0.513878444214519</text:p>
          </table:table-cell>
          <table:table-cell office:value-type="float" office:value="0.483325252235461" calcext:value-type="float">
            <text:p>0.483325252235461</text:p>
          </table:table-cell>
          <table:table-cell office:value-type="float" office:value="0.478175345595773" calcext:value-type="float">
            <text:p>0.478175345595773</text:p>
          </table:table-cell>
          <table:table-cell office:value-type="float" office:value="0.505969281245317" calcext:value-type="float">
            <text:p>0.505969281245317</text:p>
          </table:table-cell>
          <table:table-cell office:value-type="float" office:value="0.550320588722666" calcext:value-type="float">
            <text:p>0.550320588722666</text:p>
          </table:table-cell>
          <table:table-cell office:value-type="float" office:value="0.589268701639406" calcext:value-type="float">
            <text:p>0.589268701639406</text:p>
          </table:table-cell>
          <table:table-cell office:value-type="float" office:value="0.606962796681157" calcext:value-type="float">
            <text:p>0.606962796681157</text:p>
          </table:table-cell>
          <table:table-cell office:value-type="float" office:value="0.606425030128732" calcext:value-type="float">
            <text:p>0.606425030128732</text:p>
          </table:table-cell>
          <table:table-cell office:value-type="float" office:value="0.575254275830824" calcext:value-type="float">
            <text:p>0.575254275830824</text:p>
          </table:table-cell>
          <table:table-cell office:value-type="float" office:value="0.543117359398604" calcext:value-type="float">
            <text:p>0.543117359398604</text:p>
          </table:table-cell>
          <table:table-cell office:value-type="float" office:value="0.500741921270969" calcext:value-type="float">
            <text:p>0.500741921270969</text:p>
          </table:table-cell>
          <table:table-cell office:value-type="float" office:value="0.491634600466517" calcext:value-type="float">
            <text:p>0.491634600466517</text:p>
          </table:table-cell>
          <table:table-cell office:value-type="float" office:value="0.500825804407269" calcext:value-type="float">
            <text:p>0.500825804407269</text:p>
          </table:table-cell>
          <table:table-cell office:value-type="float" office:value="0.527879331899114" calcext:value-type="float">
            <text:p>0.527879331899114</text:p>
          </table:table-cell>
          <table:table-cell office:value-type="float" office:value="0.5362853535769" calcext:value-type="float">
            <text:p>0.5362853535769</text:p>
          </table:table-cell>
          <table:table-cell office:value-type="float" office:value="0.570636781030271" calcext:value-type="float">
            <text:p>0.570636781030271</text:p>
          </table:table-cell>
          <table:table-cell office:value-type="float" office:value="0.581314510153822" calcext:value-type="float">
            <text:p>0.581314510153822</text:p>
          </table:table-cell>
          <table:table-cell office:value-type="float" office:value="0.585939581880205" calcext:value-type="float">
            <text:p>0.585939581880205</text:p>
          </table:table-cell>
          <table:table-cell office:value-type="float" office:value="0.565646505700984" calcext:value-type="float">
            <text:p>0.565646505700984</text:p>
          </table:table-cell>
          <table:table-cell office:value-type="float" office:value="0.593030136781589" calcext:value-type="float">
            <text:p>0.593030136781589</text:p>
          </table:table-cell>
          <table:table-cell office:value-type="float" office:value="0.607469803026463" calcext:value-type="float">
            <text:p>0.607469803026463</text:p>
          </table:table-cell>
          <table:table-cell office:value-type="float" office:value="0.610249347079134" calcext:value-type="float">
            <text:p>0.610249347079134</text:p>
          </table:table-cell>
          <table:table-cell office:value-type="float" office:value="0.605500560411879" calcext:value-type="float">
            <text:p>0.605500560411879</text:p>
          </table:table-cell>
          <table:table-cell office:value-type="float" office:value="0.605777022266926" calcext:value-type="float">
            <text:p>0.605777022266926</text:p>
          </table:table-cell>
          <table:table-cell office:value-type="float" office:value="0.562919300493674" calcext:value-type="float">
            <text:p>0.562919300493674</text:p>
          </table:table-cell>
          <table:table-cell office:value-type="float" office:value="0.541294599214344" calcext:value-type="float">
            <text:p>0.541294599214344</text:p>
          </table:table-cell>
          <table:table-cell office:value-type="float" office:value="0.488777882405854" calcext:value-type="float">
            <text:p>0.488777882405854</text:p>
          </table:table-cell>
          <table:table-cell office:value-type="float" office:value="0.519710309696504" calcext:value-type="float">
            <text:p>0.519710309696504</text:p>
          </table:table-cell>
          <table:table-cell office:value-type="float" office:value="0.538145044829937" calcext:value-type="float">
            <text:p>0.538145044829937</text:p>
          </table:table-cell>
          <table:table-cell office:value-type="float" office:value="0.557603182704531" calcext:value-type="float">
            <text:p>0.557603182704531</text:p>
          </table:table-cell>
          <table:table-cell office:value-type="float" office:value="0.521528431830968" calcext:value-type="float">
            <text:p>0.521528431830968</text:p>
          </table:table-cell>
          <table:table-cell office:value-type="float" office:value="0.572702848613909" calcext:value-type="float">
            <text:p>0.572702848613909</text:p>
          </table:table-cell>
          <table:table-cell office:value-type="float" office:value="0.580532722433152" calcext:value-type="float">
            <text:p>0.580532722433152</text:p>
          </table:table-cell>
          <table:table-cell office:value-type="float" office:value="0.595284185797208" calcext:value-type="float">
            <text:p>0.595284185797208</text:p>
          </table:table-cell>
          <table:table-cell office:value-type="float" office:value="0.5901607378136" calcext:value-type="float">
            <text:p>0.5901607378136</text:p>
          </table:table-cell>
          <table:table-cell office:value-type="float" office:value="0.574872564174687" calcext:value-type="float">
            <text:p>0.574872564174687</text:p>
          </table:table-cell>
          <table:table-cell office:value-type="float" office:value="0.579152310501216" calcext:value-type="float">
            <text:p>0.579152310501216</text:p>
          </table:table-cell>
          <table:table-cell office:value-type="float" office:value="0.577651737248836" calcext:value-type="float">
            <text:p>0.577651737248836</text:p>
          </table:table-cell>
          <table:table-cell office:value-type="float" office:value="0.576832063267399" calcext:value-type="float">
            <text:p>0.576832063267399</text:p>
          </table:table-cell>
          <table:table-cell office:value-type="float" office:value="0.579090117669078" calcext:value-type="float">
            <text:p>0.579090117669078</text:p>
          </table:table-cell>
          <table:table-cell office:value-type="float" office:value="0.577266862496163" calcext:value-type="float">
            <text:p>0.577266862496163</text:p>
          </table:table-cell>
          <table:table-cell office:value-type="float" office:value="0.578555649489644" calcext:value-type="float">
            <text:p>0.578555649489644</text:p>
          </table:table-cell>
          <table:table-cell office:value-type="float" office:value="0.578318934324669" calcext:value-type="float">
            <text:p>0.578318934324669</text:p>
          </table:table-cell>
          <table:table-cell office:value-type="float" office:value="0.578566355325339" calcext:value-type="float">
            <text:p>0.578566355325339</text:p>
          </table:table-cell>
          <table:table-cell office:value-type="float" office:value="0.575876066615088" calcext:value-type="float">
            <text:p>0.575876066615088</text:p>
          </table:table-cell>
          <table:table-cell office:value-type="float" office:value="0.576045474858165" calcext:value-type="float">
            <text:p>0.576045474858165</text:p>
          </table:table-cell>
          <table:table-cell office:value-type="float" office:value="0.575894535482241" calcext:value-type="float">
            <text:p>0.575894535482241</text:p>
          </table:table-cell>
          <table:table-cell office:value-type="float" office:value="0.573849354510049" calcext:value-type="float">
            <text:p>0.573849354510049</text:p>
          </table:table-cell>
          <table:table-cell office:value-type="float" office:value="0.571675913807011" calcext:value-type="float">
            <text:p>0.571675913807011</text:p>
          </table:table-cell>
          <table:table-cell office:value-type="float" office:value="0.570659655931615" calcext:value-type="float">
            <text:p>0.570659655931615</text:p>
          </table:table-cell>
          <table:table-cell office:value-type="float" office:value="0.571106830654676" calcext:value-type="float">
            <text:p>0.571106830654676</text:p>
          </table:table-cell>
          <table:table-cell office:value-type="float" office:value="0.569458426631461" calcext:value-type="float">
            <text:p>0.569458426631461</text:p>
          </table:table-cell>
          <table:table-cell office:value-type="float" office:value="0.569742592032009" calcext:value-type="float">
            <text:p>0.569742592032009</text:p>
          </table:table-cell>
          <table:table-cell office:value-type="float" office:value="0.570079964365712" calcext:value-type="float">
            <text:p>0.570079964365712</text:p>
          </table:table-cell>
          <table:table-cell office:value-type="float" office:value="0.570213240259081" calcext:value-type="float">
            <text:p>0.570213240259081</text:p>
          </table:table-cell>
          <table:table-cell office:value-type="float" office:value="0.56929830045496" calcext:value-type="float">
            <text:p>0.56929830045496</text:p>
          </table:table-cell>
          <table:table-cell office:value-type="float" office:value="0.569752656740273" calcext:value-type="float">
            <text:p>0.569752656740273</text:p>
          </table:table-cell>
          <table:table-cell office:value-type="float" office:value="0.56970587174748" calcext:value-type="float">
            <text:p>0.56970587174748</text:p>
          </table:table-cell>
          <table:table-cell office:value-type="float" office:value="0.568837188793987" calcext:value-type="float">
            <text:p>0.568837188793987</text:p>
          </table:table-cell>
          <table:table-cell office:value-type="float" office:value="0.569866236105831" calcext:value-type="float">
            <text:p>0.569866236105831</text:p>
          </table:table-cell>
          <table:table-cell office:value-type="float" office:value="0.569851588363244" calcext:value-type="float">
            <text:p>0.569851588363244</text:p>
          </table:table-cell>
          <table:table-cell office:value-type="float" office:value="0.569302427368173" calcext:value-type="float">
            <text:p>0.569302427368173</text:p>
          </table:table-cell>
          <table:table-cell office:value-type="float" office:value="0.569068030475382" calcext:value-type="float">
            <text:p>0.569068030475382</text:p>
          </table:table-cell>
          <table:table-cell office:value-type="float" office:value="0.569692381642602" calcext:value-type="float">
            <text:p>0.569692381642602</text:p>
          </table:table-cell>
          <table:table-cell office:value-type="float" office:value="0.569160783633295" calcext:value-type="float">
            <text:p>0.569160783633295</text:p>
          </table:table-cell>
          <table:table-cell office:value-type="float" office:value="0.569795220245209" calcext:value-type="float">
            <text:p>0.569795220245209</text:p>
          </table:table-cell>
          <table:table-cell office:value-type="float" office:value="0.569304883619391" calcext:value-type="float">
            <text:p>0.569304883619391</text:p>
          </table:table-cell>
          <table:table-cell office:value-type="float" office:value="0.568925802434685" calcext:value-type="float">
            <text:p>0.568925802434685</text:p>
          </table:table-cell>
          <table:table-cell office:value-type="float" office:value="0.570393599895815" calcext:value-type="float">
            <text:p>0.570393599895815</text:p>
          </table:table-cell>
          <table:table-cell office:value-type="float" office:value="0.568983068737706" calcext:value-type="float">
            <text:p>0.568983068737706</text:p>
          </table:table-cell>
          <table:table-cell office:value-type="float" office:value="0.569643511593971" calcext:value-type="float">
            <text:p>0.569643511593971</text:p>
          </table:table-cell>
          <table:table-cell office:value-type="float" office:value="0.569096991732305" calcext:value-type="float">
            <text:p>0.569096991732305</text:p>
          </table:table-cell>
          <table:table-cell office:value-type="float" office:value="0.569321500947979" calcext:value-type="float">
            <text:p>0.569321500947979</text:p>
          </table:table-cell>
          <table:table-cell office:value-type="float" office:value="0.569529152777725" calcext:value-type="float">
            <text:p>0.569529152777725</text:p>
          </table:table-cell>
          <table:table-cell office:value-type="float" office:value="0.568064275397666" calcext:value-type="float">
            <text:p>0.568064275397666</text:p>
          </table:table-cell>
          <table:table-cell office:value-type="float" office:value="0.569594775241252" calcext:value-type="float">
            <text:p>0.569594775241252</text:p>
          </table:table-cell>
          <table:table-cell office:value-type="float" office:value="0.569291653690863" calcext:value-type="float">
            <text:p>0.569291653690863</text:p>
          </table:table-cell>
          <table:table-cell office:value-type="float" office:value="0.569601663344838" calcext:value-type="float">
            <text:p>0.569601663344838</text:p>
          </table:table-cell>
          <table:table-cell office:value-type="float" office:value="0.569292088601245" calcext:value-type="float">
            <text:p>0.569292088601245</text:p>
          </table:table-cell>
          <table:table-cell office:value-type="float" office:value="0.568182461741619" calcext:value-type="float">
            <text:p>0.568182461741619</text:p>
          </table:table-cell>
          <table:table-cell office:value-type="float" office:value="0.569123996194421" calcext:value-type="float">
            <text:p>0.569123996194421</text:p>
          </table:table-cell>
          <table:table-cell office:value-type="float" office:value="0.569265541702566" calcext:value-type="float">
            <text:p>0.569265541702566</text:p>
          </table:table-cell>
          <table:table-cell office:value-type="float" office:value="0.570179055935532" calcext:value-type="float">
            <text:p>0.570179055935532</text:p>
          </table:table-cell>
          <table:table-cell office:value-type="float" office:value="0.57025769954892" calcext:value-type="float">
            <text:p>0.57025769954892</text:p>
          </table:table-cell>
          <table:table-cell office:value-type="float" office:value="0.569523302820505" calcext:value-type="float">
            <text:p>0.569523302820505</text:p>
          </table:table-cell>
          <table:table-cell office:value-type="float" office:value="0.569286053263962" calcext:value-type="float">
            <text:p>0.569286053263962</text:p>
          </table:table-cell>
          <table:table-cell office:value-type="float" office:value="0.56921904718441" calcext:value-type="float">
            <text:p>0.56921904718441</text:p>
          </table:table-cell>
          <table:table-cell office:value-type="float" office:value="0.569535285502109" calcext:value-type="float">
            <text:p>0.569535285502109</text:p>
          </table:table-cell>
          <table:table-cell office:value-type="float" office:value="0.569099255317893" calcext:value-type="float">
            <text:p>0.569099255317893</text:p>
          </table:table-cell>
          <table:table-cell office:value-type="float" office:value="0.56989189887215" calcext:value-type="float">
            <text:p>0.56989189887215</text:p>
          </table:table-cell>
          <table:table-cell office:value-type="float" office:value="0.569796267697314" calcext:value-type="float">
            <text:p>0.569796267697314</text:p>
          </table:table-cell>
          <table:table-cell office:value-type="float" office:value="0.569076313981573" calcext:value-type="float">
            <text:p>0.569076313981573</text:p>
          </table:table-cell>
          <table:table-cell office:value-type="float" office:value="0.569626107963718" calcext:value-type="float">
            <text:p>0.569626107963718</text:p>
          </table:table-cell>
          <table:table-cell office:value-type="float" office:value="0.569381229087168" calcext:value-type="float">
            <text:p>0.569381229087168</text:p>
          </table:table-cell>
          <table:table-cell office:value-type="float" office:value="0.568857963765002" calcext:value-type="float">
            <text:p>0.568857963765002</text:p>
          </table:table-cell>
          <table:table-cell office:value-type="float" office:value="0.569548284558747" calcext:value-type="float">
            <text:p>0.569548284558747</text:p>
          </table:table-cell>
          <table:table-cell office:value-type="float" office:value="0.56879463843919" calcext:value-type="float">
            <text:p>0.56879463843919</text:p>
          </table:table-cell>
          <table:table-cell office:value-type="float" office:value="0.569164916589358" calcext:value-type="float">
            <text:p>0.569164916589358</text:p>
          </table:table-cell>
          <table:table-cell office:value-type="float" office:value="0.569200436753159" calcext:value-type="float">
            <text:p>0.569200436753159</text:p>
          </table:table-cell>
          <table:table-cell office:value-type="float" office:value="0.568454307898908" calcext:value-type="float">
            <text:p>0.568454307898908</text:p>
          </table:table-cell>
          <table:table-cell office:value-type="float" office:value="0.568779793940778" calcext:value-type="float">
            <text:p>0.568779793940778</text:p>
          </table:table-cell>
          <table:table-cell office:value-type="float" office:value="0.569537229308017" calcext:value-type="float">
            <text:p>0.569537229308017</text:p>
          </table:table-cell>
          <table:table-cell table:number-columns-repeated="645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181237117745898" calcext:value-type="float">
            <text:p>-0.181237117745898</text:p>
          </table:table-cell>
          <table:table-cell office:value-type="float" office:value="-0.181076937647997" calcext:value-type="float">
            <text:p>-0.181076937647997</text:p>
          </table:table-cell>
          <table:table-cell office:value-type="float" office:value="-0.181093036409146" calcext:value-type="float">
            <text:p>-0.181093036409146</text:p>
          </table:table-cell>
          <table:table-cell office:value-type="float" office:value="-0.181117551638116" calcext:value-type="float">
            <text:p>-0.181117551638116</text:p>
          </table:table-cell>
          <table:table-cell office:value-type="float" office:value="-0.181346559971007" calcext:value-type="float">
            <text:p>-0.181346559971007</text:p>
          </table:table-cell>
          <table:table-cell office:value-type="float" office:value="-0.181250269381018" calcext:value-type="float">
            <text:p>-0.181250269381018</text:p>
          </table:table-cell>
          <table:table-cell office:value-type="float" office:value="-0.181122787566167" calcext:value-type="float">
            <text:p>-0.181122787566167</text:p>
          </table:table-cell>
          <table:table-cell office:value-type="float" office:value="-0.181486240576569" calcext:value-type="float">
            <text:p>-0.181486240576569</text:p>
          </table:table-cell>
          <table:table-cell office:value-type="float" office:value="-0.181228293880765" calcext:value-type="float">
            <text:p>-0.181228293880765</text:p>
          </table:table-cell>
          <table:table-cell office:value-type="float" office:value="-0.181257231798051" calcext:value-type="float">
            <text:p>-0.181257231798051</text:p>
          </table:table-cell>
          <table:table-cell office:value-type="float" office:value="-0.181306116095447" calcext:value-type="float">
            <text:p>-0.181306116095447</text:p>
          </table:table-cell>
          <table:table-cell office:value-type="float" office:value="-0.181467150379225" calcext:value-type="float">
            <text:p>-0.181467150379225</text:p>
          </table:table-cell>
          <table:table-cell office:value-type="float" office:value="-0.181337361408786" calcext:value-type="float">
            <text:p>-0.181337361408786</text:p>
          </table:table-cell>
          <table:table-cell office:value-type="float" office:value="-0.181272617212736" calcext:value-type="float">
            <text:p>-0.181272617212736</text:p>
          </table:table-cell>
          <table:table-cell office:value-type="float" office:value="-0.181266326354799" calcext:value-type="float">
            <text:p>-0.181266326354799</text:p>
          </table:table-cell>
          <table:table-cell office:value-type="float" office:value="-0.181482267361083" calcext:value-type="float">
            <text:p>-0.181482267361083</text:p>
          </table:table-cell>
          <table:table-cell office:value-type="float" office:value="-0.181425993324481" calcext:value-type="float">
            <text:p>-0.181425993324481</text:p>
          </table:table-cell>
          <table:table-cell office:value-type="float" office:value="-0.18124239299421" calcext:value-type="float">
            <text:p>-0.18124239299421</text:p>
          </table:table-cell>
          <table:table-cell office:value-type="float" office:value="-0.181362885490503" calcext:value-type="float">
            <text:p>-0.181362885490503</text:p>
          </table:table-cell>
          <table:table-cell office:value-type="float" office:value="-0.181330558661292" calcext:value-type="float">
            <text:p>-0.181330558661292</text:p>
          </table:table-cell>
          <table:table-cell office:value-type="float" office:value="-0.181293627348706" calcext:value-type="float">
            <text:p>-0.181293627348706</text:p>
          </table:table-cell>
          <table:table-cell office:value-type="float" office:value="-0.181427191258509" calcext:value-type="float">
            <text:p>-0.181427191258509</text:p>
          </table:table-cell>
          <table:table-cell office:value-type="float" office:value="-0.181342105768377" calcext:value-type="float">
            <text:p>-0.181342105768377</text:p>
          </table:table-cell>
          <table:table-cell office:value-type="float" office:value="-0.181319889097344" calcext:value-type="float">
            <text:p>-0.181319889097344</text:p>
          </table:table-cell>
          <table:table-cell office:value-type="float" office:value="-0.181271340143522" calcext:value-type="float">
            <text:p>-0.181271340143522</text:p>
          </table:table-cell>
          <table:table-cell office:value-type="float" office:value="-0.18140652385594" calcext:value-type="float">
            <text:p>-0.18140652385594</text:p>
          </table:table-cell>
          <table:table-cell office:value-type="float" office:value="-0.181422552594597" calcext:value-type="float">
            <text:p>-0.181422552594597</text:p>
          </table:table-cell>
          <table:table-cell office:value-type="float" office:value="-0.181371272801346" calcext:value-type="float">
            <text:p>-0.181371272801346</text:p>
          </table:table-cell>
          <table:table-cell office:value-type="float" office:value="-0.181407387340272" calcext:value-type="float">
            <text:p>-0.181407387340272</text:p>
          </table:table-cell>
          <table:table-cell office:value-type="float" office:value="-0.181421925840257" calcext:value-type="float">
            <text:p>-0.181421925840257</text:p>
          </table:table-cell>
          <table:table-cell office:value-type="float" office:value="-0.181516822008835" calcext:value-type="float">
            <text:p>-0.181516822008835</text:p>
          </table:table-cell>
          <table:table-cell office:value-type="float" office:value="-0.181363225441278" calcext:value-type="float">
            <text:p>-0.181363225441278</text:p>
          </table:table-cell>
          <table:table-cell office:value-type="float" office:value="-0.181388978958616" calcext:value-type="float">
            <text:p>-0.181388978958616</text:p>
          </table:table-cell>
          <table:table-cell office:value-type="float" office:value="-0.181300068670267" calcext:value-type="float">
            <text:p>-0.181300068670267</text:p>
          </table:table-cell>
          <table:table-cell office:value-type="float" office:value="-0.181428890937962" calcext:value-type="float">
            <text:p>-0.181428890937962</text:p>
          </table:table-cell>
          <table:table-cell office:value-type="float" office:value="-0.181355641019912" calcext:value-type="float">
            <text:p>-0.181355641019912</text:p>
          </table:table-cell>
          <table:table-cell office:value-type="float" office:value="-0.181337736371845" calcext:value-type="float">
            <text:p>-0.181337736371845</text:p>
          </table:table-cell>
          <table:table-cell office:value-type="float" office:value="-0.181479158911257" calcext:value-type="float">
            <text:p>-0.181479158911257</text:p>
          </table:table-cell>
          <table:table-cell office:value-type="float" office:value="-0.181330149260576" calcext:value-type="float">
            <text:p>-0.181330149260576</text:p>
          </table:table-cell>
          <table:table-cell office:value-type="float" office:value="-0.181264764635662" calcext:value-type="float">
            <text:p>-0.181264764635662</text:p>
          </table:table-cell>
          <table:table-cell office:value-type="float" office:value="-0.181203714218789" calcext:value-type="float">
            <text:p>-0.181203714218789</text:p>
          </table:table-cell>
          <table:table-cell office:value-type="float" office:value="-0.181176448864638" calcext:value-type="float">
            <text:p>-0.181176448864638</text:p>
          </table:table-cell>
          <table:table-cell office:value-type="float" office:value="-0.181497117584457" calcext:value-type="float">
            <text:p>-0.181497117584457</text:p>
          </table:table-cell>
          <table:table-cell office:value-type="float" office:value="-0.181366543237842" calcext:value-type="float">
            <text:p>-0.181366543237842</text:p>
          </table:table-cell>
          <table:table-cell office:value-type="float" office:value="-0.176408822827916" calcext:value-type="float">
            <text:p>-0.176408822827916</text:p>
          </table:table-cell>
          <table:table-cell office:value-type="float" office:value="-0.165302736737987" calcext:value-type="float">
            <text:p>-0.165302736737987</text:p>
          </table:table-cell>
          <table:table-cell office:value-type="float" office:value="-0.144415325489266" calcext:value-type="float">
            <text:p>-0.144415325489266</text:p>
          </table:table-cell>
          <table:table-cell office:value-type="float" office:value="-0.250984569807412" calcext:value-type="float">
            <text:p>-0.250984569807412</text:p>
          </table:table-cell>
          <table:table-cell office:value-type="float" office:value="-0.259226502438967" calcext:value-type="float">
            <text:p>-0.259226502438967</text:p>
          </table:table-cell>
          <table:table-cell office:value-type="float" office:value="-0.252382288788872" calcext:value-type="float">
            <text:p>-0.252382288788872</text:p>
          </table:table-cell>
          <table:table-cell office:value-type="float" office:value="-0.271937808899651" calcext:value-type="float">
            <text:p>-0.271937808899651</text:p>
          </table:table-cell>
          <table:table-cell office:value-type="float" office:value="-0.258538816572229" calcext:value-type="float">
            <text:p>-0.258538816572229</text:p>
          </table:table-cell>
          <table:table-cell office:value-type="float" office:value="-0.257989682346982" calcext:value-type="float">
            <text:p>-0.257989682346982</text:p>
          </table:table-cell>
          <table:table-cell office:value-type="float" office:value="-0.258958529841862" calcext:value-type="float">
            <text:p>-0.258958529841862</text:p>
          </table:table-cell>
          <table:table-cell office:value-type="float" office:value="-0.266152272835098" calcext:value-type="float">
            <text:p>-0.266152272835098</text:p>
          </table:table-cell>
          <table:table-cell office:value-type="float" office:value="-0.175558621309711" calcext:value-type="float">
            <text:p>-0.175558621309711</text:p>
          </table:table-cell>
          <table:table-cell office:value-type="float" office:value="-0.164216762916416" calcext:value-type="float">
            <text:p>-0.164216762916416</text:p>
          </table:table-cell>
          <table:table-cell office:value-type="float" office:value="-0.167620284940004" calcext:value-type="float">
            <text:p>-0.167620284940004</text:p>
          </table:table-cell>
          <table:table-cell office:value-type="float" office:value="-0.174633258550631" calcext:value-type="float">
            <text:p>-0.174633258550631</text:p>
          </table:table-cell>
          <table:table-cell office:value-type="float" office:value="-0.188999859656026" calcext:value-type="float">
            <text:p>-0.188999859656026</text:p>
          </table:table-cell>
          <table:table-cell office:value-type="float" office:value="-0.194290672624363" calcext:value-type="float">
            <text:p>-0.194290672624363</text:p>
          </table:table-cell>
          <table:table-cell office:value-type="float" office:value="-0.197417807645574" calcext:value-type="float">
            <text:p>-0.197417807645574</text:p>
          </table:table-cell>
          <table:table-cell office:value-type="float" office:value="-0.184259547520628" calcext:value-type="float">
            <text:p>-0.184259547520628</text:p>
          </table:table-cell>
          <table:table-cell office:value-type="float" office:value="-0.15183581966416" calcext:value-type="float">
            <text:p>-0.15183581966416</text:p>
          </table:table-cell>
          <table:table-cell office:value-type="float" office:value="-0.151763422882159" calcext:value-type="float">
            <text:p>-0.151763422882159</text:p>
          </table:table-cell>
          <table:table-cell office:value-type="float" office:value="-0.246735994899218" calcext:value-type="float">
            <text:p>-0.246735994899218</text:p>
          </table:table-cell>
          <table:table-cell office:value-type="float" office:value="-0.266961906613622" calcext:value-type="float">
            <text:p>-0.266961906613622</text:p>
          </table:table-cell>
          <table:table-cell office:value-type="float" office:value="-0.265048675471595" calcext:value-type="float">
            <text:p>-0.265048675471595</text:p>
          </table:table-cell>
          <table:table-cell office:value-type="float" office:value="-0.268929274320471" calcext:value-type="float">
            <text:p>-0.268929274320471</text:p>
          </table:table-cell>
          <table:table-cell office:value-type="float" office:value="-0.273025504546732" calcext:value-type="float">
            <text:p>-0.273025504546732</text:p>
          </table:table-cell>
          <table:table-cell office:value-type="float" office:value="-0.266812721639614" calcext:value-type="float">
            <text:p>-0.266812721639614</text:p>
          </table:table-cell>
          <table:table-cell office:value-type="float" office:value="-0.267020785673856" calcext:value-type="float">
            <text:p>-0.267020785673856</text:p>
          </table:table-cell>
          <table:table-cell office:value-type="float" office:value="-0.27174170485193" calcext:value-type="float">
            <text:p>-0.27174170485193</text:p>
          </table:table-cell>
          <table:table-cell office:value-type="float" office:value="-0.190863686856116" calcext:value-type="float">
            <text:p>-0.190863686856116</text:p>
          </table:table-cell>
          <table:table-cell office:value-type="float" office:value="-0.181553025780448" calcext:value-type="float">
            <text:p>-0.181553025780448</text:p>
          </table:table-cell>
          <table:table-cell office:value-type="float" office:value="-0.17851887970817" calcext:value-type="float">
            <text:p>-0.17851887970817</text:p>
          </table:table-cell>
          <table:table-cell office:value-type="float" office:value="-0.180052256825271" calcext:value-type="float">
            <text:p>-0.180052256825271</text:p>
          </table:table-cell>
          <table:table-cell office:value-type="float" office:value="-0.184348188467255" calcext:value-type="float">
            <text:p>-0.184348188467255</text:p>
          </table:table-cell>
          <table:table-cell office:value-type="float" office:value="-0.187884610754028" calcext:value-type="float">
            <text:p>-0.187884610754028</text:p>
          </table:table-cell>
          <table:table-cell office:value-type="float" office:value="-0.195438635770392" calcext:value-type="float">
            <text:p>-0.195438635770392</text:p>
          </table:table-cell>
          <table:table-cell office:value-type="float" office:value="-0.201367391371168" calcext:value-type="float">
            <text:p>-0.201367391371168</text:p>
          </table:table-cell>
          <table:table-cell office:value-type="float" office:value="-0.149330160632047" calcext:value-type="float">
            <text:p>-0.149330160632047</text:p>
          </table:table-cell>
          <table:table-cell office:value-type="float" office:value="-0.145212559699602" calcext:value-type="float">
            <text:p>-0.145212559699602</text:p>
          </table:table-cell>
          <table:table-cell office:value-type="float" office:value="-0.270988128589359" calcext:value-type="float">
            <text:p>-0.270988128589359</text:p>
          </table:table-cell>
          <table:table-cell office:value-type="float" office:value="-0.272245249661964" calcext:value-type="float">
            <text:p>-0.272245249661964</text:p>
          </table:table-cell>
          <table:table-cell office:value-type="float" office:value="-0.262628959447386" calcext:value-type="float">
            <text:p>-0.262628959447386</text:p>
          </table:table-cell>
          <table:table-cell office:value-type="float" office:value="-0.187694580137987" calcext:value-type="float">
            <text:p>-0.187694580137987</text:p>
          </table:table-cell>
          <table:table-cell office:value-type="float" office:value="-0.178297905012429" calcext:value-type="float">
            <text:p>-0.178297905012429</text:p>
          </table:table-cell>
          <table:table-cell office:value-type="float" office:value="-0.183495629777418" calcext:value-type="float">
            <text:p>-0.183495629777418</text:p>
          </table:table-cell>
          <table:table-cell office:value-type="float" office:value="-0.187821752750763" calcext:value-type="float">
            <text:p>-0.187821752750763</text:p>
          </table:table-cell>
          <table:table-cell office:value-type="float" office:value="-0.195775365212432" calcext:value-type="float">
            <text:p>-0.195775365212432</text:p>
          </table:table-cell>
          <table:table-cell office:value-type="float" office:value="-0.199223291463892" calcext:value-type="float">
            <text:p>-0.199223291463892</text:p>
          </table:table-cell>
          <table:table-cell office:value-type="float" office:value="-0.201944187909474" calcext:value-type="float">
            <text:p>-0.201944187909474</text:p>
          </table:table-cell>
          <table:table-cell office:value-type="float" office:value="-0.280172058296481" calcext:value-type="float">
            <text:p>-0.280172058296481</text:p>
          </table:table-cell>
          <table:table-cell office:value-type="float" office:value="-0.192053211038762" calcext:value-type="float">
            <text:p>-0.192053211038762</text:p>
          </table:table-cell>
          <table:table-cell office:value-type="float" office:value="-0.177890579977162" calcext:value-type="float">
            <text:p>-0.177890579977162</text:p>
          </table:table-cell>
          <table:table-cell office:value-type="float" office:value="-0.172081152297208" calcext:value-type="float">
            <text:p>-0.172081152297208</text:p>
          </table:table-cell>
          <table:table-cell office:value-type="float" office:value="-0.185716041182596" calcext:value-type="float">
            <text:p>-0.185716041182596</text:p>
          </table:table-cell>
          <table:table-cell office:value-type="float" office:value="-0.190261541352404" calcext:value-type="float">
            <text:p>-0.190261541352404</text:p>
          </table:table-cell>
          <table:table-cell office:value-type="float" office:value="-0.194474411683213" calcext:value-type="float">
            <text:p>-0.194474411683213</text:p>
          </table:table-cell>
          <table:table-cell office:value-type="float" office:value="-0.143814110501027" calcext:value-type="float">
            <text:p>-0.143814110501027</text:p>
          </table:table-cell>
          <table:table-cell office:value-type="float" office:value="-0.265457970875802" calcext:value-type="float">
            <text:p>-0.265457970875802</text:p>
          </table:table-cell>
          <table:table-cell office:value-type="float" office:value="-0.267198138243613" calcext:value-type="float">
            <text:p>-0.267198138243613</text:p>
          </table:table-cell>
          <table:table-cell office:value-type="float" office:value="-0.267405557034017" calcext:value-type="float">
            <text:p>-0.267405557034017</text:p>
          </table:table-cell>
          <table:table-cell office:value-type="float" office:value="-0.248460001531621" calcext:value-type="float">
            <text:p>-0.248460001531621</text:p>
          </table:table-cell>
          <table:table-cell office:value-type="float" office:value="-0.180379714709591" calcext:value-type="float">
            <text:p>-0.180379714709591</text:p>
          </table:table-cell>
          <table:table-cell office:value-type="float" office:value="-0.171575299854382" calcext:value-type="float">
            <text:p>-0.171575299854382</text:p>
          </table:table-cell>
          <table:table-cell office:value-type="float" office:value="-0.169583972244478" calcext:value-type="float">
            <text:p>-0.169583972244478</text:p>
          </table:table-cell>
          <table:table-cell office:value-type="float" office:value="-0.175064266365616" calcext:value-type="float">
            <text:p>-0.175064266365616</text:p>
          </table:table-cell>
          <table:table-cell office:value-type="float" office:value="-0.18682053505642" calcext:value-type="float">
            <text:p>-0.18682053505642</text:p>
          </table:table-cell>
          <table:table-cell office:value-type="float" office:value="-0.191141666288005" calcext:value-type="float">
            <text:p>-0.191141666288005</text:p>
          </table:table-cell>
          <table:table-cell office:value-type="float" office:value="-0.19149179517977" calcext:value-type="float">
            <text:p>-0.19149179517977</text:p>
          </table:table-cell>
          <table:table-cell office:value-type="float" office:value="-0.182650520864027" calcext:value-type="float">
            <text:p>-0.182650520864027</text:p>
          </table:table-cell>
          <table:table-cell office:value-type="float" office:value="-0.171115460891062" calcext:value-type="float">
            <text:p>-0.171115460891062</text:p>
          </table:table-cell>
          <table:table-cell office:value-type="float" office:value="-0.140787696955669" calcext:value-type="float">
            <text:p>-0.140787696955669</text:p>
          </table:table-cell>
          <table:table-cell office:value-type="float" office:value="-0.267079867119775" calcext:value-type="float">
            <text:p>-0.267079867119775</text:p>
          </table:table-cell>
          <table:table-cell office:value-type="float" office:value="-0.269270011302112" calcext:value-type="float">
            <text:p>-0.269270011302112</text:p>
          </table:table-cell>
          <table:table-cell office:value-type="float" office:value="-0.274126732945067" calcext:value-type="float">
            <text:p>-0.274126732945067</text:p>
          </table:table-cell>
          <table:table-cell office:value-type="float" office:value="-0.240884060790914" calcext:value-type="float">
            <text:p>-0.240884060790914</text:p>
          </table:table-cell>
          <table:table-cell office:value-type="float" office:value="-0.243115054968629" calcext:value-type="float">
            <text:p>-0.243115054968629</text:p>
          </table:table-cell>
          <table:table-cell office:value-type="float" office:value="-0.165101283388844" calcext:value-type="float">
            <text:p>-0.165101283388844</text:p>
          </table:table-cell>
          <table:table-cell office:value-type="float" office:value="-0.166775556348188" calcext:value-type="float">
            <text:p>-0.166775556348188</text:p>
          </table:table-cell>
          <table:table-cell office:value-type="float" office:value="-0.182891934773496" calcext:value-type="float">
            <text:p>-0.182891934773496</text:p>
          </table:table-cell>
          <table:table-cell office:value-type="float" office:value="-0.184573320288855" calcext:value-type="float">
            <text:p>-0.184573320288855</text:p>
          </table:table-cell>
          <table:table-cell office:value-type="float" office:value="-0.182529406714887" calcext:value-type="float">
            <text:p>-0.182529406714887</text:p>
          </table:table-cell>
          <table:table-cell office:value-type="float" office:value="-0.157393195083838" calcext:value-type="float">
            <text:p>-0.157393195083838</text:p>
          </table:table-cell>
          <table:table-cell office:value-type="float" office:value="-0.150830839310539" calcext:value-type="float">
            <text:p>-0.150830839310539</text:p>
          </table:table-cell>
          <table:table-cell office:value-type="float" office:value="-0.259166195809479" calcext:value-type="float">
            <text:p>-0.259166195809479</text:p>
          </table:table-cell>
          <table:table-cell office:value-type="float" office:value="-0.266839680129876" calcext:value-type="float">
            <text:p>-0.266839680129876</text:p>
          </table:table-cell>
          <table:table-cell office:value-type="float" office:value="-0.232097050084284" calcext:value-type="float">
            <text:p>-0.232097050084284</text:p>
          </table:table-cell>
          <table:table-cell office:value-type="float" office:value="-0.235451305208669" calcext:value-type="float">
            <text:p>-0.235451305208669</text:p>
          </table:table-cell>
          <table:table-cell office:value-type="float" office:value="-0.239492506129709" calcext:value-type="float">
            <text:p>-0.239492506129709</text:p>
          </table:table-cell>
          <table:table-cell office:value-type="float" office:value="-0.237635018765328" calcext:value-type="float">
            <text:p>-0.237635018765328</text:p>
          </table:table-cell>
          <table:table-cell office:value-type="float" office:value="-0.234792316020843" calcext:value-type="float">
            <text:p>-0.234792316020843</text:p>
          </table:table-cell>
          <table:table-cell office:value-type="float" office:value="-0.234077707126788" calcext:value-type="float">
            <text:p>-0.234077707126788</text:p>
          </table:table-cell>
          <table:table-cell office:value-type="float" office:value="-0.234732839209629" calcext:value-type="float">
            <text:p>-0.234732839209629</text:p>
          </table:table-cell>
          <table:table-cell office:value-type="float" office:value="-0.234423072628921" calcext:value-type="float">
            <text:p>-0.234423072628921</text:p>
          </table:table-cell>
          <table:table-cell office:value-type="float" office:value="-0.234146223630415" calcext:value-type="float">
            <text:p>-0.234146223630415</text:p>
          </table:table-cell>
          <table:table-cell office:value-type="float" office:value="-0.233658580435406" calcext:value-type="float">
            <text:p>-0.233658580435406</text:p>
          </table:table-cell>
          <table:table-cell office:value-type="float" office:value="-0.232919832518504" calcext:value-type="float">
            <text:p>-0.232919832518504</text:p>
          </table:table-cell>
          <table:table-cell office:value-type="float" office:value="-0.231871147154286" calcext:value-type="float">
            <text:p>-0.231871147154286</text:p>
          </table:table-cell>
          <table:table-cell office:value-type="float" office:value="-0.232349175487931" calcext:value-type="float">
            <text:p>-0.232349175487931</text:p>
          </table:table-cell>
          <table:table-cell office:value-type="float" office:value="-0.232525536578929" calcext:value-type="float">
            <text:p>-0.232525536578929</text:p>
          </table:table-cell>
          <table:table-cell office:value-type="float" office:value="-0.232307179769616" calcext:value-type="float">
            <text:p>-0.232307179769616</text:p>
          </table:table-cell>
          <table:table-cell office:value-type="float" office:value="-0.232845867930415" calcext:value-type="float">
            <text:p>-0.232845867930415</text:p>
          </table:table-cell>
          <table:table-cell office:value-type="float" office:value="-0.232910091949878" calcext:value-type="float">
            <text:p>-0.232910091949878</text:p>
          </table:table-cell>
          <table:table-cell office:value-type="float" office:value="-0.233902394009668" calcext:value-type="float">
            <text:p>-0.233902394009668</text:p>
          </table:table-cell>
          <table:table-cell office:value-type="float" office:value="-0.233292168905187" calcext:value-type="float">
            <text:p>-0.233292168905187</text:p>
          </table:table-cell>
          <table:table-cell office:value-type="float" office:value="-0.233458927935312" calcext:value-type="float">
            <text:p>-0.233458927935312</text:p>
          </table:table-cell>
          <table:table-cell office:value-type="float" office:value="-0.233978356179338" calcext:value-type="float">
            <text:p>-0.233978356179338</text:p>
          </table:table-cell>
          <table:table-cell office:value-type="float" office:value="-0.234198144432765" calcext:value-type="float">
            <text:p>-0.234198144432765</text:p>
          </table:table-cell>
          <table:table-cell office:value-type="float" office:value="-0.23395837690549" calcext:value-type="float">
            <text:p>-0.23395837690549</text:p>
          </table:table-cell>
          <table:table-cell office:value-type="float" office:value="-0.234144145270414" calcext:value-type="float">
            <text:p>-0.234144145270414</text:p>
          </table:table-cell>
          <table:table-cell office:value-type="float" office:value="-0.233972094743657" calcext:value-type="float">
            <text:p>-0.233972094743657</text:p>
          </table:table-cell>
          <table:table-cell office:value-type="float" office:value="-0.233741473510709" calcext:value-type="float">
            <text:p>-0.233741473510709</text:p>
          </table:table-cell>
          <table:table-cell office:value-type="float" office:value="-0.234066455246592" calcext:value-type="float">
            <text:p>-0.234066455246592</text:p>
          </table:table-cell>
          <table:table-cell office:value-type="float" office:value="-0.234113071894575" calcext:value-type="float">
            <text:p>-0.234113071894575</text:p>
          </table:table-cell>
          <table:table-cell office:value-type="float" office:value="-0.233909644798136" calcext:value-type="float">
            <text:p>-0.233909644798136</text:p>
          </table:table-cell>
          <table:table-cell office:value-type="float" office:value="-0.233886926257868" calcext:value-type="float">
            <text:p>-0.233886926257868</text:p>
          </table:table-cell>
          <table:table-cell office:value-type="float" office:value="-0.234040601937357" calcext:value-type="float">
            <text:p>-0.234040601937357</text:p>
          </table:table-cell>
          <table:table-cell office:value-type="float" office:value="-0.233904812570706" calcext:value-type="float">
            <text:p>-0.233904812570706</text:p>
          </table:table-cell>
          <table:table-cell office:value-type="float" office:value="-0.234093117965447" calcext:value-type="float">
            <text:p>-0.234093117965447</text:p>
          </table:table-cell>
          <table:table-cell office:value-type="float" office:value="-0.233921123322653" calcext:value-type="float">
            <text:p>-0.233921123322653</text:p>
          </table:table-cell>
          <table:table-cell office:value-type="float" office:value="-0.233796857672684" calcext:value-type="float">
            <text:p>-0.233796857672684</text:p>
          </table:table-cell>
          <table:table-cell office:value-type="float" office:value="-0.234280557216713" calcext:value-type="float">
            <text:p>-0.234280557216713</text:p>
          </table:table-cell>
          <table:table-cell office:value-type="float" office:value="-0.233837915652246" calcext:value-type="float">
            <text:p>-0.233837915652246</text:p>
          </table:table-cell>
          <table:table-cell office:value-type="float" office:value="-0.234049058549277" calcext:value-type="float">
            <text:p>-0.234049058549277</text:p>
          </table:table-cell>
          <table:table-cell office:value-type="float" office:value="-0.233898981304473" calcext:value-type="float">
            <text:p>-0.233898981304473</text:p>
          </table:table-cell>
          <table:table-cell office:value-type="float" office:value="-0.23394741386202" calcext:value-type="float">
            <text:p>-0.23394741386202</text:p>
          </table:table-cell>
          <table:table-cell office:value-type="float" office:value="-0.234002957286696" calcext:value-type="float">
            <text:p>-0.234002957286696</text:p>
          </table:table-cell>
          <table:table-cell office:value-type="float" office:value="-0.233561831281526" calcext:value-type="float">
            <text:p>-0.233561831281526</text:p>
          </table:table-cell>
          <table:table-cell office:value-type="float" office:value="-0.23402390491169" calcext:value-type="float">
            <text:p>-0.23402390491169</text:p>
          </table:table-cell>
          <table:table-cell office:value-type="float" office:value="-0.233940106425405" calcext:value-type="float">
            <text:p>-0.233940106425405</text:p>
          </table:table-cell>
          <table:table-cell office:value-type="float" office:value="-0.234036056626263" calcext:value-type="float">
            <text:p>-0.234036056626263</text:p>
          </table:table-cell>
          <table:table-cell office:value-type="float" office:value="-0.233924514358815" calcext:value-type="float">
            <text:p>-0.233924514358815</text:p>
          </table:table-cell>
          <table:table-cell office:value-type="float" office:value="-0.233583965871289" calcext:value-type="float">
            <text:p>-0.233583965871289</text:p>
          </table:table-cell>
          <table:table-cell office:value-type="float" office:value="-0.233878149306253" calcext:value-type="float">
            <text:p>-0.233878149306253</text:p>
          </table:table-cell>
          <table:table-cell office:value-type="float" office:value="-0.233923190852252" calcext:value-type="float">
            <text:p>-0.233923190852252</text:p>
          </table:table-cell>
          <table:table-cell office:value-type="float" office:value="-0.234212460498871" calcext:value-type="float">
            <text:p>-0.234212460498871</text:p>
          </table:table-cell>
          <table:table-cell office:value-type="float" office:value="-0.234201359313138" calcext:value-type="float">
            <text:p>-0.234201359313138</text:p>
          </table:table-cell>
          <table:table-cell office:value-type="float" office:value="-0.233994173148824" calcext:value-type="float">
            <text:p>-0.233994173148824</text:p>
          </table:table-cell>
          <table:table-cell office:value-type="float" office:value="-0.233923948814645" calcext:value-type="float">
            <text:p>-0.233923948814645</text:p>
          </table:table-cell>
          <table:table-cell office:value-type="float" office:value="-0.233918286436856" calcext:value-type="float">
            <text:p>-0.233918286436856</text:p>
          </table:table-cell>
          <table:table-cell office:value-type="float" office:value="-0.234011620014905" calcext:value-type="float">
            <text:p>-0.234011620014905</text:p>
          </table:table-cell>
          <table:table-cell office:value-type="float" office:value="-0.233874311573016" calcext:value-type="float">
            <text:p>-0.233874311573016</text:p>
          </table:table-cell>
          <table:table-cell office:value-type="float" office:value="-0.234101506196651" calcext:value-type="float">
            <text:p>-0.234101506196651</text:p>
          </table:table-cell>
          <table:table-cell office:value-type="float" office:value="-0.234088304085673" calcext:value-type="float">
            <text:p>-0.234088304085673</text:p>
          </table:table-cell>
          <table:table-cell office:value-type="float" office:value="-0.233866811230702" calcext:value-type="float">
            <text:p>-0.233866811230702</text:p>
          </table:table-cell>
          <table:table-cell office:value-type="float" office:value="-0.234028214908736" calcext:value-type="float">
            <text:p>-0.234028214908736</text:p>
          </table:table-cell>
          <table:table-cell office:value-type="float" office:value="-0.233959928836951" calcext:value-type="float">
            <text:p>-0.233959928836951</text:p>
          </table:table-cell>
          <table:table-cell office:value-type="float" office:value="-0.233788900041999" calcext:value-type="float">
            <text:p>-0.233788900041999</text:p>
          </table:table-cell>
          <table:table-cell office:value-type="float" office:value="-0.234013777075271" calcext:value-type="float">
            <text:p>-0.234013777075271</text:p>
          </table:table-cell>
          <table:table-cell office:value-type="float" office:value="-0.233780301430434" calcext:value-type="float">
            <text:p>-0.233780301430434</text:p>
          </table:table-cell>
          <table:table-cell office:value-type="float" office:value="-0.233916989930108" calcext:value-type="float">
            <text:p>-0.233916989930108</text:p>
          </table:table-cell>
          <table:table-cell office:value-type="float" office:value="-0.233908341707194" calcext:value-type="float">
            <text:p>-0.233908341707194</text:p>
          </table:table-cell>
          <table:table-cell office:value-type="float" office:value="-0.233669701458454" calcext:value-type="float">
            <text:p>-0.233669701458454</text:p>
          </table:table-cell>
          <table:table-cell office:value-type="float" office:value="-0.233777146922252" calcext:value-type="float">
            <text:p>-0.233777146922252</text:p>
          </table:table-cell>
          <table:table-cell office:value-type="float" office:value="-0.234000213062146" calcext:value-type="float">
            <text:p>-0.234000213062146</text:p>
          </table:table-cell>
          <table:table-cell table:number-columns-repeated="645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6224313891138" calcext:value-type="float">
            <text:p>0.306224313891138</text:p>
          </table:table-cell>
          <table:table-cell office:value-type="float" office:value="0.306206274607425" calcext:value-type="float">
            <text:p>0.306206274607425</text:p>
          </table:table-cell>
          <table:table-cell office:value-type="float" office:value="0.306211733521106" calcext:value-type="float">
            <text:p>0.306211733521106</text:p>
          </table:table-cell>
          <table:table-cell office:value-type="float" office:value="0.306205229024498" calcext:value-type="float">
            <text:p>0.306205229024498</text:p>
          </table:table-cell>
          <table:table-cell office:value-type="float" office:value="0.306260761919651" calcext:value-type="float">
            <text:p>0.306260761919651</text:p>
          </table:table-cell>
          <table:table-cell office:value-type="float" office:value="0.306236862119829" calcext:value-type="float">
            <text:p>0.306236862119829</text:p>
          </table:table-cell>
          <table:table-cell office:value-type="float" office:value="0.306220737281163" calcext:value-type="float">
            <text:p>0.306220737281163</text:p>
          </table:table-cell>
          <table:table-cell office:value-type="float" office:value="0.306269839658975" calcext:value-type="float">
            <text:p>0.306269839658975</text:p>
          </table:table-cell>
          <table:table-cell office:value-type="float" office:value="0.306232879533388" calcext:value-type="float">
            <text:p>0.306232879533388</text:p>
          </table:table-cell>
          <table:table-cell office:value-type="float" office:value="0.306245872179558" calcext:value-type="float">
            <text:p>0.306245872179558</text:p>
          </table:table-cell>
          <table:table-cell office:value-type="float" office:value="0.306250083305526" calcext:value-type="float">
            <text:p>0.306250083305526</text:p>
          </table:table-cell>
          <table:table-cell office:value-type="float" office:value="0.306276999234348" calcext:value-type="float">
            <text:p>0.306276999234348</text:p>
          </table:table-cell>
          <table:table-cell office:value-type="float" office:value="0.306247831082947" calcext:value-type="float">
            <text:p>0.306247831082947</text:p>
          </table:table-cell>
          <table:table-cell office:value-type="float" office:value="0.306252528092339" calcext:value-type="float">
            <text:p>0.306252528092339</text:p>
          </table:table-cell>
          <table:table-cell office:value-type="float" office:value="0.306241548546601" calcext:value-type="float">
            <text:p>0.306241548546601</text:p>
          </table:table-cell>
          <table:table-cell office:value-type="float" office:value="0.306312719543665" calcext:value-type="float">
            <text:p>0.306312719543665</text:p>
          </table:table-cell>
          <table:table-cell office:value-type="float" office:value="0.306274506775523" calcext:value-type="float">
            <text:p>0.306274506775523</text:p>
          </table:table-cell>
          <table:table-cell office:value-type="float" office:value="0.306247917602265" calcext:value-type="float">
            <text:p>0.306247917602265</text:p>
          </table:table-cell>
          <table:table-cell office:value-type="float" office:value="0.306252407887763" calcext:value-type="float">
            <text:p>0.306252407887763</text:p>
          </table:table-cell>
          <table:table-cell office:value-type="float" office:value="0.306270839459215" calcext:value-type="float">
            <text:p>0.306270839459215</text:p>
          </table:table-cell>
          <table:table-cell office:value-type="float" office:value="0.30623297544971" calcext:value-type="float">
            <text:p>0.30623297544971</text:p>
          </table:table-cell>
          <table:table-cell office:value-type="float" office:value="0.306269828422213" calcext:value-type="float">
            <text:p>0.306269828422213</text:p>
          </table:table-cell>
          <table:table-cell office:value-type="float" office:value="0.306265498487909" calcext:value-type="float">
            <text:p>0.306265498487909</text:p>
          </table:table-cell>
          <table:table-cell office:value-type="float" office:value="0.306234301454892" calcext:value-type="float">
            <text:p>0.306234301454892</text:p>
          </table:table-cell>
          <table:table-cell office:value-type="float" office:value="0.306260061270233" calcext:value-type="float">
            <text:p>0.306260061270233</text:p>
          </table:table-cell>
          <table:table-cell office:value-type="float" office:value="0.306267293089497" calcext:value-type="float">
            <text:p>0.306267293089497</text:p>
          </table:table-cell>
          <table:table-cell office:value-type="float" office:value="0.306274331463658" calcext:value-type="float">
            <text:p>0.306274331463658</text:p>
          </table:table-cell>
          <table:table-cell office:value-type="float" office:value="0.306256714979161" calcext:value-type="float">
            <text:p>0.306256714979161</text:p>
          </table:table-cell>
          <table:table-cell office:value-type="float" office:value="0.30626920129541" calcext:value-type="float">
            <text:p>0.30626920129541</text:p>
          </table:table-cell>
          <table:table-cell office:value-type="float" office:value="0.306246619687805" calcext:value-type="float">
            <text:p>0.306246619687805</text:p>
          </table:table-cell>
          <table:table-cell office:value-type="float" office:value="0.306269216062179" calcext:value-type="float">
            <text:p>0.306269216062179</text:p>
          </table:table-cell>
          <table:table-cell office:value-type="float" office:value="0.306251522955345" calcext:value-type="float">
            <text:p>0.306251522955345</text:p>
          </table:table-cell>
          <table:table-cell office:value-type="float" office:value="0.306250595752671" calcext:value-type="float">
            <text:p>0.306250595752671</text:p>
          </table:table-cell>
          <table:table-cell office:value-type="float" office:value="0.306245276134814" calcext:value-type="float">
            <text:p>0.306245276134814</text:p>
          </table:table-cell>
          <table:table-cell office:value-type="float" office:value="0.306262075112019" calcext:value-type="float">
            <text:p>0.306262075112019</text:p>
          </table:table-cell>
          <table:table-cell office:value-type="float" office:value="0.306262517192547" calcext:value-type="float">
            <text:p>0.306262517192547</text:p>
          </table:table-cell>
          <table:table-cell office:value-type="float" office:value="0.306244909557713" calcext:value-type="float">
            <text:p>0.306244909557713</text:p>
          </table:table-cell>
          <table:table-cell office:value-type="float" office:value="0.306267133687441" calcext:value-type="float">
            <text:p>0.306267133687441</text:p>
          </table:table-cell>
          <table:table-cell office:value-type="float" office:value="0.305892936788484" calcext:value-type="float">
            <text:p>0.305892936788484</text:p>
          </table:table-cell>
          <table:table-cell office:value-type="float" office:value="0.305708553362585" calcext:value-type="float">
            <text:p>0.305708553362585</text:p>
          </table:table-cell>
          <table:table-cell office:value-type="float" office:value="0.305545827296539" calcext:value-type="float">
            <text:p>0.305545827296539</text:p>
          </table:table-cell>
          <table:table-cell office:value-type="float" office:value="0.305479736217219" calcext:value-type="float">
            <text:p>0.305479736217219</text:p>
          </table:table-cell>
          <table:table-cell office:value-type="float" office:value="0.305471471158852" calcext:value-type="float">
            <text:p>0.305471471158852</text:p>
          </table:table-cell>
          <table:table-cell office:value-type="float" office:value="0.306052309091106" calcext:value-type="float">
            <text:p>0.306052309091106</text:p>
          </table:table-cell>
          <table:table-cell office:value-type="float" office:value="0.313141462698055" calcext:value-type="float">
            <text:p>0.313141462698055</text:p>
          </table:table-cell>
          <table:table-cell office:value-type="float" office:value="0.322092081181957" calcext:value-type="float">
            <text:p>0.322092081181957</text:p>
          </table:table-cell>
          <table:table-cell office:value-type="float" office:value="0.331943088594316" calcext:value-type="float">
            <text:p>0.331943088594316</text:p>
          </table:table-cell>
          <table:table-cell office:value-type="float" office:value="0.339728502529731" calcext:value-type="float">
            <text:p>0.339728502529731</text:p>
          </table:table-cell>
          <table:table-cell office:value-type="float" office:value="0.338534359338638" calcext:value-type="float">
            <text:p>0.338534359338638</text:p>
          </table:table-cell>
          <table:table-cell office:value-type="float" office:value="0.34081183627376" calcext:value-type="float">
            <text:p>0.34081183627376</text:p>
          </table:table-cell>
          <table:table-cell office:value-type="float" office:value="0.318447654757892" calcext:value-type="float">
            <text:p>0.318447654757892</text:p>
          </table:table-cell>
          <table:table-cell office:value-type="float" office:value="0.308690407357864" calcext:value-type="float">
            <text:p>0.308690407357864</text:p>
          </table:table-cell>
          <table:table-cell office:value-type="float" office:value="0.305287053841757" calcext:value-type="float">
            <text:p>0.305287053841757</text:p>
          </table:table-cell>
          <table:table-cell office:value-type="float" office:value="0.303786526468194" calcext:value-type="float">
            <text:p>0.303786526468194</text:p>
          </table:table-cell>
          <table:table-cell office:value-type="float" office:value="0.303351441865953" calcext:value-type="float">
            <text:p>0.303351441865953</text:p>
          </table:table-cell>
          <table:table-cell office:value-type="float" office:value="0.315680990042405" calcext:value-type="float">
            <text:p>0.315680990042405</text:p>
          </table:table-cell>
          <table:table-cell office:value-type="float" office:value="0.303969527186234" calcext:value-type="float">
            <text:p>0.303969527186234</text:p>
          </table:table-cell>
          <table:table-cell office:value-type="float" office:value="0.297023804922012" calcext:value-type="float">
            <text:p>0.297023804922012</text:p>
          </table:table-cell>
          <table:table-cell office:value-type="float" office:value="0.301478348569153" calcext:value-type="float">
            <text:p>0.301478348569153</text:p>
          </table:table-cell>
          <table:table-cell office:value-type="float" office:value="0.305373406931512" calcext:value-type="float">
            <text:p>0.305373406931512</text:p>
          </table:table-cell>
          <table:table-cell office:value-type="float" office:value="0.305184228040444" calcext:value-type="float">
            <text:p>0.305184228040444</text:p>
          </table:table-cell>
          <table:table-cell office:value-type="float" office:value="0.304971432921395" calcext:value-type="float">
            <text:p>0.304971432921395</text:p>
          </table:table-cell>
          <table:table-cell office:value-type="float" office:value="0.306343255791188" calcext:value-type="float">
            <text:p>0.306343255791188</text:p>
          </table:table-cell>
          <table:table-cell office:value-type="float" office:value="0.316380749170133" calcext:value-type="float">
            <text:p>0.316380749170133</text:p>
          </table:table-cell>
          <table:table-cell office:value-type="float" office:value="0.327622422413465" calcext:value-type="float">
            <text:p>0.327622422413465</text:p>
          </table:table-cell>
          <table:table-cell office:value-type="float" office:value="0.339181793995253" calcext:value-type="float">
            <text:p>0.339181793995253</text:p>
          </table:table-cell>
          <table:table-cell office:value-type="float" office:value="0.335522795860072" calcext:value-type="float">
            <text:p>0.335522795860072</text:p>
          </table:table-cell>
          <table:table-cell office:value-type="float" office:value="0.334135351656585" calcext:value-type="float">
            <text:p>0.334135351656585</text:p>
          </table:table-cell>
          <table:table-cell office:value-type="float" office:value="0.332039708027669" calcext:value-type="float">
            <text:p>0.332039708027669</text:p>
          </table:table-cell>
          <table:table-cell office:value-type="float" office:value="0.309423290994621" calcext:value-type="float">
            <text:p>0.309423290994621</text:p>
          </table:table-cell>
          <table:table-cell office:value-type="float" office:value="0.306468446324158" calcext:value-type="float">
            <text:p>0.306468446324158</text:p>
          </table:table-cell>
          <table:table-cell office:value-type="float" office:value="0.30490785904268" calcext:value-type="float">
            <text:p>0.30490785904268</text:p>
          </table:table-cell>
          <table:table-cell office:value-type="float" office:value="0.304148163934623" calcext:value-type="float">
            <text:p>0.304148163934623</text:p>
          </table:table-cell>
          <table:table-cell office:value-type="float" office:value="0.332584068193295" calcext:value-type="float">
            <text:p>0.332584068193295</text:p>
          </table:table-cell>
          <table:table-cell office:value-type="float" office:value="0.323166408292383" calcext:value-type="float">
            <text:p>0.323166408292383</text:p>
          </table:table-cell>
          <table:table-cell office:value-type="float" office:value="0.309033049494137" calcext:value-type="float">
            <text:p>0.309033049494137</text:p>
          </table:table-cell>
          <table:table-cell office:value-type="float" office:value="0.296470029630644" calcext:value-type="float">
            <text:p>0.296470029630644</text:p>
          </table:table-cell>
          <table:table-cell office:value-type="float" office:value="0.302005687179067" calcext:value-type="float">
            <text:p>0.302005687179067</text:p>
          </table:table-cell>
          <table:table-cell office:value-type="float" office:value="0.307441589498477" calcext:value-type="float">
            <text:p>0.307441589498477</text:p>
          </table:table-cell>
          <table:table-cell office:value-type="float" office:value="0.307964489468228" calcext:value-type="float">
            <text:p>0.307964489468228</text:p>
          </table:table-cell>
          <table:table-cell office:value-type="float" office:value="0.307986194134746" calcext:value-type="float">
            <text:p>0.307986194134746</text:p>
          </table:table-cell>
          <table:table-cell office:value-type="float" office:value="0.323495504376333" calcext:value-type="float">
            <text:p>0.323495504376333</text:p>
          </table:table-cell>
          <table:table-cell office:value-type="float" office:value="0.327165431529054" calcext:value-type="float">
            <text:p>0.327165431529054</text:p>
          </table:table-cell>
          <table:table-cell office:value-type="float" office:value="0.330698870288902" calcext:value-type="float">
            <text:p>0.330698870288902</text:p>
          </table:table-cell>
          <table:table-cell office:value-type="float" office:value="0.329827682863889" calcext:value-type="float">
            <text:p>0.329827682863889</text:p>
          </table:table-cell>
          <table:table-cell office:value-type="float" office:value="0.31248472599103" calcext:value-type="float">
            <text:p>0.31248472599103</text:p>
          </table:table-cell>
          <table:table-cell office:value-type="float" office:value="0.313017343973667" calcext:value-type="float">
            <text:p>0.313017343973667</text:p>
          </table:table-cell>
          <table:table-cell office:value-type="float" office:value="0.307492375778421" calcext:value-type="float">
            <text:p>0.307492375778421</text:p>
          </table:table-cell>
          <table:table-cell office:value-type="float" office:value="0.306692267516229" calcext:value-type="float">
            <text:p>0.306692267516229</text:p>
          </table:table-cell>
          <table:table-cell office:value-type="float" office:value="0.308397595016134" calcext:value-type="float">
            <text:p>0.308397595016134</text:p>
          </table:table-cell>
          <table:table-cell office:value-type="float" office:value="0.307958793633167" calcext:value-type="float">
            <text:p>0.307958793633167</text:p>
          </table:table-cell>
          <table:table-cell office:value-type="float" office:value="0.307111702491471" calcext:value-type="float">
            <text:p>0.307111702491471</text:p>
          </table:table-cell>
          <table:table-cell office:value-type="float" office:value="0.307533659691746" calcext:value-type="float">
            <text:p>0.307533659691746</text:p>
          </table:table-cell>
          <table:table-cell office:value-type="float" office:value="0.338285430649532" calcext:value-type="float">
            <text:p>0.338285430649532</text:p>
          </table:table-cell>
          <table:table-cell office:value-type="float" office:value="0.333869602388225" calcext:value-type="float">
            <text:p>0.333869602388225</text:p>
          </table:table-cell>
          <table:table-cell office:value-type="float" office:value="0.328781005806617" calcext:value-type="float">
            <text:p>0.328781005806617</text:p>
          </table:table-cell>
          <table:table-cell office:value-type="float" office:value="0.32043458455088" calcext:value-type="float">
            <text:p>0.32043458455088</text:p>
          </table:table-cell>
          <table:table-cell office:value-type="float" office:value="0.306560778970124" calcext:value-type="float">
            <text:p>0.306560778970124</text:p>
          </table:table-cell>
          <table:table-cell office:value-type="float" office:value="0.305868638588693" calcext:value-type="float">
            <text:p>0.305868638588693</text:p>
          </table:table-cell>
          <table:table-cell office:value-type="float" office:value="0.303974241116522" calcext:value-type="float">
            <text:p>0.303974241116522</text:p>
          </table:table-cell>
          <table:table-cell office:value-type="float" office:value="0.3172498311877" calcext:value-type="float">
            <text:p>0.3172498311877</text:p>
          </table:table-cell>
          <table:table-cell office:value-type="float" office:value="0.335736158815434" calcext:value-type="float">
            <text:p>0.335736158815434</text:p>
          </table:table-cell>
          <table:table-cell office:value-type="float" office:value="0.330369188338445" calcext:value-type="float">
            <text:p>0.330369188338445</text:p>
          </table:table-cell>
          <table:table-cell office:value-type="float" office:value="0.33161136775623" calcext:value-type="float">
            <text:p>0.33161136775623</text:p>
          </table:table-cell>
          <table:table-cell office:value-type="float" office:value="0.312104959827027" calcext:value-type="float">
            <text:p>0.312104959827027</text:p>
          </table:table-cell>
          <table:table-cell office:value-type="float" office:value="0.312538121568637" calcext:value-type="float">
            <text:p>0.312538121568637</text:p>
          </table:table-cell>
          <table:table-cell office:value-type="float" office:value="0.303494648926489" calcext:value-type="float">
            <text:p>0.303494648926489</text:p>
          </table:table-cell>
          <table:table-cell office:value-type="float" office:value="0.295373428904632" calcext:value-type="float">
            <text:p>0.295373428904632</text:p>
          </table:table-cell>
          <table:table-cell office:value-type="float" office:value="0.302395548922167" calcext:value-type="float">
            <text:p>0.302395548922167</text:p>
          </table:table-cell>
          <table:table-cell office:value-type="float" office:value="0.305602767050418" calcext:value-type="float">
            <text:p>0.305602767050418</text:p>
          </table:table-cell>
          <table:table-cell office:value-type="float" office:value="0.305447819685665" calcext:value-type="float">
            <text:p>0.305447819685665</text:p>
          </table:table-cell>
          <table:table-cell office:value-type="float" office:value="0.305793698167014" calcext:value-type="float">
            <text:p>0.305793698167014</text:p>
          </table:table-cell>
          <table:table-cell office:value-type="float" office:value="0.308056239510093" calcext:value-type="float">
            <text:p>0.308056239510093</text:p>
          </table:table-cell>
          <table:table-cell office:value-type="float" office:value="0.315427504641676" calcext:value-type="float">
            <text:p>0.315427504641676</text:p>
          </table:table-cell>
          <table:table-cell office:value-type="float" office:value="0.329317965783431" calcext:value-type="float">
            <text:p>0.329317965783431</text:p>
          </table:table-cell>
          <table:table-cell office:value-type="float" office:value="0.329353322755035" calcext:value-type="float">
            <text:p>0.329353322755035</text:p>
          </table:table-cell>
          <table:table-cell office:value-type="float" office:value="0.327374269651674" calcext:value-type="float">
            <text:p>0.327374269651674</text:p>
          </table:table-cell>
          <table:table-cell office:value-type="float" office:value="0.326031747441444" calcext:value-type="float">
            <text:p>0.326031747441444</text:p>
          </table:table-cell>
          <table:table-cell office:value-type="float" office:value="0.310960996475605" calcext:value-type="float">
            <text:p>0.310960996475605</text:p>
          </table:table-cell>
          <table:table-cell office:value-type="float" office:value="0.312428775978104" calcext:value-type="float">
            <text:p>0.312428775978104</text:p>
          </table:table-cell>
          <table:table-cell office:value-type="float" office:value="0.324945290285456" calcext:value-type="float">
            <text:p>0.324945290285456</text:p>
          </table:table-cell>
          <table:table-cell office:value-type="float" office:value="0.319776716351529" calcext:value-type="float">
            <text:p>0.319776716351529</text:p>
          </table:table-cell>
          <table:table-cell office:value-type="float" office:value="0.304622058833703" calcext:value-type="float">
            <text:p>0.304622058833703</text:p>
          </table:table-cell>
          <table:table-cell office:value-type="float" office:value="0.30240384402279" calcext:value-type="float">
            <text:p>0.30240384402279</text:p>
          </table:table-cell>
          <table:table-cell office:value-type="float" office:value="0.302692042082456" calcext:value-type="float">
            <text:p>0.302692042082456</text:p>
          </table:table-cell>
          <table:table-cell office:value-type="float" office:value="0.306057539873025" calcext:value-type="float">
            <text:p>0.306057539873025</text:p>
          </table:table-cell>
          <table:table-cell office:value-type="float" office:value="0.311675970520913" calcext:value-type="float">
            <text:p>0.311675970520913</text:p>
          </table:table-cell>
          <table:table-cell office:value-type="float" office:value="0.320273271003402" calcext:value-type="float">
            <text:p>0.320273271003402</text:p>
          </table:table-cell>
          <table:table-cell office:value-type="float" office:value="0.313890727194651" calcext:value-type="float">
            <text:p>0.313890727194651</text:p>
          </table:table-cell>
          <table:table-cell office:value-type="float" office:value="0.31073635790229" calcext:value-type="float">
            <text:p>0.31073635790229</text:p>
          </table:table-cell>
          <table:table-cell office:value-type="float" office:value="0.310619535517787" calcext:value-type="float">
            <text:p>0.310619535517787</text:p>
          </table:table-cell>
          <table:table-cell office:value-type="float" office:value="0.309035466571975" calcext:value-type="float">
            <text:p>0.309035466571975</text:p>
          </table:table-cell>
          <table:table-cell office:value-type="float" office:value="0.309452133316834" calcext:value-type="float">
            <text:p>0.309452133316834</text:p>
          </table:table-cell>
          <table:table-cell office:value-type="float" office:value="0.309587486397444" calcext:value-type="float">
            <text:p>0.309587486397444</text:p>
          </table:table-cell>
          <table:table-cell office:value-type="float" office:value="0.30972127107455" calcext:value-type="float">
            <text:p>0.30972127107455</text:p>
          </table:table-cell>
          <table:table-cell office:value-type="float" office:value="0.309455028572913" calcext:value-type="float">
            <text:p>0.309455028572913</text:p>
          </table:table-cell>
          <table:table-cell office:value-type="float" office:value="0.309470942641698" calcext:value-type="float">
            <text:p>0.309470942641698</text:p>
          </table:table-cell>
          <table:table-cell office:value-type="float" office:value="0.309459724000575" calcext:value-type="float">
            <text:p>0.309459724000575</text:p>
          </table:table-cell>
          <table:table-cell office:value-type="float" office:value="0.309326189740048" calcext:value-type="float">
            <text:p>0.309326189740048</text:p>
          </table:table-cell>
          <table:table-cell office:value-type="float" office:value="0.309495002213475" calcext:value-type="float">
            <text:p>0.309495002213475</text:p>
          </table:table-cell>
          <table:table-cell office:value-type="float" office:value="0.309434338869077" calcext:value-type="float">
            <text:p>0.309434338869077</text:p>
          </table:table-cell>
          <table:table-cell office:value-type="float" office:value="0.309334713765225" calcext:value-type="float">
            <text:p>0.309334713765225</text:p>
          </table:table-cell>
          <table:table-cell office:value-type="float" office:value="0.309345393223062" calcext:value-type="float">
            <text:p>0.309345393223062</text:p>
          </table:table-cell>
          <table:table-cell office:value-type="float" office:value="0.309382524250576" calcext:value-type="float">
            <text:p>0.309382524250576</text:p>
          </table:table-cell>
          <table:table-cell office:value-type="float" office:value="0.309288677644477" calcext:value-type="float">
            <text:p>0.309288677644477</text:p>
          </table:table-cell>
          <table:table-cell office:value-type="float" office:value="0.309372958045711" calcext:value-type="float">
            <text:p>0.309372958045711</text:p>
          </table:table-cell>
          <table:table-cell office:value-type="float" office:value="0.30948173433965" calcext:value-type="float">
            <text:p>0.30948173433965</text:p>
          </table:table-cell>
          <table:table-cell office:value-type="float" office:value="0.309282420134824" calcext:value-type="float">
            <text:p>0.309282420134824</text:p>
          </table:table-cell>
          <table:table-cell office:value-type="float" office:value="0.30951435903825" calcext:value-type="float">
            <text:p>0.30951435903825</text:p>
          </table:table-cell>
          <table:table-cell office:value-type="float" office:value="0.309515374496123" calcext:value-type="float">
            <text:p>0.309515374496123</text:p>
          </table:table-cell>
          <table:table-cell office:value-type="float" office:value="0.309593261608577" calcext:value-type="float">
            <text:p>0.309593261608577</text:p>
          </table:table-cell>
          <table:table-cell office:value-type="float" office:value="0.309574421332027" calcext:value-type="float">
            <text:p>0.309574421332027</text:p>
          </table:table-cell>
          <table:table-cell office:value-type="float" office:value="0.309532384240517" calcext:value-type="float">
            <text:p>0.309532384240517</text:p>
          </table:table-cell>
          <table:table-cell office:value-type="float" office:value="0.309549228889074" calcext:value-type="float">
            <text:p>0.309549228889074</text:p>
          </table:table-cell>
          <table:table-cell office:value-type="float" office:value="0.309464429085551" calcext:value-type="float">
            <text:p>0.309464429085551</text:p>
          </table:table-cell>
          <table:table-cell office:value-type="float" office:value="0.309566262645581" calcext:value-type="float">
            <text:p>0.309566262645581</text:p>
          </table:table-cell>
          <table:table-cell office:value-type="float" office:value="0.309543642367054" calcext:value-type="float">
            <text:p>0.309543642367054</text:p>
          </table:table-cell>
          <table:table-cell office:value-type="float" office:value="0.309498893403426" calcext:value-type="float">
            <text:p>0.309498893403426</text:p>
          </table:table-cell>
          <table:table-cell office:value-type="float" office:value="0.309497754849382" calcext:value-type="float">
            <text:p>0.309497754849382</text:p>
          </table:table-cell>
          <table:table-cell office:value-type="float" office:value="0.309515628161633" calcext:value-type="float">
            <text:p>0.309515628161633</text:p>
          </table:table-cell>
          <table:table-cell office:value-type="float" office:value="0.309489976513657" calcext:value-type="float">
            <text:p>0.309489976513657</text:p>
          </table:table-cell>
          <table:table-cell office:value-type="float" office:value="0.309531019512817" calcext:value-type="float">
            <text:p>0.309531019512817</text:p>
          </table:table-cell>
          <table:table-cell office:value-type="float" office:value="0.309506768519372" calcext:value-type="float">
            <text:p>0.309506768519372</text:p>
          </table:table-cell>
          <table:table-cell office:value-type="float" office:value="0.309482612833918" calcext:value-type="float">
            <text:p>0.309482612833918</text:p>
          </table:table-cell>
          <table:table-cell office:value-type="float" office:value="0.309559946844936" calcext:value-type="float">
            <text:p>0.309559946844936</text:p>
          </table:table-cell>
          <table:table-cell office:value-type="float" office:value="0.309492081653421" calcext:value-type="float">
            <text:p>0.309492081653421</text:p>
          </table:table-cell>
          <table:table-cell office:value-type="float" office:value="0.309511078364954" calcext:value-type="float">
            <text:p>0.309511078364954</text:p>
          </table:table-cell>
          <table:table-cell office:value-type="float" office:value="0.309495368552838" calcext:value-type="float">
            <text:p>0.309495368552838</text:p>
          </table:table-cell>
          <table:table-cell office:value-type="float" office:value="0.309490706365733" calcext:value-type="float">
            <text:p>0.309490706365733</text:p>
          </table:table-cell>
          <table:table-cell office:value-type="float" office:value="0.309503912645079" calcext:value-type="float">
            <text:p>0.309503912645079</text:p>
          </table:table-cell>
          <table:table-cell office:value-type="float" office:value="0.309447523164437" calcext:value-type="float">
            <text:p>0.309447523164437</text:p>
          </table:table-cell>
          <table:table-cell office:value-type="float" office:value="0.309515187309675" calcext:value-type="float">
            <text:p>0.309515187309675</text:p>
          </table:table-cell>
          <table:table-cell office:value-type="float" office:value="0.309510228713898" calcext:value-type="float">
            <text:p>0.309510228713898</text:p>
          </table:table-cell>
          <table:table-cell office:value-type="float" office:value="0.30951545258673" calcext:value-type="float">
            <text:p>0.30951545258673</text:p>
          </table:table-cell>
          <table:table-cell office:value-type="float" office:value="0.309504428370686" calcext:value-type="float">
            <text:p>0.309504428370686</text:p>
          </table:table-cell>
          <table:table-cell office:value-type="float" office:value="0.309441233021" calcext:value-type="float">
            <text:p>0.309441233021</text:p>
          </table:table-cell>
          <table:table-cell office:value-type="float" office:value="0.309475254388391" calcext:value-type="float">
            <text:p>0.309475254388391</text:p>
          </table:table-cell>
          <table:table-cell office:value-type="float" office:value="0.309493121470277" calcext:value-type="float">
            <text:p>0.309493121470277</text:p>
          </table:table-cell>
          <table:table-cell office:value-type="float" office:value="0.309526570468036" calcext:value-type="float">
            <text:p>0.309526570468036</text:p>
          </table:table-cell>
          <table:table-cell office:value-type="float" office:value="0.309539751470652" calcext:value-type="float">
            <text:p>0.309539751470652</text:p>
          </table:table-cell>
          <table:table-cell office:value-type="float" office:value="0.30951466103163" calcext:value-type="float">
            <text:p>0.30951466103163</text:p>
          </table:table-cell>
          <table:table-cell office:value-type="float" office:value="0.309485362094257" calcext:value-type="float">
            <text:p>0.309485362094257</text:p>
          </table:table-cell>
          <table:table-cell office:value-type="float" office:value="0.309496780534246" calcext:value-type="float">
            <text:p>0.309496780534246</text:p>
          </table:table-cell>
          <table:table-cell office:value-type="float" office:value="0.309521739590037" calcext:value-type="float">
            <text:p>0.309521739590037</text:p>
          </table:table-cell>
          <table:table-cell office:value-type="float" office:value="0.309489054168478" calcext:value-type="float">
            <text:p>0.309489054168478</text:p>
          </table:table-cell>
          <table:table-cell office:value-type="float" office:value="0.309521122437519" calcext:value-type="float">
            <text:p>0.309521122437519</text:p>
          </table:table-cell>
          <table:table-cell office:value-type="float" office:value="0.309518044807244" calcext:value-type="float">
            <text:p>0.309518044807244</text:p>
          </table:table-cell>
          <table:table-cell office:value-type="float" office:value="0.309491165843249" calcext:value-type="float">
            <text:p>0.309491165843249</text:p>
          </table:table-cell>
          <table:table-cell office:value-type="float" office:value="0.309513136314308" calcext:value-type="float">
            <text:p>0.309513136314308</text:p>
          </table:table-cell>
          <table:table-cell office:value-type="float" office:value="0.309494002254751" calcext:value-type="float">
            <text:p>0.309494002254751</text:p>
          </table:table-cell>
          <table:table-cell office:value-type="float" office:value="0.309470660747126" calcext:value-type="float">
            <text:p>0.309470660747126</text:p>
          </table:table-cell>
          <table:table-cell office:value-type="float" office:value="0.309507538506829" calcext:value-type="float">
            <text:p>0.309507538506829</text:p>
          </table:table-cell>
          <table:table-cell office:value-type="float" office:value="0.30948999499339" calcext:value-type="float">
            <text:p>0.30948999499339</text:p>
          </table:table-cell>
          <table:table-cell office:value-type="float" office:value="0.309493713913829" calcext:value-type="float">
            <text:p>0.309493713913829</text:p>
          </table:table-cell>
          <table:table-cell office:value-type="float" office:value="0.30948623160852" calcext:value-type="float">
            <text:p>0.30948623160852</text:p>
          </table:table-cell>
          <table:table-cell office:value-type="float" office:value="0.309462065724386" calcext:value-type="float">
            <text:p>0.309462065724386</text:p>
          </table:table-cell>
          <table:table-cell office:value-type="float" office:value="0.309480766015721" calcext:value-type="float">
            <text:p>0.309480766015721</text:p>
          </table:table-cell>
          <table:table-cell office:value-type="float" office:value="0.309516429687369" calcext:value-type="float">
            <text:p>0.309516429687369</text:p>
          </table:table-cell>
          <table:table-cell table:number-columns-repeated="645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86309263190515" calcext:value-type="float">
            <text:p>-0.386309263190515</text:p>
          </table:table-cell>
          <table:table-cell office:value-type="float" office:value="-0.38539278695576" calcext:value-type="float">
            <text:p>-0.38539278695576</text:p>
          </table:table-cell>
          <table:table-cell office:value-type="float" office:value="-0.385457185910398" calcext:value-type="float">
            <text:p>-0.385457185910398</text:p>
          </table:table-cell>
          <table:table-cell office:value-type="float" office:value="-0.38557445012493" calcext:value-type="float">
            <text:p>-0.38557445012493</text:p>
          </table:table-cell>
          <table:table-cell office:value-type="float" office:value="-0.38689620011232" calcext:value-type="float">
            <text:p>-0.38689620011232</text:p>
          </table:table-cell>
          <table:table-cell office:value-type="float" office:value="-0.38626971932436" calcext:value-type="float">
            <text:p>-0.38626971932436</text:p>
          </table:table-cell>
          <table:table-cell office:value-type="float" office:value="-0.385735385146868" calcext:value-type="float">
            <text:p>-0.385735385146868</text:p>
          </table:table-cell>
          <table:table-cell office:value-type="float" office:value="-0.387475865936593" calcext:value-type="float">
            <text:p>-0.387475865936593</text:p>
          </table:table-cell>
          <table:table-cell office:value-type="float" office:value="-0.386184786369382" calcext:value-type="float">
            <text:p>-0.386184786369382</text:p>
          </table:table-cell>
          <table:table-cell office:value-type="float" office:value="-0.386301077863674" calcext:value-type="float">
            <text:p>-0.386301077863674</text:p>
          </table:table-cell>
          <table:table-cell office:value-type="float" office:value="-0.386423447161702" calcext:value-type="float">
            <text:p>-0.386423447161702</text:p>
          </table:table-cell>
          <table:table-cell office:value-type="float" office:value="-0.387527697697061" calcext:value-type="float">
            <text:p>-0.387527697697061</text:p>
          </table:table-cell>
          <table:table-cell office:value-type="float" office:value="-0.386652150945175" calcext:value-type="float">
            <text:p>-0.386652150945175</text:p>
          </table:table-cell>
          <table:table-cell office:value-type="float" office:value="-0.38634466827065" calcext:value-type="float">
            <text:p>-0.38634466827065</text:p>
          </table:table-cell>
          <table:table-cell office:value-type="float" office:value="-0.386335943836813" calcext:value-type="float">
            <text:p>-0.386335943836813</text:p>
          </table:table-cell>
          <table:table-cell office:value-type="float" office:value="-0.387488436459662" calcext:value-type="float">
            <text:p>-0.387488436459662</text:p>
          </table:table-cell>
          <table:table-cell office:value-type="float" office:value="-0.387211812596209" calcext:value-type="float">
            <text:p>-0.387211812596209</text:p>
          </table:table-cell>
          <table:table-cell office:value-type="float" office:value="-0.386287787663389" calcext:value-type="float">
            <text:p>-0.386287787663389</text:p>
          </table:table-cell>
          <table:table-cell office:value-type="float" office:value="-0.386757190908134" calcext:value-type="float">
            <text:p>-0.386757190908134</text:p>
          </table:table-cell>
          <table:table-cell office:value-type="float" office:value="-0.386515584495034" calcext:value-type="float">
            <text:p>-0.386515584495034</text:p>
          </table:table-cell>
          <table:table-cell office:value-type="float" office:value="-0.386599792513958" calcext:value-type="float">
            <text:p>-0.386599792513958</text:p>
          </table:table-cell>
          <table:table-cell office:value-type="float" office:value="-0.387150640040795" calcext:value-type="float">
            <text:p>-0.387150640040795</text:p>
          </table:table-cell>
          <table:table-cell office:value-type="float" office:value="-0.386695400213241" calcext:value-type="float">
            <text:p>-0.386695400213241</text:p>
          </table:table-cell>
          <table:table-cell office:value-type="float" office:value="-0.386727424785943" calcext:value-type="float">
            <text:p>-0.386727424785943</text:p>
          </table:table-cell>
          <table:table-cell office:value-type="float" office:value="-0.386369774657408" calcext:value-type="float">
            <text:p>-0.386369774657408</text:p>
          </table:table-cell>
          <table:table-cell office:value-type="float" office:value="-0.387088306122561" calcext:value-type="float">
            <text:p>-0.387088306122561</text:p>
          </table:table-cell>
          <table:table-cell office:value-type="float" office:value="-0.387125084108309" calcext:value-type="float">
            <text:p>-0.387125084108309</text:p>
          </table:table-cell>
          <table:table-cell office:value-type="float" office:value="-0.386997863987987" calcext:value-type="float">
            <text:p>-0.386997863987987</text:p>
          </table:table-cell>
          <table:table-cell office:value-type="float" office:value="-0.38704049664599" calcext:value-type="float">
            <text:p>-0.38704049664599</text:p>
          </table:table-cell>
          <table:table-cell office:value-type="float" office:value="-0.387254194231516" calcext:value-type="float">
            <text:p>-0.387254194231516</text:p>
          </table:table-cell>
          <table:table-cell office:value-type="float" office:value="-0.387555378446646" calcext:value-type="float">
            <text:p>-0.387555378446646</text:p>
          </table:table-cell>
          <table:table-cell office:value-type="float" office:value="-0.386915811477193" calcext:value-type="float">
            <text:p>-0.386915811477193</text:p>
          </table:table-cell>
          <table:table-cell office:value-type="float" office:value="-0.387034577982305" calcext:value-type="float">
            <text:p>-0.387034577982305</text:p>
          </table:table-cell>
          <table:table-cell office:value-type="float" office:value="-0.386522780197964" calcext:value-type="float">
            <text:p>-0.386522780197964</text:p>
          </table:table-cell>
          <table:table-cell office:value-type="float" office:value="-0.387198576896093" calcext:value-type="float">
            <text:p>-0.387198576896093</text:p>
          </table:table-cell>
          <table:table-cell office:value-type="float" office:value="-0.386781334981322" calcext:value-type="float">
            <text:p>-0.386781334981322</text:p>
          </table:table-cell>
          <table:table-cell office:value-type="float" office:value="-0.386720521667064" calcext:value-type="float">
            <text:p>-0.386720521667064</text:p>
          </table:table-cell>
          <table:table-cell office:value-type="float" office:value="-0.387317124221045" calcext:value-type="float">
            <text:p>-0.387317124221045</text:p>
          </table:table-cell>
          <table:table-cell office:value-type="float" office:value="-0.386832309827331" calcext:value-type="float">
            <text:p>-0.386832309827331</text:p>
          </table:table-cell>
          <table:table-cell office:value-type="float" office:value="-0.386014108625466" calcext:value-type="float">
            <text:p>-0.386014108625466</text:p>
          </table:table-cell>
          <table:table-cell office:value-type="float" office:value="-0.386038796563102" calcext:value-type="float">
            <text:p>-0.386038796563102</text:p>
          </table:table-cell>
          <table:table-cell office:value-type="float" office:value="-0.386427787104848" calcext:value-type="float">
            <text:p>-0.386427787104848</text:p>
          </table:table-cell>
          <table:table-cell office:value-type="float" office:value="-0.387994612647609" calcext:value-type="float">
            <text:p>-0.387994612647609</text:p>
          </table:table-cell>
          <table:table-cell office:value-type="float" office:value="-0.387778916943001" calcext:value-type="float">
            <text:p>-0.387778916943001</text:p>
          </table:table-cell>
          <table:table-cell office:value-type="float" office:value="-0.405089557495115" calcext:value-type="float">
            <text:p>-0.405089557495115</text:p>
          </table:table-cell>
          <table:table-cell office:value-type="float" office:value="-0.405095378184215" calcext:value-type="float">
            <text:p>-0.405095378184215</text:p>
          </table:table-cell>
          <table:table-cell office:value-type="float" office:value="-0.368225822830283" calcext:value-type="float">
            <text:p>-0.368225822830283</text:p>
          </table:table-cell>
          <table:table-cell office:value-type="float" office:value="-0.430527199723432" calcext:value-type="float">
            <text:p>-0.430527199723432</text:p>
          </table:table-cell>
          <table:table-cell office:value-type="float" office:value="-0.458155557439712" calcext:value-type="float">
            <text:p>-0.458155557439712</text:p>
          </table:table-cell>
          <table:table-cell office:value-type="float" office:value="-0.459656973516098" calcext:value-type="float">
            <text:p>-0.459656973516098</text:p>
          </table:table-cell>
          <table:table-cell office:value-type="float" office:value="-0.408782435939372" calcext:value-type="float">
            <text:p>-0.408782435939372</text:p>
          </table:table-cell>
          <table:table-cell office:value-type="float" office:value="-0.368893940450553" calcext:value-type="float">
            <text:p>-0.368893940450553</text:p>
          </table:table-cell>
          <table:table-cell office:value-type="float" office:value="-0.352297143830184" calcext:value-type="float">
            <text:p>-0.352297143830184</text:p>
          </table:table-cell>
          <table:table-cell office:value-type="float" office:value="-0.346560511271514" calcext:value-type="float">
            <text:p>-0.346560511271514</text:p>
          </table:table-cell>
          <table:table-cell office:value-type="float" office:value="-0.346467094876606" calcext:value-type="float">
            <text:p>-0.346467094876606</text:p>
          </table:table-cell>
          <table:table-cell office:value-type="float" office:value="-0.371553812195065" calcext:value-type="float">
            <text:p>-0.371553812195065</text:p>
          </table:table-cell>
          <table:table-cell office:value-type="float" office:value="-0.314589012400546" calcext:value-type="float">
            <text:p>-0.314589012400546</text:p>
          </table:table-cell>
          <table:table-cell office:value-type="float" office:value="-0.311736995364369" calcext:value-type="float">
            <text:p>-0.311736995364369</text:p>
          </table:table-cell>
          <table:table-cell office:value-type="float" office:value="-0.320738565103352" calcext:value-type="float">
            <text:p>-0.320738565103352</text:p>
          </table:table-cell>
          <table:table-cell office:value-type="float" office:value="-0.34642612282469" calcext:value-type="float">
            <text:p>-0.34642612282469</text:p>
          </table:table-cell>
          <table:table-cell office:value-type="float" office:value="-0.347677808056504" calcext:value-type="float">
            <text:p>-0.347677808056504</text:p>
          </table:table-cell>
          <table:table-cell office:value-type="float" office:value="-0.36574624615173" calcext:value-type="float">
            <text:p>-0.36574624615173</text:p>
          </table:table-cell>
          <table:table-cell office:value-type="float" office:value="-0.371807492486369" calcext:value-type="float">
            <text:p>-0.371807492486369</text:p>
          </table:table-cell>
          <table:table-cell office:value-type="float" office:value="-0.367591179674191" calcext:value-type="float">
            <text:p>-0.367591179674191</text:p>
          </table:table-cell>
          <table:table-cell office:value-type="float" office:value="-0.363662202650422" calcext:value-type="float">
            <text:p>-0.363662202650422</text:p>
          </table:table-cell>
          <table:table-cell office:value-type="float" office:value="-0.374995480287452" calcext:value-type="float">
            <text:p>-0.374995480287452</text:p>
          </table:table-cell>
          <table:table-cell office:value-type="float" office:value="-0.415151551981126" calcext:value-type="float">
            <text:p>-0.415151551981126</text:p>
          </table:table-cell>
          <table:table-cell office:value-type="float" office:value="-0.42479168849676" calcext:value-type="float">
            <text:p>-0.42479168849676</text:p>
          </table:table-cell>
          <table:table-cell office:value-type="float" office:value="-0.42749883946223" calcext:value-type="float">
            <text:p>-0.42749883946223</text:p>
          </table:table-cell>
          <table:table-cell office:value-type="float" office:value="-0.360881510484854" calcext:value-type="float">
            <text:p>-0.360881510484854</text:p>
          </table:table-cell>
          <table:table-cell office:value-type="float" office:value="-0.348830076597174" calcext:value-type="float">
            <text:p>-0.348830076597174</text:p>
          </table:table-cell>
          <table:table-cell office:value-type="float" office:value="-0.350139573658515" calcext:value-type="float">
            <text:p>-0.350139573658515</text:p>
          </table:table-cell>
          <table:table-cell office:value-type="float" office:value="-0.353052539314355" calcext:value-type="float">
            <text:p>-0.353052539314355</text:p>
          </table:table-cell>
          <table:table-cell office:value-type="float" office:value="-0.393149655986855" calcext:value-type="float">
            <text:p>-0.393149655986855</text:p>
          </table:table-cell>
          <table:table-cell office:value-type="float" office:value="-0.38374302906036" calcext:value-type="float">
            <text:p>-0.38374302906036</text:p>
          </table:table-cell>
          <table:table-cell office:value-type="float" office:value="-0.346617520308324" calcext:value-type="float">
            <text:p>-0.346617520308324</text:p>
          </table:table-cell>
          <table:table-cell office:value-type="float" office:value="-0.302971366443838" calcext:value-type="float">
            <text:p>-0.302971366443838</text:p>
          </table:table-cell>
          <table:table-cell office:value-type="float" office:value="-0.311756785750543" calcext:value-type="float">
            <text:p>-0.311756785750543</text:p>
          </table:table-cell>
          <table:table-cell office:value-type="float" office:value="-0.317547939251304" calcext:value-type="float">
            <text:p>-0.317547939251304</text:p>
          </table:table-cell>
          <table:table-cell office:value-type="float" office:value="-0.33277290015926" calcext:value-type="float">
            <text:p>-0.33277290015926</text:p>
          </table:table-cell>
          <table:table-cell office:value-type="float" office:value="-0.351074918734182" calcext:value-type="float">
            <text:p>-0.351074918734182</text:p>
          </table:table-cell>
          <table:table-cell office:value-type="float" office:value="-0.381742398715558" calcext:value-type="float">
            <text:p>-0.381742398715558</text:p>
          </table:table-cell>
          <table:table-cell office:value-type="float" office:value="-0.369869485790968" calcext:value-type="float">
            <text:p>-0.369869485790968</text:p>
          </table:table-cell>
          <table:table-cell office:value-type="float" office:value="-0.405955821202046" calcext:value-type="float">
            <text:p>-0.405955821202046</text:p>
          </table:table-cell>
          <table:table-cell office:value-type="float" office:value="-0.405959987184882" calcext:value-type="float">
            <text:p>-0.405959987184882</text:p>
          </table:table-cell>
          <table:table-cell office:value-type="float" office:value="-0.387768627131943" calcext:value-type="float">
            <text:p>-0.387768627131943</text:p>
          </table:table-cell>
          <table:table-cell office:value-type="float" office:value="-0.311441625362257" calcext:value-type="float">
            <text:p>-0.311441625362257</text:p>
          </table:table-cell>
          <table:table-cell office:value-type="float" office:value="-0.279982262720317" calcext:value-type="float">
            <text:p>-0.279982262720317</text:p>
          </table:table-cell>
          <table:table-cell office:value-type="float" office:value="-0.278809544076771" calcext:value-type="float">
            <text:p>-0.278809544076771</text:p>
          </table:table-cell>
          <table:table-cell office:value-type="float" office:value="-0.276913646799218" calcext:value-type="float">
            <text:p>-0.276913646799218</text:p>
          </table:table-cell>
          <table:table-cell office:value-type="float" office:value="-0.292916272420508" calcext:value-type="float">
            <text:p>-0.292916272420508</text:p>
          </table:table-cell>
          <table:table-cell office:value-type="float" office:value="-0.303406802819614" calcext:value-type="float">
            <text:p>-0.303406802819614</text:p>
          </table:table-cell>
          <table:table-cell office:value-type="float" office:value="-0.322091949851754" calcext:value-type="float">
            <text:p>-0.322091949851754</text:p>
          </table:table-cell>
          <table:table-cell office:value-type="float" office:value="-0.418626189416706" calcext:value-type="float">
            <text:p>-0.418626189416706</text:p>
          </table:table-cell>
          <table:table-cell office:value-type="float" office:value="-0.393377562694776" calcext:value-type="float">
            <text:p>-0.393377562694776</text:p>
          </table:table-cell>
          <table:table-cell office:value-type="float" office:value="-0.349092191194234" calcext:value-type="float">
            <text:p>-0.349092191194234</text:p>
          </table:table-cell>
          <table:table-cell office:value-type="float" office:value="-0.313001795504325" calcext:value-type="float">
            <text:p>-0.313001795504325</text:p>
          </table:table-cell>
          <table:table-cell office:value-type="float" office:value="-0.282459384516341" calcext:value-type="float">
            <text:p>-0.282459384516341</text:p>
          </table:table-cell>
          <table:table-cell office:value-type="float" office:value="-0.277323306120065" calcext:value-type="float">
            <text:p>-0.277323306120065</text:p>
          </table:table-cell>
          <table:table-cell office:value-type="float" office:value="-0.305086674248057" calcext:value-type="float">
            <text:p>-0.305086674248057</text:p>
          </table:table-cell>
          <table:table-cell office:value-type="float" office:value="-0.34944096983217" calcext:value-type="float">
            <text:p>-0.34944096983217</text:p>
          </table:table-cell>
          <table:table-cell office:value-type="float" office:value="-0.38837805494082" calcext:value-type="float">
            <text:p>-0.38837805494082</text:p>
          </table:table-cell>
          <table:table-cell office:value-type="float" office:value="-0.406121097364942" calcext:value-type="float">
            <text:p>-0.406121097364942</text:p>
          </table:table-cell>
          <table:table-cell office:value-type="float" office:value="-0.40556682552486" calcext:value-type="float">
            <text:p>-0.40556682552486</text:p>
          </table:table-cell>
          <table:table-cell office:value-type="float" office:value="-0.374452524342245" calcext:value-type="float">
            <text:p>-0.374452524342245</text:p>
          </table:table-cell>
          <table:table-cell office:value-type="float" office:value="-0.34227539350104" calcext:value-type="float">
            <text:p>-0.34227539350104</text:p>
          </table:table-cell>
          <table:table-cell office:value-type="float" office:value="-0.299886056407121" calcext:value-type="float">
            <text:p>-0.299886056407121</text:p>
          </table:table-cell>
          <table:table-cell office:value-type="float" office:value="-0.290816182709166" calcext:value-type="float">
            <text:p>-0.290816182709166</text:p>
          </table:table-cell>
          <table:table-cell office:value-type="float" office:value="-0.300055019745039" calcext:value-type="float">
            <text:p>-0.300055019745039</text:p>
          </table:table-cell>
          <table:table-cell office:value-type="float" office:value="-0.327038832428087" calcext:value-type="float">
            <text:p>-0.327038832428087</text:p>
          </table:table-cell>
          <table:table-cell office:value-type="float" office:value="-0.335473793589053" calcext:value-type="float">
            <text:p>-0.335473793589053</text:p>
          </table:table-cell>
          <table:table-cell office:value-type="float" office:value="-0.369826056075938" calcext:value-type="float">
            <text:p>-0.369826056075938</text:p>
          </table:table-cell>
          <table:table-cell office:value-type="float" office:value="-0.380444582997579" calcext:value-type="float">
            <text:p>-0.380444582997579</text:p>
          </table:table-cell>
          <table:table-cell office:value-type="float" office:value="-0.385167045643638" calcext:value-type="float">
            <text:p>-0.385167045643638</text:p>
          </table:table-cell>
          <table:table-cell office:value-type="float" office:value="-0.36480630311366" calcext:value-type="float">
            <text:p>-0.36480630311366</text:p>
          </table:table-cell>
          <table:table-cell office:value-type="float" office:value="-0.39225620638162" calcext:value-type="float">
            <text:p>-0.39225620638162</text:p>
          </table:table-cell>
          <table:table-cell office:value-type="float" office:value="-0.406672131232967" calcext:value-type="float">
            <text:p>-0.406672131232967</text:p>
          </table:table-cell>
          <table:table-cell office:value-type="float" office:value="-0.409476366221002" calcext:value-type="float">
            <text:p>-0.409476366221002</text:p>
          </table:table-cell>
          <table:table-cell office:value-type="float" office:value="-0.404722841931713" calcext:value-type="float">
            <text:p>-0.404722841931713</text:p>
          </table:table-cell>
          <table:table-cell office:value-type="float" office:value="-0.40502157427738" calcext:value-type="float">
            <text:p>-0.40502157427738</text:p>
          </table:table-cell>
          <table:table-cell office:value-type="float" office:value="-0.362159717908595" calcext:value-type="float">
            <text:p>-0.362159717908595</text:p>
          </table:table-cell>
          <table:table-cell office:value-type="float" office:value="-0.34046816659435" calcext:value-type="float">
            <text:p>-0.34046816659435</text:p>
          </table:table-cell>
          <table:table-cell office:value-type="float" office:value="-0.28799550162333" calcext:value-type="float">
            <text:p>-0.28799550162333</text:p>
          </table:table-cell>
          <table:table-cell office:value-type="float" office:value="-0.31896481202481" calcext:value-type="float">
            <text:p>-0.31896481202481</text:p>
          </table:table-cell>
          <table:table-cell office:value-type="float" office:value="-0.337407057023144" calcext:value-type="float">
            <text:p>-0.337407057023144</text:p>
          </table:table-cell>
          <table:table-cell office:value-type="float" office:value="-0.356826983412915" calcext:value-type="float">
            <text:p>-0.356826983412915</text:p>
          </table:table-cell>
          <table:table-cell office:value-type="float" office:value="-0.320797006423866" calcext:value-type="float">
            <text:p>-0.320797006423866</text:p>
          </table:table-cell>
          <table:table-cell office:value-type="float" office:value="-0.371954090415894" calcext:value-type="float">
            <text:p>-0.371954090415894</text:p>
          </table:table-cell>
          <table:table-cell office:value-type="float" office:value="-0.379773236053606" calcext:value-type="float">
            <text:p>-0.379773236053606</text:p>
          </table:table-cell>
          <table:table-cell office:value-type="float" office:value="-0.394513451099018" calcext:value-type="float">
            <text:p>-0.394513451099018</text:p>
          </table:table-cell>
          <table:table-cell office:value-type="float" office:value="-0.389310370589917" calcext:value-type="float">
            <text:p>-0.389310370589917</text:p>
          </table:table-cell>
          <table:table-cell office:value-type="float" office:value="-0.374120364625269" calcext:value-type="float">
            <text:p>-0.374120364625269</text:p>
          </table:table-cell>
          <table:table-cell office:value-type="float" office:value="-0.378376233031893" calcext:value-type="float">
            <text:p>-0.378376233031893</text:p>
          </table:table-cell>
          <table:table-cell office:value-type="float" office:value="-0.376870840815591" calcext:value-type="float">
            <text:p>-0.376870840815591</text:p>
          </table:table-cell>
          <table:table-cell office:value-type="float" office:value="-0.376015625880384" calcext:value-type="float">
            <text:p>-0.376015625880384</text:p>
          </table:table-cell>
          <table:table-cell office:value-type="float" office:value="-0.378295425506369" calcext:value-type="float">
            <text:p>-0.378295425506369</text:p>
          </table:table-cell>
          <table:table-cell office:value-type="float" office:value="-0.37645767685704" calcext:value-type="float">
            <text:p>-0.37645767685704</text:p>
          </table:table-cell>
          <table:table-cell office:value-type="float" office:value="-0.377764341230114" calcext:value-type="float">
            <text:p>-0.377764341230114</text:p>
          </table:table-cell>
          <table:table-cell office:value-type="float" office:value="-0.377539815500316" calcext:value-type="float">
            <text:p>-0.377539815500316</text:p>
          </table:table-cell>
          <table:table-cell office:value-type="float" office:value="-0.377761426373897" calcext:value-type="float">
            <text:p>-0.377761426373897</text:p>
          </table:table-cell>
          <table:table-cell office:value-type="float" office:value="-0.375044686450018" calcext:value-type="float">
            <text:p>-0.375044686450018</text:p>
          </table:table-cell>
          <table:table-cell office:value-type="float" office:value="-0.375232715206808" calcext:value-type="float">
            <text:p>-0.375232715206808</text:p>
          </table:table-cell>
          <table:table-cell office:value-type="float" office:value="-0.375116040489038" calcext:value-type="float">
            <text:p>-0.375116040489038</text:p>
          </table:table-cell>
          <table:table-cell office:value-type="float" office:value="-0.37305049334734" calcext:value-type="float">
            <text:p>-0.37305049334734</text:p>
          </table:table-cell>
          <table:table-cell office:value-type="float" office:value="-0.370821075333129" calcext:value-type="float">
            <text:p>-0.370821075333129</text:p>
          </table:table-cell>
          <table:table-cell office:value-type="float" office:value="-0.369879347283604" calcext:value-type="float">
            <text:p>-0.369879347283604</text:p>
          </table:table-cell>
          <table:table-cell office:value-type="float" office:value="-0.370284495094943" calcext:value-type="float">
            <text:p>-0.370284495094943</text:p>
          </table:table-cell>
          <table:table-cell office:value-type="float" office:value="-0.368660986256859" calcext:value-type="float">
            <text:p>-0.368660986256859</text:p>
          </table:table-cell>
          <table:table-cell office:value-type="float" office:value="-0.368971019627195" calcext:value-type="float">
            <text:p>-0.368971019627195</text:p>
          </table:table-cell>
          <table:table-cell office:value-type="float" office:value="-0.369328713099057" calcext:value-type="float">
            <text:p>-0.369328713099057</text:p>
          </table:table-cell>
          <table:table-cell office:value-type="float" office:value="-0.369456014952333" calcext:value-type="float">
            <text:p>-0.369456014952333</text:p>
          </table:table-cell>
          <table:table-cell office:value-type="float" office:value="-0.3684782585029" calcext:value-type="float">
            <text:p>-0.3684782585029</text:p>
          </table:table-cell>
          <table:table-cell office:value-type="float" office:value="-0.368983426579011" calcext:value-type="float">
            <text:p>-0.368983426579011</text:p>
          </table:table-cell>
          <table:table-cell office:value-type="float" office:value="-0.368900861006889" calcext:value-type="float">
            <text:p>-0.368900861006889</text:p>
          </table:table-cell>
          <table:table-cell office:value-type="float" office:value="-0.368090719694828" calcext:value-type="float">
            <text:p>-0.368090719694828</text:p>
          </table:table-cell>
          <table:table-cell office:value-type="float" office:value="-0.369042533462433" calcext:value-type="float">
            <text:p>-0.369042533462433</text:p>
          </table:table-cell>
          <table:table-cell office:value-type="float" office:value="-0.369045445197147" calcext:value-type="float">
            <text:p>-0.369045445197147</text:p>
          </table:table-cell>
          <table:table-cell office:value-type="float" office:value="-0.36851437811049" calcext:value-type="float">
            <text:p>-0.36851437811049</text:p>
          </table:table-cell>
          <table:table-cell office:value-type="float" office:value="-0.368266212958481" calcext:value-type="float">
            <text:p>-0.368266212958481</text:p>
          </table:table-cell>
          <table:table-cell office:value-type="float" office:value="-0.368904998701643" calcext:value-type="float">
            <text:p>-0.368904998701643</text:p>
          </table:table-cell>
          <table:table-cell office:value-type="float" office:value="-0.368354926493589" calcext:value-type="float">
            <text:p>-0.368354926493589</text:p>
          </table:table-cell>
          <table:table-cell office:value-type="float" office:value="-0.369007086431606" calcext:value-type="float">
            <text:p>-0.369007086431606</text:p>
          </table:table-cell>
          <table:table-cell office:value-type="float" office:value="-0.368506076443855" calcext:value-type="float">
            <text:p>-0.368506076443855</text:p>
          </table:table-cell>
          <table:table-cell office:value-type="float" office:value="-0.368139952378298" calcext:value-type="float">
            <text:p>-0.368139952378298</text:p>
          </table:table-cell>
          <table:table-cell office:value-type="float" office:value="-0.369555488004544" calcext:value-type="float">
            <text:p>-0.369555488004544</text:p>
          </table:table-cell>
          <table:table-cell office:value-type="float" office:value="-0.368157868758322" calcext:value-type="float">
            <text:p>-0.368157868758322</text:p>
          </table:table-cell>
          <table:table-cell office:value-type="float" office:value="-0.368839520467764" calcext:value-type="float">
            <text:p>-0.368839520467764</text:p>
          </table:table-cell>
          <table:table-cell office:value-type="float" office:value="-0.368273128256051" calcext:value-type="float">
            <text:p>-0.368273128256051</text:p>
          </table:table-cell>
          <table:table-cell office:value-type="float" office:value="-0.36851615339568" calcext:value-type="float">
            <text:p>-0.36851615339568</text:p>
          </table:table-cell>
          <table:table-cell office:value-type="float" office:value="-0.368716438823348" calcext:value-type="float">
            <text:p>-0.368716438823348</text:p>
          </table:table-cell>
          <table:table-cell office:value-type="float" office:value="-0.367272125692006" calcext:value-type="float">
            <text:p>-0.367272125692006</text:p>
          </table:table-cell>
          <table:table-cell office:value-type="float" office:value="-0.368800002783859" calcext:value-type="float">
            <text:p>-0.368800002783859</text:p>
          </table:table-cell>
          <table:table-cell office:value-type="float" office:value="-0.368483605818715" calcext:value-type="float">
            <text:p>-0.368483605818715</text:p>
          </table:table-cell>
          <table:table-cell office:value-type="float" office:value="-0.368780212523996" calcext:value-type="float">
            <text:p>-0.368780212523996</text:p>
          </table:table-cell>
          <table:table-cell office:value-type="float" office:value="-0.368539289614084" calcext:value-type="float">
            <text:p>-0.368539289614084</text:p>
          </table:table-cell>
          <table:table-cell office:value-type="float" office:value="-0.3674378362839" calcext:value-type="float">
            <text:p>-0.3674378362839</text:p>
          </table:table-cell>
          <table:table-cell office:value-type="float" office:value="-0.368337455860036" calcext:value-type="float">
            <text:p>-0.368337455860036</text:p>
          </table:table-cell>
          <table:table-cell office:value-type="float" office:value="-0.36848607406963" calcext:value-type="float">
            <text:p>-0.36848607406963</text:p>
          </table:table-cell>
          <table:table-cell office:value-type="float" office:value="-0.369377399782169" calcext:value-type="float">
            <text:p>-0.369377399782169</text:p>
          </table:table-cell>
          <table:table-cell office:value-type="float" office:value="-0.369518697323648" calcext:value-type="float">
            <text:p>-0.369518697323648</text:p>
          </table:table-cell>
          <table:table-cell office:value-type="float" office:value="-0.368738785842094" calcext:value-type="float">
            <text:p>-0.368738785842094</text:p>
          </table:table-cell>
          <table:table-cell office:value-type="float" office:value="-0.368499280208255" calcext:value-type="float">
            <text:p>-0.368499280208255</text:p>
          </table:table-cell>
          <table:table-cell office:value-type="float" office:value="-0.36841418766271" calcext:value-type="float">
            <text:p>-0.36841418766271</text:p>
          </table:table-cell>
          <table:table-cell office:value-type="float" office:value="-0.368696716416304" calcext:value-type="float">
            <text:p>-0.368696716416304</text:p>
          </table:table-cell>
          <table:table-cell office:value-type="float" office:value="-0.368306400021067" calcext:value-type="float">
            <text:p>-0.368306400021067</text:p>
          </table:table-cell>
          <table:table-cell office:value-type="float" office:value="-0.369099966332618" calcext:value-type="float">
            <text:p>-0.369099966332618</text:p>
          </table:table-cell>
          <table:table-cell office:value-type="float" office:value="-0.368961668604754" calcext:value-type="float">
            <text:p>-0.368961668604754</text:p>
          </table:table-cell>
          <table:table-cell office:value-type="float" office:value="-0.368300869475672" calcext:value-type="float">
            <text:p>-0.368300869475672</text:p>
          </table:table-cell>
          <table:table-cell office:value-type="float" office:value="-0.368831397217184" calcext:value-type="float">
            <text:p>-0.368831397217184</text:p>
          </table:table-cell>
          <table:table-cell office:value-type="float" office:value="-0.368590515998756" calcext:value-type="float">
            <text:p>-0.368590515998756</text:p>
          </table:table-cell>
          <table:table-cell office:value-type="float" office:value="-0.36808331671024" calcext:value-type="float">
            <text:p>-0.36808331671024</text:p>
          </table:table-cell>
          <table:table-cell office:value-type="float" office:value="-0.368745566266849" calcext:value-type="float">
            <text:p>-0.368745566266849</text:p>
          </table:table-cell>
          <table:table-cell office:value-type="float" office:value="-0.368002152754613" calcext:value-type="float">
            <text:p>-0.368002152754613</text:p>
          </table:table-cell>
          <table:table-cell office:value-type="float" office:value="-0.368330791982858" calcext:value-type="float">
            <text:p>-0.368330791982858</text:p>
          </table:table-cell>
          <table:table-cell office:value-type="float" office:value="-0.368433500597566" calcext:value-type="float">
            <text:p>-0.368433500597566</text:p>
          </table:table-cell>
          <table:table-cell office:value-type="float" office:value="-0.367675055331142" calcext:value-type="float">
            <text:p>-0.367675055331142</text:p>
          </table:table-cell>
          <table:table-cell office:value-type="float" office:value="-0.367981565524479" calcext:value-type="float">
            <text:p>-0.367981565524479</text:p>
          </table:table-cell>
          <table:table-cell office:value-type="float" office:value="-0.368719153137654" calcext:value-type="float">
            <text:p>-0.368719153137654</text:p>
          </table:table-cell>
          <table:table-cell table:number-columns-repeated="645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316324512484867" calcext:value-type="float">
            <text:p>3.16324512484867E-05</text:p>
          </table:table-cell>
          <table:table-cell office:value-type="float" office:value="-0.0000180392837126342" calcext:value-type="float">
            <text:p>-1.80392837126342E-05</text:p>
          </table:table-cell>
          <table:table-cell office:value-type="float" office:value="0.00000545891368058937" calcext:value-type="float">
            <text:p>5.45891368058937E-06</text:p>
          </table:table-cell>
          <table:table-cell office:value-type="float" office:value="-0.00000650449660799524" calcext:value-type="float">
            <text:p>-6.50449660799524E-06</text:p>
          </table:table-cell>
          <table:table-cell office:value-type="float" office:value="0.0000555328951538092" calcext:value-type="float">
            <text:p>5.55328951538092E-05</text:p>
          </table:table-cell>
          <table:table-cell office:value-type="float" office:value="-0.0000238997998226464" calcext:value-type="float">
            <text:p>-2.38997998226464E-05</text:p>
          </table:table-cell>
          <table:table-cell office:value-type="float" office:value="-0.0000161248386659207" calcext:value-type="float">
            <text:p>-1.61248386659207E-05</text:p>
          </table:table-cell>
          <table:table-cell office:value-type="float" office:value="0.0000491023778124711" calcext:value-type="float">
            <text:p>4.91023778124711E-05</text:p>
          </table:table-cell>
          <table:table-cell office:value-type="float" office:value="-0.0000369601255879037" calcext:value-type="float">
            <text:p>-3.69601255879037E-05</text:p>
          </table:table-cell>
          <table:table-cell office:value-type="float" office:value="0.0000129926461709395" calcext:value-type="float">
            <text:p>1.29926461709395E-05</text:p>
          </table:table-cell>
          <table:table-cell office:value-type="float" office:value="0.00000421112596799" calcext:value-type="float">
            <text:p>4.21112596799E-06</text:p>
          </table:table-cell>
          <table:table-cell office:value-type="float" office:value="0.0000269159288211473" calcext:value-type="float">
            <text:p>2.69159288211473E-05</text:p>
          </table:table-cell>
          <table:table-cell office:value-type="float" office:value="-0.0000291681514007491" calcext:value-type="float">
            <text:p>-2.91681514007491E-05</text:p>
          </table:table-cell>
          <table:table-cell office:value-type="float" office:value="0.00000469700939220719" calcext:value-type="float">
            <text:p>4.69700939220719E-06</text:p>
          </table:table-cell>
          <table:table-cell office:value-type="float" office:value="-0.0000109795457375883" calcext:value-type="float">
            <text:p>-1.09795457375883E-05</text:p>
          </table:table-cell>
          <table:table-cell office:value-type="float" office:value="0.0000711709970634966" calcext:value-type="float">
            <text:p>7.11709970634966E-05</text:p>
          </table:table-cell>
          <table:table-cell office:value-type="float" office:value="-0.0000382127681423094" calcext:value-type="float">
            <text:p>-3.82127681423094E-05</text:p>
          </table:table-cell>
          <table:table-cell office:value-type="float" office:value="-0.0000265891732573742" calcext:value-type="float">
            <text:p>-2.65891732573742E-05</text:p>
          </table:table-cell>
          <table:table-cell office:value-type="float" office:value="0.0000044902854972606" calcext:value-type="float">
            <text:p>4.4902854972606E-06</text:p>
          </table:table-cell>
          <table:table-cell office:value-type="float" office:value="0.0000184315714523153" calcext:value-type="float">
            <text:p>1.84315714523153E-05</text:p>
          </table:table-cell>
          <table:table-cell office:value-type="float" office:value="-0.000037864009505062" calcext:value-type="float">
            <text:p>-3.7864009505062E-05</text:p>
          </table:table-cell>
          <table:table-cell office:value-type="float" office:value="0.0000368529725032762" calcext:value-type="float">
            <text:p>3.68529725032762E-05</text:p>
          </table:table-cell>
          <table:table-cell office:value-type="float" office:value="-0.00000432993430393713" calcext:value-type="float">
            <text:p>-4.32993430393713E-06</text:p>
          </table:table-cell>
          <table:table-cell office:value-type="float" office:value="-0.0000311970330174049" calcext:value-type="float">
            <text:p>-3.11970330174049E-05</text:p>
          </table:table-cell>
          <table:table-cell office:value-type="float" office:value="0.0000257598153409755" calcext:value-type="float">
            <text:p>2.57598153409755E-05</text:p>
          </table:table-cell>
          <table:table-cell office:value-type="float" office:value="0.00000723181926459704" calcext:value-type="float">
            <text:p>7.23181926459704E-06</text:p>
          </table:table-cell>
          <table:table-cell office:value-type="float" office:value="0.00000703837416093922" calcext:value-type="float">
            <text:p>7.03837416093922E-06</text:p>
          </table:table-cell>
          <table:table-cell office:value-type="float" office:value="-0.0000176164844967741" calcext:value-type="float">
            <text:p>-1.76164844967741E-05</text:p>
          </table:table-cell>
          <table:table-cell office:value-type="float" office:value="0.0000124863162483946" calcext:value-type="float">
            <text:p>1.24863162483946E-05</text:p>
          </table:table-cell>
          <table:table-cell office:value-type="float" office:value="-0.0000225816076044327" calcext:value-type="float">
            <text:p>-2.25816076044327E-05</text:p>
          </table:table-cell>
          <table:table-cell office:value-type="float" office:value="0.0000225963743731294" calcext:value-type="float">
            <text:p>2.25963743731294E-05</text:p>
          </table:table-cell>
          <table:table-cell office:value-type="float" office:value="-0.0000176931068333608" calcext:value-type="float">
            <text:p>-1.76931068333608E-05</text:p>
          </table:table-cell>
          <table:table-cell office:value-type="float" office:value="-0.000000927202674527727" calcext:value-type="float">
            <text:p>-9.27202674527727E-07</text:p>
          </table:table-cell>
          <table:table-cell office:value-type="float" office:value="-0.00000531961785665835" calcext:value-type="float">
            <text:p>-5.31961785665835E-06</text:p>
          </table:table-cell>
          <table:table-cell office:value-type="float" office:value="0.0000167989772047461" calcext:value-type="float">
            <text:p>1.67989772047461E-05</text:p>
          </table:table-cell>
          <table:table-cell office:value-type="float" office:value="0.00000044208052873973" calcext:value-type="float">
            <text:p>4.4208052873973E-07</text:p>
          </table:table-cell>
          <table:table-cell office:value-type="float" office:value="-0.0000176076348341603" calcext:value-type="float">
            <text:p>-1.76076348341603E-05</text:p>
          </table:table-cell>
          <table:table-cell office:value-type="float" office:value="0.0000222241297277437" calcext:value-type="float">
            <text:p>2.22241297277437E-05</text:p>
          </table:table-cell>
          <table:table-cell office:value-type="float" office:value="-0.000374196898956902" calcext:value-type="float">
            <text:p>-0.000374196898957</text:p>
          </table:table-cell>
          <table:table-cell office:value-type="float" office:value="-0.00018438342589927" calcext:value-type="float">
            <text:p>-0.000184383425899</text:p>
          </table:table-cell>
          <table:table-cell office:value-type="float" office:value="-0.000162726066045504" calcext:value-type="float">
            <text:p>-0.000162726066046</text:p>
          </table:table-cell>
          <table:table-cell office:value-type="float" office:value="-0.000066091079320818" calcext:value-type="float">
            <text:p>-6.6091079320818E-05</text:p>
          </table:table-cell>
          <table:table-cell office:value-type="float" office:value="-0.00000826505836637459" calcext:value-type="float">
            <text:p>-8.26505836637459E-06</text:p>
          </table:table-cell>
          <table:table-cell office:value-type="float" office:value="0.000580837932254275" calcext:value-type="float">
            <text:p>0.000580837932254</text:p>
          </table:table-cell>
          <table:table-cell office:value-type="float" office:value="0.00708915360694862" calcext:value-type="float">
            <text:p>0.007089153606949</text:p>
          </table:table-cell>
          <table:table-cell office:value-type="float" office:value="0.00895061848390222" calcext:value-type="float">
            <text:p>0.008950618483902</text:p>
          </table:table-cell>
          <table:table-cell office:value-type="float" office:value="0.00985100741235901" calcext:value-type="float">
            <text:p>0.009851007412359</text:p>
          </table:table-cell>
          <table:table-cell office:value-type="float" office:value="0.00778541393541449" calcext:value-type="float">
            <text:p>0.007785413935414</text:p>
          </table:table-cell>
          <table:table-cell office:value-type="float" office:value="-0.00119414319109296" calcext:value-type="float">
            <text:p>-0.001194143191093</text:p>
          </table:table-cell>
          <table:table-cell office:value-type="float" office:value="0.0022774769351217" calcext:value-type="float">
            <text:p>0.002277476935122</text:p>
          </table:table-cell>
          <table:table-cell office:value-type="float" office:value="-0.0223641815158678" calcext:value-type="float">
            <text:p>-0.022364181515868</text:p>
          </table:table-cell>
          <table:table-cell office:value-type="float" office:value="-0.00975724740002792" calcext:value-type="float">
            <text:p>-0.009757247400028</text:p>
          </table:table-cell>
          <table:table-cell office:value-type="float" office:value="-0.00340335351610677" calcext:value-type="float">
            <text:p>-0.003403353516107</text:p>
          </table:table-cell>
          <table:table-cell office:value-type="float" office:value="-0.00150052737356338" calcext:value-type="float">
            <text:p>-0.001500527373563</text:p>
          </table:table-cell>
          <table:table-cell office:value-type="float" office:value="-0.000435084602241065" calcext:value-type="float">
            <text:p>-0.000435084602241</text:p>
          </table:table-cell>
          <table:table-cell office:value-type="float" office:value="0.0123295481764529" calcext:value-type="float">
            <text:p>0.012329548176453</text:p>
          </table:table-cell>
          <table:table-cell office:value-type="float" office:value="-0.0117114628561718" calcext:value-type="float">
            <text:p>-0.011711462856172</text:p>
          </table:table-cell>
          <table:table-cell office:value-type="float" office:value="-0.00694572226422141" calcext:value-type="float">
            <text:p>-0.006945722264221</text:p>
          </table:table-cell>
          <table:table-cell office:value-type="float" office:value="0.00445454364714104" calcext:value-type="float">
            <text:p>0.004454543647141</text:p>
          </table:table-cell>
          <table:table-cell office:value-type="float" office:value="0.00389505836235876" calcext:value-type="float">
            <text:p>0.003895058362359</text:p>
          </table:table-cell>
          <table:table-cell office:value-type="float" office:value="-0.000189178891067954" calcext:value-type="float">
            <text:p>-0.000189178891068</text:p>
          </table:table-cell>
          <table:table-cell office:value-type="float" office:value="-0.00021279511904887" calcext:value-type="float">
            <text:p>-0.000212795119049</text:p>
          </table:table-cell>
          <table:table-cell office:value-type="float" office:value="0.00137182286979293" calcext:value-type="float">
            <text:p>0.001371822869793</text:p>
          </table:table-cell>
          <table:table-cell office:value-type="float" office:value="0.0100374933789444" calcext:value-type="float">
            <text:p>0.010037493378944</text:p>
          </table:table-cell>
          <table:table-cell office:value-type="float" office:value="0.0112416732433325" calcext:value-type="float">
            <text:p>0.011241673243333</text:p>
          </table:table-cell>
          <table:table-cell office:value-type="float" office:value="0.0115593715817879" calcext:value-type="float">
            <text:p>0.011559371581788</text:p>
          </table:table-cell>
          <table:table-cell office:value-type="float" office:value="-0.00365899813518111" calcext:value-type="float">
            <text:p>-0.003658998135181</text:p>
          </table:table-cell>
          <table:table-cell office:value-type="float" office:value="-0.00138744420348713" calcext:value-type="float">
            <text:p>-0.001387444203487</text:p>
          </table:table-cell>
          <table:table-cell office:value-type="float" office:value="-0.00209564362891573" calcext:value-type="float">
            <text:p>-0.002095643628916</text:p>
          </table:table-cell>
          <table:table-cell office:value-type="float" office:value="-0.0226164170330478" calcext:value-type="float">
            <text:p>-0.022616417033048</text:p>
          </table:table-cell>
          <table:table-cell office:value-type="float" office:value="-0.00295484467046331" calcext:value-type="float">
            <text:p>-0.002954844670463</text:p>
          </table:table-cell>
          <table:table-cell office:value-type="float" office:value="-0.00156058728147812" calcext:value-type="float">
            <text:p>-0.001560587281478</text:p>
          </table:table-cell>
          <table:table-cell office:value-type="float" office:value="-0.000759695108057012" calcext:value-type="float">
            <text:p>-0.000759695108057</text:p>
          </table:table-cell>
          <table:table-cell office:value-type="float" office:value="0.028435904258672" calcext:value-type="float">
            <text:p>0.028435904258672</text:p>
          </table:table-cell>
          <table:table-cell office:value-type="float" office:value="-0.00941765990091193" calcext:value-type="float">
            <text:p>-0.009417659900912</text:p>
          </table:table-cell>
          <table:table-cell office:value-type="float" office:value="-0.0141333587982458" calcext:value-type="float">
            <text:p>-0.014133358798246</text:p>
          </table:table-cell>
          <table:table-cell office:value-type="float" office:value="-0.0125630198634933" calcext:value-type="float">
            <text:p>-0.012563019863493</text:p>
          </table:table-cell>
          <table:table-cell office:value-type="float" office:value="0.00553565754842283" calcext:value-type="float">
            <text:p>0.005535657548423</text:p>
          </table:table-cell>
          <table:table-cell office:value-type="float" office:value="0.00543590231941049" calcext:value-type="float">
            <text:p>0.00543590231941</text:p>
          </table:table-cell>
          <table:table-cell office:value-type="float" office:value="0.00052289996975069" calcext:value-type="float">
            <text:p>0.000522899969751</text:p>
          </table:table-cell>
          <table:table-cell office:value-type="float" office:value="0.0000217046665182408" calcext:value-type="float">
            <text:p>2.17046665182408E-05</text:p>
          </table:table-cell>
          <table:table-cell office:value-type="float" office:value="0.0155093102415875" calcext:value-type="float">
            <text:p>0.015509310241588</text:p>
          </table:table-cell>
          <table:table-cell office:value-type="float" office:value="0.00366992715272035" calcext:value-type="float">
            <text:p>0.00366992715272</text:p>
          </table:table-cell>
          <table:table-cell office:value-type="float" office:value="0.00353343875984863" calcext:value-type="float">
            <text:p>0.003533438759849</text:p>
          </table:table-cell>
          <table:table-cell office:value-type="float" office:value="-0.000871187425013409" calcext:value-type="float">
            <text:p>-0.000871187425013</text:p>
          </table:table-cell>
          <table:table-cell office:value-type="float" office:value="-0.0173429568728589" calcext:value-type="float">
            <text:p>-0.017342956872859</text:p>
          </table:table-cell>
          <table:table-cell office:value-type="float" office:value="0.000532617982636874" calcext:value-type="float">
            <text:p>0.000532617982637</text:p>
          </table:table-cell>
          <table:table-cell office:value-type="float" office:value="-0.00552496819524645" calcext:value-type="float">
            <text:p>-0.005524968195246</text:p>
          </table:table-cell>
          <table:table-cell office:value-type="float" office:value="-0.000800108262191457" calcext:value-type="float">
            <text:p>-0.000800108262191</text:p>
          </table:table-cell>
          <table:table-cell office:value-type="float" office:value="0.00170532749990476" calcext:value-type="float">
            <text:p>0.001705327499905</text:p>
          </table:table-cell>
          <table:table-cell office:value-type="float" office:value="-0.000438801382966647" calcext:value-type="float">
            <text:p>-0.000438801382967</text:p>
          </table:table-cell>
          <table:table-cell office:value-type="float" office:value="-0.000847091141695955" calcext:value-type="float">
            <text:p>-0.000847091141696</text:p>
          </table:table-cell>
          <table:table-cell office:value-type="float" office:value="0.00042195720027477" calcext:value-type="float">
            <text:p>0.000421957200275</text:p>
          </table:table-cell>
          <table:table-cell office:value-type="float" office:value="0.0307517709577857" calcext:value-type="float">
            <text:p>0.030751770957786</text:p>
          </table:table-cell>
          <table:table-cell office:value-type="float" office:value="-0.00441582826130704" calcext:value-type="float">
            <text:p>-0.004415828261307</text:p>
          </table:table-cell>
          <table:table-cell office:value-type="float" office:value="-0.00508859658160771" calcext:value-type="float">
            <text:p>-0.005088596581608</text:p>
          </table:table-cell>
          <table:table-cell office:value-type="float" office:value="-0.00834642125573737" calcext:value-type="float">
            <text:p>-0.008346421255737</text:p>
          </table:table-cell>
          <table:table-cell office:value-type="float" office:value="-0.0138738055807552" calcext:value-type="float">
            <text:p>-0.013873805580755</text:p>
          </table:table-cell>
          <table:table-cell office:value-type="float" office:value="-0.00069214038143145" calcext:value-type="float">
            <text:p>-0.000692140381431</text:p>
          </table:table-cell>
          <table:table-cell office:value-type="float" office:value="-0.00189439747217135" calcext:value-type="float">
            <text:p>-0.001894397472171</text:p>
          </table:table-cell>
          <table:table-cell office:value-type="float" office:value="0.0132755900711788" calcext:value-type="float">
            <text:p>0.013275590071179</text:p>
          </table:table-cell>
          <table:table-cell office:value-type="float" office:value="0.0184863276277337" calcext:value-type="float">
            <text:p>0.018486327627734</text:p>
          </table:table-cell>
          <table:table-cell office:value-type="float" office:value="-0.00536697047698898" calcext:value-type="float">
            <text:p>-0.005366970476989</text:p>
          </table:table-cell>
          <table:table-cell office:value-type="float" office:value="0.00124217941778509" calcext:value-type="float">
            <text:p>0.001242179417785</text:p>
          </table:table-cell>
          <table:table-cell office:value-type="float" office:value="-0.0195064079292036" calcext:value-type="float">
            <text:p>-0.019506407929204</text:p>
          </table:table-cell>
          <table:table-cell office:value-type="float" office:value="0.000433161741610788" calcext:value-type="float">
            <text:p>0.000433161741611</text:p>
          </table:table-cell>
          <table:table-cell office:value-type="float" office:value="-0.00904347264214878" calcext:value-type="float">
            <text:p>-0.009043472642149</text:p>
          </table:table-cell>
          <table:table-cell office:value-type="float" office:value="-0.00812122002185645" calcext:value-type="float">
            <text:p>-0.008121220021856</text:p>
          </table:table-cell>
          <table:table-cell office:value-type="float" office:value="0.00702212001753449" calcext:value-type="float">
            <text:p>0.007022120017535</text:p>
          </table:table-cell>
          <table:table-cell office:value-type="float" office:value="0.00320721812825109" calcext:value-type="float">
            <text:p>0.003207218128251</text:p>
          </table:table-cell>
          <table:table-cell office:value-type="float" office:value="-0.000154947364752245" calcext:value-type="float">
            <text:p>-0.000154947364752</text:p>
          </table:table-cell>
          <table:table-cell office:value-type="float" office:value="0.000345878481348927" calcext:value-type="float">
            <text:p>0.000345878481349</text:p>
          </table:table-cell>
          <table:table-cell office:value-type="float" office:value="0.00226254134307846" calcext:value-type="float">
            <text:p>0.002262541343078</text:p>
          </table:table-cell>
          <table:table-cell office:value-type="float" office:value="0.00737126513158276" calcext:value-type="float">
            <text:p>0.007371265131583</text:p>
          </table:table-cell>
          <table:table-cell office:value-type="float" office:value="0.0138904611417553" calcext:value-type="float">
            <text:p>0.013890461141755</text:p>
          </table:table-cell>
          <table:table-cell office:value-type="float" office:value="0.0000353569716038948" calcext:value-type="float">
            <text:p>3.53569716038948E-05</text:p>
          </table:table-cell>
          <table:table-cell office:value-type="float" office:value="-0.00197905310336111" calcext:value-type="float">
            <text:p>-0.001979053103361</text:p>
          </table:table-cell>
          <table:table-cell office:value-type="float" office:value="-0.00134252221022946" calcext:value-type="float">
            <text:p>-0.001342522210229</text:p>
          </table:table-cell>
          <table:table-cell office:value-type="float" office:value="-0.015070750965839" calcext:value-type="float">
            <text:p>-0.015070750965839</text:p>
          </table:table-cell>
          <table:table-cell office:value-type="float" office:value="0.00146777950249932" calcext:value-type="float">
            <text:p>0.001467779502499</text:p>
          </table:table-cell>
          <table:table-cell office:value-type="float" office:value="0.0125165143073513" calcext:value-type="float">
            <text:p>0.012516514307351</text:p>
          </table:table-cell>
          <table:table-cell office:value-type="float" office:value="-0.00516857393392672" calcext:value-type="float">
            <text:p>-0.005168573933927</text:p>
          </table:table-cell>
          <table:table-cell office:value-type="float" office:value="-0.0151546575178264" calcext:value-type="float">
            <text:p>-0.015154657517826</text:p>
          </table:table-cell>
          <table:table-cell office:value-type="float" office:value="-0.00221821481091278" calcext:value-type="float">
            <text:p>-0.002218214810913</text:p>
          </table:table-cell>
          <table:table-cell office:value-type="float" office:value="0.000288198059666123" calcext:value-type="float">
            <text:p>0.000288198059666</text:p>
          </table:table-cell>
          <table:table-cell office:value-type="float" office:value="0.00336549779056849" calcext:value-type="float">
            <text:p>0.003365497790569</text:p>
          </table:table-cell>
          <table:table-cell office:value-type="float" office:value="0.00561843064788836" calcext:value-type="float">
            <text:p>0.005618430647888</text:p>
          </table:table-cell>
          <table:table-cell office:value-type="float" office:value="0.00859730048248886" calcext:value-type="float">
            <text:p>0.008597300482489</text:p>
          </table:table-cell>
          <table:table-cell office:value-type="float" office:value="-0.00638254380875108" calcext:value-type="float">
            <text:p>-0.006382543808751</text:p>
          </table:table-cell>
          <table:table-cell office:value-type="float" office:value="-0.00315436929236118" calcext:value-type="float">
            <text:p>-0.003154369292361</text:p>
          </table:table-cell>
          <table:table-cell office:value-type="float" office:value="-0.000116822384502224" calcext:value-type="float">
            <text:p>-0.000116822384502</text:p>
          </table:table-cell>
          <table:table-cell office:value-type="float" office:value="-0.00158406894581264" calcext:value-type="float">
            <text:p>-0.001584068945813</text:p>
          </table:table-cell>
          <table:table-cell office:value-type="float" office:value="0.000416666744859184" calcext:value-type="float">
            <text:p>0.000416666744859</text:p>
          </table:table-cell>
          <table:table-cell office:value-type="float" office:value="0.000135353080609857" calcext:value-type="float">
            <text:p>0.00013535308061</text:p>
          </table:table-cell>
          <table:table-cell office:value-type="float" office:value="0.000133784677105897" calcext:value-type="float">
            <text:p>0.000133784677106</text:p>
          </table:table-cell>
          <table:table-cell office:value-type="float" office:value="-0.000266242501636704" calcext:value-type="float">
            <text:p>-0.000266242501637</text:p>
          </table:table-cell>
          <table:table-cell office:value-type="float" office:value="0.0000159140687853165" calcext:value-type="float">
            <text:p>1.59140687853165E-05</text:p>
          </table:table-cell>
          <table:table-cell office:value-type="float" office:value="-0.0000112186411227455" calcext:value-type="float">
            <text:p>-1.12186411227455E-05</text:p>
          </table:table-cell>
          <table:table-cell office:value-type="float" office:value="-0.000133534260527257" calcext:value-type="float">
            <text:p>-0.000133534260527</text:p>
          </table:table-cell>
          <table:table-cell office:value-type="float" office:value="0.000168812473426982" calcext:value-type="float">
            <text:p>0.000168812473427</text:p>
          </table:table-cell>
          <table:table-cell office:value-type="float" office:value="-0.0000606633443981375" calcext:value-type="float">
            <text:p>-6.06633443981375E-05</text:p>
          </table:table-cell>
          <table:table-cell office:value-type="float" office:value="-0.0000996251038520302" calcext:value-type="float">
            <text:p>-9.96251038520302E-05</text:p>
          </table:table-cell>
          <table:table-cell office:value-type="float" office:value="0.000010679457837337" calcext:value-type="float">
            <text:p>1.0679457837337E-05</text:p>
          </table:table-cell>
          <table:table-cell office:value-type="float" office:value="0.0000371310275136816" calcext:value-type="float">
            <text:p>3.71310275136816E-05</text:p>
          </table:table-cell>
          <table:table-cell office:value-type="float" office:value="-0.0000938466060990684" calcext:value-type="float">
            <text:p>-9.38466060990684E-05</text:p>
          </table:table-cell>
          <table:table-cell office:value-type="float" office:value="0.0000842804012339826" calcext:value-type="float">
            <text:p>8.42804012339826E-05</text:p>
          </table:table-cell>
          <table:table-cell office:value-type="float" office:value="0.000108776293938906" calcext:value-type="float">
            <text:p>0.000108776293939</text:p>
          </table:table-cell>
          <table:table-cell office:value-type="float" office:value="-0.000199314204825551" calcext:value-type="float">
            <text:p>-0.000199314204826</text:p>
          </table:table-cell>
          <table:table-cell office:value-type="float" office:value="0.000231938903425488" calcext:value-type="float">
            <text:p>0.000231938903425</text:p>
          </table:table-cell>
          <table:table-cell office:value-type="float" office:value="0.00000101545787362101" calcext:value-type="float">
            <text:p>1.01545787362101E-06</text:p>
          </table:table-cell>
          <table:table-cell office:value-type="float" office:value="0.0000778871124534897" calcext:value-type="float">
            <text:p>7.78871124534897E-05</text:p>
          </table:table-cell>
          <table:table-cell office:value-type="float" office:value="-0.0000188402765498585" calcext:value-type="float">
            <text:p>-1.88402765498585E-05</text:p>
          </table:table-cell>
          <table:table-cell office:value-type="float" office:value="-0.0000420370915104051" calcext:value-type="float">
            <text:p>-4.20370915104051E-05</text:p>
          </table:table-cell>
          <table:table-cell office:value-type="float" office:value="0.0000168446485573348" calcext:value-type="float">
            <text:p>1.68446485573348E-05</text:p>
          </table:table-cell>
          <table:table-cell office:value-type="float" office:value="-0.0000847998035228281" calcext:value-type="float">
            <text:p>-8.47998035228281E-05</text:p>
          </table:table-cell>
          <table:table-cell office:value-type="float" office:value="0.000101833560029907" calcext:value-type="float">
            <text:p>0.00010183356003</text:p>
          </table:table-cell>
          <table:table-cell office:value-type="float" office:value="-0.0000226202785266194" calcext:value-type="float">
            <text:p>-2.26202785266194E-05</text:p>
          </table:table-cell>
          <table:table-cell office:value-type="float" office:value="-0.0000447489636279386" calcext:value-type="float">
            <text:p>-4.47489636279386E-05</text:p>
          </table:table-cell>
          <table:table-cell office:value-type="float" office:value="-0.00000113855404465513" calcext:value-type="float">
            <text:p>-1.13855404465513E-06</text:p>
          </table:table-cell>
          <table:table-cell office:value-type="float" office:value="0.0000178733122516705" calcext:value-type="float">
            <text:p>1.78733122516705E-05</text:p>
          </table:table-cell>
          <table:table-cell office:value-type="float" office:value="-0.0000256516479766322" calcext:value-type="float">
            <text:p>-2.56516479766322E-05</text:p>
          </table:table-cell>
          <table:table-cell office:value-type="float" office:value="0.0000410429991599126" calcext:value-type="float">
            <text:p>4.10429991599126E-05</text:p>
          </table:table-cell>
          <table:table-cell office:value-type="float" office:value="-0.0000242509934452739" calcext:value-type="float">
            <text:p>-2.42509934452739E-05</text:p>
          </table:table-cell>
          <table:table-cell office:value-type="float" office:value="-0.0000241556854531644" calcext:value-type="float">
            <text:p>-2.41556854531644E-05</text:p>
          </table:table-cell>
          <table:table-cell office:value-type="float" office:value="0.0000773340110174492" calcext:value-type="float">
            <text:p>7.73340110174492E-05</text:p>
          </table:table-cell>
          <table:table-cell office:value-type="float" office:value="-0.0000678651915151929" calcext:value-type="float">
            <text:p>-6.78651915151929E-05</text:p>
          </table:table-cell>
          <table:table-cell office:value-type="float" office:value="0.0000189967115332701" calcext:value-type="float">
            <text:p>1.89967115332701E-05</text:p>
          </table:table-cell>
          <table:table-cell office:value-type="float" office:value="-0.000015709812116016" calcext:value-type="float">
            <text:p>-1.5709812116016E-05</text:p>
          </table:table-cell>
          <table:table-cell office:value-type="float" office:value="-0.00000466218710454269" calcext:value-type="float">
            <text:p>-4.66218710454269E-06</text:p>
          </table:table-cell>
          <table:table-cell office:value-type="float" office:value="0.0000132062793457566" calcext:value-type="float">
            <text:p>1.32062793457566E-05</text:p>
          </table:table-cell>
          <table:table-cell office:value-type="float" office:value="-0.0000563894806419607" calcext:value-type="float">
            <text:p>-5.63894806419607E-05</text:p>
          </table:table-cell>
          <table:table-cell office:value-type="float" office:value="0.0000676641452378446" calcext:value-type="float">
            <text:p>6.76641452378446E-05</text:p>
          </table:table-cell>
          <table:table-cell office:value-type="float" office:value="-0.00000495859577698266" calcext:value-type="float">
            <text:p>-4.95859577698266E-06</text:p>
          </table:table-cell>
          <table:table-cell office:value-type="float" office:value="0.00000522387283224957" calcext:value-type="float">
            <text:p>5.22387283224957E-06</text:p>
          </table:table-cell>
          <table:table-cell office:value-type="float" office:value="-0.0000110242160446528" calcext:value-type="float">
            <text:p>-1.10242160446528E-05</text:p>
          </table:table-cell>
          <table:table-cell office:value-type="float" office:value="-0.0000631953496858517" calcext:value-type="float">
            <text:p>-6.31953496858517E-05</text:p>
          </table:table-cell>
          <table:table-cell office:value-type="float" office:value="0.0000340213673908907" calcext:value-type="float">
            <text:p>3.40213673908907E-05</text:p>
          </table:table-cell>
          <table:table-cell office:value-type="float" office:value="0.0000178670818860027" calcext:value-type="float">
            <text:p>1.78670818860027E-05</text:p>
          </table:table-cell>
          <table:table-cell office:value-type="float" office:value="0.0000334489977593111" calcext:value-type="float">
            <text:p>3.34489977593111E-05</text:p>
          </table:table-cell>
          <table:table-cell office:value-type="float" office:value="0.0000131810026162693" calcext:value-type="float">
            <text:p>1.31810026162693E-05</text:p>
          </table:table-cell>
          <table:table-cell office:value-type="float" office:value="-0.0000250904390224904" calcext:value-type="float">
            <text:p>-2.50904390224904E-05</text:p>
          </table:table-cell>
          <table:table-cell office:value-type="float" office:value="-0.0000292989373724684" calcext:value-type="float">
            <text:p>-2.92989373724684E-05</text:p>
          </table:table-cell>
          <table:table-cell office:value-type="float" office:value="0.000011418439989086" calcext:value-type="float">
            <text:p>1.1418439989086E-05</text:p>
          </table:table-cell>
          <table:table-cell office:value-type="float" office:value="0.0000249590557911405" calcext:value-type="float">
            <text:p>2.49590557911405E-05</text:p>
          </table:table-cell>
          <table:table-cell office:value-type="float" office:value="-0.0000326854215592642" calcext:value-type="float">
            <text:p>-3.26854215592642E-05</text:p>
          </table:table-cell>
          <table:table-cell office:value-type="float" office:value="0.0000320682690403418" calcext:value-type="float">
            <text:p>3.20682690403418E-05</text:p>
          </table:table-cell>
          <table:table-cell office:value-type="float" office:value="-0.00000307763027412866" calcext:value-type="float">
            <text:p>-3.07763027412866E-06</text:p>
          </table:table-cell>
          <table:table-cell office:value-type="float" office:value="-0.00002687896399578" calcext:value-type="float">
            <text:p>-2.687896399578E-05</text:p>
          </table:table-cell>
          <table:table-cell office:value-type="float" office:value="0.0000219704710592294" calcext:value-type="float">
            <text:p>2.19704710592294E-05</text:p>
          </table:table-cell>
          <table:table-cell office:value-type="float" office:value="-0.0000191340595571687" calcext:value-type="float">
            <text:p>-1.91340595571687E-05</text:p>
          </table:table-cell>
          <table:table-cell office:value-type="float" office:value="-0.0000233415076244525" calcext:value-type="float">
            <text:p>-2.33415076244525E-05</text:p>
          </table:table-cell>
          <table:table-cell office:value-type="float" office:value="0.0000368777597026804" calcext:value-type="float">
            <text:p>3.68777597026804E-05</text:p>
          </table:table-cell>
          <table:table-cell office:value-type="float" office:value="-0.0000175435134384116" calcext:value-type="float">
            <text:p>-1.75435134384116E-05</text:p>
          </table:table-cell>
          <table:table-cell office:value-type="float" office:value="0.00000371892043848909" calcext:value-type="float">
            <text:p>3.71892043848909E-06</text:p>
          </table:table-cell>
          <table:table-cell office:value-type="float" office:value="-0.00000748230530911442" calcext:value-type="float">
            <text:p>-7.48230530911442E-06</text:p>
          </table:table-cell>
          <table:table-cell office:value-type="float" office:value="-0.0000241658841340642" calcext:value-type="float">
            <text:p>-2.41658841340642E-05</text:p>
          </table:table-cell>
          <table:table-cell office:value-type="float" office:value="0.0000187002913349943" calcext:value-type="float">
            <text:p>1.87002913349943E-05</text:p>
          </table:table-cell>
          <table:table-cell office:value-type="float" office:value="0.0000356636716479231" calcext:value-type="float">
            <text:p>3.56636716479231E-05</text:p>
          </table:table-cell>
          <table:table-cell table:number-columns-repeated="645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575533212985657" calcext:value-type="float">
            <text:p>0.575533212985657</text:p>
          </table:table-cell>
          <table:table-cell table:formula="of:=[.B9]*9.8" office:value-type="float" office:value="5.64022548725943" calcext:value-type="float">
            <text:p>5.64022548725943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44835339137061" calcext:value-type="float">
            <text:p>4.4835339137061E-06</text:p>
          </table:table-cell>
          <table:table-cell table:formula="of:=0.5*[.D12]*(([.D5]-[.C5])/([.D1]-[.C1]))^2" office:value-type="float" office:value="0.000000101899687240469" calcext:value-type="float">
            <text:p>1.01899687240469E-07</text:p>
          </table:table-cell>
          <table:table-cell table:formula="of:=0.5*[.E12]*(([.E5]-[.D5])/([.E1]-[.D1]))^2" office:value-type="float" office:value="0.000000105020784315455" calcext:value-type="float">
            <text:p>1.05020784315455E-07</text:p>
          </table:table-cell>
          <table:table-cell table:formula="of:=0.5*[.F12]*(([.F5]-[.E5])/([.F1]-[.E1]))^2" office:value-type="float" office:value="0.0000206200876757452" calcext:value-type="float">
            <text:p>2.06200876757452E-05</text:p>
          </table:table-cell>
          <table:table-cell table:formula="of:=0.5*[.G12]*(([.G5]-[.F5])/([.G1]-[.F1]))^2" office:value-type="float" office:value="0.00000364548766020649" calcext:value-type="float">
            <text:p>3.64548766020649E-06</text:p>
          </table:table-cell>
          <table:table-cell table:formula="of:=0.5*[.H12]*(([.H5]-[.G5])/([.H1]-[.G1]))^2" office:value-type="float" office:value="0.00000638971235626202" calcext:value-type="float">
            <text:p>6.38971235626202E-06</text:p>
          </table:table-cell>
          <table:table-cell table:formula="of:=0.5*[.I12]*(([.I5]-[.H5])/([.I1]-[.H1]))^2" office:value-type="float" office:value="0.0000230835159996203" calcext:value-type="float">
            <text:p>2.30835159996203E-05</text:p>
          </table:table-cell>
          <table:table-cell table:formula="of:=0.5*[.J12]*(([.J5]-[.I5])/([.J1]-[.I1]))^2" office:value-type="float" office:value="0.0000261602365796495" calcext:value-type="float">
            <text:p>2.61602365796495E-05</text:p>
          </table:table-cell>
          <table:table-cell table:formula="of:=0.5*[.K12]*(([.K5]-[.J5])/([.K1]-[.J1]))^2" office:value-type="float" office:value="0.000000146332219854998" calcext:value-type="float">
            <text:p>1.46332219854998E-07</text:p>
          </table:table-cell>
          <table:table-cell table:formula="of:=0.5*[.L12]*(([.L5]-[.K5])/([.L1]-[.K1]))^2" office:value-type="float" office:value="0.000000417592270637449" calcext:value-type="float">
            <text:p>4.17592270637449E-07</text:p>
          </table:table-cell>
          <table:table-cell table:formula="of:=0.5*[.M12]*(([.M5]-[.L5])/([.M1]-[.L1]))^2" office:value-type="float" office:value="0.0000101967525132397" calcext:value-type="float">
            <text:p>1.01967525132397E-05</text:p>
          </table:table-cell>
          <table:table-cell table:formula="of:=0.5*[.N12]*(([.N5]-[.M5])/([.N1]-[.M1]))^2" office:value-type="float" office:value="0.0000066237016331751" calcext:value-type="float">
            <text:p>6.6237016331751E-06</text:p>
          </table:table-cell>
          <table:table-cell table:formula="of:=0.5*[.O12]*(([.O5]-[.N5])/([.O1]-[.N1]))^2" office:value-type="float" office:value="0.000000732561943479432" calcext:value-type="float">
            <text:p>7.32561943479432E-07</text:p>
          </table:table-cell>
          <table:table-cell table:formula="of:=0.5*[.P12]*(([.P5]-[.O5])/([.P1]-[.O1]))^2" office:value-type="float" office:value="0.0000000155613777907027" calcext:value-type="float">
            <text:p>1.55613777907027E-08</text:p>
          </table:table-cell>
          <table:table-cell table:formula="of:=0.5*[.Q12]*(([.Q5]-[.P5])/([.Q1]-[.P1]))^2" office:value-type="float" office:value="0.00000814920005776296" calcext:value-type="float">
            <text:p>8.14920005776296E-06</text:p>
          </table:table-cell>
          <table:table-cell table:formula="of:=0.5*[.R12]*(([.R5]-[.Q5])/([.R1]-[.Q1]))^2" office:value-type="float" office:value="0.00000124520634213977" calcext:value-type="float">
            <text:p>1.24520634213977E-06</text:p>
          </table:table-cell>
          <table:table-cell table:formula="of:=0.5*[.S12]*(([.S5]-[.R5])/([.S1]-[.R1]))^2" office:value-type="float" office:value="0.0000132547671490936" calcext:value-type="float">
            <text:p>1.32547671490936E-05</text:p>
          </table:table-cell>
          <table:table-cell table:formula="of:=0.5*[.T12]*(([.T5]-[.S5])/([.T1]-[.S1]))^2" office:value-type="float" office:value="0.00000570884556389615" calcext:value-type="float">
            <text:p>5.70884556389615E-06</text:p>
          </table:table-cell>
          <table:table-cell table:formula="of:=0.5*[.U12]*(([.U5]-[.T5])/([.U1]-[.T1]))^2" office:value-type="float" office:value="0.000000410917377987182" calcext:value-type="float">
            <text:p>4.10917377987182E-07</text:p>
          </table:table-cell>
          <table:table-cell table:formula="of:=0.5*[.V12]*(([.V5]-[.U5])/([.V1]-[.U1]))^2" office:value-type="float" office:value="0.000000238361601099622" calcext:value-type="float">
            <text:p>2.38361601099622E-07</text:p>
          </table:table-cell>
          <table:table-cell table:formula="of:=0.5*[.W12]*(([.W5]-[.V5])/([.W1]-[.V1]))^2" office:value-type="float" office:value="0.00000311763346527459" calcext:value-type="float">
            <text:p>3.11763346527459E-06</text:p>
          </table:table-cell>
          <table:table-cell table:formula="of:=0.5*[.X12]*(([.X5]-[.W5])/([.X1]-[.W1]))^2" office:value-type="float" office:value="0.00000284670461104425" calcext:value-type="float">
            <text:p>2.84670461104425E-06</text:p>
          </table:table-cell>
          <table:table-cell table:formula="of:=0.5*[.Y12]*(([.Y5]-[.X5])/([.Y1]-[.X1]))^2" office:value-type="float" office:value="0.0000000862582488504517" calcext:value-type="float">
            <text:p>8.62582488504517E-08</text:p>
          </table:table-cell>
          <table:table-cell table:formula="of:=0.5*[.Z12]*(([.Z5]-[.Y5])/([.Z1]-[.Y1]))^2" office:value-type="float" office:value="0.000000926804304680931" calcext:value-type="float">
            <text:p>9.26804304680931E-07</text:p>
          </table:table-cell>
          <table:table-cell table:formula="of:=0.5*[.AA12]*(([.AA5]-[.Z5])/([.AA1]-[.Z1]))^2" office:value-type="float" office:value="0.00000718578012554545" calcext:value-type="float">
            <text:p>7.18578012554545E-06</text:p>
          </table:table-cell>
          <table:table-cell table:formula="of:=0.5*[.AB12]*(([.AB5]-[.AA5])/([.AB1]-[.AA1]))^2" office:value-type="float" office:value="0.0000000448996994349704" calcext:value-type="float">
            <text:p>4.48996994349704E-08</text:p>
          </table:table-cell>
          <table:table-cell table:formula="of:=0.5*[.AC12]*(([.AC5]-[.AB5])/([.AC1]-[.AB1]))^2" office:value-type="float" office:value="0.00000103400067387849" calcext:value-type="float">
            <text:p>1.03400067387849E-06</text:p>
          </table:table-cell>
          <table:table-cell table:formula="of:=0.5*[.AD12]*(([.AD5]-[.AC5])/([.AD1]-[.AC1]))^2" office:value-type="float" office:value="0.000000227932795845065" calcext:value-type="float">
            <text:p>2.27932795845065E-07</text:p>
          </table:table-cell>
          <table:table-cell table:formula="of:=0.5*[.AE12]*(([.AE5]-[.AD5])/([.AE1]-[.AD1]))^2" office:value-type="float" office:value="0.0000000831127192103462" calcext:value-type="float">
            <text:p>8.31127192103462E-08</text:p>
          </table:table-cell>
          <table:table-cell table:formula="of:=0.5*[.AF12]*(([.AF5]-[.AE5])/([.AF1]-[.AE1]))^2" office:value-type="float" office:value="0.00000157378051402841" calcext:value-type="float">
            <text:p>1.57378051402841E-06</text:p>
          </table:table-cell>
          <table:table-cell table:formula="of:=0.5*[.AG12]*(([.AG5]-[.AF5])/([.AG1]-[.AF1]))^2" office:value-type="float" office:value="0.0000092767193083802" calcext:value-type="float">
            <text:p>9.2767193083802E-06</text:p>
          </table:table-cell>
          <table:table-cell table:formula="of:=0.5*[.AH12]*(([.AH5]-[.AG5])/([.AH1]-[.AG1]))^2" office:value-type="float" office:value="0.000000260798145621032" calcext:value-type="float">
            <text:p>2.60798145621032E-07</text:p>
          </table:table-cell>
          <table:table-cell table:formula="of:=0.5*[.AI12]*(([.AI5]-[.AH5])/([.AI1]-[.AH1]))^2" office:value-type="float" office:value="0.00000138149985863991" calcext:value-type="float">
            <text:p>1.38149985863991E-06</text:p>
          </table:table-cell>
          <table:table-cell table:formula="of:=0.5*[.AJ12]*(([.AJ5]-[.AI5])/([.AJ1]-[.AI1]))^2" office:value-type="float" office:value="0.00000652549219760598" calcext:value-type="float">
            <text:p>6.52549219760598E-06</text:p>
          </table:table-cell>
          <table:table-cell table:formula="of:=0.5*[.AK12]*(([.AK5]-[.AJ5])/([.AK1]-[.AJ1]))^2" office:value-type="float" office:value="0.00000210982134243455" calcext:value-type="float">
            <text:p>2.10982134243455E-06</text:p>
          </table:table-cell>
          <table:table-cell table:formula="of:=0.5*[.AL12]*(([.AL5]-[.AK5])/([.AL1]-[.AK1]))^2" office:value-type="float" office:value="0.000000126046830991366" calcext:value-type="float">
            <text:p>1.26046830991366E-07</text:p>
          </table:table-cell>
          <table:table-cell table:formula="of:=0.5*[.AM12]*(([.AM5]-[.AL5])/([.AM1]-[.AL1]))^2" office:value-type="float" office:value="0.00000786378095466953" calcext:value-type="float">
            <text:p>7.86378095466953E-06</text:p>
          </table:table-cell>
          <table:table-cell table:formula="of:=0.5*[.AN12]*(([.AN5]-[.AM5])/([.AN1]-[.AM1]))^2" office:value-type="float" office:value="0.0000087302995770336" calcext:value-type="float">
            <text:p>8.7302995770336E-06</text:p>
          </table:table-cell>
          <table:table-cell table:formula="of:=0.5*[.AO12]*(([.AO5]-[.AN5])/([.AO1]-[.AN1]))^2" office:value-type="float" office:value="0.000000747079878165118" calcext:value-type="float">
            <text:p>7.47079878165118E-07</text:p>
          </table:table-cell>
          <table:table-cell table:formula="of:=0.5*[.AP12]*(([.AP5]-[.AO5])/([.AP1]-[.AO1]))^2" office:value-type="float" office:value="0.000000651314825815652" calcext:value-type="float">
            <text:p>6.51314825815652E-07</text:p>
          </table:table-cell>
          <table:table-cell table:formula="of:=0.5*[.AQ12]*(([.AQ5]-[.AP5])/([.AQ1]-[.AP1]))^2" office:value-type="float" office:value="0.000000292295843518394" calcext:value-type="float">
            <text:p>2.92295843518394E-07</text:p>
          </table:table-cell>
          <table:table-cell table:formula="of:=0.5*[.AR12]*(([.AR5]-[.AQ5])/([.AR1]-[.AQ1]))^2" office:value-type="float" office:value="0.0000404306240993254" calcext:value-type="float">
            <text:p>4.04306240993254E-05</text:p>
          </table:table-cell>
          <table:table-cell table:formula="of:=0.5*[.AS12]*(([.AS5]-[.AR5])/([.AS1]-[.AR1]))^2" office:value-type="float" office:value="0.00000670362740748629" calcext:value-type="float">
            <text:p>6.70362740748629E-06</text:p>
          </table:table-cell>
          <table:table-cell table:formula="of:=0.5*[.AT12]*(([.AT5]-[.AS5])/([.AT1]-[.AS1]))^2" office:value-type="float" office:value="0.00429516476381409" calcext:value-type="float">
            <text:p>0.004295164763814</text:p>
          </table:table-cell>
          <table:table-cell table:formula="of:=0.5*[.AU12]*(([.AU5]-[.AT5])/([.AU1]-[.AT1]))^2" office:value-type="float" office:value="0.0484974965203791" calcext:value-type="float">
            <text:p>0.048497496520379</text:p>
          </table:table-cell>
          <table:table-cell table:formula="of:=0.5*[.AV12]*(([.AV5]-[.AU5])/([.AV1]-[.AU1]))^2" office:value-type="float" office:value="0.042885106518406" calcext:value-type="float">
            <text:p>0.042885106518406</text:p>
          </table:table-cell>
          <table:table-cell table:formula="of:=0.5*[.AW12]*(([.AW5]-[.AV5])/([.AW1]-[.AV1]))^2" office:value-type="float" office:value="0.147609941284192" calcext:value-type="float">
            <text:p>0.147609941284192</text:p>
          </table:table-cell>
          <table:table-cell table:formula="of:=0.5*[.AX12]*(([.AX5]-[.AW5])/([.AX1]-[.AW1]))^2" office:value-type="float" office:value="0.0267073339951274" calcext:value-type="float">
            <text:p>0.026707333995128</text:p>
          </table:table-cell>
          <table:table-cell table:formula="of:=0.5*[.AY12]*(([.AY5]-[.AX5])/([.AY1]-[.AX1]))^2" office:value-type="float" office:value="0.0081852869882959" calcext:value-type="float">
            <text:p>0.008185286988296</text:p>
          </table:table-cell>
          <table:table-cell table:formula="of:=0.5*[.AZ12]*(([.AZ5]-[.AY5])/([.AZ1]-[.AY1]))^2" office:value-type="float" office:value="0.0122735248461311" calcext:value-type="float">
            <text:p>0.012273524846131</text:p>
          </table:table-cell>
          <table:table-cell table:formula="of:=0.5*[.BA12]*(([.BA5]-[.AZ5])/([.BA1]-[.AZ1]))^2" office:value-type="float" office:value="0.0313708967289367" calcext:value-type="float">
            <text:p>0.031370896728937</text:p>
          </table:table-cell>
          <table:table-cell table:formula="of:=0.5*[.BB12]*(([.BB5]-[.BA5])/([.BB1]-[.BA1]))^2" office:value-type="float" office:value="0.000118555916884903" calcext:value-type="float">
            <text:p>0.000118555916885</text:p>
          </table:table-cell>
          <table:table-cell table:formula="of:=0.5*[.BC12]*(([.BC5]-[.BB5])/([.BC1]-[.BB1]))^2" office:value-type="float" office:value="0.00016401874990246" calcext:value-type="float">
            <text:p>0.000164018749902</text:p>
          </table:table-cell>
          <table:table-cell table:formula="of:=0.5*[.BD12]*(([.BD5]-[.BC5])/([.BD1]-[.BC1]))^2" office:value-type="float" office:value="0.020345859677781" calcext:value-type="float">
            <text:p>0.020345859677781</text:p>
          </table:table-cell>
          <table:table-cell table:formula="of:=0.5*[.BE12]*(([.BE5]-[.BD5])/([.BE1]-[.BD1]))^2" office:value-type="float" office:value="0.0357567052851832" calcext:value-type="float">
            <text:p>0.035756705285183</text:p>
          </table:table-cell>
          <table:table-cell table:formula="of:=0.5*[.BF12]*(([.BF5]-[.BE5])/([.BF1]-[.BE1]))^2" office:value-type="float" office:value="0.0224798021641396" calcext:value-type="float">
            <text:p>0.02247980216414</text:p>
          </table:table-cell>
          <table:table-cell table:formula="of:=0.5*[.BG12]*(([.BG5]-[.BF5])/([.BG1]-[.BF1]))^2" office:value-type="float" office:value="0.00202434865159028" calcext:value-type="float">
            <text:p>0.00202434865159</text:p>
          </table:table-cell>
          <table:table-cell table:formula="of:=0.5*[.BH12]*(([.BH5]-[.BG5])/([.BH1]-[.BG1]))^2" office:value-type="float" office:value="0.0193381121738134" calcext:value-type="float">
            <text:p>0.019338112173813</text:p>
          </table:table-cell>
          <table:table-cell table:formula="of:=0.5*[.BI12]*(([.BI5]-[.BH5])/([.BI1]-[.BH1]))^2" office:value-type="float" office:value="0.0360688346275241" calcext:value-type="float">
            <text:p>0.036068834627524</text:p>
          </table:table-cell>
          <table:table-cell table:formula="of:=0.5*[.BJ12]*(([.BJ5]-[.BI5])/([.BJ1]-[.BI1]))^2" office:value-type="float" office:value="0.0110063969598292" calcext:value-type="float">
            <text:p>0.011006396959829</text:p>
          </table:table-cell>
          <table:table-cell table:formula="of:=0.5*[.BK12]*(([.BK5]-[.BJ5])/([.BK1]-[.BJ1]))^2" office:value-type="float" office:value="0.00384494840049486" calcext:value-type="float">
            <text:p>0.003844948400495</text:p>
          </table:table-cell>
          <table:table-cell table:formula="of:=0.5*[.BL12]*(([.BL5]-[.BK5])/([.BL1]-[.BK1]))^2" office:value-type="float" office:value="0.0302560828874528" calcext:value-type="float">
            <text:p>0.030256082887453</text:p>
          </table:table-cell>
          <table:table-cell table:formula="of:=0.5*[.BM12]*(([.BM5]-[.BL5])/([.BM1]-[.BL1]))^2" office:value-type="float" office:value="0.103339106252087" calcext:value-type="float">
            <text:p>0.103339106252087</text:p>
          </table:table-cell>
          <table:table-cell table:formula="of:=0.5*[.BN12]*(([.BN5]-[.BM5])/([.BN1]-[.BM1]))^2" office:value-type="float" office:value="0.000000915913142538765" calcext:value-type="float">
            <text:p>9.15913142538765E-07</text:p>
          </table:table-cell>
          <table:table-cell table:formula="of:=0.5*[.BO12]*(([.BO5]-[.BN5])/([.BO1]-[.BN1]))^2" office:value-type="float" office:value="0.141858545375579" calcext:value-type="float">
            <text:p>0.141858545375579</text:p>
          </table:table-cell>
          <table:table-cell table:formula="of:=0.5*[.BP12]*(([.BP5]-[.BO5])/([.BP1]-[.BO1]))^2" office:value-type="float" office:value="0.0714878079420478" calcext:value-type="float">
            <text:p>0.071487807942048</text:p>
          </table:table-cell>
          <table:table-cell table:formula="of:=0.5*[.BQ12]*(([.BQ5]-[.BP5])/([.BQ1]-[.BP1]))^2" office:value-type="float" office:value="0.000639665190788093" calcext:value-type="float">
            <text:p>0.000639665190788</text:p>
          </table:table-cell>
          <table:table-cell table:formula="of:=0.5*[.BR12]*(([.BR5]-[.BQ5])/([.BR1]-[.BQ1]))^2" office:value-type="float" office:value="0.00592069953527168" calcext:value-type="float">
            <text:p>0.005920699535272</text:p>
          </table:table-cell>
          <table:table-cell table:formula="of:=0.5*[.BS12]*(([.BS5]-[.BR5])/([.BS1]-[.BR1]))^2" office:value-type="float" office:value="0.000538531124754534" calcext:value-type="float">
            <text:p>0.000538531124755</text:p>
          </table:table-cell>
          <table:table-cell table:formula="of:=0.5*[.BT12]*(([.BT5]-[.BS5])/([.BT1]-[.BS1]))^2" office:value-type="float" office:value="0.0151755616606324" calcext:value-type="float">
            <text:p>0.015175561660633</text:p>
          </table:table-cell>
          <table:table-cell table:formula="of:=0.5*[.BU12]*(([.BU5]-[.BT5])/([.BU1]-[.BT1]))^2" office:value-type="float" office:value="0.00000756465458336876" calcext:value-type="float">
            <text:p>7.56465458336876E-06</text:p>
          </table:table-cell>
          <table:table-cell table:formula="of:=0.5*[.BV12]*(([.BV5]-[.BU5])/([.BV1]-[.BU1]))^2" office:value-type="float" office:value="0.00876244989733747" calcext:value-type="float">
            <text:p>0.008762449897337</text:p>
          </table:table-cell>
          <table:table-cell table:formula="of:=0.5*[.BW12]*(([.BW5]-[.BV5])/([.BW1]-[.BV1]))^2" office:value-type="float" office:value="0.0317498117875233" calcext:value-type="float">
            <text:p>0.031749811787523</text:p>
          </table:table-cell>
          <table:table-cell table:formula="of:=0.5*[.BX12]*(([.BX5]-[.BW5])/([.BX1]-[.BW1]))^2" office:value-type="float" office:value="0.0340802218520429" calcext:value-type="float">
            <text:p>0.034080221852043</text:p>
          </table:table-cell>
          <table:table-cell table:formula="of:=0.5*[.BY12]*(([.BY5]-[.BX5])/([.BY1]-[.BX1]))^2" office:value-type="float" office:value="0.00160852070846934" calcext:value-type="float">
            <text:p>0.001608520708469</text:p>
          </table:table-cell>
          <table:table-cell table:formula="of:=0.5*[.BZ12]*(([.BZ5]-[.BY5])/([.BZ1]-[.BY1]))^2" office:value-type="float" office:value="0.000410820060377814" calcext:value-type="float">
            <text:p>0.000410820060378</text:p>
          </table:table-cell>
          <table:table-cell table:formula="of:=0.5*[.CA12]*(([.CA5]-[.BZ5])/([.CA1]-[.BZ1]))^2" office:value-type="float" office:value="0.00725531214463017" calcext:value-type="float">
            <text:p>0.00725531214463</text:p>
          </table:table-cell>
          <table:table-cell table:formula="of:=0.5*[.CB12]*(([.CB5]-[.CA5])/([.CB1]-[.CA1]))^2" office:value-type="float" office:value="0.00491654822761759" calcext:value-type="float">
            <text:p>0.004916548227618</text:p>
          </table:table-cell>
          <table:table-cell table:formula="of:=0.5*[.CC12]*(([.CC5]-[.CB5])/([.CC1]-[.CB1]))^2" office:value-type="float" office:value="0.0224332402371403" calcext:value-type="float">
            <text:p>0.02243324023714</text:p>
          </table:table-cell>
          <table:table-cell table:formula="of:=0.5*[.CD12]*(([.CD5]-[.CC5])/([.CD1]-[.CC1]))^2" office:value-type="float" office:value="0.0138184446008646" calcext:value-type="float">
            <text:p>0.013818444600865</text:p>
          </table:table-cell>
          <table:table-cell table:formula="of:=0.5*[.CE12]*(([.CE5]-[.CD5])/([.CE1]-[.CD1]))^2" office:value-type="float" office:value="0.0525697705513854" calcext:value-type="float">
            <text:p>0.052569770551385</text:p>
          </table:table-cell>
          <table:table-cell table:formula="of:=0.5*[.CF12]*(([.CF5]-[.CE5])/([.CF1]-[.CE1]))^2" office:value-type="float" office:value="0.00666574212433558" calcext:value-type="float">
            <text:p>0.006665742124336</text:p>
          </table:table-cell>
          <table:table-cell table:formula="of:=0.5*[.CG12]*(([.CG5]-[.CF5])/([.CG1]-[.CF1]))^2" office:value-type="float" office:value="0.126935891565579" calcext:value-type="float">
            <text:p>0.126935891565579</text:p>
          </table:table-cell>
          <table:table-cell table:formula="of:=0.5*[.CH12]*(([.CH5]-[.CG5])/([.CH1]-[.CG1]))^2" office:value-type="float" office:value="0.000621358365590339" calcext:value-type="float">
            <text:p>0.00062135836559</text:p>
          </table:table-cell>
          <table:table-cell table:formula="of:=0.5*[.CI12]*(([.CI5]-[.CH5])/([.CI1]-[.CH1]))^2" office:value-type="float" office:value="0.000646373332942333" calcext:value-type="float">
            <text:p>0.000646373332942</text:p>
          </table:table-cell>
          <table:table-cell table:formula="of:=0.5*[.CJ12]*(([.CJ5]-[.CI5])/([.CJ1]-[.CI1]))^2" office:value-type="float" office:value="0.0153329766826479" calcext:value-type="float">
            <text:p>0.015332976682648</text:p>
          </table:table-cell>
          <table:table-cell table:formula="of:=0.5*[.CK12]*(([.CK5]-[.CJ5])/([.CK1]-[.CJ1]))^2" office:value-type="float" office:value="0.0154310412269413" calcext:value-type="float">
            <text:p>0.015431041226941</text:p>
          </table:table-cell>
          <table:table-cell table:formula="of:=0.5*[.CL12]*(([.CL5]-[.CK5])/([.CL1]-[.CK1]))^2" office:value-type="float" office:value="0.0106227319529381" calcext:value-type="float">
            <text:p>0.010622731952938</text:p>
          </table:table-cell>
          <table:table-cell table:formula="of:=0.5*[.CM12]*(([.CM5]-[.CL5])/([.CM1]-[.CL1]))^2" office:value-type="float" office:value="0.00735849098252368" calcext:value-type="float">
            <text:p>0.007358490982524</text:p>
          </table:table-cell>
          <table:table-cell table:formula="of:=0.5*[.CN12]*(([.CN5]-[.CM5])/([.CN1]-[.CM1]))^2" office:value-type="float" office:value="0.0248721704639611" calcext:value-type="float">
            <text:p>0.024872170463961</text:p>
          </table:table-cell>
          <table:table-cell table:formula="of:=0.5*[.CO12]*(([.CO5]-[.CN5])/([.CO1]-[.CN1]))^2" office:value-type="float" office:value="0.00467419662168853" calcext:value-type="float">
            <text:p>0.004674196621689</text:p>
          </table:table-cell>
          <table:table-cell table:formula="of:=0.5*[.CP12]*(([.CP5]-[.CO5])/([.CP1]-[.CO1]))^2" office:value-type="float" office:value="0.0029107973019961" calcext:value-type="float">
            <text:p>0.002910797301996</text:p>
          </table:table-cell>
          <table:table-cell table:formula="of:=0.5*[.CQ12]*(([.CQ5]-[.CP5])/([.CQ1]-[.CP1]))^2" office:value-type="float" office:value="0.0181936170958212" calcext:value-type="float">
            <text:p>0.018193617095821</text:p>
          </table:table-cell>
          <table:table-cell table:formula="of:=0.5*[.CR12]*(([.CR5]-[.CQ5])/([.CR1]-[.CQ1]))^2" office:value-type="float" office:value="0.00802886986214527" calcext:value-type="float">
            <text:p>0.008028869862145</text:p>
          </table:table-cell>
          <table:table-cell table:formula="of:=0.5*[.CS12]*(([.CS5]-[.CR5])/([.CS1]-[.CR1]))^2" office:value-type="float" office:value="0.0350397398522888" calcext:value-type="float">
            <text:p>0.035039739852289</text:p>
          </table:table-cell>
          <table:table-cell table:formula="of:=0.5*[.CT12]*(([.CT5]-[.CS5])/([.CT1]-[.CS1]))^2" office:value-type="float" office:value="0.0132653303174132" calcext:value-type="float">
            <text:p>0.013265330317413</text:p>
          </table:table-cell>
          <table:table-cell table:formula="of:=0.5*[.CU12]*(([.CU5]-[.CT5])/([.CU1]-[.CT1]))^2" office:value-type="float" office:value="0.0182680200980805" calcext:value-type="float">
            <text:p>0.018268020098081</text:p>
          </table:table-cell>
          <table:table-cell table:formula="of:=0.5*[.CV12]*(([.CV5]-[.CU5])/([.CV1]-[.CU1]))^2" office:value-type="float" office:value="0.00812098145911436" calcext:value-type="float">
            <text:p>0.008120981459114</text:p>
          </table:table-cell>
          <table:table-cell table:formula="of:=0.5*[.CW12]*(([.CW5]-[.CV5])/([.CW1]-[.CV1]))^2" office:value-type="float" office:value="0.00697591767031715" calcext:value-type="float">
            <text:p>0.006975917670317</text:p>
          </table:table-cell>
          <table:table-cell table:formula="of:=0.5*[.CX12]*(([.CX5]-[.CW5])/([.CX1]-[.CW1]))^2" office:value-type="float" office:value="0.0403561948837735" calcext:value-type="float">
            <text:p>0.040356194883774</text:p>
          </table:table-cell>
          <table:table-cell table:formula="of:=0.5*[.CY12]*(([.CY5]-[.CX5])/([.CY1]-[.CX1]))^2" office:value-type="float" office:value="0.13771484943395" calcext:value-type="float">
            <text:p>0.13771484943395</text:p>
          </table:table-cell>
          <table:table-cell table:formula="of:=0.5*[.CZ12]*(([.CZ5]-[.CY5])/([.CZ1]-[.CY1]))^2" office:value-type="float" office:value="0.000529208460430116" calcext:value-type="float">
            <text:p>0.00052920846043</text:p>
          </table:table-cell>
          <table:table-cell table:formula="of:=0.5*[.DA12]*(([.DA5]-[.CZ5])/([.DA1]-[.CZ1]))^2" office:value-type="float" office:value="0.0000169170442494296" calcext:value-type="float">
            <text:p>1.69170442494296E-05</text:p>
          </table:table-cell>
          <table:table-cell table:formula="of:=0.5*[.DB12]*(([.DB5]-[.DA5])/([.DB1]-[.DA1]))^2" office:value-type="float" office:value="0.00288035790122741" calcext:value-type="float">
            <text:p>0.002880357901227</text:p>
          </table:table-cell>
          <table:table-cell table:formula="of:=0.5*[.DC12]*(([.DC5]-[.DB5])/([.DC1]-[.DB1]))^2" office:value-type="float" office:value="0.0126563446708369" calcext:value-type="float">
            <text:p>0.012656344670837</text:p>
          </table:table-cell>
          <table:table-cell table:formula="of:=0.5*[.DD12]*(([.DD5]-[.DC5])/([.DD1]-[.DC1]))^2" office:value-type="float" office:value="0.0304801338477993" calcext:value-type="float">
            <text:p>0.030480133847799</text:p>
          </table:table-cell>
          <table:table-cell table:formula="of:=0.5*[.DE12]*(([.DE5]-[.DD5])/([.DE1]-[.DD1]))^2" office:value-type="float" office:value="0.0015591981278526" calcext:value-type="float">
            <text:p>0.001559198127853</text:p>
          </table:table-cell>
          <table:table-cell table:formula="of:=0.5*[.DF12]*(([.DF5]-[.DE5])/([.DF1]-[.DE1]))^2" office:value-type="float" office:value="0.0118093695340631" calcext:value-type="float">
            <text:p>0.011809369534063</text:p>
          </table:table-cell>
          <table:table-cell table:formula="of:=0.5*[.DG12]*(([.DG5]-[.DF5])/([.DG1]-[.DF1]))^2" office:value-type="float" office:value="0.0241530137121899" calcext:value-type="float">
            <text:p>0.02415301371219</text:p>
          </table:table-cell>
          <table:table-cell table:formula="of:=0.5*[.DH12]*(([.DH5]-[.DG5])/([.DH1]-[.DG1]))^2" office:value-type="float" office:value="0.00734193923639668" calcext:value-type="float">
            <text:p>0.007341939236397</text:p>
          </table:table-cell>
          <table:table-cell table:formula="of:=0.5*[.DI12]*(([.DI5]-[.DH5])/([.DI1]-[.DH1]))^2" office:value-type="float" office:value="0.000021423493344019" calcext:value-type="float">
            <text:p>2.1423493344019E-05</text:p>
          </table:table-cell>
          <table:table-cell table:formula="of:=0.5*[.DJ12]*(([.DJ5]-[.DI5])/([.DJ1]-[.DI1]))^2" office:value-type="float" office:value="0.0307360963701626" calcext:value-type="float">
            <text:p>0.030736096370163</text:p>
          </table:table-cell>
          <table:table-cell table:formula="of:=0.5*[.DK12]*(([.DK5]-[.DJ5])/([.DK1]-[.DJ1]))^2" office:value-type="float" office:value="0.052318536583202" calcext:value-type="float">
            <text:p>0.052318536583202</text:p>
          </table:table-cell>
          <table:table-cell table:formula="of:=0.5*[.DL12]*(([.DL5]-[.DK5])/([.DL1]-[.DK1]))^2" office:value-type="float" office:value="0.0578651734792012" calcext:value-type="float">
            <text:p>0.057865173479201</text:p>
          </table:table-cell>
          <table:table-cell table:formula="of:=0.5*[.DM12]*(([.DM5]-[.DL5])/([.DM1]-[.DL1]))^2" office:value-type="float" office:value="0.174210570601341" calcext:value-type="float">
            <text:p>0.174210570601341</text:p>
          </table:table-cell>
          <table:table-cell table:formula="of:=0.5*[.DN12]*(([.DN5]-[.DM5])/([.DN1]-[.DM1]))^2" office:value-type="float" office:value="0.00188616599984451" calcext:value-type="float">
            <text:p>0.001886165999845</text:p>
          </table:table-cell>
          <table:table-cell table:formula="of:=0.5*[.DO12]*(([.DO5]-[.DN5])/([.DO1]-[.DN1]))^2" office:value-type="float" office:value="0.00927514964873368" calcext:value-type="float">
            <text:p>0.009275149648734</text:p>
          </table:table-cell>
          <table:table-cell table:formula="of:=0.5*[.DP12]*(([.DP5]-[.DO5])/([.DP1]-[.DO1]))^2" office:value-type="float" office:value="0.00886811178913998" calcext:value-type="float">
            <text:p>0.00886811178914</text:p>
          </table:table-cell>
          <table:table-cell table:formula="of:=0.5*[.DQ12]*(([.DQ5]-[.DP5])/([.DQ1]-[.DP1]))^2" office:value-type="float" office:value="0.00195719671053708" calcext:value-type="float">
            <text:p>0.001957196710537</text:p>
          </table:table-cell>
          <table:table-cell table:formula="of:=0.5*[.DR12]*(([.DR5]-[.DQ5])/([.DR1]-[.DQ1]))^2" office:value-type="float" office:value="0.0217069100370057" calcext:value-type="float">
            <text:p>0.021706910037006</text:p>
          </table:table-cell>
          <table:table-cell table:formula="of:=0.5*[.DS12]*(([.DS5]-[.DR5])/([.DS1]-[.DR1]))^2" office:value-type="float" office:value="0.000489897859672383" calcext:value-type="float">
            <text:p>0.000489897859672</text:p>
          </table:table-cell>
          <table:table-cell table:formula="of:=0.5*[.DT12]*(([.DT5]-[.DS5])/([.DT1]-[.DS1]))^2" office:value-type="float" office:value="0.00833749411890807" calcext:value-type="float">
            <text:p>0.008337494118908</text:p>
          </table:table-cell>
          <table:table-cell table:formula="of:=0.5*[.DU12]*(([.DU5]-[.DT5])/([.DU1]-[.DT1]))^2" office:value-type="float" office:value="0.000494073724694383" calcext:value-type="float">
            <text:p>0.000494073724694</text:p>
          </table:table-cell>
          <table:table-cell table:formula="of:=0.5*[.DV12]*(([.DV5]-[.DU5])/([.DV1]-[.DU1]))^2" office:value-type="float" office:value="0.00164263446141648" calcext:value-type="float">
            <text:p>0.001642634461416</text:p>
          </table:table-cell>
          <table:table-cell table:formula="of:=0.5*[.DW12]*(([.DW5]-[.DV5])/([.DW1]-[.DV1]))^2" office:value-type="float" office:value="0.0621067006453384" calcext:value-type="float">
            <text:p>0.062106700645338</text:p>
          </table:table-cell>
          <table:table-cell table:formula="of:=0.5*[.DX12]*(([.DX5]-[.DW5])/([.DX1]-[.DW1]))^2" office:value-type="float" office:value="0.0075255349766346" calcext:value-type="float">
            <text:p>0.007525534976635</text:p>
          </table:table-cell>
          <table:table-cell table:formula="of:=0.5*[.DY12]*(([.DY5]-[.DX5])/([.DY1]-[.DX1]))^2" office:value-type="float" office:value="0.0941768724047803" calcext:value-type="float">
            <text:p>0.09417687240478</text:p>
          </table:table-cell>
          <table:table-cell table:formula="of:=0.5*[.DZ12]*(([.DZ5]-[.DY5])/([.DZ1]-[.DY1]))^2" office:value-type="float" office:value="0.0231518432545519" calcext:value-type="float">
            <text:p>0.023151843254552</text:p>
          </table:table-cell>
          <table:table-cell table:formula="of:=0.5*[.EA12]*(([.EA5]-[.DZ5])/([.EA1]-[.DZ1]))^2" office:value-type="float" office:value="0.0084374633956392" calcext:value-type="float">
            <text:p>0.008437463395639</text:p>
          </table:table-cell>
          <table:table-cell table:formula="of:=0.5*[.EB12]*(([.EB5]-[.EA5])/([.EB1]-[.EA1]))^2" office:value-type="float" office:value="0.00196619494173842" calcext:value-type="float">
            <text:p>0.001966194941738</text:p>
          </table:table-cell>
          <table:table-cell table:formula="of:=0.5*[.EC12]*(([.EC5]-[.EB5])/([.EC1]-[.EB1]))^2" office:value-type="float" office:value="0.00285399499913059" calcext:value-type="float">
            <text:p>0.002853994999131</text:p>
          </table:table-cell>
          <table:table-cell table:formula="of:=0.5*[.ED12]*(([.ED5]-[.EC5])/([.ED1]-[.EC1]))^2" office:value-type="float" office:value="0.00135664934758144" calcext:value-type="float">
            <text:p>0.001356649347581</text:p>
          </table:table-cell>
          <table:table-cell table:formula="of:=0.5*[.EE12]*(([.EE5]-[.ED5])/([.EE1]-[.ED1]))^2" office:value-type="float" office:value="0.00317745033906307" calcext:value-type="float">
            <text:p>0.003177450339063</text:p>
          </table:table-cell>
          <table:table-cell table:formula="of:=0.5*[.EF12]*(([.EF5]-[.EE5])/([.EF1]-[.EE1]))^2" office:value-type="float" office:value="0.00020079634925074" calcext:value-type="float">
            <text:p>0.000200796349251</text:p>
          </table:table-cell>
          <table:table-cell table:formula="of:=0.5*[.EG12]*(([.EG5]-[.EF5])/([.EG1]-[.EF1]))^2" office:value-type="float" office:value="0.000168761590630151" calcext:value-type="float">
            <text:p>0.00016876159063</text:p>
          </table:table-cell>
          <table:table-cell table:formula="of:=0.5*[.EH12]*(([.EH5]-[.EG5])/([.EH1]-[.EG1]))^2" office:value-type="float" office:value="0.0000377298429845372" calcext:value-type="float">
            <text:p>3.77298429845372E-05</text:p>
          </table:table-cell>
          <table:table-cell table:formula="of:=0.5*[.EI12]*(([.EI5]-[.EH5])/([.EI1]-[.EH1]))^2" office:value-type="float" office:value="0.0000301373382014278" calcext:value-type="float">
            <text:p>3.01373382014278E-05</text:p>
          </table:table-cell>
          <table:table-cell table:formula="of:=0.5*[.EJ12]*(([.EJ5]-[.EI5])/([.EJ1]-[.EI1]))^2" office:value-type="float" office:value="0.0000415562793810214" calcext:value-type="float">
            <text:p>4.15562793810214E-05</text:p>
          </table:table-cell>
          <table:table-cell table:formula="of:=0.5*[.EK12]*(([.EK5]-[.EJ5])/([.EK1]-[.EJ1]))^2" office:value-type="float" office:value="0.000214601743585431" calcext:value-type="float">
            <text:p>0.000214601743585</text:p>
          </table:table-cell>
          <table:table-cell table:formula="of:=0.5*[.EL12]*(([.EL5]-[.EK5])/([.EL1]-[.EK1]))^2" office:value-type="float" office:value="0.000192198342505157" calcext:value-type="float">
            <text:p>0.000192198342505</text:p>
          </table:table-cell>
          <table:table-cell table:formula="of:=0.5*[.EM12]*(([.EM5]-[.EL5])/([.EM1]-[.EL1]))^2" office:value-type="float" office:value="0.0000898568292117411" calcext:value-type="float">
            <text:p>8.98568292117411E-05</text:p>
          </table:table-cell>
          <table:table-cell table:formula="of:=0.5*[.EN12]*(([.EN5]-[.EM5])/([.EN1]-[.EM1]))^2" office:value-type="float" office:value="0.0000489225805251391" calcext:value-type="float">
            <text:p>4.89225805251391E-05</text:p>
          </table:table-cell>
          <table:table-cell table:formula="of:=0.5*[.EO12]*(([.EO5]-[.EN5])/([.EO1]-[.EN1]))^2" office:value-type="float" office:value="0.00000833287319578183" calcext:value-type="float">
            <text:p>8.33287319578183E-06</text:p>
          </table:table-cell>
          <table:table-cell table:formula="of:=0.5*[.EP12]*(([.EP5]-[.EO5])/([.EP1]-[.EO1]))^2" office:value-type="float" office:value="0.0000507149679483082" calcext:value-type="float">
            <text:p>5.07149679483082E-05</text:p>
          </table:table-cell>
          <table:table-cell table:formula="of:=0.5*[.EQ12]*(([.EQ5]-[.EP5])/([.EQ1]-[.EP1]))^2" office:value-type="float" office:value="0.00000162196650327919" calcext:value-type="float">
            <text:p>1.62196650327919E-06</text:p>
          </table:table-cell>
          <table:table-cell table:formula="of:=0.5*[.ER12]*(([.ER5]-[.EQ5])/([.ER1]-[.EQ1]))^2" office:value-type="float" office:value="0.000387196655708558" calcext:value-type="float">
            <text:p>0.000387196655709</text:p>
          </table:table-cell>
          <table:table-cell table:formula="of:=0.5*[.ES12]*(([.ES5]-[.ER5])/([.ES1]-[.ER1]))^2" office:value-type="float" office:value="0.00058572013333175" calcext:value-type="float">
            <text:p>0.000585720133332</text:p>
          </table:table-cell>
          <table:table-cell table:formula="of:=0.5*[.ET12]*(([.ET5]-[.ES5])/([.ET1]-[.ES1]))^2" office:value-type="float" office:value="0.00000486006507562429" calcext:value-type="float">
            <text:p>4.86006507562429E-06</text:p>
          </table:table-cell>
          <table:table-cell table:formula="of:=0.5*[.EU12]*(([.EU5]-[.ET5])/([.EU1]-[.ET1]))^2" office:value-type="float" office:value="0.000106096520695498" calcext:value-type="float">
            <text:p>0.000106096520695</text:p>
          </table:table-cell>
          <table:table-cell table:formula="of:=0.5*[.EV12]*(([.EV5]-[.EU5])/([.EV1]-[.EU1]))^2" office:value-type="float" office:value="0.0000189957249188826" calcext:value-type="float">
            <text:p>1.89957249188826E-05</text:p>
          </table:table-cell>
          <table:table-cell table:formula="of:=0.5*[.EW12]*(([.EW5]-[.EV5])/([.EW1]-[.EV1]))^2" office:value-type="float" office:value="0.0000226063657202311" calcext:value-type="float">
            <text:p>2.26063657202311E-05</text:p>
          </table:table-cell>
          <table:table-cell table:formula="of:=0.5*[.EX12]*(([.EX5]-[.EW5])/([.EX1]-[.EW1]))^2" office:value-type="float" office:value="0.0000135704277629432" calcext:value-type="float">
            <text:p>1.35704277629432E-05</text:p>
          </table:table-cell>
          <table:table-cell table:formula="of:=0.5*[.EY12]*(([.EY5]-[.EX5])/([.EY1]-[.EX1]))^2" office:value-type="float" office:value="0.00000517206090337824" calcext:value-type="float">
            <text:p>5.17206090337824E-06</text:p>
          </table:table-cell>
          <table:table-cell table:formula="of:=0.5*[.EZ12]*(([.EZ5]-[.EY5])/([.EZ1]-[.EY1]))^2" office:value-type="float" office:value="0.0000209088739841413" calcext:value-type="float">
            <text:p>2.09088739841413E-05</text:p>
          </table:table-cell>
          <table:table-cell table:formula="of:=0.5*[.FA12]*(([.FA5]-[.EZ5])/([.FA1]-[.EZ1]))^2" office:value-type="float" office:value="0.0000415192953431843" calcext:value-type="float">
            <text:p>4.15192953431843E-05</text:p>
          </table:table-cell>
          <table:table-cell table:formula="of:=0.5*[.FB12]*(([.FB5]-[.FA5])/([.FB1]-[.FA1]))^2" office:value-type="float" office:value="0.000000379688543480443" calcext:value-type="float">
            <text:p>3.79688543480443E-07</text:p>
          </table:table-cell>
          <table:table-cell table:formula="of:=0.5*[.FC12]*(([.FC5]-[.FB5])/([.FC1]-[.FB1]))^2" office:value-type="float" office:value="0.0000162684644552514" calcext:value-type="float">
            <text:p>1.62684644552514E-05</text:p>
          </table:table-cell>
          <table:table-cell table:formula="of:=0.5*[.FD12]*(([.FD5]-[.FC5])/([.FD1]-[.FC1]))^2" office:value-type="float" office:value="0.0000000901791745785372" calcext:value-type="float">
            <text:p>9.01791745785372E-08</text:p>
          </table:table-cell>
          <table:table-cell table:formula="of:=0.5*[.FE12]*(([.FE5]-[.FD5])/([.FE1]-[.FD1]))^2" office:value-type="float" office:value="0.00000928402160294692" calcext:value-type="float">
            <text:p>9.28402160294692E-06</text:p>
          </table:table-cell>
          <table:table-cell table:formula="of:=0.5*[.FF12]*(([.FF5]-[.FE5])/([.FF1]-[.FE1]))^2" office:value-type="float" office:value="0.00000724870603083939" calcext:value-type="float">
            <text:p>7.24870603083939E-06</text:p>
          </table:table-cell>
          <table:table-cell table:formula="of:=0.5*[.FG12]*(([.FG5]-[.FF5])/([.FG1]-[.FF1]))^2" office:value-type="float" office:value="0.0000139396343744441" calcext:value-type="float">
            <text:p>1.39396343744441E-05</text:p>
          </table:table-cell>
          <table:table-cell table:formula="of:=0.5*[.FH12]*(([.FH5]-[.FG5])/([.FH1]-[.FG1]))^2" office:value-type="float" office:value="0.00000516855380312673" calcext:value-type="float">
            <text:p>5.16855380312673E-06</text:p>
          </table:table-cell>
          <table:table-cell table:formula="of:=0.5*[.FI12]*(([.FI5]-[.FH5])/([.FI1]-[.FH1]))^2" office:value-type="float" office:value="0.00000607055012798703" calcext:value-type="float">
            <text:p>6.07055012798703E-06</text:p>
          </table:table-cell>
          <table:table-cell table:formula="of:=0.5*[.FJ12]*(([.FJ5]-[.FI5])/([.FJ1]-[.FI1]))^2" office:value-type="float" office:value="0.0000919759135957161" calcext:value-type="float">
            <text:p>9.19759135957161E-05</text:p>
          </table:table-cell>
          <table:table-cell table:formula="of:=0.5*[.FK12]*(([.FK5]-[.FJ5])/([.FK1]-[.FJ1]))^2" office:value-type="float" office:value="0.0000770241897939025" calcext:value-type="float">
            <text:p>7.70241897939025E-05</text:p>
          </table:table-cell>
          <table:table-cell table:formula="of:=0.5*[.FL12]*(([.FL5]-[.FK5])/([.FL1]-[.FK1]))^2" office:value-type="float" office:value="0.0000175302234274325" calcext:value-type="float">
            <text:p>1.75302234274325E-05</text:p>
          </table:table-cell>
          <table:table-cell table:formula="of:=0.5*[.FM12]*(([.FM5]-[.FL5])/([.FM1]-[.FL1]))^2" office:value-type="float" office:value="0.00000885654218061359" calcext:value-type="float">
            <text:p>8.85654218061359E-06</text:p>
          </table:table-cell>
          <table:table-cell table:formula="of:=0.5*[.FN12]*(([.FN5]-[.FM5])/([.FN1]-[.FM1]))^2" office:value-type="float" office:value="0.000000922378784978368" calcext:value-type="float">
            <text:p>9.22378784978368E-07</text:p>
          </table:table-cell>
          <table:table-cell table:formula="of:=0.5*[.FO12]*(([.FO5]-[.FN5])/([.FO1]-[.FN1]))^2" office:value-type="float" office:value="0.00000121311762078617" calcext:value-type="float">
            <text:p>1.21311762078617E-06</text:p>
          </table:table-cell>
          <table:table-cell table:formula="of:=0.5*[.FP12]*(([.FP5]-[.FO5])/([.FP1]-[.FO1]))^2" office:value-type="float" office:value="0.0000765178793548" calcext:value-type="float">
            <text:p>7.65178793548E-05</text:p>
          </table:table-cell>
          <table:table-cell table:formula="of:=0.5*[.FQ12]*(([.FQ5]-[.FP5])/([.FQ1]-[.FP1]))^2" office:value-type="float" office:value="0.0000373144852266438" calcext:value-type="float">
            <text:p>3.73144852266438E-05</text:p>
          </table:table-cell>
          <table:table-cell table:formula="of:=0.5*[.FR12]*(([.FR5]-[.FQ5])/([.FR1]-[.FQ1]))^2" office:value-type="float" office:value="0.00000276127684319899" calcext:value-type="float">
            <text:p>2.76127684319899E-06</text:p>
          </table:table-cell>
          <table:table-cell table:formula="of:=0.5*[.FS12]*(([.FS5]-[.FR5])/([.FS1]-[.FR1]))^2" office:value-type="float" office:value="0.00000362019933306058" calcext:value-type="float">
            <text:p>3.62019933306058E-06</text:p>
          </table:table-cell>
          <table:table-cell table:formula="of:=0.5*[.FT12]*(([.FT5]-[.FS5])/([.FT1]-[.FS1]))^2" office:value-type="float" office:value="0.00000217437287954009" calcext:value-type="float">
            <text:p>2.17437287954009E-06</text:p>
          </table:table-cell>
          <table:table-cell table:formula="of:=0.5*[.FU12]*(([.FU5]-[.FT5])/([.FU1]-[.FT1]))^2" office:value-type="float" office:value="0.000045603546603368" calcext:value-type="float">
            <text:p>4.5603546603368E-05</text:p>
          </table:table-cell>
          <table:table-cell table:formula="of:=0.5*[.FV12]*(([.FV5]-[.FU5])/([.FV1]-[.FU1]))^2" office:value-type="float" office:value="0.00000544499819738757" calcext:value-type="float">
            <text:p>5.44499819738757E-06</text:p>
          </table:table-cell>
          <table:table-cell table:formula="of:=0.5*[.FW12]*(([.FW5]-[.FV5])/([.FW1]-[.FV1]))^2" office:value-type="float" office:value="0.000000354556785874769" calcext:value-type="float">
            <text:p>3.54556785874769E-07</text:p>
          </table:table-cell>
          <table:table-cell table:formula="of:=0.5*[.FX12]*(([.FX5]-[.FW5])/([.FX1]-[.FW1]))^2" office:value-type="float" office:value="0.0000329012419326432" calcext:value-type="float">
            <text:p>3.29012419326432E-05</text:p>
          </table:table-cell>
          <table:table-cell table:formula="of:=0.5*[.FY12]*(([.FY5]-[.FX5])/([.FY1]-[.FX1]))^2" office:value-type="float" office:value="0.0000000484554013571407" calcext:value-type="float">
            <text:p>4.84554013571407E-08</text:p>
          </table:table-cell>
          <table:table-cell table:formula="of:=0.5*[.FZ12]*(([.FZ5]-[.FY5])/([.FZ1]-[.FY1]))^2" office:value-type="float" office:value="0.0000168781545017349" calcext:value-type="float">
            <text:p>1.68781545017349E-05</text:p>
          </table:table-cell>
          <table:table-cell table:formula="of:=0.5*[.GA12]*(([.GA5]-[.FZ5])/([.GA1]-[.FZ1]))^2" office:value-type="float" office:value="0.00000193901791662979" calcext:value-type="float">
            <text:p>1.93901791662979E-06</text:p>
          </table:table-cell>
          <table:table-cell table:formula="of:=0.5*[.GB12]*(([.GB5]-[.GA5])/([.GB1]-[.GA1]))^2" office:value-type="float" office:value="0.00000000560298755171356" calcext:value-type="float">
            <text:p>5.60298755171356E-09</text:p>
          </table:table-cell>
          <table:table-cell table:formula="of:=0.5*[.GC12]*(([.GC5]-[.GB5])/([.GC1]-[.GB1]))^2" office:value-type="float" office:value="0.00000152228418432515" calcext:value-type="float">
            <text:p>1.52228418432515E-06</text:p>
          </table:table-cell>
          <table:table-cell table:formula="of:=0.5*[.GD12]*(([.GD5]-[.GC5])/([.GD1]-[.GC1]))^2" office:value-type="float" office:value="0.00000741306717379218" calcext:value-type="float">
            <text:p>7.41306717379218E-06</text:p>
          </table:table-cell>
          <table:table-cell table:formula="of:=0.5*[.GE12]*(([.GE5]-[.GD5])/([.GE1]-[.GD1]))^2" office:value-type="float" office:value="0.0000202954907631037" calcext:value-type="float">
            <text:p>2.02954907631037E-05</text:p>
          </table:table-cell>
          <table:table-cell table:formula="of:=0.5*[.GF12]*(([.GF5]-[.GE5])/([.GF1]-[.GE1]))^2" office:value-type="float" office:value="0.0000000685310067246629" calcext:value-type="float">
            <text:p>6.85310067246629E-08</text:p>
          </table:table-cell>
          <table:table-cell table:formula="of:=0.5*[.GG12]*(([.GG5]-[.GF5])/([.GG1]-[.GF1]))^2" office:value-type="float" office:value="0.0000192895856857382" calcext:value-type="float">
            <text:p>1.92895856857382E-05</text:p>
          </table:table-cell>
          <table:table-cell table:formula="of:=0.5*[.GH12]*(([.GH5]-[.GG5])/([.GH1]-[.GG1]))^2" office:value-type="float" office:value="0.0000102430008232004" calcext:value-type="float">
            <text:p>1.02430008232004E-05</text:p>
          </table:table-cell>
          <table:table-cell table:formula="of:=0.5*[.GI12]*(([.GI5]-[.GH5])/([.GI1]-[.GH1]))^2" office:value-type="float" office:value="0.00000183344428905133" calcext:value-type="float">
            <text:p>1.83344428905133E-06</text:p>
          </table:table-cell>
          <table:table-cell table:formula="of:=0.5*[.GJ12]*(([.GJ5]-[.GI5])/([.GJ1]-[.GI1]))^2" office:value-type="float" office:value="0.00000511159347135199" calcext:value-type="float">
            <text:p>5.11159347135199E-06</text:p>
          </table:table-cell>
          <table:table-cell table:formula="of:=0.5*[.GK12]*(([.GK5]-[.GJ5])/([.GK1]-[.GJ1]))^2" office:value-type="float" office:value="0.0000198797013990385" calcext:value-type="float">
            <text:p>1.98797013990385E-05</text:p>
          </table:table-cell>
          <table:table-cell table:formula="of:=0.5*[.GL12]*(([.GL5]-[.GK5])/([.GL1]-[.GK1]))^2" office:value-type="float" office:value="0.0000214252168332167" calcext:value-type="float">
            <text:p>2.14252168332167E-05</text:p>
          </table:table-cell>
          <table:table-cell table:formula="of:=0.5*[.GM12]*(([.GM5]-[.GL5])/([.GM1]-[.GL1]))^2" office:value-type="float" office:value="0.00000734349677492148" calcext:value-type="float">
            <text:p>7.34349677492148E-06</text:p>
          </table:table-cell>
          <table:table-cell table:formula="of:=0.5*[.GN12]*(([.GN5]-[.GM5])/([.GN1]-[.GM1]))^2" office:value-type="float" office:value="0.0000000293960923061728" calcext:value-type="float">
            <text:p>2.93960923061728E-08</text:p>
          </table:table-cell>
          <table:table-cell table:formula="of:=0.5*[.GO12]*(([.GO5]-[.GN5])/([.GO1]-[.GN1]))^2" office:value-type="float" office:value="0.0000099480421374844" calcext:value-type="float">
            <text:p>9.9480421374844E-06</text:p>
          </table:table-cell>
          <table:table-cell table:formula="of:=0.5*[.GP12]*(([.GP5]-[.GO5])/([.GP1]-[.GO1]))^2" office:value-type="float" office:value="0.00000201662121130118" calcext:value-type="float">
            <text:p>2.01662121130118E-06</text:p>
          </table:table-cell>
          <table:table-cell table:formula="of:=0.5*[.GQ12]*(([.GQ5]-[.GP5])/([.GQ1]-[.GP1]))^2" office:value-type="float" office:value="0.00001955690167034" calcext:value-type="float">
            <text:p>1.955690167034E-05</text:p>
          </table:table-cell>
          <table:table-cell table:formula="of:=0.5*[.GR12]*(([.GR5]-[.GQ5])/([.GR1]-[.GQ1]))^2" office:value-type="float" office:value="0.000149487630485131" calcext:value-type="float">
            <text:p>0.000149487630485</text:p>
          </table:table-cell>
          <table:table-cell table:formula="of:=0.5*[.GS12]*(([.GS5]-[.GR5])/([.GS1]-[.GR1]))^2" office:value-type="string" office:string-value="" calcext:value-type="error">
            <text:p>#DIV/0!</text:p>
          </table:table-cell>
          <table:table-cell table:formula="of:=0.5*[.GT12]*(([.GT5]-[.GS5])/([.GT1]-[.GS1]))^2" office:value-type="string" office:string-value="" calcext:value-type="error">
            <text:p>#DIV/0!</text:p>
          </table:table-cell>
          <table:table-cell table:formula="of:=0.5*[.GU12]*(([.GU5]-[.GT5])/([.GU1]-[.GT1]))^2" office:value-type="string" office:string-value="" calcext:value-type="error">
            <text:p>#DIV/0!</text:p>
          </table:table-cell>
          <table:table-cell table:formula="of:=0.5*[.GV12]*(([.GV5]-[.GU5])/([.GV1]-[.GU1]))^2" office:value-type="string" office:string-value="" calcext:value-type="error">
            <text:p>#DIV/0!</text:p>
          </table:table-cell>
          <table:table-cell table:formula="of:=0.5*[.GW12]*(([.GW5]-[.GV5])/([.GW1]-[.GV1]))^2" office:value-type="string" office:string-value="" calcext:value-type="error">
            <text:p>#DIV/0!</text:p>
          </table:table-cell>
          <table:table-cell table:formula="of:=0.5*[.GX12]*(([.GX5]-[.GW5])/([.GX1]-[.GW1]))^2" office:value-type="string" office:string-value="" calcext:value-type="error">
            <text:p>#DIV/0!</text:p>
          </table:table-cell>
          <table:table-cell table:formula="of:=0.5*[.GY12]*(([.GY5]-[.GX5])/([.GY1]-[.GX1]))^2" office:value-type="string" office:string-value="" calcext:value-type="error">
            <text:p>#DIV/0!</text:p>
          </table:table-cell>
          <table:table-cell table:formula="of:=0.5*[.GZ12]*(([.GZ5]-[.GY5])/([.GZ1]-[.GY1]))^2" office:value-type="string" office:string-value="" calcext:value-type="error">
            <text:p>#DIV/0!</text:p>
          </table:table-cell>
          <table:table-cell table:formula="of:=0.5*[.HA12]*(([.HA5]-[.GZ5])/([.HA1]-[.GZ1]))^2" office:value-type="string" office:string-value="" calcext:value-type="error">
            <text:p>#DIV/0!</text:p>
          </table:table-cell>
          <table:table-cell table:formula="of:=0.5*[.HB12]*(([.HB5]-[.HA5])/([.HB1]-[.HA1]))^2" office:value-type="string" office:string-value="" calcext:value-type="error">
            <text:p>#DIV/0!</text:p>
          </table:table-cell>
          <table:table-cell table:formula="of:=0.5*[.HC12]*(([.HC5]-[.HB5])/([.HC1]-[.HB1]))^2" office:value-type="string" office:string-value="" calcext:value-type="error">
            <text:p>#DIV/0!</text:p>
          </table:table-cell>
          <table:table-cell table:formula="of:=0.5*[.HD12]*(([.HD5]-[.HC5])/([.HD1]-[.HC1]))^2" office:value-type="string" office:string-value="" calcext:value-type="error">
            <text:p>#DIV/0!</text:p>
          </table:table-cell>
          <table:table-cell table:formula="of:=0.5*[.HE12]*(([.HE5]-[.HD5])/([.HE1]-[.HD1]))^2" office:value-type="string" office:string-value="" calcext:value-type="error">
            <text:p>#DIV/0!</text:p>
          </table:table-cell>
          <table:table-cell table:formula="of:=0.5*[.HF12]*(([.HF5]-[.HE5])/([.HF1]-[.HE1]))^2" office:value-type="string" office:string-value="" calcext:value-type="error">
            <text:p>#DIV/0!</text:p>
          </table:table-cell>
          <table:table-cell table:formula="of:=0.5*[.HG12]*(([.HG5]-[.HF5])/([.HG1]-[.HF1]))^2" office:value-type="string" office:string-value="" calcext:value-type="error">
            <text:p>#DIV/0!</text:p>
          </table:table-cell>
          <table:table-cell table:formula="of:=0.5*[.HH12]*(([.HH5]-[.HG5])/([.HH1]-[.HG1]))^2" office:value-type="string" office:string-value="" calcext:value-type="error">
            <text:p>#DIV/0!</text:p>
          </table:table-cell>
          <table:table-cell table:formula="of:=0.5*[.HI12]*(([.HI5]-[.HH5])/([.HI1]-[.HH1]))^2" office:value-type="string" office:string-value="" calcext:value-type="error">
            <text:p>#DIV/0!</text:p>
          </table:table-cell>
          <table:table-cell table:formula="of:=0.5*[.HJ12]*(([.HJ5]-[.HI5])/([.HJ1]-[.HI1]))^2" office:value-type="string" office:string-value="" calcext:value-type="error">
            <text:p>#DIV/0!</text:p>
          </table:table-cell>
          <table:table-cell table:formula="of:=0.5*[.HK12]*(([.HK5]-[.HJ5])/([.HK1]-[.HJ1]))^2" office:value-type="string" office:string-value="" calcext:value-type="error">
            <text:p>#DIV/0!</text:p>
          </table:table-cell>
          <table:table-cell table:formula="of:=0.5*[.HL12]*(([.HL5]-[.HK5])/([.HL1]-[.HK1]))^2" office:value-type="string" office:string-value="" calcext:value-type="error">
            <text:p>#DIV/0!</text:p>
          </table:table-cell>
          <table:table-cell table:formula="of:=0.5*[.HM12]*(([.HM5]-[.HL5])/([.HM1]-[.HL1]))^2" office:value-type="string" office:string-value="" calcext:value-type="error">
            <text:p>#DIV/0!</text:p>
          </table:table-cell>
          <table:table-cell table:formula="of:=0.5*[.HN12]*(([.HN5]-[.HM5])/([.HN1]-[.HM1]))^2" office:value-type="string" office:string-value="" calcext:value-type="error">
            <text:p>#DIV/0!</text:p>
          </table:table-cell>
          <table:table-cell table:formula="of:=0.5*[.HO12]*(([.HO5]-[.HN5])/([.HO1]-[.HN1]))^2" office:value-type="string" office:string-value="" calcext:value-type="error">
            <text:p>#DIV/0!</text:p>
          </table:table-cell>
          <table:table-cell table:formula="of:=0.5*[.HP12]*(([.HP5]-[.HO5])/([.HP1]-[.HO1]))^2" office:value-type="string" office:string-value="" calcext:value-type="error">
            <text:p>#DIV/0!</text:p>
          </table:table-cell>
          <table:table-cell table:formula="of:=0.5*[.HQ12]*(([.HQ5]-[.HP5])/([.HQ1]-[.HP1]))^2" office:value-type="string" office:string-value="" calcext:value-type="error">
            <text:p>#DIV/0!</text:p>
          </table:table-cell>
          <table:table-cell table:formula="of:=0.5*[.HR12]*(([.HR5]-[.HQ5])/([.HR1]-[.HQ1]))^2" office:value-type="string" office:string-value="" calcext:value-type="error">
            <text:p>#DIV/0!</text:p>
          </table:table-cell>
          <table:table-cell table:formula="of:=0.5*[.HS12]*(([.HS5]-[.HR5])/([.HS1]-[.HR1]))^2" office:value-type="string" office:string-value="" calcext:value-type="error">
            <text:p>#DIV/0!</text:p>
          </table:table-cell>
          <table:table-cell table:formula="of:=0.5*[.HT12]*(([.HT5]-[.HS5])/([.HT1]-[.HS1]))^2" office:value-type="string" office:string-value="" calcext:value-type="error">
            <text:p>#DIV/0!</text:p>
          </table:table-cell>
          <table:table-cell table:formula="of:=0.5*[.HU12]*(([.HU5]-[.HT5])/([.HU1]-[.HT1]))^2" office:value-type="string" office:string-value="" calcext:value-type="error">
            <text:p>#DIV/0!</text:p>
          </table:table-cell>
          <table:table-cell table:formula="of:=0.5*[.HV12]*(([.HV5]-[.HU5])/([.HV1]-[.HU1]))^2" office:value-type="string" office:string-value="" calcext:value-type="error">
            <text:p>#DIV/0!</text:p>
          </table:table-cell>
          <table:table-cell table:formula="of:=0.5*[.HW12]*(([.HW5]-[.HV5])/([.HW1]-[.HV1]))^2" office:value-type="string" office:string-value="" calcext:value-type="error">
            <text:p>#DIV/0!</text:p>
          </table:table-cell>
          <table:table-cell table:formula="of:=0.5*[.HX12]*(([.HX5]-[.HW5])/([.HX1]-[.HW1]))^2" office:value-type="string" office:string-value="" calcext:value-type="error">
            <text:p>#DIV/0!</text:p>
          </table:table-cell>
          <table:table-cell table:formula="of:=0.5*[.HY12]*(([.HY5]-[.HX5])/([.HY1]-[.HX1]))^2" office:value-type="string" office:string-value="" calcext:value-type="error">
            <text:p>#DIV/0!</text:p>
          </table:table-cell>
          <table:table-cell table:formula="of:=0.5*[.HZ12]*(([.HZ5]-[.HY5])/([.HZ1]-[.HY1]))^2" office:value-type="string" office:string-value="" calcext:value-type="error">
            <text:p>#DIV/0!</text:p>
          </table:table-cell>
          <table:table-cell table:formula="of:=0.5*[.IA12]*(([.IA5]-[.HZ5])/([.IA1]-[.HZ1]))^2" office:value-type="string" office:string-value="" calcext:value-type="error">
            <text:p>#DIV/0!</text:p>
          </table:table-cell>
          <table:table-cell table:formula="of:=0.5*[.IB12]*(([.IB5]-[.IA5])/([.IB1]-[.IA1]))^2" office:value-type="string" office:string-value="" calcext:value-type="error">
            <text:p>#DIV/0!</text:p>
          </table:table-cell>
          <table:table-cell table:formula="of:=0.5*[.IC12]*(([.IC5]-[.IB5])/([.IC1]-[.IB1]))^2" office:value-type="string" office:string-value="" calcext:value-type="error">
            <text:p>#DIV/0!</text:p>
          </table:table-cell>
          <table:table-cell table:formula="of:=0.5*[.ID12]*(([.ID5]-[.IC5])/([.ID1]-[.IC1]))^2" office:value-type="string" office:string-value="" calcext:value-type="error">
            <text:p>#DIV/0!</text:p>
          </table:table-cell>
          <table:table-cell table:formula="of:=0.5*[.IE12]*(([.IE5]-[.ID5])/([.IE1]-[.ID1]))^2" office:value-type="string" office:string-value="" calcext:value-type="error">
            <text:p>#DIV/0!</text:p>
          </table:table-cell>
          <table:table-cell table:formula="of:=0.5*[.IF12]*(([.IF5]-[.IE5])/([.IF1]-[.IE1]))^2" office:value-type="string" office:string-value="" calcext:value-type="error">
            <text:p>#DIV/0!</text:p>
          </table:table-cell>
          <table:table-cell table:formula="of:=0.5*[.IG12]*(([.IG5]-[.IF5])/([.IG1]-[.IF1]))^2" office:value-type="string" office:string-value="" calcext:value-type="error">
            <text:p>#DIV/0!</text:p>
          </table:table-cell>
          <table:table-cell table:formula="of:=0.5*[.IH12]*(([.IH5]-[.IG5])/([.IH1]-[.IG1]))^2" office:value-type="string" office:string-value="" calcext:value-type="error">
            <text:p>#DIV/0!</text:p>
          </table:table-cell>
          <table:table-cell table:formula="of:=0.5*[.II12]*(([.II5]-[.IH5])/([.II1]-[.IH1]))^2" office:value-type="string" office:string-value="" calcext:value-type="error">
            <text:p>#DIV/0!</text:p>
          </table:table-cell>
          <table:table-cell table:formula="of:=0.5*[.IJ12]*(([.IJ5]-[.II5])/([.IJ1]-[.II1]))^2" office:value-type="string" office:string-value="" calcext:value-type="error">
            <text:p>#DIV/0!</text:p>
          </table:table-cell>
          <table:table-cell table:formula="of:=0.5*[.IK12]*(([.IK5]-[.IJ5])/([.IK1]-[.IJ1]))^2" office:value-type="string" office:string-value="" calcext:value-type="error">
            <text:p>#DIV/0!</text:p>
          </table:table-cell>
          <table:table-cell table:formula="of:=0.5*[.IL12]*(([.IL5]-[.IK5])/([.IL1]-[.IK1]))^2" office:value-type="string" office:string-value="" calcext:value-type="error">
            <text:p>#DIV/0!</text:p>
          </table:table-cell>
          <table:table-cell table:formula="of:=0.5*[.IM12]*(([.IM5]-[.IL5])/([.IM1]-[.IL1]))^2" office:value-type="string" office:string-value="" calcext:value-type="error">
            <text:p>#DIV/0!</text:p>
          </table:table-cell>
          <table:table-cell table:formula="of:=0.5*[.IN12]*(([.IN5]-[.IM5])/([.IN1]-[.IM1]))^2" office:value-type="string" office:string-value="" calcext:value-type="error">
            <text:p>#DIV/0!</text:p>
          </table:table-cell>
          <table:table-cell table:formula="of:=0.5*[.IO12]*(([.IO5]-[.IN5])/([.IO1]-[.IN1]))^2" office:value-type="string" office:string-value="" calcext:value-type="error">
            <text:p>#DIV/0!</text:p>
          </table:table-cell>
          <table:table-cell table:formula="of:=0.5*[.IP12]*(([.IP5]-[.IO5])/([.IP1]-[.IO1]))^2" office:value-type="string" office:string-value="" calcext:value-type="error">
            <text:p>#DIV/0!</text:p>
          </table:table-cell>
          <table:table-cell table:formula="of:=0.5*[.IQ12]*(([.IQ5]-[.IP5])/([.IQ1]-[.IP1]))^2" office:value-type="string" office:string-value="" calcext:value-type="error">
            <text:p>#DIV/0!</text:p>
          </table:table-cell>
          <table:table-cell table:formula="of:=0.5*[.IR12]*(([.IR5]-[.IQ5])/([.IR1]-[.IQ1]))^2" office:value-type="string" office:string-value="" calcext:value-type="error">
            <text:p>#DIV/0!</text:p>
          </table:table-cell>
          <table:table-cell table:formula="of:=0.5*[.IS12]*(([.IS5]-[.IR5])/([.IS1]-[.IR1]))^2" office:value-type="string" office:string-value="" calcext:value-type="error">
            <text:p>#DIV/0!</text:p>
          </table:table-cell>
          <table:table-cell table:formula="of:=0.5*[.IT12]*(([.IT5]-[.IS5])/([.IT1]-[.IS1]))^2" office:value-type="string" office:string-value="" calcext:value-type="error">
            <text:p>#DIV/0!</text:p>
          </table:table-cell>
          <table:table-cell table:formula="of:=0.5*[.IU12]*(([.IU5]-[.IT5])/([.IU1]-[.IT1]))^2" office:value-type="string" office:string-value="" calcext:value-type="error">
            <text:p>#DIV/0!</text:p>
          </table:table-cell>
          <table:table-cell table:formula="of:=0.5*[.IV12]*(([.IV5]-[.IU5])/([.IV1]-[.IU1]))^2" office:value-type="string" office:string-value="" calcext:value-type="error">
            <text:p>#DIV/0!</text:p>
          </table:table-cell>
          <table:table-cell table:formula="of:=0.5*[.IW12]*(([.IW5]-[.IV5])/([.IW1]-[.IV1]))^2" office:value-type="string" office:string-value="" calcext:value-type="error">
            <text:p>#DIV/0!</text:p>
          </table:table-cell>
          <table:table-cell table:formula="of:=0.5*[.IX12]*(([.IX5]-[.IW5])/([.IX1]-[.IW1]))^2" office:value-type="string" office:string-value="" calcext:value-type="error">
            <text:p>#DIV/0!</text:p>
          </table:table-cell>
          <table:table-cell table:formula="of:=0.5*[.IY12]*(([.IY5]-[.IX5])/([.IY1]-[.IX1]))^2" office:value-type="string" office:string-value="" calcext:value-type="error">
            <text:p>#DIV/0!</text:p>
          </table:table-cell>
          <table:table-cell table:formula="of:=0.5*[.IZ12]*(([.IZ5]-[.IY5])/([.IZ1]-[.IY1]))^2" office:value-type="string" office:string-value="" calcext:value-type="error">
            <text:p>#DIV/0!</text:p>
          </table:table-cell>
          <table:table-cell table:formula="of:=0.5*[.JA12]*(([.JA5]-[.IZ5])/([.JA1]-[.IZ1]))^2" office:value-type="string" office:string-value="" calcext:value-type="error">
            <text:p>#DIV/0!</text:p>
          </table:table-cell>
          <table:table-cell table:formula="of:=0.5*[.JB12]*(([.JB5]-[.JA5])/([.JB1]-[.JA1]))^2" office:value-type="string" office:string-value="" calcext:value-type="error">
            <text:p>#DIV/0!</text:p>
          </table:table-cell>
          <table:table-cell table:formula="of:=0.5*[.JC12]*(([.JC5]-[.JB5])/([.JC1]-[.JB1]))^2" office:value-type="string" office:string-value="" calcext:value-type="error">
            <text:p>#DIV/0!</text:p>
          </table:table-cell>
          <table:table-cell table:formula="of:=0.5*[.JD12]*(([.JD5]-[.JC5])/([.JD1]-[.JC1]))^2" office:value-type="string" office:string-value="" calcext:value-type="error">
            <text:p>#DIV/0!</text:p>
          </table:table-cell>
          <table:table-cell table:formula="of:=0.5*[.JE12]*(([.JE5]-[.JD5])/([.JE1]-[.JD1]))^2" office:value-type="string" office:string-value="" calcext:value-type="error">
            <text:p>#DIV/0!</text:p>
          </table:table-cell>
          <table:table-cell table:formula="of:=0.5*[.JF12]*(([.JF5]-[.JE5])/([.JF1]-[.JE1]))^2" office:value-type="string" office:string-value="" calcext:value-type="error">
            <text:p>#DIV/0!</text:p>
          </table:table-cell>
          <table:table-cell table:formula="of:=0.5*[.JG12]*(([.JG5]-[.JF5])/([.JG1]-[.JF1]))^2" office:value-type="string" office:string-value="" calcext:value-type="error">
            <text:p>#DIV/0!</text:p>
          </table:table-cell>
          <table:table-cell table:formula="of:=0.5*[.JH12]*(([.JH5]-[.JG5])/([.JH1]-[.JG1]))^2" office:value-type="string" office:string-value="" calcext:value-type="error">
            <text:p>#DIV/0!</text:p>
          </table:table-cell>
          <table:table-cell table:formula="of:=0.5*[.JI12]*(([.JI5]-[.JH5])/([.JI1]-[.JH1]))^2" office:value-type="string" office:string-value="" calcext:value-type="error">
            <text:p>#DIV/0!</text:p>
          </table:table-cell>
          <table:table-cell table:formula="of:=0.5*[.JJ12]*(([.JJ5]-[.JI5])/([.JJ1]-[.JI1]))^2" office:value-type="string" office:string-value="" calcext:value-type="error">
            <text:p>#DIV/0!</text:p>
          </table:table-cell>
          <table:table-cell table:formula="of:=0.5*[.JK12]*(([.JK5]-[.JJ5])/([.JK1]-[.JJ1]))^2" office:value-type="string" office:string-value="" calcext:value-type="error">
            <text:p>#DIV/0!</text:p>
          </table:table-cell>
          <table:table-cell table:formula="of:=0.5*[.JL12]*(([.JL5]-[.JK5])/([.JL1]-[.JK1]))^2" office:value-type="string" office:string-value="" calcext:value-type="error">
            <text:p>#DIV/0!</text:p>
          </table:table-cell>
          <table:table-cell table:formula="of:=0.5*[.JM12]*(([.JM5]-[.JL5])/([.JM1]-[.JL1]))^2" office:value-type="string" office:string-value="" calcext:value-type="error">
            <text:p>#DIV/0!</text:p>
          </table:table-cell>
          <table:table-cell table:formula="of:=0.5*[.JN12]*(([.JN5]-[.JM5])/([.JN1]-[.JM1]))^2" office:value-type="string" office:string-value="" calcext:value-type="error">
            <text:p>#DIV/0!</text:p>
          </table:table-cell>
          <table:table-cell table:formula="of:=0.5*[.JO12]*(([.JO5]-[.JN5])/([.JO1]-[.JN1]))^2" office:value-type="string" office:string-value="" calcext:value-type="error">
            <text:p>#DIV/0!</text:p>
          </table:table-cell>
          <table:table-cell table:formula="of:=0.5*[.JP12]*(([.JP5]-[.JO5])/([.JP1]-[.JO1]))^2" office:value-type="string" office:string-value="" calcext:value-type="error">
            <text:p>#DIV/0!</text:p>
          </table:table-cell>
          <table:table-cell table:formula="of:=0.5*[.JQ12]*(([.JQ5]-[.JP5])/([.JQ1]-[.JP1]))^2" office:value-type="string" office:string-value="" calcext:value-type="error">
            <text:p>#DIV/0!</text:p>
          </table:table-cell>
          <table:table-cell table:formula="of:=0.5*[.JR12]*(([.JR5]-[.JQ5])/([.JR1]-[.JQ1]))^2" office:value-type="string" office:string-value="" calcext:value-type="error">
            <text:p>#DIV/0!</text:p>
          </table:table-cell>
          <table:table-cell table:formula="of:=0.5*[.JS12]*(([.JS5]-[.JR5])/([.JS1]-[.JR1]))^2" office:value-type="string" office:string-value="" calcext:value-type="error">
            <text:p>#DIV/0!</text:p>
          </table:table-cell>
          <table:table-cell table:formula="of:=0.5*[.JT12]*(([.JT5]-[.JS5])/([.JT1]-[.JS1]))^2" office:value-type="string" office:string-value="" calcext:value-type="error">
            <text:p>#DIV/0!</text:p>
          </table:table-cell>
          <table:table-cell table:formula="of:=0.5*[.JU12]*(([.JU5]-[.JT5])/([.JU1]-[.JT1]))^2" office:value-type="string" office:string-value="" calcext:value-type="error">
            <text:p>#DIV/0!</text:p>
          </table:table-cell>
          <table:table-cell table:formula="of:=0.5*[.JV12]*(([.JV5]-[.JU5])/([.JV1]-[.JU1]))^2" office:value-type="string" office:string-value="" calcext:value-type="error">
            <text:p>#DIV/0!</text:p>
          </table:table-cell>
          <table:table-cell table:formula="of:=0.5*[.JW12]*(([.JW5]-[.JV5])/([.JW1]-[.JV1]))^2" office:value-type="string" office:string-value="" calcext:value-type="error">
            <text:p>#DIV/0!</text:p>
          </table:table-cell>
          <table:table-cell table:formula="of:=0.5*[.JX12]*(([.JX5]-[.JW5])/([.JX1]-[.JW1]))^2" office:value-type="string" office:string-value="" calcext:value-type="error">
            <text:p>#DIV/0!</text:p>
          </table:table-cell>
          <table:table-cell table:formula="of:=0.5*[.JY12]*(([.JY5]-[.JX5])/([.JY1]-[.JX1]))^2" office:value-type="string" office:string-value="" calcext:value-type="error">
            <text:p>#DIV/0!</text:p>
          </table:table-cell>
          <table:table-cell table:formula="of:=0.5*[.JZ12]*(([.JZ5]-[.JY5])/([.JZ1]-[.JY1]))^2" office:value-type="string" office:string-value="" calcext:value-type="error">
            <text:p>#DIV/0!</text:p>
          </table:table-cell>
          <table:table-cell table:formula="of:=0.5*[.KA12]*(([.KA5]-[.JZ5])/([.KA1]-[.JZ1]))^2" office:value-type="string" office:string-value="" calcext:value-type="error">
            <text:p>#DIV/0!</text:p>
          </table:table-cell>
          <table:table-cell table:formula="of:=0.5*[.KB12]*(([.KB5]-[.KA5])/([.KB1]-[.KA1]))^2" office:value-type="string" office:string-value="" calcext:value-type="error">
            <text:p>#DIV/0!</text:p>
          </table:table-cell>
          <table:table-cell table:formula="of:=0.5*[.KC12]*(([.KC5]-[.KB5])/([.KC1]-[.KB1]))^2" office:value-type="string" office:string-value="" calcext:value-type="error">
            <text:p>#DIV/0!</text:p>
          </table:table-cell>
          <table:table-cell table:formula="of:=0.5*[.KD12]*(([.KD5]-[.KC5])/([.KD1]-[.KC1]))^2" office:value-type="string" office:string-value="" calcext:value-type="error">
            <text:p>#DIV/0!</text:p>
          </table:table-cell>
          <table:table-cell table:formula="of:=0.5*[.KE12]*(([.KE5]-[.KD5])/([.KE1]-[.KD1]))^2" office:value-type="string" office:string-value="" calcext:value-type="error">
            <text:p>#DIV/0!</text:p>
          </table:table-cell>
          <table:table-cell table:formula="of:=0.5*[.KF12]*(([.KF5]-[.KE5])/([.KF1]-[.KE1]))^2" office:value-type="string" office:string-value="" calcext:value-type="error">
            <text:p>#DIV/0!</text:p>
          </table:table-cell>
          <table:table-cell table:formula="of:=0.5*[.KG12]*(([.KG5]-[.KF5])/([.KG1]-[.KF1]))^2" office:value-type="string" office:string-value="" calcext:value-type="error">
            <text:p>#DIV/0!</text:p>
          </table:table-cell>
          <table:table-cell table:formula="of:=0.5*[.KH12]*(([.KH5]-[.KG5])/([.KH1]-[.KG1]))^2" office:value-type="string" office:string-value="" calcext:value-type="error">
            <text:p>#DIV/0!</text:p>
          </table:table-cell>
          <table:table-cell table:formula="of:=0.5*[.KI12]*(([.KI5]-[.KH5])/([.KI1]-[.KH1]))^2" office:value-type="string" office:string-value="" calcext:value-type="error">
            <text:p>#DIV/0!</text:p>
          </table:table-cell>
          <table:table-cell table:formula="of:=0.5*[.KJ12]*(([.KJ5]-[.KI5])/([.KJ1]-[.KI1]))^2" office:value-type="string" office:string-value="" calcext:value-type="error">
            <text:p>#DIV/0!</text:p>
          </table:table-cell>
          <table:table-cell table:formula="of:=0.5*[.KK12]*(([.KK5]-[.KJ5])/([.KK1]-[.KJ1]))^2" office:value-type="string" office:string-value="" calcext:value-type="error">
            <text:p>#DIV/0!</text:p>
          </table:table-cell>
          <table:table-cell table:formula="of:=0.5*[.KL12]*(([.KL5]-[.KK5])/([.KL1]-[.KK1]))^2" office:value-type="string" office:string-value="" calcext:value-type="error">
            <text:p>#DIV/0!</text:p>
          </table:table-cell>
          <table:table-cell table:formula="of:=0.5*[.KM12]*(([.KM5]-[.KL5])/([.KM1]-[.KL1]))^2" office:value-type="string" office:string-value="" calcext:value-type="error">
            <text:p>#DIV/0!</text:p>
          </table:table-cell>
          <table:table-cell table:formula="of:=0.5*[.KN12]*(([.KN5]-[.KM5])/([.KN1]-[.KM1]))^2" office:value-type="string" office:string-value="" calcext:value-type="error">
            <text:p>#DIV/0!</text:p>
          </table:table-cell>
          <table:table-cell table:formula="of:=0.5*[.KO12]*(([.KO5]-[.KN5])/([.KO1]-[.KN1]))^2" office:value-type="string" office:string-value="" calcext:value-type="error">
            <text:p>#DIV/0!</text:p>
          </table:table-cell>
          <table:table-cell table:formula="of:=0.5*[.KP12]*(([.KP5]-[.KO5])/([.KP1]-[.KO1]))^2" office:value-type="string" office:string-value="" calcext:value-type="error">
            <text:p>#DIV/0!</text:p>
          </table:table-cell>
          <table:table-cell table:formula="of:=0.5*[.KQ12]*(([.KQ5]-[.KP5])/([.KQ1]-[.KP1]))^2" office:value-type="string" office:string-value="" calcext:value-type="error">
            <text:p>#DIV/0!</text:p>
          </table:table-cell>
          <table:table-cell table:formula="of:=0.5*[.KR12]*(([.KR5]-[.KQ5])/([.KR1]-[.KQ1]))^2" office:value-type="string" office:string-value="" calcext:value-type="error">
            <text:p>#DIV/0!</text:p>
          </table:table-cell>
          <table:table-cell table:formula="of:=0.5*[.KS12]*(([.KS5]-[.KR5])/([.KS1]-[.KR1]))^2" office:value-type="string" office:string-value="" calcext:value-type="error">
            <text:p>#DIV/0!</text:p>
          </table:table-cell>
          <table:table-cell table:formula="of:=0.5*[.KT12]*(([.KT5]-[.KS5])/([.KT1]-[.KS1]))^2" office:value-type="string" office:string-value="" calcext:value-type="error">
            <text:p>#DIV/0!</text:p>
          </table:table-cell>
          <table:table-cell table:formula="of:=0.5*[.KU12]*(([.KU5]-[.KT5])/([.KU1]-[.KT1]))^2" office:value-type="string" office:string-value="" calcext:value-type="error">
            <text:p>#DIV/0!</text:p>
          </table:table-cell>
          <table:table-cell table:formula="of:=0.5*[.KV12]*(([.KV5]-[.KU5])/([.KV1]-[.KU1]))^2" office:value-type="string" office:string-value="" calcext:value-type="error">
            <text:p>#DIV/0!</text:p>
          </table:table-cell>
          <table:table-cell table:formula="of:=0.5*[.KW12]*(([.KW5]-[.KV5])/([.KW1]-[.KV1]))^2" office:value-type="string" office:string-value="" calcext:value-type="error">
            <text:p>#DIV/0!</text:p>
          </table:table-cell>
          <table:table-cell table:formula="of:=0.5*[.KX12]*(([.KX5]-[.KW5])/([.KX1]-[.KW1]))^2" office:value-type="string" office:string-value="" calcext:value-type="error">
            <text:p>#DIV/0!</text:p>
          </table:table-cell>
          <table:table-cell table:formula="of:=0.5*[.KY12]*(([.KY5]-[.KX5])/([.KY1]-[.KX1]))^2" office:value-type="string" office:string-value="" calcext:value-type="error">
            <text:p>#DIV/0!</text:p>
          </table:table-cell>
          <table:table-cell table:formula="of:=0.5*[.KZ12]*(([.KZ5]-[.KY5])/([.KZ1]-[.KY1]))^2" office:value-type="string" office:string-value="" calcext:value-type="error">
            <text:p>#DIV/0!</text:p>
          </table:table-cell>
          <table:table-cell table:formula="of:=0.5*[.LA12]*(([.LA5]-[.KZ5])/([.LA1]-[.KZ1]))^2" office:value-type="string" office:string-value="" calcext:value-type="error">
            <text:p>#DIV/0!</text:p>
          </table:table-cell>
          <table:table-cell table:formula="of:=0.5*[.LB12]*(([.LB5]-[.LA5])/([.LB1]-[.LA1]))^2" office:value-type="string" office:string-value="" calcext:value-type="error">
            <text:p>#DIV/0!</text:p>
          </table:table-cell>
          <table:table-cell table:formula="of:=0.5*[.LC12]*(([.LC5]-[.LB5])/([.LC1]-[.LB1]))^2" office:value-type="string" office:string-value="" calcext:value-type="error">
            <text:p>#DIV/0!</text:p>
          </table:table-cell>
          <table:table-cell table:formula="of:=0.5*[.LD12]*(([.LD5]-[.LC5])/([.LD1]-[.LC1]))^2" office:value-type="string" office:string-value="" calcext:value-type="error">
            <text:p>#DIV/0!</text:p>
          </table:table-cell>
          <table:table-cell table:formula="of:=0.5*[.LE12]*(([.LE5]-[.LD5])/([.LE1]-[.LD1]))^2" office:value-type="string" office:string-value="" calcext:value-type="error">
            <text:p>#DIV/0!</text:p>
          </table:table-cell>
          <table:table-cell table:formula="of:=0.5*[.LF12]*(([.LF5]-[.LE5])/([.LF1]-[.LE1]))^2" office:value-type="string" office:string-value="" calcext:value-type="error">
            <text:p>#DIV/0!</text:p>
          </table:table-cell>
          <table:table-cell table:formula="of:=0.5*[.LG12]*(([.LG5]-[.LF5])/([.LG1]-[.LF1]))^2" office:value-type="string" office:string-value="" calcext:value-type="error">
            <text:p>#DIV/0!</text:p>
          </table:table-cell>
          <table:table-cell table:formula="of:=0.5*[.LH12]*(([.LH5]-[.LG5])/([.LH1]-[.LG1]))^2" office:value-type="string" office:string-value="" calcext:value-type="error">
            <text:p>#DIV/0!</text:p>
          </table:table-cell>
          <table:table-cell table:formula="of:=0.5*[.LI12]*(([.LI5]-[.LH5])/([.LI1]-[.LH1]))^2" office:value-type="string" office:string-value="" calcext:value-type="error">
            <text:p>#DIV/0!</text:p>
          </table:table-cell>
          <table:table-cell table:formula="of:=0.5*[.LJ12]*(([.LJ5]-[.LI5])/([.LJ1]-[.LI1]))^2" office:value-type="string" office:string-value="" calcext:value-type="error">
            <text:p>#DIV/0!</text:p>
          </table:table-cell>
          <table:table-cell table:formula="of:=0.5*[.LK12]*(([.LK5]-[.LJ5])/([.LK1]-[.LJ1]))^2" office:value-type="string" office:string-value="" calcext:value-type="error">
            <text:p>#DIV/0!</text:p>
          </table:table-cell>
          <table:table-cell table:formula="of:=0.5*[.LL12]*(([.LL5]-[.LK5])/([.LL1]-[.LK1]))^2" office:value-type="string" office:string-value="" calcext:value-type="error">
            <text:p>#DIV/0!</text:p>
          </table:table-cell>
          <table:table-cell table:formula="of:=0.5*[.LM12]*(([.LM5]-[.LL5])/([.LM1]-[.LL1]))^2" office:value-type="string" office:string-value="" calcext:value-type="error">
            <text:p>#DIV/0!</text:p>
          </table:table-cell>
          <table:table-cell table:formula="of:=0.5*[.LN12]*(([.LN5]-[.LM5])/([.LN1]-[.LM1]))^2" office:value-type="string" office:string-value="" calcext:value-type="error">
            <text:p>#DIV/0!</text:p>
          </table:table-cell>
          <table:table-cell table:formula="of:=0.5*[.LO12]*(([.LO5]-[.LN5])/([.LO1]-[.LN1]))^2" office:value-type="string" office:string-value="" calcext:value-type="error">
            <text:p>#DIV/0!</text:p>
          </table:table-cell>
          <table:table-cell table:formula="of:=0.5*[.LP12]*(([.LP5]-[.LO5])/([.LP1]-[.LO1]))^2" office:value-type="string" office:string-value="" calcext:value-type="error">
            <text:p>#DIV/0!</text:p>
          </table:table-cell>
          <table:table-cell table:formula="of:=0.5*[.LQ12]*(([.LQ5]-[.LP5])/([.LQ1]-[.LP1]))^2" office:value-type="string" office:string-value="" calcext:value-type="error">
            <text:p>#DIV/0!</text:p>
          </table:table-cell>
          <table:table-cell table:formula="of:=0.5*[.LR12]*(([.LR5]-[.LQ5])/([.LR1]-[.LQ1]))^2" office:value-type="string" office:string-value="" calcext:value-type="error">
            <text:p>#DIV/0!</text:p>
          </table:table-cell>
          <table:table-cell table:formula="of:=0.5*[.LS12]*(([.LS5]-[.LR5])/([.LS1]-[.LR1]))^2" office:value-type="string" office:string-value="" calcext:value-type="error">
            <text:p>#DIV/0!</text:p>
          </table:table-cell>
          <table:table-cell table:formula="of:=0.5*[.LT12]*(([.LT5]-[.LS5])/([.LT1]-[.LS1]))^2" office:value-type="string" office:string-value="" calcext:value-type="error">
            <text:p>#DIV/0!</text:p>
          </table:table-cell>
          <table:table-cell table:formula="of:=0.5*[.LU12]*(([.LU5]-[.LT5])/([.LU1]-[.LT1]))^2" office:value-type="string" office:string-value="" calcext:value-type="error">
            <text:p>#DIV/0!</text:p>
          </table:table-cell>
          <table:table-cell table:formula="of:=0.5*[.LV12]*(([.LV5]-[.LU5])/([.LV1]-[.LU1]))^2" office:value-type="string" office:string-value="" calcext:value-type="error">
            <text:p>#DIV/0!</text:p>
          </table:table-cell>
          <table:table-cell table:formula="of:=0.5*[.LW12]*(([.LW5]-[.LV5])/([.LW1]-[.LV1]))^2" office:value-type="string" office:string-value="" calcext:value-type="error">
            <text:p>#DIV/0!</text:p>
          </table:table-cell>
          <table:table-cell table:formula="of:=0.5*[.LX12]*(([.LX5]-[.LW5])/([.LX1]-[.LW1]))^2" office:value-type="string" office:string-value="" calcext:value-type="error">
            <text:p>#DIV/0!</text:p>
          </table:table-cell>
          <table:table-cell table:formula="of:=0.5*[.LY12]*(([.LY5]-[.LX5])/([.LY1]-[.LX1]))^2" office:value-type="string" office:string-value="" calcext:value-type="error">
            <text:p>#DIV/0!</text:p>
          </table:table-cell>
          <table:table-cell table:formula="of:=0.5*[.LZ12]*(([.LZ5]-[.LY5])/([.LZ1]-[.LY1]))^2" office:value-type="string" office:string-value="" calcext:value-type="error">
            <text:p>#DIV/0!</text:p>
          </table:table-cell>
          <table:table-cell table:formula="of:=0.5*[.MA12]*(([.MA5]-[.LZ5])/([.MA1]-[.LZ1]))^2" office:value-type="string" office:string-value="" calcext:value-type="error">
            <text:p>#DIV/0!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568645920145508" calcext:value-type="float">
            <text:p>5.68645920145508E-08</text:p>
          </table:table-cell>
          <table:table-cell table:formula="of:=0.5*[.D12]*(([.D6]-[.C6])/([.D1]-[.C1]))^2" office:value-type="float" office:value="0.0000000117165672927632" calcext:value-type="float">
            <text:p>1.17165672927632E-08</text:p>
          </table:table-cell>
          <table:table-cell table:formula="of:=0.5*[.E12]*(([.E6]-[.D6])/([.E1]-[.D1]))^2" office:value-type="float" office:value="0.00000000739317068323301" calcext:value-type="float">
            <text:p>7.39317068323301E-09</text:p>
          </table:table-cell>
          <table:table-cell table:formula="of:=0.5*[.F12]*(([.F6]-[.E6])/([.F1]-[.E1]))^2" office:value-type="float" office:value="0.00000121251904354496" calcext:value-type="float">
            <text:p>1.21251904354496E-06</text:p>
          </table:table-cell>
          <table:table-cell table:formula="of:=0.5*[.G12]*(([.G6]-[.F6])/([.G1]-[.F1]))^2" office:value-type="float" office:value="0.000000224582785443869" calcext:value-type="float">
            <text:p>2.24582785443869E-07</text:p>
          </table:table-cell>
          <table:table-cell table:formula="of:=0.5*[.H12]*(([.H6]-[.G6])/([.H1]-[.G1]))^2" office:value-type="float" office:value="0.000000102229347585458" calcext:value-type="float">
            <text:p>1.02229347585458E-07</text:p>
          </table:table-cell>
          <table:table-cell table:formula="of:=0.5*[.I12]*(([.I6]-[.H6])/([.I1]-[.H1]))^2" office:value-type="float" office:value="0.000000421318438754933" calcext:value-type="float">
            <text:p>4.21318438754933E-07</text:p>
          </table:table-cell>
          <table:table-cell table:formula="of:=0.5*[.J12]*(([.J6]-[.I6])/([.J1]-[.I1]))^2" office:value-type="float" office:value="0.000000537091903423938" calcext:value-type="float">
            <text:p>5.37091903423938E-07</text:p>
          </table:table-cell>
          <table:table-cell table:formula="of:=0.5*[.K12]*(([.K6]-[.J6])/([.K1]-[.J1]))^2" office:value-type="float" office:value="0.0000000294985481738532" calcext:value-type="float">
            <text:p>2.94985481738532E-08</text:p>
          </table:table-cell>
          <table:table-cell table:formula="of:=0.5*[.L12]*(([.L6]-[.K6])/([.L1]-[.K1]))^2" office:value-type="float" office:value="0.00000000309891855194534" calcext:value-type="float">
            <text:p>3.09891855194534E-09</text:p>
          </table:table-cell>
          <table:table-cell table:formula="of:=0.5*[.M12]*(([.M6]-[.L6])/([.M1]-[.L1]))^2" office:value-type="float" office:value="0.000000284868172074287" calcext:value-type="float">
            <text:p>2.84868172074287E-07</text:p>
          </table:table-cell>
          <table:table-cell table:formula="of:=0.5*[.N12]*(([.N6]-[.M6])/([.N1]-[.M1]))^2" office:value-type="float" office:value="0.000000334536106211933" calcext:value-type="float">
            <text:p>3.34536106211933E-07</text:p>
          </table:table-cell>
          <table:table-cell table:formula="of:=0.5*[.O12]*(([.O6]-[.N6])/([.O1]-[.N1]))^2" office:value-type="float" office:value="0.00000000385554277417332" calcext:value-type="float">
            <text:p>3.85554277417332E-09</text:p>
          </table:table-cell>
          <table:table-cell table:formula="of:=0.5*[.P12]*(([.P6]-[.O6])/([.P1]-[.O1]))^2" office:value-type="float" office:value="0.000000047402040294416" calcext:value-type="float">
            <text:p>4.7402040294416E-08</text:p>
          </table:table-cell>
          <table:table-cell table:formula="of:=0.5*[.Q12]*(([.Q6]-[.P6])/([.Q1]-[.P1]))^2" office:value-type="float" office:value="0.000000885219226575188" calcext:value-type="float">
            <text:p>8.85219226575188E-07</text:p>
          </table:table-cell>
          <table:table-cell table:formula="of:=0.5*[.R12]*(([.R6]-[.Q6])/([.R1]-[.Q1]))^2" office:value-type="float" office:value="0.000000574172231451598" calcext:value-type="float">
            <text:p>5.74172231451598E-07</text:p>
          </table:table-cell>
          <table:table-cell table:formula="of:=0.5*[.S12]*(([.S6]-[.R6])/([.S1]-[.R1]))^2" office:value-type="float" office:value="0.000000277993636326006" calcext:value-type="float">
            <text:p>2.77993636326006E-07</text:p>
          </table:table-cell>
          <table:table-cell table:formula="of:=0.5*[.T12]*(([.T6]-[.S6])/([.T1]-[.S1]))^2" office:value-type="float" office:value="0.00000000792822926385501" calcext:value-type="float">
            <text:p>7.92822926385501E-09</text:p>
          </table:table-cell>
          <table:table-cell table:formula="of:=0.5*[.U12]*(([.U6]-[.T6])/([.U1]-[.T1]))^2" office:value-type="float" office:value="0.000000133583561812226" calcext:value-type="float">
            <text:p>1.33583561812226E-07</text:p>
          </table:table-cell>
          <table:table-cell table:formula="of:=0.5*[.V12]*(([.V6]-[.U6])/([.V1]-[.U1]))^2" office:value-type="float" office:value="0.000000250553231446698" calcext:value-type="float">
            <text:p>2.50553231446698E-07</text:p>
          </table:table-cell>
          <table:table-cell table:formula="of:=0.5*[.W12]*(([.W6]-[.V6])/([.W1]-[.V1]))^2" office:value-type="float" office:value="0.000000237351430542121" calcext:value-type="float">
            <text:p>2.37351430542121E-07</text:p>
          </table:table-cell>
          <table:table-cell table:formula="of:=0.5*[.X12]*(([.X6]-[.W6])/([.X1]-[.W1]))^2" office:value-type="float" office:value="0.00000000737214738417598" calcext:value-type="float">
            <text:p>7.37214738417598E-09</text:p>
          </table:table-cell>
          <table:table-cell table:formula="of:=0.5*[.Y12]*(([.Y6]-[.X6])/([.Y1]-[.X1]))^2" office:value-type="float" office:value="0.00000017008626858984" calcext:value-type="float">
            <text:p>1.7008626858984E-07</text:p>
          </table:table-cell>
          <table:table-cell table:formula="of:=0.5*[.Z12]*(([.Z6]-[.Y6])/([.Z1]-[.Y1]))^2" office:value-type="float" office:value="0.000000260923852182117" calcext:value-type="float">
            <text:p>2.60923852182117E-07</text:p>
          </table:table-cell>
          <table:table-cell table:formula="of:=0.5*[.AA12]*(([.AA6]-[.Z6])/([.AA1]-[.Z1]))^2" office:value-type="float" office:value="0.0000000205646022600107" calcext:value-type="float">
            <text:p>2.05646022600107E-08</text:p>
          </table:table-cell>
          <table:table-cell table:formula="of:=0.5*[.AB12]*(([.AB6]-[.AA6])/([.AB1]-[.AA1]))^2" office:value-type="float" office:value="0.00000000865743896453057" calcext:value-type="float">
            <text:p>8.65743896453057E-09</text:p>
          </table:table-cell>
          <table:table-cell table:formula="of:=0.5*[.AC12]*(([.AC6]-[.AB6])/([.AC1]-[.AB1]))^2" office:value-type="float" office:value="0.000000122030048156803" calcext:value-type="float">
            <text:p>1.22030048156803E-07</text:p>
          </table:table-cell>
          <table:table-cell table:formula="of:=0.5*[.AD12]*(([.AD6]-[.AC6])/([.AD1]-[.AC1]))^2" office:value-type="float" office:value="0.0000000272465380867028" calcext:value-type="float">
            <text:p>2.72465380867028E-08</text:p>
          </table:table-cell>
          <table:table-cell table:formula="of:=0.5*[.AE12]*(([.AE6]-[.AD6])/([.AE1]-[.AD1]))^2" office:value-type="float" office:value="0.000000200510908026124" calcext:value-type="float">
            <text:p>2.00510908026124E-07</text:p>
          </table:table-cell>
          <table:table-cell table:formula="of:=0.5*[.AF12]*(([.AF6]-[.AE6])/([.AF1]-[.AE1]))^2" office:value-type="float" office:value="0.0000000892327608580456" calcext:value-type="float">
            <text:p>8.92327608580456E-08</text:p>
          </table:table-cell>
          <table:table-cell table:formula="of:=0.5*[.AG12]*(([.AG6]-[.AF6])/([.AG1]-[.AF1]))^2" office:value-type="float" office:value="0.000000123094768138353" calcext:value-type="float">
            <text:p>1.23094768138353E-07</text:p>
          </table:table-cell>
          <table:table-cell table:formula="of:=0.5*[.AH12]*(([.AH6]-[.AG6])/([.AH1]-[.AG1]))^2" office:value-type="float" office:value="0.000000000338049849019626" calcext:value-type="float">
            <text:p>3.38049849019626E-10</text:p>
          </table:table-cell>
          <table:table-cell table:formula="of:=0.5*[.AI12]*(([.AI6]-[.AH6])/([.AI1]-[.AH1]))^2" office:value-type="float" office:value="0.00000000494547120690256" calcext:value-type="float">
            <text:p>4.94547120690256E-09</text:p>
          </table:table-cell>
          <table:table-cell table:formula="of:=0.5*[.AJ12]*(([.AJ6]-[.AI6])/([.AJ1]-[.AI1]))^2" office:value-type="float" office:value="0.000000110967825683894" calcext:value-type="float">
            <text:p>1.10967825683894E-07</text:p>
          </table:table-cell>
          <table:table-cell table:formula="of:=0.5*[.AK12]*(([.AK6]-[.AJ6])/([.AK1]-[.AJ1]))^2" office:value-type="float" office:value="0.0000000000768482830363466" calcext:value-type="float">
            <text:p>7.68482830363466E-11</text:p>
          </table:table-cell>
          <table:table-cell table:formula="of:=0.5*[.AL12]*(([.AL6]-[.AK6])/([.AL1]-[.AK1]))^2" office:value-type="float" office:value="0.000000121899633237886" calcext:value-type="float">
            <text:p>1.21899633237886E-07</text:p>
          </table:table-cell>
          <table:table-cell table:formula="of:=0.5*[.AM12]*(([.AM6]-[.AL6])/([.AM1]-[.AL1]))^2" office:value-type="float" office:value="0.000000194197516753131" calcext:value-type="float">
            <text:p>1.94197516753131E-07</text:p>
          </table:table-cell>
          <table:table-cell table:formula="of:=0.5*[.AN12]*(([.AN6]-[.AM6])/([.AN1]-[.AM1]))^2" office:value-type="float" office:value="0.0000550555013234781" calcext:value-type="float">
            <text:p>5.50555013234781E-05</text:p>
          </table:table-cell>
          <table:table-cell table:formula="of:=0.5*[.AO12]*(([.AO6]-[.AN6])/([.AO1]-[.AN1]))^2" office:value-type="float" office:value="0.00000594099963859142" calcext:value-type="float">
            <text:p>5.94099963859142E-06</text:p>
          </table:table-cell>
          <table:table-cell table:formula="of:=0.5*[.AP12]*(([.AP6]-[.AO6])/([.AP1]-[.AO1]))^2" office:value-type="float" office:value="0.00000462730309356633" calcext:value-type="float">
            <text:p>4.62730309356633E-06</text:p>
          </table:table-cell>
          <table:table-cell table:formula="of:=0.5*[.AQ12]*(([.AQ6]-[.AP6])/([.AQ1]-[.AP1]))^2" office:value-type="float" office:value="0.00000171745767062161" calcext:value-type="float">
            <text:p>1.71745767062161E-06</text:p>
          </table:table-cell>
          <table:table-cell table:formula="of:=0.5*[.AR12]*(([.AR6]-[.AQ6])/([.AR1]-[.AQ1]))^2" office:value-type="float" office:value="0.000000026858954218813" calcext:value-type="float">
            <text:p>2.6858954218813E-08</text:p>
          </table:table-cell>
          <table:table-cell table:formula="of:=0.5*[.AS12]*(([.AS6]-[.AR6])/([.AS1]-[.AR1]))^2" office:value-type="float" office:value="0.000132649032462903" calcext:value-type="float">
            <text:p>0.000132649032463</text:p>
          </table:table-cell>
          <table:table-cell table:formula="of:=0.5*[.AT12]*(([.AT6]-[.AS6])/([.AT1]-[.AS1]))^2" office:value-type="float" office:value="0.00878222459091907" calcext:value-type="float">
            <text:p>0.008782224590919</text:p>
          </table:table-cell>
          <table:table-cell table:formula="of:=0.5*[.AU12]*(([.AU6]-[.AT6])/([.AU1]-[.AT1]))^2" office:value-type="float" office:value="0.0314994768598142" calcext:value-type="float">
            <text:p>0.031499476859814</text:p>
          </table:table-cell>
          <table:table-cell table:formula="of:=0.5*[.AV12]*(([.AV6]-[.AU6])/([.AV1]-[.AU1]))^2" office:value-type="float" office:value="0.00953890557329065" calcext:value-type="float">
            <text:p>0.009538905573291</text:p>
          </table:table-cell>
          <table:table-cell table:formula="of:=0.5*[.AW12]*(([.AW6]-[.AV6])/([.AW1]-[.AV1]))^2" office:value-type="float" office:value="0.000787798684550994" calcext:value-type="float">
            <text:p>0.000787798684551</text:p>
          </table:table-cell>
          <table:table-cell table:formula="of:=0.5*[.AX12]*(([.AX6]-[.AW6])/([.AX1]-[.AW1]))^2" office:value-type="float" office:value="0.000560641484741724" calcext:value-type="float">
            <text:p>0.000560641484742</text:p>
          </table:table-cell>
          <table:table-cell table:formula="of:=0.5*[.AY12]*(([.AY6]-[.AX6])/([.AY1]-[.AX1]))^2" office:value-type="float" office:value="0.000906347559451169" calcext:value-type="float">
            <text:p>0.000906347559451</text:p>
          </table:table-cell>
          <table:table-cell table:formula="of:=0.5*[.AZ12]*(([.AZ6]-[.AY6])/([.AZ1]-[.AY1]))^2" office:value-type="float" office:value="0.0160522746094512" calcext:value-type="float">
            <text:p>0.016052274609451</text:p>
          </table:table-cell>
          <table:table-cell table:formula="of:=0.5*[.BA12]*(([.BA6]-[.AZ6])/([.BA1]-[.AZ1]))^2" office:value-type="float" office:value="0.0166355548270624" calcext:value-type="float">
            <text:p>0.016635554827062</text:p>
          </table:table-cell>
          <table:table-cell table:formula="of:=0.5*[.BB12]*(([.BB6]-[.BA6])/([.BB1]-[.BA1]))^2" office:value-type="float" office:value="0.00455386691822661" calcext:value-type="float">
            <text:p>0.004553866918227</text:p>
          </table:table-cell>
          <table:table-cell table:formula="of:=0.5*[.BC12]*(([.BC6]-[.BB6])/([.BC1]-[.BB1]))^2" office:value-type="float" office:value="0.000393432743414615" calcext:value-type="float">
            <text:p>0.000393432743415</text:p>
          </table:table-cell>
          <table:table-cell table:formula="of:=0.5*[.BD12]*(([.BD6]-[.BC6])/([.BD1]-[.BC1]))^2" office:value-type="float" office:value="0.0000744241077153985" calcext:value-type="float">
            <text:p>7.44241077153985E-05</text:p>
          </table:table-cell>
          <table:table-cell table:formula="of:=0.5*[.BE12]*(([.BE6]-[.BD6])/([.BE1]-[.BD1]))^2" office:value-type="float" office:value="0.000662302339067004" calcext:value-type="float">
            <text:p>0.000662302339067</text:p>
          </table:table-cell>
          <table:table-cell table:formula="of:=0.5*[.BF12]*(([.BF6]-[.BE6])/([.BF1]-[.BE1]))^2" office:value-type="float" office:value="0.0239688023511957" calcext:value-type="float">
            <text:p>0.023968802351196</text:p>
          </table:table-cell>
          <table:table-cell table:formula="of:=0.5*[.BG12]*(([.BG6]-[.BF6])/([.BG1]-[.BF1]))^2" office:value-type="float" office:value="0.00843068783868862" calcext:value-type="float">
            <text:p>0.008430687838689</text:p>
          </table:table-cell>
          <table:table-cell table:formula="of:=0.5*[.BH12]*(([.BH6]-[.BG6])/([.BH1]-[.BG1]))^2" office:value-type="float" office:value="0.00780218247171486" calcext:value-type="float">
            <text:p>0.007802182471715</text:p>
          </table:table-cell>
          <table:table-cell table:formula="of:=0.5*[.BI12]*(([.BI6]-[.BH6])/([.BI1]-[.BH1]))^2" office:value-type="float" office:value="0.00265125794080829" calcext:value-type="float">
            <text:p>0.002651257940808</text:p>
          </table:table-cell>
          <table:table-cell table:formula="of:=0.5*[.BJ12]*(([.BJ6]-[.BI6])/([.BJ1]-[.BI1]))^2" office:value-type="float" office:value="0.000014071672021657" calcext:value-type="float">
            <text:p>1.4071672021657E-05</text:p>
          </table:table-cell>
          <table:table-cell table:formula="of:=0.5*[.BK12]*(([.BK6]-[.BJ6])/([.BK1]-[.BJ1]))^2" office:value-type="float" office:value="0.0000178041224963825" calcext:value-type="float">
            <text:p>1.78041224963825E-05</text:p>
          </table:table-cell>
          <table:table-cell table:formula="of:=0.5*[.BL12]*(([.BL6]-[.BK6])/([.BL1]-[.BK1]))^2" office:value-type="float" office:value="0.000328860598911509" calcext:value-type="float">
            <text:p>0.000328860598912</text:p>
          </table:table-cell>
          <table:table-cell table:formula="of:=0.5*[.BM12]*(([.BM6]-[.BL6])/([.BM1]-[.BL1]))^2" office:value-type="float" office:value="0.00990351477048627" calcext:value-type="float">
            <text:p>0.009903514770486</text:p>
          </table:table-cell>
          <table:table-cell table:formula="of:=0.5*[.BN12]*(([.BN6]-[.BM6])/([.BN1]-[.BM1]))^2" office:value-type="float" office:value="0.0220839970919513" calcext:value-type="float">
            <text:p>0.022083997091951</text:p>
          </table:table-cell>
          <table:table-cell table:formula="of:=0.5*[.BO12]*(([.BO6]-[.BN6])/([.BO1]-[.BN1]))^2" office:value-type="float" office:value="0.00210149108622396" calcext:value-type="float">
            <text:p>0.002101491086224</text:p>
          </table:table-cell>
          <table:table-cell table:formula="of:=0.5*[.BP12]*(([.BP6]-[.BO6])/([.BP1]-[.BO1]))^2" office:value-type="float" office:value="0.00233959207817372" calcext:value-type="float">
            <text:p>0.002339592078174</text:p>
          </table:table-cell>
          <table:table-cell table:formula="of:=0.5*[.BQ12]*(([.BQ6]-[.BP6])/([.BQ1]-[.BP1]))^2" office:value-type="float" office:value="0.000336394501902206" calcext:value-type="float">
            <text:p>0.000336394501902</text:p>
          </table:table-cell>
          <table:table-cell table:formula="of:=0.5*[.BR12]*(([.BR6]-[.BQ6])/([.BR1]-[.BQ1]))^2" office:value-type="float" office:value="0.00172667413602947" calcext:value-type="float">
            <text:p>0.001726674136029</text:p>
          </table:table-cell>
          <table:table-cell table:formula="of:=0.5*[.BS12]*(([.BS6]-[.BR6])/([.BS1]-[.BR1]))^2" office:value-type="float" office:value="0.0164168450907293" calcext:value-type="float">
            <text:p>0.016416845090729</text:p>
          </table:table-cell>
          <table:table-cell table:formula="of:=0.5*[.BT12]*(([.BT6]-[.BS6])/([.BT1]-[.BS1]))^2" office:value-type="float" office:value="0.00343274646681817" calcext:value-type="float">
            <text:p>0.003432746466818</text:p>
          </table:table-cell>
          <table:table-cell table:formula="of:=0.5*[.BU12]*(([.BU6]-[.BT6])/([.BU1]-[.BT1]))^2" office:value-type="float" office:value="0.000425570189296437" calcext:value-type="float">
            <text:p>0.000425570189296</text:p>
          </table:table-cell>
          <table:table-cell table:formula="of:=0.5*[.BV12]*(([.BV6]-[.BU6])/([.BV1]-[.BU1]))^2" office:value-type="float" office:value="0.000226908662883923" calcext:value-type="float">
            <text:p>0.000226908662884</text:p>
          </table:table-cell>
          <table:table-cell table:formula="of:=0.5*[.BW12]*(([.BW6]-[.BV6])/([.BW1]-[.BV1]))^2" office:value-type="float" office:value="0.00392477027885359" calcext:value-type="float">
            <text:p>0.003924770278854</text:p>
          </table:table-cell>
          <table:table-cell table:formula="of:=0.5*[.BX12]*(([.BX6]-[.BW6])/([.BX1]-[.BW1]))^2" office:value-type="float" office:value="0.0348680277556674" calcext:value-type="float">
            <text:p>0.034868027755667</text:p>
          </table:table-cell>
          <table:table-cell table:formula="of:=0.5*[.BY12]*(([.BY6]-[.BX6])/([.BY1]-[.BX1]))^2" office:value-type="float" office:value="0.0349015291316731" calcext:value-type="float">
            <text:p>0.034901529131673</text:p>
          </table:table-cell>
          <table:table-cell table:formula="of:=0.5*[.BZ12]*(([.BZ6]-[.BY6])/([.BZ1]-[.BY1]))^2" office:value-type="float" office:value="0.0275766672727296" calcext:value-type="float">
            <text:p>0.02757666727273</text:p>
          </table:table-cell>
          <table:table-cell table:formula="of:=0.5*[.CA12]*(([.CA6]-[.BZ6])/([.CA1]-[.BZ1]))^2" office:value-type="float" office:value="0.0120470249192921" calcext:value-type="float">
            <text:p>0.012047024919292</text:p>
          </table:table-cell>
          <table:table-cell table:formula="of:=0.5*[.CB12]*(([.CB6]-[.CA6])/([.CB1]-[.CA1]))^2" office:value-type="float" office:value="0.0116165015318661" calcext:value-type="float">
            <text:p>0.011616501531866</text:p>
          </table:table-cell>
          <table:table-cell table:formula="of:=0.5*[.CC12]*(([.CC6]-[.CB6])/([.CC1]-[.CB1]))^2" office:value-type="float" office:value="0.000107491074247581" calcext:value-type="float">
            <text:p>0.000107491074248</text:p>
          </table:table-cell>
          <table:table-cell table:formula="of:=0.5*[.CD12]*(([.CD6]-[.CC6])/([.CD1]-[.CC1]))^2" office:value-type="float" office:value="0.000000185198856531348" calcext:value-type="float">
            <text:p>1.85198856531348E-07</text:p>
          </table:table-cell>
          <table:table-cell table:formula="of:=0.5*[.CE12]*(([.CE6]-[.CD6])/([.CE1]-[.CD1]))^2" office:value-type="float" office:value="0.00466973993922177" calcext:value-type="float">
            <text:p>0.004669739939222</text:p>
          </table:table-cell>
          <table:table-cell table:formula="of:=0.5*[.CF12]*(([.CF6]-[.CE6])/([.CF1]-[.CE1]))^2" office:value-type="float" office:value="0.0052951088038109" calcext:value-type="float">
            <text:p>0.005295108803811</text:p>
          </table:table-cell>
          <table:table-cell table:formula="of:=0.5*[.CG12]*(([.CG6]-[.CF6])/([.CG1]-[.CF1]))^2" office:value-type="float" office:value="0.000100181376457666" calcext:value-type="float">
            <text:p>0.000100181376458</text:p>
          </table:table-cell>
          <table:table-cell table:formula="of:=0.5*[.CH12]*(([.CH6]-[.CG6])/([.CH1]-[.CG1]))^2" office:value-type="float" office:value="0.000298408461232084" calcext:value-type="float">
            <text:p>0.000298408461232</text:p>
          </table:table-cell>
          <table:table-cell table:formula="of:=0.5*[.CI12]*(([.CI6]-[.CH6])/([.CI1]-[.CH1]))^2" office:value-type="float" office:value="0.00210239635861887" calcext:value-type="float">
            <text:p>0.002102396358619</text:p>
          </table:table-cell>
          <table:table-cell table:formula="of:=0.5*[.CJ12]*(([.CJ6]-[.CI6])/([.CJ1]-[.CI1]))^2" office:value-type="float" office:value="0.000000774632826680785" calcext:value-type="float">
            <text:p>7.74632826680785E-07</text:p>
          </table:table-cell>
          <table:table-cell table:formula="of:=0.5*[.CK12]*(([.CK6]-[.CJ6])/([.CK1]-[.CJ1]))^2" office:value-type="float" office:value="0.00533465541521889" calcext:value-type="float">
            <text:p>0.005334655415219</text:p>
          </table:table-cell>
          <table:table-cell table:formula="of:=0.5*[.CL12]*(([.CL6]-[.CK6])/([.CL1]-[.CK1]))^2" office:value-type="float" office:value="0.000251713886890064" calcext:value-type="float">
            <text:p>0.00025171388689</text:p>
          </table:table-cell>
          <table:table-cell table:formula="of:=0.5*[.CM12]*(([.CM6]-[.CL6])/([.CM1]-[.CL1]))^2" office:value-type="float" office:value="0.0011434222320501" calcext:value-type="float">
            <text:p>0.00114342223205</text:p>
          </table:table-cell>
          <table:table-cell table:formula="of:=0.5*[.CN12]*(([.CN6]-[.CM6])/([.CN1]-[.CM1]))^2" office:value-type="float" office:value="0.0000757043453687361" calcext:value-type="float">
            <text:p>7.57043453687361E-05</text:p>
          </table:table-cell>
          <table:table-cell table:formula="of:=0.5*[.CO12]*(([.CO6]-[.CN6])/([.CO1]-[.CN1]))^2" office:value-type="float" office:value="0.00028213133349461" calcext:value-type="float">
            <text:p>0.000282131333495</text:p>
          </table:table-cell>
          <table:table-cell table:formula="of:=0.5*[.CP12]*(([.CP6]-[.CO6])/([.CP1]-[.CO1]))^2" office:value-type="float" office:value="0.0000700043038630011" calcext:value-type="float">
            <text:p>7.00043038630011E-05</text:p>
          </table:table-cell>
          <table:table-cell table:formula="of:=0.5*[.CQ12]*(([.CQ6]-[.CP6])/([.CQ1]-[.CP1]))^2" office:value-type="float" office:value="0.00281148841242475" calcext:value-type="float">
            <text:p>0.002811488412425</text:p>
          </table:table-cell>
          <table:table-cell table:formula="of:=0.5*[.CR12]*(([.CR6]-[.CQ6])/([.CR1]-[.CQ1]))^2" office:value-type="float" office:value="0.0000201623501865695" calcext:value-type="float">
            <text:p>2.01623501865695E-05</text:p>
          </table:table-cell>
          <table:table-cell table:formula="of:=0.5*[.CS12]*(([.CS6]-[.CR6])/([.CS1]-[.CR1]))^2" office:value-type="float" office:value="0.00452344207264409" calcext:value-type="float">
            <text:p>0.004523442072644</text:p>
          </table:table-cell>
          <table:table-cell table:formula="of:=0.5*[.CT12]*(([.CT6]-[.CS6])/([.CT1]-[.CS1]))^2" office:value-type="float" office:value="0.0273811680177292" calcext:value-type="float">
            <text:p>0.027381168017729</text:p>
          </table:table-cell>
          <table:table-cell table:formula="of:=0.5*[.CU12]*(([.CU6]-[.CT6])/([.CU1]-[.CT1]))^2" office:value-type="float" office:value="0.0189138300799122" calcext:value-type="float">
            <text:p>0.018913830079912</text:p>
          </table:table-cell>
          <table:table-cell table:formula="of:=0.5*[.CV12]*(([.CV6]-[.CU6])/([.CV1]-[.CU1]))^2" office:value-type="float" office:value="0.000188292723939965" calcext:value-type="float">
            <text:p>0.00018829272394</text:p>
          </table:table-cell>
          <table:table-cell table:formula="of:=0.5*[.CW12]*(([.CW6]-[.CV6])/([.CW1]-[.CV1]))^2" office:value-type="float" office:value="0.00141054638866623" calcext:value-type="float">
            <text:p>0.001410546388666</text:p>
          </table:table-cell>
          <table:table-cell table:formula="of:=0.5*[.CX12]*(([.CX6]-[.CW6])/([.CX1]-[.CW1]))^2" office:value-type="float" office:value="0.00277129235097479" calcext:value-type="float">
            <text:p>0.002771292350975</text:p>
          </table:table-cell>
          <table:table-cell table:formula="of:=0.5*[.CY12]*(([.CY6]-[.CX6])/([.CY1]-[.CX1]))^2" office:value-type="float" office:value="0.00318054595372703" calcext:value-type="float">
            <text:p>0.003180545953727</text:p>
          </table:table-cell>
          <table:table-cell table:formula="of:=0.5*[.CZ12]*(([.CZ6]-[.CY6])/([.CZ1]-[.CY1]))^2" office:value-type="float" office:value="0.0050338833852558" calcext:value-type="float">
            <text:p>0.005033883385256</text:p>
          </table:table-cell>
          <table:table-cell table:formula="of:=0.5*[.DA12]*(([.DA6]-[.CZ6])/([.DA1]-[.CZ1]))^2" office:value-type="float" office:value="0.00060673206666343" calcext:value-type="float">
            <text:p>0.000606732066663</text:p>
          </table:table-cell>
          <table:table-cell table:formula="of:=0.5*[.DB12]*(([.DB6]-[.DA6])/([.DB1]-[.DA1]))^2" office:value-type="float" office:value="0.00305341877466684" calcext:value-type="float">
            <text:p>0.003053418774667</text:p>
          </table:table-cell>
          <table:table-cell table:formula="of:=0.5*[.DC12]*(([.DC6]-[.DB6])/([.DC1]-[.DB1]))^2" office:value-type="float" office:value="0.000000512348798838255" calcext:value-type="float">
            <text:p>5.12348798838255E-07</text:p>
          </table:table-cell>
          <table:table-cell table:formula="of:=0.5*[.DD12]*(([.DD6]-[.DC6])/([.DD1]-[.DC1]))^2" office:value-type="float" office:value="0.0321578001777325" calcext:value-type="float">
            <text:p>0.032157800177733</text:p>
          </table:table-cell>
          <table:table-cell table:formula="of:=0.5*[.DE12]*(([.DE6]-[.DD6])/([.DE1]-[.DD1]))^2" office:value-type="float" office:value="0.0259333384123232" calcext:value-type="float">
            <text:p>0.025933338412323</text:p>
          </table:table-cell>
          <table:table-cell table:formula="of:=0.5*[.DF12]*(([.DF6]-[.DE6])/([.DF1]-[.DE1]))^2" office:value-type="float" office:value="0.0193890028255619" calcext:value-type="float">
            <text:p>0.019389002825562</text:p>
          </table:table-cell>
          <table:table-cell table:formula="of:=0.5*[.DG12]*(([.DG6]-[.DF6])/([.DG1]-[.DF1]))^2" office:value-type="float" office:value="0.00179758451077038" calcext:value-type="float">
            <text:p>0.00179758451077</text:p>
          </table:table-cell>
          <table:table-cell table:formula="of:=0.5*[.DH12]*(([.DH6]-[.DG6])/([.DH1]-[.DG1]))^2" office:value-type="float" office:value="0.00000944026667870821" calcext:value-type="float">
            <text:p>9.44026667870821E-06</text:p>
          </table:table-cell>
          <table:table-cell table:formula="of:=0.5*[.DI12]*(([.DI6]-[.DH6])/([.DI1]-[.DH1]))^2" office:value-type="float" office:value="0.0000209065069683678" calcext:value-type="float">
            <text:p>2.09065069683678E-05</text:p>
          </table:table-cell>
          <table:table-cell table:formula="of:=0.5*[.DJ12]*(([.DJ6]-[.DI6])/([.DJ1]-[.DI1]))^2" office:value-type="float" office:value="0.00201285284450628" calcext:value-type="float">
            <text:p>0.002012852844506</text:p>
          </table:table-cell>
          <table:table-cell table:formula="of:=0.5*[.DK12]*(([.DK6]-[.DJ6])/([.DK1]-[.DJ1]))^2" office:value-type="float" office:value="0.0213648544563013" calcext:value-type="float">
            <text:p>0.021364854456301</text:p>
          </table:table-cell>
          <table:table-cell table:formula="of:=0.5*[.DL12]*(([.DL6]-[.DK6])/([.DL1]-[.DK1]))^2" office:value-type="float" office:value="0.0121386336745294" calcext:value-type="float">
            <text:p>0.012138633674529</text:p>
          </table:table-cell>
          <table:table-cell table:formula="of:=0.5*[.DM12]*(([.DM6]-[.DL6])/([.DM1]-[.DL1]))^2" office:value-type="float" office:value="0.0000000136543732546748" calcext:value-type="float">
            <text:p>1.36543732546748E-08</text:p>
          </table:table-cell>
          <table:table-cell table:formula="of:=0.5*[.DN12]*(([.DN6]-[.DM6])/([.DN1]-[.DM1]))^2" office:value-type="float" office:value="0.00154010167953342" calcext:value-type="float">
            <text:p>0.001540101679533</text:p>
          </table:table-cell>
          <table:table-cell table:formula="of:=0.5*[.DO12]*(([.DO6]-[.DN6])/([.DO1]-[.DN1]))^2" office:value-type="float" office:value="0.00070872451867459" calcext:value-type="float">
            <text:p>0.000708724518675</text:p>
          </table:table-cell>
          <table:table-cell table:formula="of:=0.5*[.DP12]*(([.DP6]-[.DO6])/([.DP1]-[.DO1]))^2" office:value-type="float" office:value="0.0018226743964561" calcext:value-type="float">
            <text:p>0.001822674396456</text:p>
          </table:table-cell>
          <table:table-cell table:formula="of:=0.5*[.DQ12]*(([.DQ6]-[.DP6])/([.DQ1]-[.DP1]))^2" office:value-type="float" office:value="0.000847147903445255" calcext:value-type="float">
            <text:p>0.000847147903445</text:p>
          </table:table-cell>
          <table:table-cell table:formula="of:=0.5*[.DR12]*(([.DR6]-[.DQ6])/([.DR1]-[.DQ1]))^2" office:value-type="float" office:value="0.000558756074797349" calcext:value-type="float">
            <text:p>0.000558756074797</text:p>
          </table:table-cell>
          <table:table-cell table:formula="of:=0.5*[.DS12]*(([.DS6]-[.DR6])/([.DS1]-[.DR1]))^2" office:value-type="float" office:value="0.00466868402298765" calcext:value-type="float">
            <text:p>0.004668684022988</text:p>
          </table:table-cell>
          <table:table-cell table:formula="of:=0.5*[.DT12]*(([.DT6]-[.DS6])/([.DT1]-[.DS1]))^2" office:value-type="float" office:value="0.00737212821878709" calcext:value-type="float">
            <text:p>0.007372128218787</text:p>
          </table:table-cell>
          <table:table-cell table:formula="of:=0.5*[.DU12]*(([.DU6]-[.DT6])/([.DU1]-[.DT1]))^2" office:value-type="float" office:value="0.00085993248688778" calcext:value-type="float">
            <text:p>0.000859932486888</text:p>
          </table:table-cell>
          <table:table-cell table:formula="of:=0.5*[.DV12]*(([.DV6]-[.DU6])/([.DV1]-[.DU1]))^2" office:value-type="float" office:value="0.000032658631246971" calcext:value-type="float">
            <text:p>3.2658631246971E-05</text:p>
          </table:table-cell>
          <table:table-cell table:formula="of:=0.5*[.DW12]*(([.DW6]-[.DV6])/([.DW1]-[.DV1]))^2" office:value-type="float" office:value="0.00111336465384614" calcext:value-type="float">
            <text:p>0.001113364653846</text:p>
          </table:table-cell>
          <table:table-cell table:formula="of:=0.5*[.DX12]*(([.DX6]-[.DW6])/([.DX1]-[.DW1]))^2" office:value-type="float" office:value="0.0055163000917591" calcext:value-type="float">
            <text:p>0.005516300091759</text:p>
          </table:table-cell>
          <table:table-cell table:formula="of:=0.5*[.DY12]*(([.DY6]-[.DX6])/([.DY1]-[.DX1]))^2" office:value-type="float" office:value="0.000593100160834242" calcext:value-type="float">
            <text:p>0.000593100160834</text:p>
          </table:table-cell>
          <table:table-cell table:formula="of:=0.5*[.DZ12]*(([.DZ6]-[.DY6])/([.DZ1]-[.DY1]))^2" office:value-type="float" office:value="0.016017250296758" calcext:value-type="float">
            <text:p>0.016017250296758</text:p>
          </table:table-cell>
          <table:table-cell table:formula="of:=0.5*[.EA12]*(([.EA6]-[.DZ6])/([.EA1]-[.DZ1]))^2" office:value-type="float" office:value="0.0000695523151396476" calcext:value-type="float">
            <text:p>6.95523151396476E-05</text:p>
          </table:table-cell>
          <table:table-cell table:formula="of:=0.5*[.EB12]*(([.EB6]-[.EA6])/([.EB1]-[.EA1]))^2" office:value-type="float" office:value="0.00000238498978726186" calcext:value-type="float">
            <text:p>2.38498978726186E-06</text:p>
          </table:table-cell>
          <table:table-cell table:formula="of:=0.5*[.EC12]*(([.EC6]-[.EB6])/([.EC1]-[.EB1]))^2" office:value-type="float" office:value="0.000438510989257881" calcext:value-type="float">
            <text:p>0.000438510989258</text:p>
          </table:table-cell>
          <table:table-cell table:formula="of:=0.5*[.ED12]*(([.ED6]-[.EC6])/([.ED1]-[.EC1]))^2" office:value-type="float" office:value="0.0000682642862287615" calcext:value-type="float">
            <text:p>6.82642862287615E-05</text:p>
          </table:table-cell>
          <table:table-cell table:formula="of:=0.5*[.EE12]*(([.EE6]-[.ED6])/([.EE1]-[.ED1]))^2" office:value-type="float" office:value="0.00000720364269442396" calcext:value-type="float">
            <text:p>7.20364269442396E-06</text:p>
          </table:table-cell>
          <table:table-cell table:formula="of:=0.5*[.EF12]*(([.EF6]-[.EE6])/([.EF1]-[.EE1]))^2" office:value-type="float" office:value="0.00000703771584517057" calcext:value-type="float">
            <text:p>7.03771584517057E-06</text:p>
          </table:table-cell>
          <table:table-cell table:formula="of:=0.5*[.EG12]*(([.EG6]-[.EF6])/([.EG1]-[.EF1]))^2" office:value-type="float" office:value="0.0000278721611692883" calcext:value-type="float">
            <text:p>2.78721611692883E-05</text:p>
          </table:table-cell>
          <table:table-cell table:formula="of:=0.5*[.EH12]*(([.EH6]-[.EG6])/([.EH1]-[.EG1]))^2" office:value-type="float" office:value="0.0000000995814247911439" calcext:value-type="float">
            <text:p>9.95814247911439E-08</text:p>
          </table:table-cell>
          <table:table-cell table:formula="of:=0.5*[.EI12]*(([.EI6]-[.EH6])/([.EI1]-[.EH1]))^2" office:value-type="float" office:value="0.0000000494879528703852" calcext:value-type="float">
            <text:p>4.94879528703852E-08</text:p>
          </table:table-cell>
          <table:table-cell table:formula="of:=0.5*[.EJ12]*(([.EJ6]-[.EI6])/([.EJ1]-[.EI1]))^2" office:value-type="float" office:value="0.00000311614553624227" calcext:value-type="float">
            <text:p>3.11614553624227E-06</text:p>
          </table:table-cell>
          <table:table-cell table:formula="of:=0.5*[.EK12]*(([.EK6]-[.EJ6])/([.EK1]-[.EJ1]))^2" office:value-type="float" office:value="0.000011205978217882" calcext:value-type="float">
            <text:p>1.1205978217882E-05</text:p>
          </table:table-cell>
          <table:table-cell table:formula="of:=0.5*[.EL12]*(([.EL6]-[.EK6])/([.EL1]-[.EK1]))^2" office:value-type="float" office:value="0.000000643149480583994" calcext:value-type="float">
            <text:p>6.43149480583994E-07</text:p>
          </table:table-cell>
          <table:table-cell table:formula="of:=0.5*[.EM12]*(([.EM6]-[.EL6])/([.EM1]-[.EL1]))^2" office:value-type="float" office:value="0.00000390284573987525" calcext:value-type="float">
            <text:p>3.90284573987525E-06</text:p>
          </table:table-cell>
          <table:table-cell table:formula="of:=0.5*[.EN12]*(([.EN6]-[.EM6])/([.EN1]-[.EM1]))^2" office:value-type="float" office:value="0.000000179391645759037" calcext:value-type="float">
            <text:p>1.79391645759037E-07</text:p>
          </table:table-cell>
          <table:table-cell table:formula="of:=0.5*[.EO12]*(([.EO6]-[.EN6])/([.EO1]-[.EN1]))^2" office:value-type="float" office:value="0.000000240954603868765" calcext:value-type="float">
            <text:p>2.40954603868765E-07</text:p>
          </table:table-cell>
          <table:table-cell table:formula="of:=0.5*[.EP12]*(([.EP6]-[.EO6])/([.EP1]-[.EO1]))^2" office:value-type="float" office:value="0.00000153921198487803" calcext:value-type="float">
            <text:p>1.53921198487803E-06</text:p>
          </table:table-cell>
          <table:table-cell table:formula="of:=0.5*[.EQ12]*(([.EQ6]-[.EP6])/([.EQ1]-[.EP1]))^2" office:value-type="float" office:value="0.00000279318759821122" calcext:value-type="float">
            <text:p>2.79318759821122E-06</text:p>
          </table:table-cell>
          <table:table-cell table:formula="of:=0.5*[.ER12]*(([.ER6]-[.EQ6])/([.ER1]-[.EQ1]))^2" office:value-type="float" office:value="0.00000465277796499118" calcext:value-type="float">
            <text:p>4.65277796499118E-06</text:p>
          </table:table-cell>
          <table:table-cell table:formula="of:=0.5*[.ES12]*(([.ES6]-[.ER6])/([.ES1]-[.ER1]))^2" office:value-type="float" office:value="0.0000624865452885216" calcext:value-type="float">
            <text:p>6.24865452885216E-05</text:p>
          </table:table-cell>
          <table:table-cell table:formula="of:=0.5*[.ET12]*(([.ET6]-[.ES6])/([.ET1]-[.ES1]))^2" office:value-type="float" office:value="0.00000940179034355852" calcext:value-type="float">
            <text:p>9.40179034355852E-06</text:p>
          </table:table-cell>
          <table:table-cell table:formula="of:=0.5*[.EU12]*(([.EU6]-[.ET6])/([.EU1]-[.ET1]))^2" office:value-type="float" office:value="0.000000000405484113078947" calcext:value-type="float">
            <text:p>4.05484113078947E-10</text:p>
          </table:table-cell>
          <table:table-cell table:formula="of:=0.5*[.EV12]*(([.EV6]-[.EU6])/([.EV1]-[.EU1]))^2" office:value-type="float" office:value="0.00000238549286971372" calcext:value-type="float">
            <text:p>2.38549286971372E-06</text:p>
          </table:table-cell>
          <table:table-cell table:formula="of:=0.5*[.EW12]*(([.EW6]-[.EV6])/([.EW1]-[.EV1]))^2" office:value-type="float" office:value="0.000000139580441316828" calcext:value-type="float">
            <text:p>1.39580441316828E-07</text:p>
          </table:table-cell>
          <table:table-cell table:formula="of:=0.5*[.EX12]*(([.EX6]-[.EW6])/([.EX1]-[.EW1]))^2" office:value-type="float" office:value="0.000000694888846042366" calcext:value-type="float">
            <text:p>6.94888846042366E-07</text:p>
          </table:table-cell>
          <table:table-cell table:formula="of:=0.5*[.EY12]*(([.EY6]-[.EX6])/([.EY1]-[.EX1]))^2" office:value-type="float" office:value="0.0000000495764614863619" calcext:value-type="float">
            <text:p>4.95764614863619E-08</text:p>
          </table:table-cell>
          <table:table-cell table:formula="of:=0.5*[.EZ12]*(([.EZ6]-[.EY6])/([.EZ1]-[.EY1]))^2" office:value-type="float" office:value="0.00000282697363341788" calcext:value-type="float">
            <text:p>2.82697363341788E-06</text:p>
          </table:table-cell>
          <table:table-cell table:formula="of:=0.5*[.FA12]*(([.FA6]-[.EZ6])/([.FA1]-[.EZ1]))^2" office:value-type="float" office:value="0.00000407674849201651" calcext:value-type="float">
            <text:p>4.07674849201651E-06</text:p>
          </table:table-cell>
          <table:table-cell table:formula="of:=0.5*[.FB12]*(([.FB6]-[.FA6])/([.FB1]-[.FA1]))^2" office:value-type="float" office:value="0.0000000894007795270815" calcext:value-type="float">
            <text:p>8.94007795270815E-08</text:p>
          </table:table-cell>
          <table:table-cell table:formula="of:=0.5*[.FC12]*(([.FC6]-[.FB6])/([.FC1]-[.FB1]))^2" office:value-type="float" office:value="0.000000787217835981801" calcext:value-type="float">
            <text:p>7.87217835981801E-07</text:p>
          </table:table-cell>
          <table:table-cell table:formula="of:=0.5*[.FD12]*(([.FD6]-[.FC6])/([.FD1]-[.FC1]))^2" office:value-type="float" office:value="0.000000000226491918358996" calcext:value-type="float">
            <text:p>2.26491918358996E-10</text:p>
          </table:table-cell>
          <table:table-cell table:formula="of:=0.5*[.FE12]*(([.FE6]-[.FD6])/([.FE1]-[.FD1]))^2" office:value-type="float" office:value="0.000000125584471870942" calcext:value-type="float">
            <text:p>1.25584471870942E-07</text:p>
          </table:table-cell>
          <table:table-cell table:formula="of:=0.5*[.FF12]*(([.FF6]-[.FE6])/([.FF1]-[.FE1]))^2" office:value-type="float" office:value="0.000000258678006129158" calcext:value-type="float">
            <text:p>2.58678006129158E-07</text:p>
          </table:table-cell>
          <table:table-cell table:formula="of:=0.5*[.FG12]*(([.FG6]-[.FF6])/([.FG1]-[.FF1]))^2" office:value-type="float" office:value="0.000000662222657353989" calcext:value-type="float">
            <text:p>6.62222657353989E-07</text:p>
          </table:table-cell>
          <table:table-cell table:formula="of:=0.5*[.FH12]*(([.FH6]-[.FG6])/([.FH1]-[.FG1]))^2" office:value-type="float" office:value="0.000000102753889526118" calcext:value-type="float">
            <text:p>1.02753889526118E-07</text:p>
          </table:table-cell>
          <table:table-cell table:formula="of:=0.5*[.FI12]*(([.FI6]-[.FH6])/([.FI1]-[.FH1]))^2" office:value-type="float" office:value="0.000000229384775363791" calcext:value-type="float">
            <text:p>2.29384775363791E-07</text:p>
          </table:table-cell>
          <table:table-cell table:formula="of:=0.5*[.FJ12]*(([.FJ6]-[.FI6])/([.FJ1]-[.FI1]))^2" office:value-type="float" office:value="0.00000235106061518301" calcext:value-type="float">
            <text:p>2.35106061518301E-06</text:p>
          </table:table-cell>
          <table:table-cell table:formula="of:=0.5*[.FK12]*(([.FK6]-[.FJ6])/([.FK1]-[.FJ1]))^2" office:value-type="float" office:value="0.00000181057663826264" calcext:value-type="float">
            <text:p>1.81057663826264E-06</text:p>
          </table:table-cell>
          <table:table-cell table:formula="of:=0.5*[.FL12]*(([.FL6]-[.FK6])/([.FL1]-[.FK1]))^2" office:value-type="float" office:value="0.000000141902927477419" calcext:value-type="float">
            <text:p>1.41902927477419E-07</text:p>
          </table:table-cell>
          <table:table-cell table:formula="of:=0.5*[.FM12]*(([.FM6]-[.FL6])/([.FM1]-[.FL1]))^2" office:value-type="float" office:value="0.0000000970457411783789" calcext:value-type="float">
            <text:p>9.70457411783789E-08</text:p>
          </table:table-cell>
          <table:table-cell table:formula="of:=0.5*[.FN12]*(([.FN6]-[.FM6])/([.FN1]-[.FM1]))^2" office:value-type="float" office:value="0.00000000854700379396822" calcext:value-type="float">
            <text:p>8.54700379396822E-09</text:p>
          </table:table-cell>
          <table:table-cell table:formula="of:=0.5*[.FO12]*(([.FO6]-[.FN6])/([.FO1]-[.FN1]))^2" office:value-type="float" office:value="0.0000000685801707799053" calcext:value-type="float">
            <text:p>6.85801707799053E-08</text:p>
          </table:table-cell>
          <table:table-cell table:formula="of:=0.5*[.FP12]*(([.FP6]-[.FO6])/([.FP1]-[.FO1]))^2" office:value-type="float" office:value="0.00000125035631742016" calcext:value-type="float">
            <text:p>1.25035631742016E-06</text:p>
          </table:table-cell>
          <table:table-cell table:formula="of:=0.5*[.FQ12]*(([.FQ6]-[.FP6])/([.FQ1]-[.FP1]))^2" office:value-type="float" office:value="0.000000800151613375567" calcext:value-type="float">
            <text:p>8.00151613375567E-07</text:p>
          </table:table-cell>
          <table:table-cell table:formula="of:=0.5*[.FR12]*(([.FR6]-[.FQ6])/([.FR1]-[.FQ1]))^2" office:value-type="float" office:value="0.00000000966840904033163" calcext:value-type="float">
            <text:p>9.66840904033163E-09</text:p>
          </table:table-cell>
          <table:table-cell table:formula="of:=0.5*[.FS12]*(([.FS6]-[.FR6])/([.FS1]-[.FR1]))^2" office:value-type="float" office:value="0.0000000107306467892667" calcext:value-type="float">
            <text:p>1.07306467892667E-08</text:p>
          </table:table-cell>
          <table:table-cell table:formula="of:=0.5*[.FT12]*(([.FT6]-[.FS6])/([.FT1]-[.FS1]))^2" office:value-type="float" office:value="0.0000000212398045753978" calcext:value-type="float">
            <text:p>2.12398045753978E-08</text:p>
          </table:table-cell>
          <table:table-cell table:formula="of:=0.5*[.FU12]*(([.FU6]-[.FT6])/([.FU1]-[.FT1]))^2" office:value-type="float" office:value="0.0000015704023997909" calcext:value-type="float">
            <text:p>1.5704023997909E-06</text:p>
          </table:table-cell>
          <table:table-cell table:formula="of:=0.5*[.FV12]*(([.FV6]-[.FU6])/([.FV1]-[.FU1]))^2" office:value-type="float" office:value="0.0000000728223753475013" calcext:value-type="float">
            <text:p>7.28223753475013E-08</text:p>
          </table:table-cell>
          <table:table-cell table:formula="of:=0.5*[.FW12]*(([.FW6]-[.FV6])/([.FW1]-[.FV1]))^2" office:value-type="float" office:value="0.0000000557912998454795" calcext:value-type="float">
            <text:p>5.57912998454795E-08</text:p>
          </table:table-cell>
          <table:table-cell table:formula="of:=0.5*[.FX12]*(([.FX6]-[.FW6])/([.FX1]-[.FW1]))^2" office:value-type="float" office:value="0.000000439919061791344" calcext:value-type="float">
            <text:p>4.39919061791344E-07</text:p>
          </table:table-cell>
          <table:table-cell table:formula="of:=0.5*[.FY12]*(([.FY6]-[.FX6])/([.FY1]-[.FX1]))^2" office:value-type="float" office:value="0.0000000683125268449265" calcext:value-type="float">
            <text:p>6.83125268449265E-08</text:p>
          </table:table-cell>
          <table:table-cell table:formula="of:=0.5*[.FZ12]*(([.FZ6]-[.FY6])/([.FZ1]-[.FY1]))^2" office:value-type="float" office:value="0.000000247525518253949" calcext:value-type="float">
            <text:p>2.47525518253949E-07</text:p>
          </table:table-cell>
          <table:table-cell table:formula="of:=0.5*[.GA12]*(([.GA6]-[.FZ6])/([.GA1]-[.FZ1]))^2" office:value-type="float" office:value="0.000000337528384296565" calcext:value-type="float">
            <text:p>3.37528384296565E-07</text:p>
          </table:table-cell>
          <table:table-cell table:formula="of:=0.5*[.GB12]*(([.GB6]-[.GA6])/([.GB1]-[.GA1]))^2" office:value-type="float" office:value="0.0000000227842911475971" calcext:value-type="float">
            <text:p>2.27842911475971E-08</text:p>
          </table:table-cell>
          <table:table-cell table:formula="of:=0.5*[.GC12]*(([.GC6]-[.GB6])/([.GC1]-[.GB1]))^2" office:value-type="float" office:value="0.000000108861974800726" calcext:value-type="float">
            <text:p>1.08861974800726E-07</text:p>
          </table:table-cell>
          <table:table-cell table:formula="of:=0.5*[.GD12]*(([.GD6]-[.GC6])/([.GD1]-[.GC1]))^2" office:value-type="float" office:value="0.00000042006030055339" calcext:value-type="float">
            <text:p>4.2006030055339E-07</text:p>
          </table:table-cell>
          <table:table-cell table:formula="of:=0.5*[.GE12]*(([.GE6]-[.GD6])/([.GE1]-[.GD1]))^2" office:value-type="float" office:value="0.00000040434725067011" calcext:value-type="float">
            <text:p>4.0434725067011E-07</text:p>
          </table:table-cell>
          <table:table-cell table:formula="of:=0.5*[.GF12]*(([.GF6]-[.GE6])/([.GF1]-[.GE1]))^2" office:value-type="float" office:value="0.00000000372420213018804" calcext:value-type="float">
            <text:p>3.72420213018804E-09</text:p>
          </table:table-cell>
          <table:table-cell table:formula="of:=0.5*[.GG12]*(([.GG6]-[.GF6])/([.GG1]-[.GF1]))^2" office:value-type="float" office:value="0.000000284072052128726" calcext:value-type="float">
            <text:p>2.84072052128726E-07</text:p>
          </table:table-cell>
          <table:table-cell table:formula="of:=0.5*[.GH12]*(([.GH6]-[.GG6])/([.GH1]-[.GG1]))^2" office:value-type="float" office:value="0.000000189792519221358" calcext:value-type="float">
            <text:p>1.89792519221358E-07</text:p>
          </table:table-cell>
          <table:table-cell table:formula="of:=0.5*[.GI12]*(([.GI6]-[.GH6])/([.GI1]-[.GH1]))^2" office:value-type="float" office:value="0.000000143951999075777" calcext:value-type="float">
            <text:p>1.43951999075777E-07</text:p>
          </table:table-cell>
          <table:table-cell table:formula="of:=0.5*[.GJ12]*(([.GJ6]-[.GI6])/([.GJ1]-[.GI1]))^2" office:value-type="float" office:value="0.0000000952084823731895" calcext:value-type="float">
            <text:p>9.52084823731895E-08</text:p>
          </table:table-cell>
          <table:table-cell table:formula="of:=0.5*[.GK12]*(([.GK6]-[.GJ6])/([.GK1]-[.GJ1]))^2" office:value-type="float" office:value="0.000000534624319882987" calcext:value-type="float">
            <text:p>5.34624319882987E-07</text:p>
          </table:table-cell>
          <table:table-cell table:formula="of:=0.5*[.GL12]*(([.GL6]-[.GK6])/([.GL1]-[.GK1]))^2" office:value-type="float" office:value="0.000000120969310848168" calcext:value-type="float">
            <text:p>1.20969310848168E-07</text:p>
          </table:table-cell>
          <table:table-cell table:formula="of:=0.5*[.GM12]*(([.GM6]-[.GL6])/([.GM1]-[.GL1]))^2" office:value-type="float" office:value="0.00000000543591590957489" calcext:value-type="float">
            <text:p>5.43591590957489E-09</text:p>
          </table:table-cell>
          <table:table-cell table:formula="of:=0.5*[.GN12]*(([.GN6]-[.GM6])/([.GN1]-[.GM1]))^2" office:value-type="float" office:value="0.000000022004256672434" calcext:value-type="float">
            <text:p>2.2004256672434E-08</text:p>
          </table:table-cell>
          <table:table-cell table:formula="of:=0.5*[.GO12]*(([.GO6]-[.GN6])/([.GO1]-[.GN1]))^2" office:value-type="float" office:value="0.000000102013020760337" calcext:value-type="float">
            <text:p>1.02013020760337E-07</text:p>
          </table:table-cell>
          <table:table-cell table:formula="of:=0.5*[.GP12]*(([.GP6]-[.GO6])/([.GP1]-[.GO1]))^2" office:value-type="float" office:value="0.0000000610864526821526" calcext:value-type="float">
            <text:p>6.10864526821526E-08</text:p>
          </table:table-cell>
          <table:table-cell table:formula="of:=0.5*[.GQ12]*(([.GQ6]-[.GP6])/([.GQ1]-[.GP1]))^2" office:value-type="float" office:value="0.000000499901976101498" calcext:value-type="float">
            <text:p>4.99901976101498E-07</text:p>
          </table:table-cell>
          <table:table-cell table:formula="of:=0.5*[.GR12]*(([.GR6]-[.GQ6])/([.GR1]-[.GQ1]))^2" office:value-type="float" office:value="0.000261541232796799" calcext:value-type="float">
            <text:p>0.000261541232797</text:p>
          </table:table-cell>
          <table:table-cell table:formula="of:=0.5*[.GS12]*(([.GS6]-[.GR6])/([.GS1]-[.GR1]))^2" office:value-type="string" office:string-value="" calcext:value-type="error">
            <text:p>#DIV/0!</text:p>
          </table:table-cell>
          <table:table-cell table:formula="of:=0.5*[.GT12]*(([.GT6]-[.GS6])/([.GT1]-[.GS1]))^2" office:value-type="string" office:string-value="" calcext:value-type="error">
            <text:p>#DIV/0!</text:p>
          </table:table-cell>
          <table:table-cell table:formula="of:=0.5*[.GU12]*(([.GU6]-[.GT6])/([.GU1]-[.GT1]))^2" office:value-type="string" office:string-value="" calcext:value-type="error">
            <text:p>#DIV/0!</text:p>
          </table:table-cell>
          <table:table-cell table:formula="of:=0.5*[.GV12]*(([.GV6]-[.GU6])/([.GV1]-[.GU1]))^2" office:value-type="string" office:string-value="" calcext:value-type="error">
            <text:p>#DIV/0!</text:p>
          </table:table-cell>
          <table:table-cell table:formula="of:=0.5*[.GW12]*(([.GW6]-[.GV6])/([.GW1]-[.GV1]))^2" office:value-type="string" office:string-value="" calcext:value-type="error">
            <text:p>#DIV/0!</text:p>
          </table:table-cell>
          <table:table-cell table:formula="of:=0.5*[.GX12]*(([.GX6]-[.GW6])/([.GX1]-[.GW1]))^2" office:value-type="string" office:string-value="" calcext:value-type="error">
            <text:p>#DIV/0!</text:p>
          </table:table-cell>
          <table:table-cell table:formula="of:=0.5*[.GY12]*(([.GY6]-[.GX6])/([.GY1]-[.GX1]))^2" office:value-type="string" office:string-value="" calcext:value-type="error">
            <text:p>#DIV/0!</text:p>
          </table:table-cell>
          <table:table-cell table:formula="of:=0.5*[.GZ12]*(([.GZ6]-[.GY6])/([.GZ1]-[.GY1]))^2" office:value-type="string" office:string-value="" calcext:value-type="error">
            <text:p>#DIV/0!</text:p>
          </table:table-cell>
          <table:table-cell table:formula="of:=0.5*[.HA12]*(([.HA6]-[.GZ6])/([.HA1]-[.GZ1]))^2" office:value-type="string" office:string-value="" calcext:value-type="error">
            <text:p>#DIV/0!</text:p>
          </table:table-cell>
          <table:table-cell table:formula="of:=0.5*[.HB12]*(([.HB6]-[.HA6])/([.HB1]-[.HA1]))^2" office:value-type="string" office:string-value="" calcext:value-type="error">
            <text:p>#DIV/0!</text:p>
          </table:table-cell>
          <table:table-cell table:formula="of:=0.5*[.HC12]*(([.HC6]-[.HB6])/([.HC1]-[.HB1]))^2" office:value-type="string" office:string-value="" calcext:value-type="error">
            <text:p>#DIV/0!</text:p>
          </table:table-cell>
          <table:table-cell table:formula="of:=0.5*[.HD12]*(([.HD6]-[.HC6])/([.HD1]-[.HC1]))^2" office:value-type="string" office:string-value="" calcext:value-type="error">
            <text:p>#DIV/0!</text:p>
          </table:table-cell>
          <table:table-cell table:formula="of:=0.5*[.HE12]*(([.HE6]-[.HD6])/([.HE1]-[.HD1]))^2" office:value-type="string" office:string-value="" calcext:value-type="error">
            <text:p>#DIV/0!</text:p>
          </table:table-cell>
          <table:table-cell table:formula="of:=0.5*[.HF12]*(([.HF6]-[.HE6])/([.HF1]-[.HE1]))^2" office:value-type="string" office:string-value="" calcext:value-type="error">
            <text:p>#DIV/0!</text:p>
          </table:table-cell>
          <table:table-cell table:formula="of:=0.5*[.HG12]*(([.HG6]-[.HF6])/([.HG1]-[.HF1]))^2" office:value-type="string" office:string-value="" calcext:value-type="error">
            <text:p>#DIV/0!</text:p>
          </table:table-cell>
          <table:table-cell table:formula="of:=0.5*[.HH12]*(([.HH6]-[.HG6])/([.HH1]-[.HG1]))^2" office:value-type="string" office:string-value="" calcext:value-type="error">
            <text:p>#DIV/0!</text:p>
          </table:table-cell>
          <table:table-cell table:formula="of:=0.5*[.HI12]*(([.HI6]-[.HH6])/([.HI1]-[.HH1]))^2" office:value-type="string" office:string-value="" calcext:value-type="error">
            <text:p>#DIV/0!</text:p>
          </table:table-cell>
          <table:table-cell table:formula="of:=0.5*[.HJ12]*(([.HJ6]-[.HI6])/([.HJ1]-[.HI1]))^2" office:value-type="string" office:string-value="" calcext:value-type="error">
            <text:p>#DIV/0!</text:p>
          </table:table-cell>
          <table:table-cell table:formula="of:=0.5*[.HK12]*(([.HK6]-[.HJ6])/([.HK1]-[.HJ1]))^2" office:value-type="string" office:string-value="" calcext:value-type="error">
            <text:p>#DIV/0!</text:p>
          </table:table-cell>
          <table:table-cell table:formula="of:=0.5*[.HL12]*(([.HL6]-[.HK6])/([.HL1]-[.HK1]))^2" office:value-type="string" office:string-value="" calcext:value-type="error">
            <text:p>#DIV/0!</text:p>
          </table:table-cell>
          <table:table-cell table:formula="of:=0.5*[.HM12]*(([.HM6]-[.HL6])/([.HM1]-[.HL1]))^2" office:value-type="string" office:string-value="" calcext:value-type="error">
            <text:p>#DIV/0!</text:p>
          </table:table-cell>
          <table:table-cell table:formula="of:=0.5*[.HN12]*(([.HN6]-[.HM6])/([.HN1]-[.HM1]))^2" office:value-type="string" office:string-value="" calcext:value-type="error">
            <text:p>#DIV/0!</text:p>
          </table:table-cell>
          <table:table-cell table:formula="of:=0.5*[.HO12]*(([.HO6]-[.HN6])/([.HO1]-[.HN1]))^2" office:value-type="string" office:string-value="" calcext:value-type="error">
            <text:p>#DIV/0!</text:p>
          </table:table-cell>
          <table:table-cell table:formula="of:=0.5*[.HP12]*(([.HP6]-[.HO6])/([.HP1]-[.HO1]))^2" office:value-type="string" office:string-value="" calcext:value-type="error">
            <text:p>#DIV/0!</text:p>
          </table:table-cell>
          <table:table-cell table:formula="of:=0.5*[.HQ12]*(([.HQ6]-[.HP6])/([.HQ1]-[.HP1]))^2" office:value-type="string" office:string-value="" calcext:value-type="error">
            <text:p>#DIV/0!</text:p>
          </table:table-cell>
          <table:table-cell table:formula="of:=0.5*[.HR12]*(([.HR6]-[.HQ6])/([.HR1]-[.HQ1]))^2" office:value-type="string" office:string-value="" calcext:value-type="error">
            <text:p>#DIV/0!</text:p>
          </table:table-cell>
          <table:table-cell table:formula="of:=0.5*[.HS12]*(([.HS6]-[.HR6])/([.HS1]-[.HR1]))^2" office:value-type="string" office:string-value="" calcext:value-type="error">
            <text:p>#DIV/0!</text:p>
          </table:table-cell>
          <table:table-cell table:formula="of:=0.5*[.HT12]*(([.HT6]-[.HS6])/([.HT1]-[.HS1]))^2" office:value-type="string" office:string-value="" calcext:value-type="error">
            <text:p>#DIV/0!</text:p>
          </table:table-cell>
          <table:table-cell table:formula="of:=0.5*[.HU12]*(([.HU6]-[.HT6])/([.HU1]-[.HT1]))^2" office:value-type="string" office:string-value="" calcext:value-type="error">
            <text:p>#DIV/0!</text:p>
          </table:table-cell>
          <table:table-cell table:formula="of:=0.5*[.HV12]*(([.HV6]-[.HU6])/([.HV1]-[.HU1]))^2" office:value-type="string" office:string-value="" calcext:value-type="error">
            <text:p>#DIV/0!</text:p>
          </table:table-cell>
          <table:table-cell table:formula="of:=0.5*[.HW12]*(([.HW6]-[.HV6])/([.HW1]-[.HV1]))^2" office:value-type="string" office:string-value="" calcext:value-type="error">
            <text:p>#DIV/0!</text:p>
          </table:table-cell>
          <table:table-cell table:formula="of:=0.5*[.HX12]*(([.HX6]-[.HW6])/([.HX1]-[.HW1]))^2" office:value-type="string" office:string-value="" calcext:value-type="error">
            <text:p>#DIV/0!</text:p>
          </table:table-cell>
          <table:table-cell table:formula="of:=0.5*[.HY12]*(([.HY6]-[.HX6])/([.HY1]-[.HX1]))^2" office:value-type="string" office:string-value="" calcext:value-type="error">
            <text:p>#DIV/0!</text:p>
          </table:table-cell>
          <table:table-cell table:formula="of:=0.5*[.HZ12]*(([.HZ6]-[.HY6])/([.HZ1]-[.HY1]))^2" office:value-type="string" office:string-value="" calcext:value-type="error">
            <text:p>#DIV/0!</text:p>
          </table:table-cell>
          <table:table-cell table:formula="of:=0.5*[.IA12]*(([.IA6]-[.HZ6])/([.IA1]-[.HZ1]))^2" office:value-type="string" office:string-value="" calcext:value-type="error">
            <text:p>#DIV/0!</text:p>
          </table:table-cell>
          <table:table-cell table:formula="of:=0.5*[.IB12]*(([.IB6]-[.IA6])/([.IB1]-[.IA1]))^2" office:value-type="string" office:string-value="" calcext:value-type="error">
            <text:p>#DIV/0!</text:p>
          </table:table-cell>
          <table:table-cell table:formula="of:=0.5*[.IC12]*(([.IC6]-[.IB6])/([.IC1]-[.IB1]))^2" office:value-type="string" office:string-value="" calcext:value-type="error">
            <text:p>#DIV/0!</text:p>
          </table:table-cell>
          <table:table-cell table:formula="of:=0.5*[.ID12]*(([.ID6]-[.IC6])/([.ID1]-[.IC1]))^2" office:value-type="string" office:string-value="" calcext:value-type="error">
            <text:p>#DIV/0!</text:p>
          </table:table-cell>
          <table:table-cell table:formula="of:=0.5*[.IE12]*(([.IE6]-[.ID6])/([.IE1]-[.ID1]))^2" office:value-type="string" office:string-value="" calcext:value-type="error">
            <text:p>#DIV/0!</text:p>
          </table:table-cell>
          <table:table-cell table:formula="of:=0.5*[.IF12]*(([.IF6]-[.IE6])/([.IF1]-[.IE1]))^2" office:value-type="string" office:string-value="" calcext:value-type="error">
            <text:p>#DIV/0!</text:p>
          </table:table-cell>
          <table:table-cell table:formula="of:=0.5*[.IG12]*(([.IG6]-[.IF6])/([.IG1]-[.IF1]))^2" office:value-type="string" office:string-value="" calcext:value-type="error">
            <text:p>#DIV/0!</text:p>
          </table:table-cell>
          <table:table-cell table:formula="of:=0.5*[.IH12]*(([.IH6]-[.IG6])/([.IH1]-[.IG1]))^2" office:value-type="string" office:string-value="" calcext:value-type="error">
            <text:p>#DIV/0!</text:p>
          </table:table-cell>
          <table:table-cell table:formula="of:=0.5*[.II12]*(([.II6]-[.IH6])/([.II1]-[.IH1]))^2" office:value-type="string" office:string-value="" calcext:value-type="error">
            <text:p>#DIV/0!</text:p>
          </table:table-cell>
          <table:table-cell table:formula="of:=0.5*[.IJ12]*(([.IJ6]-[.II6])/([.IJ1]-[.II1]))^2" office:value-type="string" office:string-value="" calcext:value-type="error">
            <text:p>#DIV/0!</text:p>
          </table:table-cell>
          <table:table-cell table:formula="of:=0.5*[.IK12]*(([.IK6]-[.IJ6])/([.IK1]-[.IJ1]))^2" office:value-type="string" office:string-value="" calcext:value-type="error">
            <text:p>#DIV/0!</text:p>
          </table:table-cell>
          <table:table-cell table:formula="of:=0.5*[.IL12]*(([.IL6]-[.IK6])/([.IL1]-[.IK1]))^2" office:value-type="string" office:string-value="" calcext:value-type="error">
            <text:p>#DIV/0!</text:p>
          </table:table-cell>
          <table:table-cell table:formula="of:=0.5*[.IM12]*(([.IM6]-[.IL6])/([.IM1]-[.IL1]))^2" office:value-type="string" office:string-value="" calcext:value-type="error">
            <text:p>#DIV/0!</text:p>
          </table:table-cell>
          <table:table-cell table:formula="of:=0.5*[.IN12]*(([.IN6]-[.IM6])/([.IN1]-[.IM1]))^2" office:value-type="string" office:string-value="" calcext:value-type="error">
            <text:p>#DIV/0!</text:p>
          </table:table-cell>
          <table:table-cell table:formula="of:=0.5*[.IO12]*(([.IO6]-[.IN6])/([.IO1]-[.IN1]))^2" office:value-type="string" office:string-value="" calcext:value-type="error">
            <text:p>#DIV/0!</text:p>
          </table:table-cell>
          <table:table-cell table:formula="of:=0.5*[.IP12]*(([.IP6]-[.IO6])/([.IP1]-[.IO1]))^2" office:value-type="string" office:string-value="" calcext:value-type="error">
            <text:p>#DIV/0!</text:p>
          </table:table-cell>
          <table:table-cell table:formula="of:=0.5*[.IQ12]*(([.IQ6]-[.IP6])/([.IQ1]-[.IP1]))^2" office:value-type="string" office:string-value="" calcext:value-type="error">
            <text:p>#DIV/0!</text:p>
          </table:table-cell>
          <table:table-cell table:formula="of:=0.5*[.IR12]*(([.IR6]-[.IQ6])/([.IR1]-[.IQ1]))^2" office:value-type="string" office:string-value="" calcext:value-type="error">
            <text:p>#DIV/0!</text:p>
          </table:table-cell>
          <table:table-cell table:formula="of:=0.5*[.IS12]*(([.IS6]-[.IR6])/([.IS1]-[.IR1]))^2" office:value-type="string" office:string-value="" calcext:value-type="error">
            <text:p>#DIV/0!</text:p>
          </table:table-cell>
          <table:table-cell table:formula="of:=0.5*[.IT12]*(([.IT6]-[.IS6])/([.IT1]-[.IS1]))^2" office:value-type="string" office:string-value="" calcext:value-type="error">
            <text:p>#DIV/0!</text:p>
          </table:table-cell>
          <table:table-cell table:formula="of:=0.5*[.IU12]*(([.IU6]-[.IT6])/([.IU1]-[.IT1]))^2" office:value-type="string" office:string-value="" calcext:value-type="error">
            <text:p>#DIV/0!</text:p>
          </table:table-cell>
          <table:table-cell table:formula="of:=0.5*[.IV12]*(([.IV6]-[.IU6])/([.IV1]-[.IU1]))^2" office:value-type="string" office:string-value="" calcext:value-type="error">
            <text:p>#DIV/0!</text:p>
          </table:table-cell>
          <table:table-cell table:formula="of:=0.5*[.IW12]*(([.IW6]-[.IV6])/([.IW1]-[.IV1]))^2" office:value-type="string" office:string-value="" calcext:value-type="error">
            <text:p>#DIV/0!</text:p>
          </table:table-cell>
          <table:table-cell table:formula="of:=0.5*[.IX12]*(([.IX6]-[.IW6])/([.IX1]-[.IW1]))^2" office:value-type="string" office:string-value="" calcext:value-type="error">
            <text:p>#DIV/0!</text:p>
          </table:table-cell>
          <table:table-cell table:formula="of:=0.5*[.IY12]*(([.IY6]-[.IX6])/([.IY1]-[.IX1]))^2" office:value-type="string" office:string-value="" calcext:value-type="error">
            <text:p>#DIV/0!</text:p>
          </table:table-cell>
          <table:table-cell table:formula="of:=0.5*[.IZ12]*(([.IZ6]-[.IY6])/([.IZ1]-[.IY1]))^2" office:value-type="string" office:string-value="" calcext:value-type="error">
            <text:p>#DIV/0!</text:p>
          </table:table-cell>
          <table:table-cell table:formula="of:=0.5*[.JA12]*(([.JA6]-[.IZ6])/([.JA1]-[.IZ1]))^2" office:value-type="string" office:string-value="" calcext:value-type="error">
            <text:p>#DIV/0!</text:p>
          </table:table-cell>
          <table:table-cell table:formula="of:=0.5*[.JB12]*(([.JB6]-[.JA6])/([.JB1]-[.JA1]))^2" office:value-type="string" office:string-value="" calcext:value-type="error">
            <text:p>#DIV/0!</text:p>
          </table:table-cell>
          <table:table-cell table:formula="of:=0.5*[.JC12]*(([.JC6]-[.JB6])/([.JC1]-[.JB1]))^2" office:value-type="string" office:string-value="" calcext:value-type="error">
            <text:p>#DIV/0!</text:p>
          </table:table-cell>
          <table:table-cell table:formula="of:=0.5*[.JD12]*(([.JD6]-[.JC6])/([.JD1]-[.JC1]))^2" office:value-type="string" office:string-value="" calcext:value-type="error">
            <text:p>#DIV/0!</text:p>
          </table:table-cell>
          <table:table-cell table:formula="of:=0.5*[.JE12]*(([.JE6]-[.JD6])/([.JE1]-[.JD1]))^2" office:value-type="string" office:string-value="" calcext:value-type="error">
            <text:p>#DIV/0!</text:p>
          </table:table-cell>
          <table:table-cell table:formula="of:=0.5*[.JF12]*(([.JF6]-[.JE6])/([.JF1]-[.JE1]))^2" office:value-type="string" office:string-value="" calcext:value-type="error">
            <text:p>#DIV/0!</text:p>
          </table:table-cell>
          <table:table-cell table:formula="of:=0.5*[.JG12]*(([.JG6]-[.JF6])/([.JG1]-[.JF1]))^2" office:value-type="string" office:string-value="" calcext:value-type="error">
            <text:p>#DIV/0!</text:p>
          </table:table-cell>
          <table:table-cell table:formula="of:=0.5*[.JH12]*(([.JH6]-[.JG6])/([.JH1]-[.JG1]))^2" office:value-type="string" office:string-value="" calcext:value-type="error">
            <text:p>#DIV/0!</text:p>
          </table:table-cell>
          <table:table-cell table:formula="of:=0.5*[.JI12]*(([.JI6]-[.JH6])/([.JI1]-[.JH1]))^2" office:value-type="string" office:string-value="" calcext:value-type="error">
            <text:p>#DIV/0!</text:p>
          </table:table-cell>
          <table:table-cell table:formula="of:=0.5*[.JJ12]*(([.JJ6]-[.JI6])/([.JJ1]-[.JI1]))^2" office:value-type="string" office:string-value="" calcext:value-type="error">
            <text:p>#DIV/0!</text:p>
          </table:table-cell>
          <table:table-cell table:formula="of:=0.5*[.JK12]*(([.JK6]-[.JJ6])/([.JK1]-[.JJ1]))^2" office:value-type="string" office:string-value="" calcext:value-type="error">
            <text:p>#DIV/0!</text:p>
          </table:table-cell>
          <table:table-cell table:formula="of:=0.5*[.JL12]*(([.JL6]-[.JK6])/([.JL1]-[.JK1]))^2" office:value-type="string" office:string-value="" calcext:value-type="error">
            <text:p>#DIV/0!</text:p>
          </table:table-cell>
          <table:table-cell table:formula="of:=0.5*[.JM12]*(([.JM6]-[.JL6])/([.JM1]-[.JL1]))^2" office:value-type="string" office:string-value="" calcext:value-type="error">
            <text:p>#DIV/0!</text:p>
          </table:table-cell>
          <table:table-cell table:formula="of:=0.5*[.JN12]*(([.JN6]-[.JM6])/([.JN1]-[.JM1]))^2" office:value-type="string" office:string-value="" calcext:value-type="error">
            <text:p>#DIV/0!</text:p>
          </table:table-cell>
          <table:table-cell table:formula="of:=0.5*[.JO12]*(([.JO6]-[.JN6])/([.JO1]-[.JN1]))^2" office:value-type="string" office:string-value="" calcext:value-type="error">
            <text:p>#DIV/0!</text:p>
          </table:table-cell>
          <table:table-cell table:formula="of:=0.5*[.JP12]*(([.JP6]-[.JO6])/([.JP1]-[.JO1]))^2" office:value-type="string" office:string-value="" calcext:value-type="error">
            <text:p>#DIV/0!</text:p>
          </table:table-cell>
          <table:table-cell table:formula="of:=0.5*[.JQ12]*(([.JQ6]-[.JP6])/([.JQ1]-[.JP1]))^2" office:value-type="string" office:string-value="" calcext:value-type="error">
            <text:p>#DIV/0!</text:p>
          </table:table-cell>
          <table:table-cell table:formula="of:=0.5*[.JR12]*(([.JR6]-[.JQ6])/([.JR1]-[.JQ1]))^2" office:value-type="string" office:string-value="" calcext:value-type="error">
            <text:p>#DIV/0!</text:p>
          </table:table-cell>
          <table:table-cell table:formula="of:=0.5*[.JS12]*(([.JS6]-[.JR6])/([.JS1]-[.JR1]))^2" office:value-type="string" office:string-value="" calcext:value-type="error">
            <text:p>#DIV/0!</text:p>
          </table:table-cell>
          <table:table-cell table:formula="of:=0.5*[.JT12]*(([.JT6]-[.JS6])/([.JT1]-[.JS1]))^2" office:value-type="string" office:string-value="" calcext:value-type="error">
            <text:p>#DIV/0!</text:p>
          </table:table-cell>
          <table:table-cell table:formula="of:=0.5*[.JU12]*(([.JU6]-[.JT6])/([.JU1]-[.JT1]))^2" office:value-type="string" office:string-value="" calcext:value-type="error">
            <text:p>#DIV/0!</text:p>
          </table:table-cell>
          <table:table-cell table:formula="of:=0.5*[.JV12]*(([.JV6]-[.JU6])/([.JV1]-[.JU1]))^2" office:value-type="string" office:string-value="" calcext:value-type="error">
            <text:p>#DIV/0!</text:p>
          </table:table-cell>
          <table:table-cell table:formula="of:=0.5*[.JW12]*(([.JW6]-[.JV6])/([.JW1]-[.JV1]))^2" office:value-type="string" office:string-value="" calcext:value-type="error">
            <text:p>#DIV/0!</text:p>
          </table:table-cell>
          <table:table-cell table:formula="of:=0.5*[.JX12]*(([.JX6]-[.JW6])/([.JX1]-[.JW1]))^2" office:value-type="string" office:string-value="" calcext:value-type="error">
            <text:p>#DIV/0!</text:p>
          </table:table-cell>
          <table:table-cell table:formula="of:=0.5*[.JY12]*(([.JY6]-[.JX6])/([.JY1]-[.JX1]))^2" office:value-type="string" office:string-value="" calcext:value-type="error">
            <text:p>#DIV/0!</text:p>
          </table:table-cell>
          <table:table-cell table:formula="of:=0.5*[.JZ12]*(([.JZ6]-[.JY6])/([.JZ1]-[.JY1]))^2" office:value-type="string" office:string-value="" calcext:value-type="error">
            <text:p>#DIV/0!</text:p>
          </table:table-cell>
          <table:table-cell table:formula="of:=0.5*[.KA12]*(([.KA6]-[.JZ6])/([.KA1]-[.JZ1]))^2" office:value-type="string" office:string-value="" calcext:value-type="error">
            <text:p>#DIV/0!</text:p>
          </table:table-cell>
          <table:table-cell table:formula="of:=0.5*[.KB12]*(([.KB6]-[.KA6])/([.KB1]-[.KA1]))^2" office:value-type="string" office:string-value="" calcext:value-type="error">
            <text:p>#DIV/0!</text:p>
          </table:table-cell>
          <table:table-cell table:formula="of:=0.5*[.KC12]*(([.KC6]-[.KB6])/([.KC1]-[.KB1]))^2" office:value-type="string" office:string-value="" calcext:value-type="error">
            <text:p>#DIV/0!</text:p>
          </table:table-cell>
          <table:table-cell table:formula="of:=0.5*[.KD12]*(([.KD6]-[.KC6])/([.KD1]-[.KC1]))^2" office:value-type="string" office:string-value="" calcext:value-type="error">
            <text:p>#DIV/0!</text:p>
          </table:table-cell>
          <table:table-cell table:formula="of:=0.5*[.KE12]*(([.KE6]-[.KD6])/([.KE1]-[.KD1]))^2" office:value-type="string" office:string-value="" calcext:value-type="error">
            <text:p>#DIV/0!</text:p>
          </table:table-cell>
          <table:table-cell table:formula="of:=0.5*[.KF12]*(([.KF6]-[.KE6])/([.KF1]-[.KE1]))^2" office:value-type="string" office:string-value="" calcext:value-type="error">
            <text:p>#DIV/0!</text:p>
          </table:table-cell>
          <table:table-cell table:formula="of:=0.5*[.KG12]*(([.KG6]-[.KF6])/([.KG1]-[.KF1]))^2" office:value-type="string" office:string-value="" calcext:value-type="error">
            <text:p>#DIV/0!</text:p>
          </table:table-cell>
          <table:table-cell table:formula="of:=0.5*[.KH12]*(([.KH6]-[.KG6])/([.KH1]-[.KG1]))^2" office:value-type="string" office:string-value="" calcext:value-type="error">
            <text:p>#DIV/0!</text:p>
          </table:table-cell>
          <table:table-cell table:formula="of:=0.5*[.KI12]*(([.KI6]-[.KH6])/([.KI1]-[.KH1]))^2" office:value-type="string" office:string-value="" calcext:value-type="error">
            <text:p>#DIV/0!</text:p>
          </table:table-cell>
          <table:table-cell table:formula="of:=0.5*[.KJ12]*(([.KJ6]-[.KI6])/([.KJ1]-[.KI1]))^2" office:value-type="string" office:string-value="" calcext:value-type="error">
            <text:p>#DIV/0!</text:p>
          </table:table-cell>
          <table:table-cell table:formula="of:=0.5*[.KK12]*(([.KK6]-[.KJ6])/([.KK1]-[.KJ1]))^2" office:value-type="string" office:string-value="" calcext:value-type="error">
            <text:p>#DIV/0!</text:p>
          </table:table-cell>
          <table:table-cell table:formula="of:=0.5*[.KL12]*(([.KL6]-[.KK6])/([.KL1]-[.KK1]))^2" office:value-type="string" office:string-value="" calcext:value-type="error">
            <text:p>#DIV/0!</text:p>
          </table:table-cell>
          <table:table-cell table:formula="of:=0.5*[.KM12]*(([.KM6]-[.KL6])/([.KM1]-[.KL1]))^2" office:value-type="string" office:string-value="" calcext:value-type="error">
            <text:p>#DIV/0!</text:p>
          </table:table-cell>
          <table:table-cell table:formula="of:=0.5*[.KN12]*(([.KN6]-[.KM6])/([.KN1]-[.KM1]))^2" office:value-type="string" office:string-value="" calcext:value-type="error">
            <text:p>#DIV/0!</text:p>
          </table:table-cell>
          <table:table-cell table:formula="of:=0.5*[.KO12]*(([.KO6]-[.KN6])/([.KO1]-[.KN1]))^2" office:value-type="string" office:string-value="" calcext:value-type="error">
            <text:p>#DIV/0!</text:p>
          </table:table-cell>
          <table:table-cell table:formula="of:=0.5*[.KP12]*(([.KP6]-[.KO6])/([.KP1]-[.KO1]))^2" office:value-type="string" office:string-value="" calcext:value-type="error">
            <text:p>#DIV/0!</text:p>
          </table:table-cell>
          <table:table-cell table:formula="of:=0.5*[.KQ12]*(([.KQ6]-[.KP6])/([.KQ1]-[.KP1]))^2" office:value-type="string" office:string-value="" calcext:value-type="error">
            <text:p>#DIV/0!</text:p>
          </table:table-cell>
          <table:table-cell table:formula="of:=0.5*[.KR12]*(([.KR6]-[.KQ6])/([.KR1]-[.KQ1]))^2" office:value-type="string" office:string-value="" calcext:value-type="error">
            <text:p>#DIV/0!</text:p>
          </table:table-cell>
          <table:table-cell table:formula="of:=0.5*[.KS12]*(([.KS6]-[.KR6])/([.KS1]-[.KR1]))^2" office:value-type="string" office:string-value="" calcext:value-type="error">
            <text:p>#DIV/0!</text:p>
          </table:table-cell>
          <table:table-cell table:formula="of:=0.5*[.KT12]*(([.KT6]-[.KS6])/([.KT1]-[.KS1]))^2" office:value-type="string" office:string-value="" calcext:value-type="error">
            <text:p>#DIV/0!</text:p>
          </table:table-cell>
          <table:table-cell table:formula="of:=0.5*[.KU12]*(([.KU6]-[.KT6])/([.KU1]-[.KT1]))^2" office:value-type="string" office:string-value="" calcext:value-type="error">
            <text:p>#DIV/0!</text:p>
          </table:table-cell>
          <table:table-cell table:formula="of:=0.5*[.KV12]*(([.KV6]-[.KU6])/([.KV1]-[.KU1]))^2" office:value-type="string" office:string-value="" calcext:value-type="error">
            <text:p>#DIV/0!</text:p>
          </table:table-cell>
          <table:table-cell table:formula="of:=0.5*[.KW12]*(([.KW6]-[.KV6])/([.KW1]-[.KV1]))^2" office:value-type="string" office:string-value="" calcext:value-type="error">
            <text:p>#DIV/0!</text:p>
          </table:table-cell>
          <table:table-cell table:formula="of:=0.5*[.KX12]*(([.KX6]-[.KW6])/([.KX1]-[.KW1]))^2" office:value-type="string" office:string-value="" calcext:value-type="error">
            <text:p>#DIV/0!</text:p>
          </table:table-cell>
          <table:table-cell table:formula="of:=0.5*[.KY12]*(([.KY6]-[.KX6])/([.KY1]-[.KX1]))^2" office:value-type="string" office:string-value="" calcext:value-type="error">
            <text:p>#DIV/0!</text:p>
          </table:table-cell>
          <table:table-cell table:formula="of:=0.5*[.KZ12]*(([.KZ6]-[.KY6])/([.KZ1]-[.KY1]))^2" office:value-type="string" office:string-value="" calcext:value-type="error">
            <text:p>#DIV/0!</text:p>
          </table:table-cell>
          <table:table-cell table:formula="of:=0.5*[.LA12]*(([.LA6]-[.KZ6])/([.LA1]-[.KZ1]))^2" office:value-type="string" office:string-value="" calcext:value-type="error">
            <text:p>#DIV/0!</text:p>
          </table:table-cell>
          <table:table-cell table:formula="of:=0.5*[.LB12]*(([.LB6]-[.LA6])/([.LB1]-[.LA1]))^2" office:value-type="string" office:string-value="" calcext:value-type="error">
            <text:p>#DIV/0!</text:p>
          </table:table-cell>
          <table:table-cell table:formula="of:=0.5*[.LC12]*(([.LC6]-[.LB6])/([.LC1]-[.LB1]))^2" office:value-type="string" office:string-value="" calcext:value-type="error">
            <text:p>#DIV/0!</text:p>
          </table:table-cell>
          <table:table-cell table:formula="of:=0.5*[.LD12]*(([.LD6]-[.LC6])/([.LD1]-[.LC1]))^2" office:value-type="string" office:string-value="" calcext:value-type="error">
            <text:p>#DIV/0!</text:p>
          </table:table-cell>
          <table:table-cell table:formula="of:=0.5*[.LE12]*(([.LE6]-[.LD6])/([.LE1]-[.LD1]))^2" office:value-type="string" office:string-value="" calcext:value-type="error">
            <text:p>#DIV/0!</text:p>
          </table:table-cell>
          <table:table-cell table:formula="of:=0.5*[.LF12]*(([.LF6]-[.LE6])/([.LF1]-[.LE1]))^2" office:value-type="string" office:string-value="" calcext:value-type="error">
            <text:p>#DIV/0!</text:p>
          </table:table-cell>
          <table:table-cell table:formula="of:=0.5*[.LG12]*(([.LG6]-[.LF6])/([.LG1]-[.LF1]))^2" office:value-type="string" office:string-value="" calcext:value-type="error">
            <text:p>#DIV/0!</text:p>
          </table:table-cell>
          <table:table-cell table:formula="of:=0.5*[.LH12]*(([.LH6]-[.LG6])/([.LH1]-[.LG1]))^2" office:value-type="string" office:string-value="" calcext:value-type="error">
            <text:p>#DIV/0!</text:p>
          </table:table-cell>
          <table:table-cell table:formula="of:=0.5*[.LI12]*(([.LI6]-[.LH6])/([.LI1]-[.LH1]))^2" office:value-type="string" office:string-value="" calcext:value-type="error">
            <text:p>#DIV/0!</text:p>
          </table:table-cell>
          <table:table-cell table:formula="of:=0.5*[.LJ12]*(([.LJ6]-[.LI6])/([.LJ1]-[.LI1]))^2" office:value-type="string" office:string-value="" calcext:value-type="error">
            <text:p>#DIV/0!</text:p>
          </table:table-cell>
          <table:table-cell table:formula="of:=0.5*[.LK12]*(([.LK6]-[.LJ6])/([.LK1]-[.LJ1]))^2" office:value-type="string" office:string-value="" calcext:value-type="error">
            <text:p>#DIV/0!</text:p>
          </table:table-cell>
          <table:table-cell table:formula="of:=0.5*[.LL12]*(([.LL6]-[.LK6])/([.LL1]-[.LK1]))^2" office:value-type="string" office:string-value="" calcext:value-type="error">
            <text:p>#DIV/0!</text:p>
          </table:table-cell>
          <table:table-cell table:formula="of:=0.5*[.LM12]*(([.LM6]-[.LL6])/([.LM1]-[.LL1]))^2" office:value-type="string" office:string-value="" calcext:value-type="error">
            <text:p>#DIV/0!</text:p>
          </table:table-cell>
          <table:table-cell table:formula="of:=0.5*[.LN12]*(([.LN6]-[.LM6])/([.LN1]-[.LM1]))^2" office:value-type="string" office:string-value="" calcext:value-type="error">
            <text:p>#DIV/0!</text:p>
          </table:table-cell>
          <table:table-cell table:formula="of:=0.5*[.LO12]*(([.LO6]-[.LN6])/([.LO1]-[.LN1]))^2" office:value-type="string" office:string-value="" calcext:value-type="error">
            <text:p>#DIV/0!</text:p>
          </table:table-cell>
          <table:table-cell table:formula="of:=0.5*[.LP12]*(([.LP6]-[.LO6])/([.LP1]-[.LO1]))^2" office:value-type="string" office:string-value="" calcext:value-type="error">
            <text:p>#DIV/0!</text:p>
          </table:table-cell>
          <table:table-cell table:formula="of:=0.5*[.LQ12]*(([.LQ6]-[.LP6])/([.LQ1]-[.LP1]))^2" office:value-type="string" office:string-value="" calcext:value-type="error">
            <text:p>#DIV/0!</text:p>
          </table:table-cell>
          <table:table-cell table:formula="of:=0.5*[.LR12]*(([.LR6]-[.LQ6])/([.LR1]-[.LQ1]))^2" office:value-type="string" office:string-value="" calcext:value-type="error">
            <text:p>#DIV/0!</text:p>
          </table:table-cell>
          <table:table-cell table:formula="of:=0.5*[.LS12]*(([.LS6]-[.LR6])/([.LS1]-[.LR1]))^2" office:value-type="string" office:string-value="" calcext:value-type="error">
            <text:p>#DIV/0!</text:p>
          </table:table-cell>
          <table:table-cell table:formula="of:=0.5*[.LT12]*(([.LT6]-[.LS6])/([.LT1]-[.LS1]))^2" office:value-type="string" office:string-value="" calcext:value-type="error">
            <text:p>#DIV/0!</text:p>
          </table:table-cell>
          <table:table-cell table:formula="of:=0.5*[.LU12]*(([.LU6]-[.LT6])/([.LU1]-[.LT1]))^2" office:value-type="string" office:string-value="" calcext:value-type="error">
            <text:p>#DIV/0!</text:p>
          </table:table-cell>
          <table:table-cell table:formula="of:=0.5*[.LV12]*(([.LV6]-[.LU6])/([.LV1]-[.LU1]))^2" office:value-type="string" office:string-value="" calcext:value-type="error">
            <text:p>#DIV/0!</text:p>
          </table:table-cell>
          <table:table-cell table:formula="of:=0.5*[.LW12]*(([.LW6]-[.LV6])/([.LW1]-[.LV1]))^2" office:value-type="string" office:string-value="" calcext:value-type="error">
            <text:p>#DIV/0!</text:p>
          </table:table-cell>
          <table:table-cell table:formula="of:=0.5*[.LX12]*(([.LX6]-[.LW6])/([.LX1]-[.LW1]))^2" office:value-type="string" office:string-value="" calcext:value-type="error">
            <text:p>#DIV/0!</text:p>
          </table:table-cell>
          <table:table-cell table:formula="of:=0.5*[.LY12]*(([.LY6]-[.LX6])/([.LY1]-[.LX1]))^2" office:value-type="string" office:string-value="" calcext:value-type="error">
            <text:p>#DIV/0!</text:p>
          </table:table-cell>
          <table:table-cell table:formula="of:=0.5*[.LZ12]*(([.LZ6]-[.LY6])/([.LZ1]-[.LY1]))^2" office:value-type="string" office:string-value="" calcext:value-type="error">
            <text:p>#DIV/0!</text:p>
          </table:table-cell>
          <table:table-cell table:formula="of:=0.5*[.MA12]*(([.MA6]-[.LZ6])/([.MA1]-[.LZ1]))^2" office:value-type="string" office:string-value="" calcext:value-type="error">
            <text:p>#DIV/0!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GQ13])" office:value-type="float" office:value="2.1909792126214" calcext:value-type="float">
            <text:p>2.1909792126214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GQ14])" office:value-type="float" office:value="0.56464472536899" calcext:value-type="float">
            <text:p>0.56464472536899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2.75562393799039" calcext:value-type="float">
            <text:p>2.75562393799039</text:p>
          </table:table-cell>
          <table:table-cell table:formula="of:=[.B17]+[.C9]" office:value-type="float" office:value="8.39584942524983" calcext:value-type="float">
            <text:p>8.39584942524983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6:52:54.243439243</dc:date>
    <meta:editing-duration>PT28S</meta:editing-duration>
    <meta:editing-cycles>1</meta:editing-cycles>
    <meta:document-statistic meta:table-count="1" meta:cell-count="4132" meta:object-count="0"/>
    <meta:generator>LibreOffice/6.4.7.2$Linux_X86_64 LibreOffice_project/40$Build-2</meta:generator>
  </office:meta>
</office:document-meta>
</file>